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/*!</text:p>
      <text:p text:style-name="Standard"><text:s/>* Bootstrap v3.3.7 (http://getbootstrap.com)</text:p>
      <text:p text:style-name="Standard"><text:s/>* Copyright 2011-2016 Twitter, Inc.</text:p>
      <text:p text:style-name="Standard"><text:s/>* Licensed under MIT (https://github.com/twbs/bootstrap/blob/master/LICENSE)</text:p>
      <text:p text:style-name="Standard"><text:s/>*/</text:p>
      <text:p text:style-name="Standard">/*! normalize.css v3.0.3 | MIT License | github.com/necolas/normalize.css */</text:p>
      <text:p text:style-name="Standard">html {</text:p>
      <text:p text:style-name="Standard"><text:s text:c="2"/>font-family: sans-serif;</text:p>
      <text:p text:style-name="Standard"><text:s text:c="2"/>-ms-text-size-adjust: 100%;</text:p>
      <text:p text:style-name="Standard"><text:s text:c="2"/>-webkit-text-size-adjust: 100%;</text:p>
      <text:p text:style-name="Standard">}</text:p>
      <text:p text:style-name="Standard">body {</text:p>
      <text:p text:style-name="Standard"><text:s text:c="2"/>margin: 0;</text:p>
      <text:p text:style-name="Standard">}</text:p>
      <text:p text:style-name="Standard">article,</text:p>
      <text:p text:style-name="Standard">aside,</text:p>
      <text:p text:style-name="Standard">details,</text:p>
      <text:p text:style-name="Standard">figcaption,</text:p>
      <text:p text:style-name="Standard">figure,</text:p>
      <text:p text:style-name="Standard">footer,</text:p>
      <text:p text:style-name="Standard">header,</text:p>
      <text:p text:style-name="Standard">hgroup,</text:p>
      <text:p text:style-name="Standard">main,</text:p>
      <text:p text:style-name="Standard">menu,</text:p>
      <text:p text:style-name="Standard">nav,</text:p>
      <text:p text:style-name="Standard">section,</text:p>
      <text:p text:style-name="Standard">summary {</text:p>
      <text:p text:style-name="Standard"><text:s text:c="2"/>display: block;</text:p>
      <text:p text:style-name="Standard">}</text:p>
      <text:p text:style-name="Standard">audio,</text:p>
      <text:p text:style-name="Standard">canvas,</text:p>
      <text:p text:style-name="Standard">progress,</text:p>
      <text:p text:style-name="Standard">video {</text:p>
      <text:p text:style-name="Standard"><text:s text:c="2"/>display: inline-block;</text:p>
      <text:p text:style-name="Standard"><text:s text:c="2"/>vertical-align: baseline;</text:p>
      <text:p text:style-name="Standard">}</text:p>
      <text:p text:style-name="Standard">audio:not([controls]) {</text:p>
      <text:p text:style-name="Standard"><text:s text:c="2"/>display: none;</text:p>
      <text:p text:style-name="Standard"><text:s text:c="2"/>height: 0;</text:p>
      <text:p text:style-name="Standard">}</text:p>
      <text:p text:style-name="Standard">[hidden],</text:p>
      <text:p text:style-name="Standard">template {</text:p>
      <text:p text:style-name="Standard"><text:s text:c="2"/>display: none;</text:p>
      <text:p text:style-name="Standard">}</text:p>
      <text:p text:style-name="Standard">a {</text:p>
      <text:p text:style-name="Standard"><text:s text:c="2"/>background-color: transparent;</text:p>
      <text:p text:style-name="Standard">}</text:p>
      <text:p text:style-name="Standard">a:active,</text:p>
      <text:p text:style-name="Standard">a:hover {</text:p>
      <text:p text:style-name="Standard"><text:s text:c="2"/>outline: 0;</text:p>
      <text:p text:style-name="Standard">}</text:p>
      <text:p text:style-name="Standard">abbr[title] {</text:p>
      <text:p text:style-name="Standard"><text:soft-page-break/><text:s text:c="2"/>border-bottom: 1px dotted;</text:p>
      <text:p text:style-name="Standard">}</text:p>
      <text:p text:style-name="Standard">b,</text:p>
      <text:p text:style-name="Standard">strong {</text:p>
      <text:p text:style-name="Standard"><text:s text:c="2"/>font-weight: bold;</text:p>
      <text:p text:style-name="Standard">}</text:p>
      <text:p text:style-name="Standard">dfn {</text:p>
      <text:p text:style-name="Standard"><text:s text:c="2"/>font-style: italic;</text:p>
      <text:p text:style-name="Standard">}</text:p>
      <text:p text:style-name="Standard">h1 {</text:p>
      <text:p text:style-name="Standard"><text:s text:c="2"/>font-size: 2em;</text:p>
      <text:p text:style-name="Standard"><text:s text:c="2"/>margin: 0.67em 0;</text:p>
      <text:p text:style-name="Standard">}</text:p>
      <text:p text:style-name="Standard">mark {</text:p>
      <text:p text:style-name="Standard"><text:s text:c="2"/>background: #ff0;</text:p>
      <text:p text:style-name="Standard"><text:s text:c="2"/>color: #000;</text:p>
      <text:p text:style-name="Standard">}</text:p>
      <text:p text:style-name="Standard">small {</text:p>
      <text:p text:style-name="Standard"><text:s text:c="2"/>font-size: 80%;</text:p>
      <text:p text:style-name="Standard">}</text:p>
      <text:p text:style-name="Standard">sub,</text:p>
      <text:p text:style-name="Standard">sup {</text:p>
      <text:p text:style-name="Standard"><text:s text:c="2"/>font-size: 75%;</text:p>
      <text:p text:style-name="Standard"><text:s text:c="2"/>line-height: 0;</text:p>
      <text:p text:style-name="Standard"><text:s text:c="2"/>position: relative;</text:p>
      <text:p text:style-name="Standard"><text:s text:c="2"/>vertical-align: baseline;</text:p>
      <text:p text:style-name="Standard">}</text:p>
      <text:p text:style-name="Standard">sup {</text:p>
      <text:p text:style-name="Standard"><text:s text:c="2"/>top: -0.5em;</text:p>
      <text:p text:style-name="Standard">}</text:p>
      <text:p text:style-name="Standard">sub {</text:p>
      <text:p text:style-name="Standard"><text:s text:c="2"/>bottom: -0.25em;</text:p>
      <text:p text:style-name="Standard">}</text:p>
      <text:p text:style-name="Standard">img {</text:p>
      <text:p text:style-name="Standard"><text:s text:c="2"/>border: 0;</text:p>
      <text:p text:style-name="Standard">}</text:p>
      <text:p text:style-name="Standard">svg:not(:root) {</text:p>
      <text:p text:style-name="Standard"><text:s text:c="2"/>overflow: hidden;</text:p>
      <text:p text:style-name="Standard">}</text:p>
      <text:p text:style-name="Standard">figure {</text:p>
      <text:p text:style-name="Standard"><text:s text:c="2"/>margin: 1em 40px;</text:p>
      <text:p text:style-name="Standard">}</text:p>
      <text:p text:style-name="Standard">hr {</text:p>
      <text:p text:style-name="Standard"><text:s text:c="2"/>box-sizing: content-box;</text:p>
      <text:p text:style-name="Standard"><text:s text:c="2"/>height: 0;</text:p>
      <text:p text:style-name="Standard">}</text:p>
      <text:p text:style-name="Standard">pre {</text:p>
      <text:p text:style-name="Standard"><text:s text:c="2"/>overflow: auto;</text:p>
      <text:p text:style-name="Standard">}</text:p>
      <text:p text:style-name="Standard">code,</text:p>
      <text:p text:style-name="Standard">kbd,</text:p>
      <text:p text:style-name="Standard">pre,</text:p>
      <text:p text:style-name="Standard"><text:soft-page-break/>samp {</text:p>
      <text:p text:style-name="Standard"><text:s text:c="2"/>font-family: monospace, monospace;</text:p>
      <text:p text:style-name="Standard"><text:s text:c="2"/>font-size: 1em;</text:p>
      <text:p text:style-name="Standard">}</text:p>
      <text:p text:style-name="Standard">button,</text:p>
      <text:p text:style-name="Standard">input,</text:p>
      <text:p text:style-name="Standard">optgroup,</text:p>
      <text:p text:style-name="Standard">select,</text:p>
      <text:p text:style-name="Standard">textarea {</text:p>
      <text:p text:style-name="Standard"><text:s text:c="2"/>color: inherit;</text:p>
      <text:p text:style-name="Standard"><text:s text:c="2"/>font: inherit;</text:p>
      <text:p text:style-name="Standard"><text:s text:c="2"/>margin: 0;</text:p>
      <text:p text:style-name="Standard">}</text:p>
      <text:p text:style-name="Standard">button {</text:p>
      <text:p text:style-name="Standard"><text:s text:c="2"/>overflow: visible;</text:p>
      <text:p text:style-name="Standard">}</text:p>
      <text:p text:style-name="Standard">button,</text:p>
      <text:p text:style-name="Standard">select {</text:p>
      <text:p text:style-name="Standard"><text:s text:c="2"/>text-transform: none;</text:p>
      <text:p text:style-name="Standard">}</text:p>
      <text:p text:style-name="Standard">button,</text:p>
      <text:p text:style-name="Standard">html input[type="button"],</text:p>
      <text:p text:style-name="Standard">input[type="reset"],</text:p>
      <text:p text:style-name="Standard">input[type="submit"] {</text:p>
      <text:p text:style-name="Standard"><text:s text:c="2"/>-webkit-appearance: button;</text:p>
      <text:p text:style-name="Standard"><text:s text:c="2"/>cursor: pointer;</text:p>
      <text:p text:style-name="Standard">}</text:p>
      <text:p text:style-name="Standard">button[disabled],</text:p>
      <text:p text:style-name="Standard">html input[disabled] {</text:p>
      <text:p text:style-name="Standard"><text:s text:c="2"/>cursor: default;</text:p>
      <text:p text:style-name="Standard">}</text:p>
      <text:p text:style-name="Standard">button::-moz-focus-inner,</text:p>
      <text:p text:style-name="Standard">input::-moz-focus-inner {</text:p>
      <text:p text:style-name="Standard"><text:s text:c="2"/>border: 0;</text:p>
      <text:p text:style-name="Standard"><text:s text:c="2"/>padding: 0;</text:p>
      <text:p text:style-name="Standard">}</text:p>
      <text:p text:style-name="Standard">input {</text:p>
      <text:p text:style-name="Standard"><text:s text:c="2"/>line-height: normal;</text:p>
      <text:p text:style-name="Standard">}</text:p>
      <text:p text:style-name="Standard">input[type="checkbox"],</text:p>
      <text:p text:style-name="Standard">input[type="radio"] {</text:p>
      <text:p text:style-name="Standard"><text:s text:c="2"/>box-sizing: border-box;</text:p>
      <text:p text:style-name="Standard"><text:s text:c="2"/>padding: 0;</text:p>
      <text:p text:style-name="Standard">}</text:p>
      <text:p text:style-name="Standard">input[type="number"]::-webkit-inner-spin-button,</text:p>
      <text:p text:style-name="Standard">input[type="number"]::-webkit-outer-spin-button {</text:p>
      <text:p text:style-name="Standard"><text:s text:c="2"/>height: auto;</text:p>
      <text:p text:style-name="Standard">}</text:p>
      <text:p text:style-name="Standard">input[type="search"] {</text:p>
      <text:p text:style-name="Standard"><text:s text:c="2"/>-webkit-appearance: textfield;</text:p>
      <text:p text:style-name="Standard"><text:s text:c="2"/>box-sizing: content-box;</text:p>
      <text:p text:style-name="Standard">}</text:p>
      <text:p text:style-name="Standard"><text:soft-page-break/>input[type="search"]::-webkit-search-cancel-button,</text:p>
      <text:p text:style-name="Standard">input[type="search"]::-webkit-search-decoration {</text:p>
      <text:p text:style-name="Standard"><text:s text:c="2"/>-webkit-appearance: none;</text:p>
      <text:p text:style-name="Standard">}</text:p>
      <text:p text:style-name="Standard">fieldset {</text:p>
      <text:p text:style-name="Standard"><text:s text:c="2"/>border: 1px solid #c0c0c0;</text:p>
      <text:p text:style-name="Standard"><text:s text:c="2"/>margin: 0 2px;</text:p>
      <text:p text:style-name="Standard"><text:s text:c="2"/>padding: 0.35em 0.625em 0.75em;</text:p>
      <text:p text:style-name="Standard">}</text:p>
      <text:p text:style-name="Standard">legend {</text:p>
      <text:p text:style-name="Standard"><text:s text:c="2"/>border: 0;</text:p>
      <text:p text:style-name="Standard"><text:s text:c="2"/>padding: 0;</text:p>
      <text:p text:style-name="Standard">}</text:p>
      <text:p text:style-name="Standard">textarea {</text:p>
      <text:p text:style-name="Standard"><text:s text:c="2"/>overflow: auto;</text:p>
      <text:p text:style-name="Standard">}</text:p>
      <text:p text:style-name="Standard">optgroup {</text:p>
      <text:p text:style-name="Standard"><text:s text:c="2"/>font-weight: bold;</text:p>
      <text:p text:style-name="Standard">}</text:p>
      <text:p text:style-name="Standard">table {</text:p>
      <text:p text:style-name="Standard"><text:s text:c="2"/>border-collapse: collapse;</text:p>
      <text:p text:style-name="Standard"><text:s text:c="2"/>border-spacing: 0;</text:p>
      <text:p text:style-name="Standard">}</text:p>
      <text:p text:style-name="Standard">td,</text:p>
      <text:p text:style-name="Standard">th {</text:p>
      <text:p text:style-name="Standard"><text:s text:c="2"/>padding: 0;</text:p>
      <text:p text:style-name="Standard">}</text:p>
      <text:p text:style-name="Standard">/*! Source: https://github.com/h5bp/html5-boilerplate/blob/master/src/css/main.css */</text:p>
      <text:p text:style-name="Standard">@media print {</text:p>
      <text:p text:style-name="Standard"><text:s text:c="2"/>*,</text:p>
      <text:p text:style-name="Standard"><text:s text:c="2"/>*:before,</text:p>
      <text:p text:style-name="Standard"><text:s text:c="2"/>*:after {</text:p>
      <text:p text:style-name="Standard"><text:s text:c="4"/>background: transparent !important;</text:p>
      <text:p text:style-name="Standard"><text:s text:c="4"/>color: #000 !important;</text:p>
      <text:p text:style-name="Standard"><text:s text:c="4"/>box-shadow: none !important;</text:p>
      <text:p text:style-name="Standard"><text:s text:c="4"/>text-shadow: none !important;</text:p>
      <text:p text:style-name="Standard"><text:s text:c="2"/>}</text:p>
      <text:p text:style-name="Standard"><text:s text:c="2"/>a,</text:p>
      <text:p text:style-name="Standard"><text:s text:c="2"/>a:visited {</text:p>
      <text:p text:style-name="Standard"><text:s text:c="4"/>text-decoration: underline;</text:p>
      <text:p text:style-name="Standard"><text:s text:c="2"/>}</text:p>
      <text:p text:style-name="Standard"><text:s text:c="2"/>a[href]:after {</text:p>
      <text:p text:style-name="Standard"><text:s text:c="4"/>content: " (" attr(href) ")";</text:p>
      <text:p text:style-name="Standard"><text:s text:c="2"/>}</text:p>
      <text:p text:style-name="Standard"><text:s text:c="2"/>abbr[title]:after {</text:p>
      <text:p text:style-name="Standard"><text:s text:c="4"/>content: " (" attr(title) ")";</text:p>
      <text:p text:style-name="Standard"><text:s text:c="2"/>}</text:p>
      <text:p text:style-name="Standard"><text:s text:c="2"/>a[href^="#"]:after,</text:p>
      <text:p text:style-name="Standard"><text:s text:c="2"/>a[href^="javascript:"]:after {</text:p>
      <text:p text:style-name="Standard"><text:s text:c="4"/>content: "";</text:p>
      <text:p text:style-name="Standard"><text:s text:c="2"/>}</text:p>
      <text:p text:style-name="Standard"><text:s text:c="2"/>pre,</text:p>
      <text:p text:style-name="Standard"><text:soft-page-break/><text:s text:c="2"/>blockquote {</text:p>
      <text:p text:style-name="Standard"><text:s text:c="4"/>border: 1px solid #999;</text:p>
      <text:p text:style-name="Standard"><text:s text:c="4"/>page-break-inside: avoid;</text:p>
      <text:p text:style-name="Standard"><text:s text:c="2"/>}</text:p>
      <text:p text:style-name="Standard"><text:s text:c="2"/>thead {</text:p>
      <text:p text:style-name="Standard"><text:s text:c="4"/>display: table-header-group;</text:p>
      <text:p text:style-name="Standard"><text:s text:c="2"/>}</text:p>
      <text:p text:style-name="Standard"><text:s text:c="2"/>tr,</text:p>
      <text:p text:style-name="Standard"><text:s text:c="2"/>img {</text:p>
      <text:p text:style-name="Standard"><text:s text:c="4"/>page-break-inside: avoid;</text:p>
      <text:p text:style-name="Standard"><text:s text:c="2"/>}</text:p>
      <text:p text:style-name="Standard"><text:s text:c="2"/>img {</text:p>
      <text:p text:style-name="Standard"><text:s text:c="4"/>max-width: 100% !important;</text:p>
      <text:p text:style-name="Standard"><text:s text:c="2"/>}</text:p>
      <text:p text:style-name="Standard"><text:s text:c="2"/>p,</text:p>
      <text:p text:style-name="Standard"><text:s text:c="2"/>h2,</text:p>
      <text:p text:style-name="Standard"><text:s text:c="2"/>h3 {</text:p>
      <text:p text:style-name="Standard"><text:s text:c="4"/>orphans: 3;</text:p>
      <text:p text:style-name="Standard"><text:s text:c="4"/>widows: 3;</text:p>
      <text:p text:style-name="Standard"><text:s text:c="2"/>}</text:p>
      <text:p text:style-name="Standard"><text:s text:c="2"/>h2,</text:p>
      <text:p text:style-name="Standard"><text:s text:c="2"/>h3 {</text:p>
      <text:p text:style-name="Standard"><text:s text:c="4"/>page-break-after: avoid;</text:p>
      <text:p text:style-name="Standard"><text:s text:c="2"/>}</text:p>
      <text:p text:style-name="Standard"><text:s text:c="2"/>.navbar {</text:p>
      <text:p text:style-name="Standard"><text:s text:c="4"/>display: none;</text:p>
      <text:p text:style-name="Standard"><text:s text:c="2"/>}</text:p>
      <text:p text:style-name="Standard"><text:s text:c="2"/>.btn &gt; .caret,</text:p>
      <text:p text:style-name="Standard"><text:s text:c="2"/>.dropup &gt; .btn &gt; .caret {</text:p>
      <text:p text:style-name="Standard"><text:s text:c="4"/>border-top-color: #000 !important;</text:p>
      <text:p text:style-name="Standard"><text:s text:c="2"/>}</text:p>
      <text:p text:style-name="Standard"><text:s text:c="2"/>.label {</text:p>
      <text:p text:style-name="Standard"><text:s text:c="4"/>border: 1px solid #000;</text:p>
      <text:p text:style-name="Standard"><text:s text:c="2"/>}</text:p>
      <text:p text:style-name="Standard"><text:s text:c="2"/>.table {</text:p>
      <text:p text:style-name="Standard"><text:s text:c="4"/>border-collapse: collapse !important;</text:p>
      <text:p text:style-name="Standard"><text:s text:c="2"/>}</text:p>
      <text:p text:style-name="Standard"><text:s text:c="2"/>.table td,</text:p>
      <text:p text:style-name="Standard"><text:s text:c="2"/>.table th {</text:p>
      <text:p text:style-name="Standard"><text:s text:c="4"/>background-color: #fff !important;</text:p>
      <text:p text:style-name="Standard"><text:s text:c="2"/>}</text:p>
      <text:p text:style-name="Standard"><text:s text:c="2"/>.table-bordered th,</text:p>
      <text:p text:style-name="Standard"><text:s text:c="2"/>.table-bordered td {</text:p>
      <text:p text:style-name="Standard"><text:s text:c="4"/>border: 1px solid #ddd !important;</text:p>
      <text:p text:style-name="Standard"><text:s text:c="2"/>}</text:p>
      <text:p text:style-name="Standard">}</text:p>
      <text:p text:style-name="Standard">@font-face {</text:p>
      <text:p text:style-name="Standard"><text:s text:c="2"/>font-family: 'Glyphicons Halflings';</text:p>
      <text:p text:style-name="Standard"><text:s text:c="2"/>src: url('../fonts/glyphicons-halflings-regular.eot');</text:p>
      <text:p text:style-name="Standard"><text:s text:c="2"/>src: url('../fonts/glyphicons-halflings-regular.eot?#iefix') format('embedded-opentype'), url('../fonts/glyphicons-halflings-regular.woff2') format('woff2'), url('../fonts/glyphicons-halflings-<text:soft-page-break/>regular.woff') format('woff'), url('../fonts/glyphicons-halflings-regular.ttf') format('truetype'), url('../fonts/glyphicons-halflings-regular.svg#glyphicons_halflingsregular') format('svg');</text:p>
      <text:p text:style-name="Standard">}</text:p>
      <text:p text:style-name="Standard">.glyphicon {</text:p>
      <text:p text:style-name="Standard"><text:s text:c="2"/>position: relative;</text:p>
      <text:p text:style-name="Standard"><text:s text:c="2"/>top: 1px;</text:p>
      <text:p text:style-name="Standard"><text:s text:c="2"/>display: inline-block;</text:p>
      <text:p text:style-name="Standard"><text:s text:c="2"/>font-family: 'Glyphicons Halflings';</text:p>
      <text:p text:style-name="Standard"><text:s text:c="2"/>font-style: normal;</text:p>
      <text:p text:style-name="Standard"><text:s text:c="2"/>font-weight: normal;</text:p>
      <text:p text:style-name="Standard"><text:s text:c="2"/>line-height: 1;</text:p>
      <text:p text:style-name="Standard"><text:s text:c="2"/>-webkit-font-smoothing: antialiased;</text:p>
      <text:p text:style-name="Standard"><text:s text:c="2"/>-moz-osx-font-smoothing: grayscale;</text:p>
      <text:p text:style-name="Standard">}</text:p>
      <text:p text:style-name="Standard">.glyphicon-asterisk:before {</text:p>
      <text:p text:style-name="Standard"><text:s text:c="2"/>content: "\002a";</text:p>
      <text:p text:style-name="Standard">}</text:p>
      <text:p text:style-name="Standard">.glyphicon-plus:before {</text:p>
      <text:p text:style-name="Standard"><text:s text:c="2"/>content: "\002b";</text:p>
      <text:p text:style-name="Standard">}</text:p>
      <text:p text:style-name="Standard">.glyphicon-euro:before,</text:p>
      <text:p text:style-name="Standard">.glyphicon-eur:before {</text:p>
      <text:p text:style-name="Standard"><text:s text:c="2"/>content: "\20ac";</text:p>
      <text:p text:style-name="Standard">}</text:p>
      <text:p text:style-name="Standard">.glyphicon-minus:before {</text:p>
      <text:p text:style-name="Standard"><text:s text:c="2"/>content: "\2212";</text:p>
      <text:p text:style-name="Standard">}</text:p>
      <text:p text:style-name="Standard">.glyphicon-cloud:before {</text:p>
      <text:p text:style-name="Standard"><text:s text:c="2"/>content: "\2601";</text:p>
      <text:p text:style-name="Standard">}</text:p>
      <text:p text:style-name="Standard">.glyphicon-envelope:before {</text:p>
      <text:p text:style-name="Standard"><text:s text:c="2"/>content: "\2709";</text:p>
      <text:p text:style-name="Standard">}</text:p>
      <text:p text:style-name="Standard">.glyphicon-pencil:before {</text:p>
      <text:p text:style-name="Standard"><text:s text:c="2"/>content: "\270f";</text:p>
      <text:p text:style-name="Standard">}</text:p>
      <text:p text:style-name="Standard">.glyphicon-glass:before {</text:p>
      <text:p text:style-name="Standard"><text:s text:c="2"/>content: "\e001";</text:p>
      <text:p text:style-name="Standard">}</text:p>
      <text:p text:style-name="Standard">.glyphicon-music:before {</text:p>
      <text:p text:style-name="Standard"><text:s text:c="2"/>content: "\e002";</text:p>
      <text:p text:style-name="Standard">}</text:p>
      <text:p text:style-name="Standard">.glyphicon-search:before {</text:p>
      <text:p text:style-name="Standard"><text:s text:c="2"/>content: "\e003";</text:p>
      <text:p text:style-name="Standard">}</text:p>
      <text:p text:style-name="Standard">.glyphicon-heart:before {</text:p>
      <text:p text:style-name="Standard"><text:s text:c="2"/>content: "\e005";</text:p>
      <text:p text:style-name="Standard">}</text:p>
      <text:p text:style-name="Standard">.glyphicon-star:before {</text:p>
      <text:p text:style-name="Standard"><text:s text:c="2"/>content: "\e006";</text:p>
      <text:p text:style-name="Standard">}</text:p>
      <text:p text:style-name="Standard">.glyphicon-star-empty:before {</text:p>
      <text:p text:style-name="Standard"><text:soft-page-break/><text:s text:c="2"/>content: "\e007";</text:p>
      <text:p text:style-name="Standard">}</text:p>
      <text:p text:style-name="Standard">.glyphicon-user:before {</text:p>
      <text:p text:style-name="Standard"><text:s text:c="2"/>content: "\e008";</text:p>
      <text:p text:style-name="Standard">}</text:p>
      <text:p text:style-name="Standard">.glyphicon-film:before {</text:p>
      <text:p text:style-name="Standard"><text:s text:c="2"/>content: "\e009";</text:p>
      <text:p text:style-name="Standard">}</text:p>
      <text:p text:style-name="Standard">.glyphicon-th-large:before {</text:p>
      <text:p text:style-name="Standard"><text:s text:c="2"/>content: "\e010";</text:p>
      <text:p text:style-name="Standard">}</text:p>
      <text:p text:style-name="Standard">.glyphicon-th:before {</text:p>
      <text:p text:style-name="Standard"><text:s text:c="2"/>content: "\e011";</text:p>
      <text:p text:style-name="Standard">}</text:p>
      <text:p text:style-name="Standard">.glyphicon-th-list:before {</text:p>
      <text:p text:style-name="Standard"><text:s text:c="2"/>content: "\e012";</text:p>
      <text:p text:style-name="Standard">}</text:p>
      <text:p text:style-name="Standard">.glyphicon-ok:before {</text:p>
      <text:p text:style-name="Standard"><text:s text:c="2"/>content: "\e013";</text:p>
      <text:p text:style-name="Standard">}</text:p>
      <text:p text:style-name="Standard">.glyphicon-remove:before {</text:p>
      <text:p text:style-name="Standard"><text:s text:c="2"/>content: "\e014";</text:p>
      <text:p text:style-name="Standard">}</text:p>
      <text:p text:style-name="Standard">.glyphicon-zoom-in:before {</text:p>
      <text:p text:style-name="Standard"><text:s text:c="2"/>content: "\e015";</text:p>
      <text:p text:style-name="Standard">}</text:p>
      <text:p text:style-name="Standard">.glyphicon-zoom-out:before {</text:p>
      <text:p text:style-name="Standard"><text:s text:c="2"/>content: "\e016";</text:p>
      <text:p text:style-name="Standard">}</text:p>
      <text:p text:style-name="Standard">.glyphicon-off:before {</text:p>
      <text:p text:style-name="Standard"><text:s text:c="2"/>content: "\e017";</text:p>
      <text:p text:style-name="Standard">}</text:p>
      <text:p text:style-name="Standard">.glyphicon-signal:before {</text:p>
      <text:p text:style-name="Standard"><text:s text:c="2"/>content: "\e018";</text:p>
      <text:p text:style-name="Standard">}</text:p>
      <text:p text:style-name="Standard">.glyphicon-cog:before {</text:p>
      <text:p text:style-name="Standard"><text:s text:c="2"/>content: "\e019";</text:p>
      <text:p text:style-name="Standard">}</text:p>
      <text:p text:style-name="Standard">.glyphicon-trash:before {</text:p>
      <text:p text:style-name="Standard"><text:s text:c="2"/>content: "\e020";</text:p>
      <text:p text:style-name="Standard">}</text:p>
      <text:p text:style-name="Standard">.glyphicon-home:before {</text:p>
      <text:p text:style-name="Standard"><text:s text:c="2"/>content: "\e021";</text:p>
      <text:p text:style-name="Standard">}</text:p>
      <text:p text:style-name="Standard">.glyphicon-file:before {</text:p>
      <text:p text:style-name="Standard"><text:s text:c="2"/>content: "\e022";</text:p>
      <text:p text:style-name="Standard">}</text:p>
      <text:p text:style-name="Standard">.glyphicon-time:before {</text:p>
      <text:p text:style-name="Standard"><text:s text:c="2"/>content: "\e023";</text:p>
      <text:p text:style-name="Standard">}</text:p>
      <text:p text:style-name="Standard">.glyphicon-road:before {</text:p>
      <text:p text:style-name="Standard"><text:s text:c="2"/>content: "\e024";</text:p>
      <text:p text:style-name="Standard"><text:soft-page-break/>}</text:p>
      <text:p text:style-name="Standard">.glyphicon-download-alt:before {</text:p>
      <text:p text:style-name="Standard"><text:s text:c="2"/>content: "\e025";</text:p>
      <text:p text:style-name="Standard">}</text:p>
      <text:p text:style-name="Standard">.glyphicon-download:before {</text:p>
      <text:p text:style-name="Standard"><text:s text:c="2"/>content: "\e026";</text:p>
      <text:p text:style-name="Standard">}</text:p>
      <text:p text:style-name="Standard">.glyphicon-upload:before {</text:p>
      <text:p text:style-name="Standard"><text:s text:c="2"/>content: "\e027";</text:p>
      <text:p text:style-name="Standard">}</text:p>
      <text:p text:style-name="Standard">.glyphicon-inbox:before {</text:p>
      <text:p text:style-name="Standard"><text:s text:c="2"/>content: "\e028";</text:p>
      <text:p text:style-name="Standard">}</text:p>
      <text:p text:style-name="Standard">.glyphicon-play-circle:before {</text:p>
      <text:p text:style-name="Standard"><text:s text:c="2"/>content: "\e029";</text:p>
      <text:p text:style-name="Standard">}</text:p>
      <text:p text:style-name="Standard">.glyphicon-repeat:before {</text:p>
      <text:p text:style-name="Standard"><text:s text:c="2"/>content: "\e030";</text:p>
      <text:p text:style-name="Standard">}</text:p>
      <text:p text:style-name="Standard">.glyphicon-refresh:before {</text:p>
      <text:p text:style-name="Standard"><text:s text:c="2"/>content: "\e031";</text:p>
      <text:p text:style-name="Standard">}</text:p>
      <text:p text:style-name="Standard">.glyphicon-list-alt:before {</text:p>
      <text:p text:style-name="Standard"><text:s text:c="2"/>content: "\e032";</text:p>
      <text:p text:style-name="Standard">}</text:p>
      <text:p text:style-name="Standard">.glyphicon-lock:before {</text:p>
      <text:p text:style-name="Standard"><text:s text:c="2"/>content: "\e033";</text:p>
      <text:p text:style-name="Standard">}</text:p>
      <text:p text:style-name="Standard">.glyphicon-flag:before {</text:p>
      <text:p text:style-name="Standard"><text:s text:c="2"/>content: "\e034";</text:p>
      <text:p text:style-name="Standard">}</text:p>
      <text:p text:style-name="Standard">.glyphicon-headphones:before {</text:p>
      <text:p text:style-name="Standard"><text:s text:c="2"/>content: "\e035";</text:p>
      <text:p text:style-name="Standard">}</text:p>
      <text:p text:style-name="Standard">.glyphicon-volume-off:before {</text:p>
      <text:p text:style-name="Standard"><text:s text:c="2"/>content: "\e036";</text:p>
      <text:p text:style-name="Standard">}</text:p>
      <text:p text:style-name="Standard">.glyphicon-volume-down:before {</text:p>
      <text:p text:style-name="Standard"><text:s text:c="2"/>content: "\e037";</text:p>
      <text:p text:style-name="Standard">}</text:p>
      <text:p text:style-name="Standard">.glyphicon-volume-up:before {</text:p>
      <text:p text:style-name="Standard"><text:s text:c="2"/>content: "\e038";</text:p>
      <text:p text:style-name="Standard">}</text:p>
      <text:p text:style-name="Standard">.glyphicon-qrcode:before {</text:p>
      <text:p text:style-name="Standard"><text:s text:c="2"/>content: "\e039";</text:p>
      <text:p text:style-name="Standard">}</text:p>
      <text:p text:style-name="Standard">.glyphicon-barcode:before {</text:p>
      <text:p text:style-name="Standard"><text:s text:c="2"/>content: "\e040";</text:p>
      <text:p text:style-name="Standard">}</text:p>
      <text:p text:style-name="Standard">.glyphicon-tag:before {</text:p>
      <text:p text:style-name="Standard"><text:s text:c="2"/>content: "\e041";</text:p>
      <text:p text:style-name="Standard">}</text:p>
      <text:p text:style-name="Standard"><text:soft-page-break/>.glyphicon-tags:before {</text:p>
      <text:p text:style-name="Standard"><text:s text:c="2"/>content: "\e042";</text:p>
      <text:p text:style-name="Standard">}</text:p>
      <text:p text:style-name="Standard">.glyphicon-book:before {</text:p>
      <text:p text:style-name="Standard"><text:s text:c="2"/>content: "\e043";</text:p>
      <text:p text:style-name="Standard">}</text:p>
      <text:p text:style-name="Standard">.glyphicon-bookmark:before {</text:p>
      <text:p text:style-name="Standard"><text:s text:c="2"/>content: "\e044";</text:p>
      <text:p text:style-name="Standard">}</text:p>
      <text:p text:style-name="Standard">.glyphicon-print:before {</text:p>
      <text:p text:style-name="Standard"><text:s text:c="2"/>content: "\e045";</text:p>
      <text:p text:style-name="Standard">}</text:p>
      <text:p text:style-name="Standard">.glyphicon-camera:before {</text:p>
      <text:p text:style-name="Standard"><text:s text:c="2"/>content: "\e046";</text:p>
      <text:p text:style-name="Standard">}</text:p>
      <text:p text:style-name="Standard">.glyphicon-font:before {</text:p>
      <text:p text:style-name="Standard"><text:s text:c="2"/>content: "\e047";</text:p>
      <text:p text:style-name="Standard">}</text:p>
      <text:p text:style-name="Standard">.glyphicon-bold:before {</text:p>
      <text:p text:style-name="Standard"><text:s text:c="2"/>content: "\e048";</text:p>
      <text:p text:style-name="Standard">}</text:p>
      <text:p text:style-name="Standard">.glyphicon-italic:before {</text:p>
      <text:p text:style-name="Standard"><text:s text:c="2"/>content: "\e049";</text:p>
      <text:p text:style-name="Standard">}</text:p>
      <text:p text:style-name="Standard">.glyphicon-text-height:before {</text:p>
      <text:p text:style-name="Standard"><text:s text:c="2"/>content: "\e050";</text:p>
      <text:p text:style-name="Standard">}</text:p>
      <text:p text:style-name="Standard">.glyphicon-text-width:before {</text:p>
      <text:p text:style-name="Standard"><text:s text:c="2"/>content: "\e051";</text:p>
      <text:p text:style-name="Standard">}</text:p>
      <text:p text:style-name="Standard">.glyphicon-align-left:before {</text:p>
      <text:p text:style-name="Standard"><text:s text:c="2"/>content: "\e052";</text:p>
      <text:p text:style-name="Standard">}</text:p>
      <text:p text:style-name="Standard">.glyphicon-align-center:before {</text:p>
      <text:p text:style-name="Standard"><text:s text:c="2"/>content: "\e053";</text:p>
      <text:p text:style-name="Standard">}</text:p>
      <text:p text:style-name="Standard">.glyphicon-align-right:before {</text:p>
      <text:p text:style-name="Standard"><text:s text:c="2"/>content: "\e054";</text:p>
      <text:p text:style-name="Standard">}</text:p>
      <text:p text:style-name="Standard">.glyphicon-align-justify:before {</text:p>
      <text:p text:style-name="Standard"><text:s text:c="2"/>content: "\e055";</text:p>
      <text:p text:style-name="Standard">}</text:p>
      <text:p text:style-name="Standard">.glyphicon-list:before {</text:p>
      <text:p text:style-name="Standard"><text:s text:c="2"/>content: "\e056";</text:p>
      <text:p text:style-name="Standard">}</text:p>
      <text:p text:style-name="Standard">.glyphicon-indent-left:before {</text:p>
      <text:p text:style-name="Standard"><text:s text:c="2"/>content: "\e057";</text:p>
      <text:p text:style-name="Standard">}</text:p>
      <text:p text:style-name="Standard">.glyphicon-indent-right:before {</text:p>
      <text:p text:style-name="Standard"><text:s text:c="2"/>content: "\e058";</text:p>
      <text:p text:style-name="Standard">}</text:p>
      <text:p text:style-name="Standard">.glyphicon-facetime-video:before {</text:p>
      <text:p text:style-name="Standard"><text:soft-page-break/><text:s text:c="2"/>content: "\e059";</text:p>
      <text:p text:style-name="Standard">}</text:p>
      <text:p text:style-name="Standard">.glyphicon-picture:before {</text:p>
      <text:p text:style-name="Standard"><text:s text:c="2"/>content: "\e060";</text:p>
      <text:p text:style-name="Standard">}</text:p>
      <text:p text:style-name="Standard">.glyphicon-map-marker:before {</text:p>
      <text:p text:style-name="Standard"><text:s text:c="2"/>content: "\e062";</text:p>
      <text:p text:style-name="Standard">}</text:p>
      <text:p text:style-name="Standard">.glyphicon-adjust:before {</text:p>
      <text:p text:style-name="Standard"><text:s text:c="2"/>content: "\e063";</text:p>
      <text:p text:style-name="Standard">}</text:p>
      <text:p text:style-name="Standard">.glyphicon-tint:before {</text:p>
      <text:p text:style-name="Standard"><text:s text:c="2"/>content: "\e064";</text:p>
      <text:p text:style-name="Standard">}</text:p>
      <text:p text:style-name="Standard">.glyphicon-edit:before {</text:p>
      <text:p text:style-name="Standard"><text:s text:c="2"/>content: "\e065";</text:p>
      <text:p text:style-name="Standard">}</text:p>
      <text:p text:style-name="Standard">.glyphicon-share:before {</text:p>
      <text:p text:style-name="Standard"><text:s text:c="2"/>content: "\e066";</text:p>
      <text:p text:style-name="Standard">}</text:p>
      <text:p text:style-name="Standard">.glyphicon-check:before {</text:p>
      <text:p text:style-name="Standard"><text:s text:c="2"/>content: "\e067";</text:p>
      <text:p text:style-name="Standard">}</text:p>
      <text:p text:style-name="Standard">.glyphicon-move:before {</text:p>
      <text:p text:style-name="Standard"><text:s text:c="2"/>content: "\e068";</text:p>
      <text:p text:style-name="Standard">}</text:p>
      <text:p text:style-name="Standard">.glyphicon-step-backward:before {</text:p>
      <text:p text:style-name="Standard"><text:s text:c="2"/>content: "\e069";</text:p>
      <text:p text:style-name="Standard">}</text:p>
      <text:p text:style-name="Standard">.glyphicon-fast-backward:before {</text:p>
      <text:p text:style-name="Standard"><text:s text:c="2"/>content: "\e070";</text:p>
      <text:p text:style-name="Standard">}</text:p>
      <text:p text:style-name="Standard">.glyphicon-backward:before {</text:p>
      <text:p text:style-name="Standard"><text:s text:c="2"/>content: "\e071";</text:p>
      <text:p text:style-name="Standard">}</text:p>
      <text:p text:style-name="Standard">.glyphicon-play:before {</text:p>
      <text:p text:style-name="Standard"><text:s text:c="2"/>content: "\e072";</text:p>
      <text:p text:style-name="Standard">}</text:p>
      <text:p text:style-name="Standard">.glyphicon-pause:before {</text:p>
      <text:p text:style-name="Standard"><text:s text:c="2"/>content: "\e073";</text:p>
      <text:p text:style-name="Standard">}</text:p>
      <text:p text:style-name="Standard">.glyphicon-stop:before {</text:p>
      <text:p text:style-name="Standard"><text:s text:c="2"/>content: "\e074";</text:p>
      <text:p text:style-name="Standard">}</text:p>
      <text:p text:style-name="Standard">.glyphicon-forward:before {</text:p>
      <text:p text:style-name="Standard"><text:s text:c="2"/>content: "\e075";</text:p>
      <text:p text:style-name="Standard">}</text:p>
      <text:p text:style-name="Standard">.glyphicon-fast-forward:before {</text:p>
      <text:p text:style-name="Standard"><text:s text:c="2"/>content: "\e076";</text:p>
      <text:p text:style-name="Standard">}</text:p>
      <text:p text:style-name="Standard">.glyphicon-step-forward:before {</text:p>
      <text:p text:style-name="Standard"><text:s text:c="2"/>content: "\e077";</text:p>
      <text:p text:style-name="Standard"><text:soft-page-break/>}</text:p>
      <text:p text:style-name="Standard">.glyphicon-eject:before {</text:p>
      <text:p text:style-name="Standard"><text:s text:c="2"/>content: "\e078";</text:p>
      <text:p text:style-name="Standard">}</text:p>
      <text:p text:style-name="Standard">.glyphicon-chevron-left:before {</text:p>
      <text:p text:style-name="Standard"><text:s text:c="2"/>content: "\e079";</text:p>
      <text:p text:style-name="Standard">}</text:p>
      <text:p text:style-name="Standard">.glyphicon-chevron-right:before {</text:p>
      <text:p text:style-name="Standard"><text:s text:c="2"/>content: "\e080";</text:p>
      <text:p text:style-name="Standard">}</text:p>
      <text:p text:style-name="Standard">.glyphicon-plus-sign:before {</text:p>
      <text:p text:style-name="Standard"><text:s text:c="2"/>content: "\e081";</text:p>
      <text:p text:style-name="Standard">}</text:p>
      <text:p text:style-name="Standard">.glyphicon-minus-sign:before {</text:p>
      <text:p text:style-name="Standard"><text:s text:c="2"/>content: "\e082";</text:p>
      <text:p text:style-name="Standard">}</text:p>
      <text:p text:style-name="Standard">.glyphicon-remove-sign:before {</text:p>
      <text:p text:style-name="Standard"><text:s text:c="2"/>content: "\e083";</text:p>
      <text:p text:style-name="Standard">}</text:p>
      <text:p text:style-name="Standard">.glyphicon-ok-sign:before {</text:p>
      <text:p text:style-name="Standard"><text:s text:c="2"/>content: "\e084";</text:p>
      <text:p text:style-name="Standard">}</text:p>
      <text:p text:style-name="Standard">.glyphicon-question-sign:before {</text:p>
      <text:p text:style-name="Standard"><text:s text:c="2"/>content: "\e085";</text:p>
      <text:p text:style-name="Standard">}</text:p>
      <text:p text:style-name="Standard">.glyphicon-info-sign:before {</text:p>
      <text:p text:style-name="Standard"><text:s text:c="2"/>content: "\e086";</text:p>
      <text:p text:style-name="Standard">}</text:p>
      <text:p text:style-name="Standard">.glyphicon-screenshot:before {</text:p>
      <text:p text:style-name="Standard"><text:s text:c="2"/>content: "\e087";</text:p>
      <text:p text:style-name="Standard">}</text:p>
      <text:p text:style-name="Standard">.glyphicon-remove-circle:before {</text:p>
      <text:p text:style-name="Standard"><text:s text:c="2"/>content: "\e088";</text:p>
      <text:p text:style-name="Standard">}</text:p>
      <text:p text:style-name="Standard">.glyphicon-ok-circle:before {</text:p>
      <text:p text:style-name="Standard"><text:s text:c="2"/>content: "\e089";</text:p>
      <text:p text:style-name="Standard">}</text:p>
      <text:p text:style-name="Standard">.glyphicon-ban-circle:before {</text:p>
      <text:p text:style-name="Standard"><text:s text:c="2"/>content: "\e090";</text:p>
      <text:p text:style-name="Standard">}</text:p>
      <text:p text:style-name="Standard">.glyphicon-arrow-left:before {</text:p>
      <text:p text:style-name="Standard"><text:s text:c="2"/>content: "\e091";</text:p>
      <text:p text:style-name="Standard">}</text:p>
      <text:p text:style-name="Standard">.glyphicon-arrow-right:before {</text:p>
      <text:p text:style-name="Standard"><text:s text:c="2"/>content: "\e092";</text:p>
      <text:p text:style-name="Standard">}</text:p>
      <text:p text:style-name="Standard">.glyphicon-arrow-up:before {</text:p>
      <text:p text:style-name="Standard"><text:s text:c="2"/>content: "\e093";</text:p>
      <text:p text:style-name="Standard">}</text:p>
      <text:p text:style-name="Standard">.glyphicon-arrow-down:before {</text:p>
      <text:p text:style-name="Standard"><text:s text:c="2"/>content: "\e094";</text:p>
      <text:p text:style-name="Standard">}</text:p>
      <text:p text:style-name="Standard"><text:soft-page-break/>.glyphicon-share-alt:before {</text:p>
      <text:p text:style-name="Standard"><text:s text:c="2"/>content: "\e095";</text:p>
      <text:p text:style-name="Standard">}</text:p>
      <text:p text:style-name="Standard">.glyphicon-resize-full:before {</text:p>
      <text:p text:style-name="Standard"><text:s text:c="2"/>content: "\e096";</text:p>
      <text:p text:style-name="Standard">}</text:p>
      <text:p text:style-name="Standard">.glyphicon-resize-small:before {</text:p>
      <text:p text:style-name="Standard"><text:s text:c="2"/>content: "\e097";</text:p>
      <text:p text:style-name="Standard">}</text:p>
      <text:p text:style-name="Standard">.glyphicon-exclamation-sign:before {</text:p>
      <text:p text:style-name="Standard"><text:s text:c="2"/>content: "\e101";</text:p>
      <text:p text:style-name="Standard">}</text:p>
      <text:p text:style-name="Standard">.glyphicon-gift:before {</text:p>
      <text:p text:style-name="Standard"><text:s text:c="2"/>content: "\e102";</text:p>
      <text:p text:style-name="Standard">}</text:p>
      <text:p text:style-name="Standard">.glyphicon-leaf:before {</text:p>
      <text:p text:style-name="Standard"><text:s text:c="2"/>content: "\e103";</text:p>
      <text:p text:style-name="Standard">}</text:p>
      <text:p text:style-name="Standard">.glyphicon-fire:before {</text:p>
      <text:p text:style-name="Standard"><text:s text:c="2"/>content: "\e104";</text:p>
      <text:p text:style-name="Standard">}</text:p>
      <text:p text:style-name="Standard">.glyphicon-eye-open:before {</text:p>
      <text:p text:style-name="Standard"><text:s text:c="2"/>content: "\e105";</text:p>
      <text:p text:style-name="Standard">}</text:p>
      <text:p text:style-name="Standard">.glyphicon-eye-close:before {</text:p>
      <text:p text:style-name="Standard"><text:s text:c="2"/>content: "\e106";</text:p>
      <text:p text:style-name="Standard">}</text:p>
      <text:p text:style-name="Standard">.glyphicon-warning-sign:before {</text:p>
      <text:p text:style-name="Standard"><text:s text:c="2"/>content: "\e107";</text:p>
      <text:p text:style-name="Standard">}</text:p>
      <text:p text:style-name="Standard">.glyphicon-plane:before {</text:p>
      <text:p text:style-name="Standard"><text:s text:c="2"/>content: "\e108";</text:p>
      <text:p text:style-name="Standard">}</text:p>
      <text:p text:style-name="Standard">.glyphicon-calendar:before {</text:p>
      <text:p text:style-name="Standard"><text:s text:c="2"/>content: "\e109";</text:p>
      <text:p text:style-name="Standard">}</text:p>
      <text:p text:style-name="Standard">.glyphicon-random:before {</text:p>
      <text:p text:style-name="Standard"><text:s text:c="2"/>content: "\e110";</text:p>
      <text:p text:style-name="Standard">}</text:p>
      <text:p text:style-name="Standard">.glyphicon-comment:before {</text:p>
      <text:p text:style-name="Standard"><text:s text:c="2"/>content: "\e111";</text:p>
      <text:p text:style-name="Standard">}</text:p>
      <text:p text:style-name="Standard">.glyphicon-magnet:before {</text:p>
      <text:p text:style-name="Standard"><text:s text:c="2"/>content: "\e112";</text:p>
      <text:p text:style-name="Standard">}</text:p>
      <text:p text:style-name="Standard">.glyphicon-chevron-up:before {</text:p>
      <text:p text:style-name="Standard"><text:s text:c="2"/>content: "\e113";</text:p>
      <text:p text:style-name="Standard">}</text:p>
      <text:p text:style-name="Standard">.glyphicon-chevron-down:before {</text:p>
      <text:p text:style-name="Standard"><text:s text:c="2"/>content: "\e114";</text:p>
      <text:p text:style-name="Standard">}</text:p>
      <text:p text:style-name="Standard">.glyphicon-retweet:before {</text:p>
      <text:p text:style-name="Standard"><text:soft-page-break/><text:s text:c="2"/>content: "\e115";</text:p>
      <text:p text:style-name="Standard">}</text:p>
      <text:p text:style-name="Standard">.glyphicon-shopping-cart:before {</text:p>
      <text:p text:style-name="Standard"><text:s text:c="2"/>content: "\e116";</text:p>
      <text:p text:style-name="Standard">}</text:p>
      <text:p text:style-name="Standard">.glyphicon-folder-close:before {</text:p>
      <text:p text:style-name="Standard"><text:s text:c="2"/>content: "\e117";</text:p>
      <text:p text:style-name="Standard">}</text:p>
      <text:p text:style-name="Standard">.glyphicon-folder-open:before {</text:p>
      <text:p text:style-name="Standard"><text:s text:c="2"/>content: "\e118";</text:p>
      <text:p text:style-name="Standard">}</text:p>
      <text:p text:style-name="Standard">.glyphicon-resize-vertical:before {</text:p>
      <text:p text:style-name="Standard"><text:s text:c="2"/>content: "\e119";</text:p>
      <text:p text:style-name="Standard">}</text:p>
      <text:p text:style-name="Standard">.glyphicon-resize-horizontal:before {</text:p>
      <text:p text:style-name="Standard"><text:s text:c="2"/>content: "\e120";</text:p>
      <text:p text:style-name="Standard">}</text:p>
      <text:p text:style-name="Standard">.glyphicon-hdd:before {</text:p>
      <text:p text:style-name="Standard"><text:s text:c="2"/>content: "\e121";</text:p>
      <text:p text:style-name="Standard">}</text:p>
      <text:p text:style-name="Standard">.glyphicon-bullhorn:before {</text:p>
      <text:p text:style-name="Standard"><text:s text:c="2"/>content: "\e122";</text:p>
      <text:p text:style-name="Standard">}</text:p>
      <text:p text:style-name="Standard">.glyphicon-bell:before {</text:p>
      <text:p text:style-name="Standard"><text:s text:c="2"/>content: "\e123";</text:p>
      <text:p text:style-name="Standard">}</text:p>
      <text:p text:style-name="Standard">.glyphicon-certificate:before {</text:p>
      <text:p text:style-name="Standard"><text:s text:c="2"/>content: "\e124";</text:p>
      <text:p text:style-name="Standard">}</text:p>
      <text:p text:style-name="Standard">.glyphicon-thumbs-up:before {</text:p>
      <text:p text:style-name="Standard"><text:s text:c="2"/>content: "\e125";</text:p>
      <text:p text:style-name="Standard">}</text:p>
      <text:p text:style-name="Standard">.glyphicon-thumbs-down:before {</text:p>
      <text:p text:style-name="Standard"><text:s text:c="2"/>content: "\e126";</text:p>
      <text:p text:style-name="Standard">}</text:p>
      <text:p text:style-name="Standard">.glyphicon-hand-right:before {</text:p>
      <text:p text:style-name="Standard"><text:s text:c="2"/>content: "\e127";</text:p>
      <text:p text:style-name="Standard">}</text:p>
      <text:p text:style-name="Standard">.glyphicon-hand-left:before {</text:p>
      <text:p text:style-name="Standard"><text:s text:c="2"/>content: "\e128";</text:p>
      <text:p text:style-name="Standard">}</text:p>
      <text:p text:style-name="Standard">.glyphicon-hand-up:before {</text:p>
      <text:p text:style-name="Standard"><text:s text:c="2"/>content: "\e129";</text:p>
      <text:p text:style-name="Standard">}</text:p>
      <text:p text:style-name="Standard">.glyphicon-hand-down:before {</text:p>
      <text:p text:style-name="Standard"><text:s text:c="2"/>content: "\e130";</text:p>
      <text:p text:style-name="Standard">}</text:p>
      <text:p text:style-name="Standard">.glyphicon-circle-arrow-right:before {</text:p>
      <text:p text:style-name="Standard"><text:s text:c="2"/>content: "\e131";</text:p>
      <text:p text:style-name="Standard">}</text:p>
      <text:p text:style-name="Standard">.glyphicon-circle-arrow-left:before {</text:p>
      <text:p text:style-name="Standard"><text:s text:c="2"/>content: "\e132";</text:p>
      <text:p text:style-name="Standard"><text:soft-page-break/>}</text:p>
      <text:p text:style-name="Standard">.glyphicon-circle-arrow-up:before {</text:p>
      <text:p text:style-name="Standard"><text:s text:c="2"/>content: "\e133";</text:p>
      <text:p text:style-name="Standard">}</text:p>
      <text:p text:style-name="Standard">.glyphicon-circle-arrow-down:before {</text:p>
      <text:p text:style-name="Standard"><text:s text:c="2"/>content: "\e134";</text:p>
      <text:p text:style-name="Standard">}</text:p>
      <text:p text:style-name="Standard">.glyphicon-globe:before {</text:p>
      <text:p text:style-name="Standard"><text:s text:c="2"/>content: "\e135";</text:p>
      <text:p text:style-name="Standard">}</text:p>
      <text:p text:style-name="Standard">.glyphicon-wrench:before {</text:p>
      <text:p text:style-name="Standard"><text:s text:c="2"/>content: "\e136";</text:p>
      <text:p text:style-name="Standard">}</text:p>
      <text:p text:style-name="Standard">.glyphicon-tasks:before {</text:p>
      <text:p text:style-name="Standard"><text:s text:c="2"/>content: "\e137";</text:p>
      <text:p text:style-name="Standard">}</text:p>
      <text:p text:style-name="Standard">.glyphicon-filter:before {</text:p>
      <text:p text:style-name="Standard"><text:s text:c="2"/>content: "\e138";</text:p>
      <text:p text:style-name="Standard">}</text:p>
      <text:p text:style-name="Standard">.glyphicon-briefcase:before {</text:p>
      <text:p text:style-name="Standard"><text:s text:c="2"/>content: "\e139";</text:p>
      <text:p text:style-name="Standard">}</text:p>
      <text:p text:style-name="Standard">.glyphicon-fullscreen:before {</text:p>
      <text:p text:style-name="Standard"><text:s text:c="2"/>content: "\e140";</text:p>
      <text:p text:style-name="Standard">}</text:p>
      <text:p text:style-name="Standard">.glyphicon-dashboard:before {</text:p>
      <text:p text:style-name="Standard"><text:s text:c="2"/>content: "\e141";</text:p>
      <text:p text:style-name="Standard">}</text:p>
      <text:p text:style-name="Standard">.glyphicon-paperclip:before {</text:p>
      <text:p text:style-name="Standard"><text:s text:c="2"/>content: "\e142";</text:p>
      <text:p text:style-name="Standard">}</text:p>
      <text:p text:style-name="Standard">.glyphicon-heart-empty:before {</text:p>
      <text:p text:style-name="Standard"><text:s text:c="2"/>content: "\e143";</text:p>
      <text:p text:style-name="Standard">}</text:p>
      <text:p text:style-name="Standard">.glyphicon-link:before {</text:p>
      <text:p text:style-name="Standard"><text:s text:c="2"/>content: "\e144";</text:p>
      <text:p text:style-name="Standard">}</text:p>
      <text:p text:style-name="Standard">.glyphicon-phone:before {</text:p>
      <text:p text:style-name="Standard"><text:s text:c="2"/>content: "\e145";</text:p>
      <text:p text:style-name="Standard">}</text:p>
      <text:p text:style-name="Standard">.glyphicon-pushpin:before {</text:p>
      <text:p text:style-name="Standard"><text:s text:c="2"/>content: "\e146";</text:p>
      <text:p text:style-name="Standard">}</text:p>
      <text:p text:style-name="Standard">.glyphicon-usd:before {</text:p>
      <text:p text:style-name="Standard"><text:s text:c="2"/>content: "\e148";</text:p>
      <text:p text:style-name="Standard">}</text:p>
      <text:p text:style-name="Standard">.glyphicon-gbp:before {</text:p>
      <text:p text:style-name="Standard"><text:s text:c="2"/>content: "\e149";</text:p>
      <text:p text:style-name="Standard">}</text:p>
      <text:p text:style-name="Standard">.glyphicon-sort:before {</text:p>
      <text:p text:style-name="Standard"><text:s text:c="2"/>content: "\e150";</text:p>
      <text:p text:style-name="Standard">}</text:p>
      <text:p text:style-name="Standard"><text:soft-page-break/>.glyphicon-sort-by-alphabet:before {</text:p>
      <text:p text:style-name="Standard"><text:s text:c="2"/>content: "\e151";</text:p>
      <text:p text:style-name="Standard">}</text:p>
      <text:p text:style-name="Standard">.glyphicon-sort-by-alphabet-alt:before {</text:p>
      <text:p text:style-name="Standard"><text:s text:c="2"/>content: "\e152";</text:p>
      <text:p text:style-name="Standard">}</text:p>
      <text:p text:style-name="Standard">.glyphicon-sort-by-order:before {</text:p>
      <text:p text:style-name="Standard"><text:s text:c="2"/>content: "\e153";</text:p>
      <text:p text:style-name="Standard">}</text:p>
      <text:p text:style-name="Standard">.glyphicon-sort-by-order-alt:before {</text:p>
      <text:p text:style-name="Standard"><text:s text:c="2"/>content: "\e154";</text:p>
      <text:p text:style-name="Standard">}</text:p>
      <text:p text:style-name="Standard">.glyphicon-sort-by-attributes:before {</text:p>
      <text:p text:style-name="Standard"><text:s text:c="2"/>content: "\e155";</text:p>
      <text:p text:style-name="Standard">}</text:p>
      <text:p text:style-name="Standard">.glyphicon-sort-by-attributes-alt:before {</text:p>
      <text:p text:style-name="Standard"><text:s text:c="2"/>content: "\e156";</text:p>
      <text:p text:style-name="Standard">}</text:p>
      <text:p text:style-name="Standard">.glyphicon-unchecked:before {</text:p>
      <text:p text:style-name="Standard"><text:s text:c="2"/>content: "\e157";</text:p>
      <text:p text:style-name="Standard">}</text:p>
      <text:p text:style-name="Standard">.glyphicon-expand:before {</text:p>
      <text:p text:style-name="Standard"><text:s text:c="2"/>content: "\e158";</text:p>
      <text:p text:style-name="Standard">}</text:p>
      <text:p text:style-name="Standard">.glyphicon-collapse-down:before {</text:p>
      <text:p text:style-name="Standard"><text:s text:c="2"/>content: "\e159";</text:p>
      <text:p text:style-name="Standard">}</text:p>
      <text:p text:style-name="Standard">.glyphicon-collapse-up:before {</text:p>
      <text:p text:style-name="Standard"><text:s text:c="2"/>content: "\e160";</text:p>
      <text:p text:style-name="Standard">}</text:p>
      <text:p text:style-name="Standard">.glyphicon-log-in:before {</text:p>
      <text:p text:style-name="Standard"><text:s text:c="2"/>content: "\e161";</text:p>
      <text:p text:style-name="Standard">}</text:p>
      <text:p text:style-name="Standard">.glyphicon-flash:before {</text:p>
      <text:p text:style-name="Standard"><text:s text:c="2"/>content: "\e162";</text:p>
      <text:p text:style-name="Standard">}</text:p>
      <text:p text:style-name="Standard">.glyphicon-log-out:before {</text:p>
      <text:p text:style-name="Standard"><text:s text:c="2"/>content: "\e163";</text:p>
      <text:p text:style-name="Standard">}</text:p>
      <text:p text:style-name="Standard">.glyphicon-new-window:before {</text:p>
      <text:p text:style-name="Standard"><text:s text:c="2"/>content: "\e164";</text:p>
      <text:p text:style-name="Standard">}</text:p>
      <text:p text:style-name="Standard">.glyphicon-record:before {</text:p>
      <text:p text:style-name="Standard"><text:s text:c="2"/>content: "\e165";</text:p>
      <text:p text:style-name="Standard">}</text:p>
      <text:p text:style-name="Standard">.glyphicon-save:before {</text:p>
      <text:p text:style-name="Standard"><text:s text:c="2"/>content: "\e166";</text:p>
      <text:p text:style-name="Standard">}</text:p>
      <text:p text:style-name="Standard">.glyphicon-open:before {</text:p>
      <text:p text:style-name="Standard"><text:s text:c="2"/>content: "\e167";</text:p>
      <text:p text:style-name="Standard">}</text:p>
      <text:p text:style-name="Standard">.glyphicon-saved:before {</text:p>
      <text:p text:style-name="Standard"><text:soft-page-break/><text:s text:c="2"/>content: "\e168";</text:p>
      <text:p text:style-name="Standard">}</text:p>
      <text:p text:style-name="Standard">.glyphicon-import:before {</text:p>
      <text:p text:style-name="Standard"><text:s text:c="2"/>content: "\e169";</text:p>
      <text:p text:style-name="Standard">}</text:p>
      <text:p text:style-name="Standard">.glyphicon-export:before {</text:p>
      <text:p text:style-name="Standard"><text:s text:c="2"/>content: "\e170";</text:p>
      <text:p text:style-name="Standard">}</text:p>
      <text:p text:style-name="Standard">.glyphicon-send:before {</text:p>
      <text:p text:style-name="Standard"><text:s text:c="2"/>content: "\e171";</text:p>
      <text:p text:style-name="Standard">}</text:p>
      <text:p text:style-name="Standard">.glyphicon-floppy-disk:before {</text:p>
      <text:p text:style-name="Standard"><text:s text:c="2"/>content: "\e172";</text:p>
      <text:p text:style-name="Standard">}</text:p>
      <text:p text:style-name="Standard">.glyphicon-floppy-saved:before {</text:p>
      <text:p text:style-name="Standard"><text:s text:c="2"/>content: "\e173";</text:p>
      <text:p text:style-name="Standard">}</text:p>
      <text:p text:style-name="Standard">.glyphicon-floppy-remove:before {</text:p>
      <text:p text:style-name="Standard"><text:s text:c="2"/>content: "\e174";</text:p>
      <text:p text:style-name="Standard">}</text:p>
      <text:p text:style-name="Standard">.glyphicon-floppy-save:before {</text:p>
      <text:p text:style-name="Standard"><text:s text:c="2"/>content: "\e175";</text:p>
      <text:p text:style-name="Standard">}</text:p>
      <text:p text:style-name="Standard">.glyphicon-floppy-open:before {</text:p>
      <text:p text:style-name="Standard"><text:s text:c="2"/>content: "\e176";</text:p>
      <text:p text:style-name="Standard">}</text:p>
      <text:p text:style-name="Standard">.glyphicon-credit-card:before {</text:p>
      <text:p text:style-name="Standard"><text:s text:c="2"/>content: "\e177";</text:p>
      <text:p text:style-name="Standard">}</text:p>
      <text:p text:style-name="Standard">.glyphicon-transfer:before {</text:p>
      <text:p text:style-name="Standard"><text:s text:c="2"/>content: "\e178";</text:p>
      <text:p text:style-name="Standard">}</text:p>
      <text:p text:style-name="Standard">.glyphicon-cutlery:before {</text:p>
      <text:p text:style-name="Standard"><text:s text:c="2"/>content: "\e179";</text:p>
      <text:p text:style-name="Standard">}</text:p>
      <text:p text:style-name="Standard">.glyphicon-header:before {</text:p>
      <text:p text:style-name="Standard"><text:s text:c="2"/>content: "\e180";</text:p>
      <text:p text:style-name="Standard">}</text:p>
      <text:p text:style-name="Standard">.glyphicon-compressed:before {</text:p>
      <text:p text:style-name="Standard"><text:s text:c="2"/>content: "\e181";</text:p>
      <text:p text:style-name="Standard">}</text:p>
      <text:p text:style-name="Standard">.glyphicon-earphone:before {</text:p>
      <text:p text:style-name="Standard"><text:s text:c="2"/>content: "\e182";</text:p>
      <text:p text:style-name="Standard">}</text:p>
      <text:p text:style-name="Standard">.glyphicon-phone-alt:before {</text:p>
      <text:p text:style-name="Standard"><text:s text:c="2"/>content: "\e183";</text:p>
      <text:p text:style-name="Standard">}</text:p>
      <text:p text:style-name="Standard">.glyphicon-tower:before {</text:p>
      <text:p text:style-name="Standard"><text:s text:c="2"/>content: "\e184";</text:p>
      <text:p text:style-name="Standard">}</text:p>
      <text:p text:style-name="Standard">.glyphicon-stats:before {</text:p>
      <text:p text:style-name="Standard"><text:s text:c="2"/>content: "\e185";</text:p>
      <text:p text:style-name="Standard"><text:soft-page-break/>}</text:p>
      <text:p text:style-name="Standard">.glyphicon-sd-video:before {</text:p>
      <text:p text:style-name="Standard"><text:s text:c="2"/>content: "\e186";</text:p>
      <text:p text:style-name="Standard">}</text:p>
      <text:p text:style-name="Standard">.glyphicon-hd-video:before {</text:p>
      <text:p text:style-name="Standard"><text:s text:c="2"/>content: "\e187";</text:p>
      <text:p text:style-name="Standard">}</text:p>
      <text:p text:style-name="Standard">.glyphicon-subtitles:before {</text:p>
      <text:p text:style-name="Standard"><text:s text:c="2"/>content: "\e188";</text:p>
      <text:p text:style-name="Standard">}</text:p>
      <text:p text:style-name="Standard">.glyphicon-sound-stereo:before {</text:p>
      <text:p text:style-name="Standard"><text:s text:c="2"/>content: "\e189";</text:p>
      <text:p text:style-name="Standard">}</text:p>
      <text:p text:style-name="Standard">.glyphicon-sound-dolby:before {</text:p>
      <text:p text:style-name="Standard"><text:s text:c="2"/>content: "\e190";</text:p>
      <text:p text:style-name="Standard">}</text:p>
      <text:p text:style-name="Standard">.glyphicon-sound-5-1:before {</text:p>
      <text:p text:style-name="Standard"><text:s text:c="2"/>content: "\e191";</text:p>
      <text:p text:style-name="Standard">}</text:p>
      <text:p text:style-name="Standard">.glyphicon-sound-6-1:before {</text:p>
      <text:p text:style-name="Standard"><text:s text:c="2"/>content: "\e192";</text:p>
      <text:p text:style-name="Standard">}</text:p>
      <text:p text:style-name="Standard">.glyphicon-sound-7-1:before {</text:p>
      <text:p text:style-name="Standard"><text:s text:c="2"/>content: "\e193";</text:p>
      <text:p text:style-name="Standard">}</text:p>
      <text:p text:style-name="Standard">.glyphicon-copyright-mark:before {</text:p>
      <text:p text:style-name="Standard"><text:s text:c="2"/>content: "\e194";</text:p>
      <text:p text:style-name="Standard">}</text:p>
      <text:p text:style-name="Standard">.glyphicon-registration-mark:before {</text:p>
      <text:p text:style-name="Standard"><text:s text:c="2"/>content: "\e195";</text:p>
      <text:p text:style-name="Standard">}</text:p>
      <text:p text:style-name="Standard">.glyphicon-cloud-download:before {</text:p>
      <text:p text:style-name="Standard"><text:s text:c="2"/>content: "\e197";</text:p>
      <text:p text:style-name="Standard">}</text:p>
      <text:p text:style-name="Standard">.glyphicon-cloud-upload:before {</text:p>
      <text:p text:style-name="Standard"><text:s text:c="2"/>content: "\e198";</text:p>
      <text:p text:style-name="Standard">}</text:p>
      <text:p text:style-name="Standard">.glyphicon-tree-conifer:before {</text:p>
      <text:p text:style-name="Standard"><text:s text:c="2"/>content: "\e199";</text:p>
      <text:p text:style-name="Standard">}</text:p>
      <text:p text:style-name="Standard">.glyphicon-tree-deciduous:before {</text:p>
      <text:p text:style-name="Standard"><text:s text:c="2"/>content: "\e200";</text:p>
      <text:p text:style-name="Standard">}</text:p>
      <text:p text:style-name="Standard">.glyphicon-cd:before {</text:p>
      <text:p text:style-name="Standard"><text:s text:c="2"/>content: "\e201";</text:p>
      <text:p text:style-name="Standard">}</text:p>
      <text:p text:style-name="Standard">.glyphicon-save-file:before {</text:p>
      <text:p text:style-name="Standard"><text:s text:c="2"/>content: "\e202";</text:p>
      <text:p text:style-name="Standard">}</text:p>
      <text:p text:style-name="Standard">.glyphicon-open-file:before {</text:p>
      <text:p text:style-name="Standard"><text:s text:c="2"/>content: "\e203";</text:p>
      <text:p text:style-name="Standard">}</text:p>
      <text:p text:style-name="Standard"><text:soft-page-break/>.glyphicon-level-up:before {</text:p>
      <text:p text:style-name="Standard"><text:s text:c="2"/>content: "\e204";</text:p>
      <text:p text:style-name="Standard">}</text:p>
      <text:p text:style-name="Standard">.glyphicon-copy:before {</text:p>
      <text:p text:style-name="Standard"><text:s text:c="2"/>content: "\e205";</text:p>
      <text:p text:style-name="Standard">}</text:p>
      <text:p text:style-name="Standard">.glyphicon-paste:before {</text:p>
      <text:p text:style-name="Standard"><text:s text:c="2"/>content: "\e206";</text:p>
      <text:p text:style-name="Standard">}</text:p>
      <text:p text:style-name="Standard">.glyphicon-alert:before {</text:p>
      <text:p text:style-name="Standard"><text:s text:c="2"/>content: "\e209";</text:p>
      <text:p text:style-name="Standard">}</text:p>
      <text:p text:style-name="Standard">.glyphicon-equalizer:before {</text:p>
      <text:p text:style-name="Standard"><text:s text:c="2"/>content: "\e210";</text:p>
      <text:p text:style-name="Standard">}</text:p>
      <text:p text:style-name="Standard">.glyphicon-king:before {</text:p>
      <text:p text:style-name="Standard"><text:s text:c="2"/>content: "\e211";</text:p>
      <text:p text:style-name="Standard">}</text:p>
      <text:p text:style-name="Standard">.glyphicon-queen:before {</text:p>
      <text:p text:style-name="Standard"><text:s text:c="2"/>content: "\e212";</text:p>
      <text:p text:style-name="Standard">}</text:p>
      <text:p text:style-name="Standard">.glyphicon-pawn:before {</text:p>
      <text:p text:style-name="Standard"><text:s text:c="2"/>content: "\e213";</text:p>
      <text:p text:style-name="Standard">}</text:p>
      <text:p text:style-name="Standard">.glyphicon-bishop:before {</text:p>
      <text:p text:style-name="Standard"><text:s text:c="2"/>content: "\e214";</text:p>
      <text:p text:style-name="Standard">}</text:p>
      <text:p text:style-name="Standard">.glyphicon-knight:before {</text:p>
      <text:p text:style-name="Standard"><text:s text:c="2"/>content: "\e215";</text:p>
      <text:p text:style-name="Standard">}</text:p>
      <text:p text:style-name="Standard">.glyphicon-baby-formula:before {</text:p>
      <text:p text:style-name="Standard"><text:s text:c="2"/>content: "\e216";</text:p>
      <text:p text:style-name="Standard">}</text:p>
      <text:p text:style-name="Standard">.glyphicon-tent:before {</text:p>
      <text:p text:style-name="Standard"><text:s text:c="2"/>content: "\26fa";</text:p>
      <text:p text:style-name="Standard">}</text:p>
      <text:p text:style-name="Standard">.glyphicon-blackboard:before {</text:p>
      <text:p text:style-name="Standard"><text:s text:c="2"/>content: "\e218";</text:p>
      <text:p text:style-name="Standard">}</text:p>
      <text:p text:style-name="Standard">.glyphicon-bed:before {</text:p>
      <text:p text:style-name="Standard"><text:s text:c="2"/>content: "\e219";</text:p>
      <text:p text:style-name="Standard">}</text:p>
      <text:p text:style-name="Standard">.glyphicon-apple:before {</text:p>
      <text:p text:style-name="Standard"><text:s text:c="2"/>content: "\f8ff";</text:p>
      <text:p text:style-name="Standard">}</text:p>
      <text:p text:style-name="Standard">.glyphicon-erase:before {</text:p>
      <text:p text:style-name="Standard"><text:s text:c="2"/>content: "\e221";</text:p>
      <text:p text:style-name="Standard">}</text:p>
      <text:p text:style-name="Standard">.glyphicon-hourglass:before {</text:p>
      <text:p text:style-name="Standard"><text:s text:c="2"/>content: "\231b";</text:p>
      <text:p text:style-name="Standard">}</text:p>
      <text:p text:style-name="Standard">.glyphicon-lamp:before {</text:p>
      <text:p text:style-name="Standard"><text:soft-page-break/><text:s text:c="2"/>content: "\e223";</text:p>
      <text:p text:style-name="Standard">}</text:p>
      <text:p text:style-name="Standard">.glyphicon-duplicate:before {</text:p>
      <text:p text:style-name="Standard"><text:s text:c="2"/>content: "\e224";</text:p>
      <text:p text:style-name="Standard">}</text:p>
      <text:p text:style-name="Standard">.glyphicon-piggy-bank:before {</text:p>
      <text:p text:style-name="Standard"><text:s text:c="2"/>content: "\e225";</text:p>
      <text:p text:style-name="Standard">}</text:p>
      <text:p text:style-name="Standard">.glyphicon-scissors:before {</text:p>
      <text:p text:style-name="Standard"><text:s text:c="2"/>content: "\e226";</text:p>
      <text:p text:style-name="Standard">}</text:p>
      <text:p text:style-name="Standard">.glyphicon-bitcoin:before {</text:p>
      <text:p text:style-name="Standard"><text:s text:c="2"/>content: "\e227";</text:p>
      <text:p text:style-name="Standard">}</text:p>
      <text:p text:style-name="Standard">.glyphicon-btc:before {</text:p>
      <text:p text:style-name="Standard"><text:s text:c="2"/>content: "\e227";</text:p>
      <text:p text:style-name="Standard">}</text:p>
      <text:p text:style-name="Standard">.glyphicon-xbt:before {</text:p>
      <text:p text:style-name="Standard"><text:s text:c="2"/>content: "\e227";</text:p>
      <text:p text:style-name="Standard">}</text:p>
      <text:p text:style-name="Standard">.glyphicon-yen:before {</text:p>
      <text:p text:style-name="Standard"><text:s text:c="2"/>content: "\00a5";</text:p>
      <text:p text:style-name="Standard">}</text:p>
      <text:p text:style-name="Standard">.glyphicon-jpy:before {</text:p>
      <text:p text:style-name="Standard"><text:s text:c="2"/>content: "\00a5";</text:p>
      <text:p text:style-name="Standard">}</text:p>
      <text:p text:style-name="Standard">.glyphicon-ruble:before {</text:p>
      <text:p text:style-name="Standard"><text:s text:c="2"/>content: "\20bd";</text:p>
      <text:p text:style-name="Standard">}</text:p>
      <text:p text:style-name="Standard">.glyphicon-rub:before {</text:p>
      <text:p text:style-name="Standard"><text:s text:c="2"/>content: "\20bd";</text:p>
      <text:p text:style-name="Standard">}</text:p>
      <text:p text:style-name="Standard">.glyphicon-scale:before {</text:p>
      <text:p text:style-name="Standard"><text:s text:c="2"/>content: "\e230";</text:p>
      <text:p text:style-name="Standard">}</text:p>
      <text:p text:style-name="Standard">.glyphicon-ice-lolly:before {</text:p>
      <text:p text:style-name="Standard"><text:s text:c="2"/>content: "\e231";</text:p>
      <text:p text:style-name="Standard">}</text:p>
      <text:p text:style-name="Standard">.glyphicon-ice-lolly-tasted:before {</text:p>
      <text:p text:style-name="Standard"><text:s text:c="2"/>content: "\e232";</text:p>
      <text:p text:style-name="Standard">}</text:p>
      <text:p text:style-name="Standard">.glyphicon-education:before {</text:p>
      <text:p text:style-name="Standard"><text:s text:c="2"/>content: "\e233";</text:p>
      <text:p text:style-name="Standard">}</text:p>
      <text:p text:style-name="Standard">.glyphicon-option-horizontal:before {</text:p>
      <text:p text:style-name="Standard"><text:s text:c="2"/>content: "\e234";</text:p>
      <text:p text:style-name="Standard">}</text:p>
      <text:p text:style-name="Standard">.glyphicon-option-vertical:before {</text:p>
      <text:p text:style-name="Standard"><text:s text:c="2"/>content: "\e235";</text:p>
      <text:p text:style-name="Standard">}</text:p>
      <text:p text:style-name="Standard">.glyphicon-menu-hamburger:before {</text:p>
      <text:p text:style-name="Standard"><text:s text:c="2"/>content: "\e236";</text:p>
      <text:p text:style-name="Standard"><text:soft-page-break/>}</text:p>
      <text:p text:style-name="Standard">.glyphicon-modal-window:before {</text:p>
      <text:p text:style-name="Standard"><text:s text:c="2"/>content: "\e237";</text:p>
      <text:p text:style-name="Standard">}</text:p>
      <text:p text:style-name="Standard">.glyphicon-oil:before {</text:p>
      <text:p text:style-name="Standard"><text:s text:c="2"/>content: "\e238";</text:p>
      <text:p text:style-name="Standard">}</text:p>
      <text:p text:style-name="Standard">.glyphicon-grain:before {</text:p>
      <text:p text:style-name="Standard"><text:s text:c="2"/>content: "\e239";</text:p>
      <text:p text:style-name="Standard">}</text:p>
      <text:p text:style-name="Standard">.glyphicon-sunglasses:before {</text:p>
      <text:p text:style-name="Standard"><text:s text:c="2"/>content: "\e240";</text:p>
      <text:p text:style-name="Standard">}</text:p>
      <text:p text:style-name="Standard">.glyphicon-text-size:before {</text:p>
      <text:p text:style-name="Standard"><text:s text:c="2"/>content: "\e241";</text:p>
      <text:p text:style-name="Standard">}</text:p>
      <text:p text:style-name="Standard">.glyphicon-text-color:before {</text:p>
      <text:p text:style-name="Standard"><text:s text:c="2"/>content: "\e242";</text:p>
      <text:p text:style-name="Standard">}</text:p>
      <text:p text:style-name="Standard">.glyphicon-text-background:before {</text:p>
      <text:p text:style-name="Standard"><text:s text:c="2"/>content: "\e243";</text:p>
      <text:p text:style-name="Standard">}</text:p>
      <text:p text:style-name="Standard">.glyphicon-object-align-top:before {</text:p>
      <text:p text:style-name="Standard"><text:s text:c="2"/>content: "\e244";</text:p>
      <text:p text:style-name="Standard">}</text:p>
      <text:p text:style-name="Standard">.glyphicon-object-align-bottom:before {</text:p>
      <text:p text:style-name="Standard"><text:s text:c="2"/>content: "\e245";</text:p>
      <text:p text:style-name="Standard">}</text:p>
      <text:p text:style-name="Standard">.glyphicon-object-align-horizontal:before {</text:p>
      <text:p text:style-name="Standard"><text:s text:c="2"/>content: "\e246";</text:p>
      <text:p text:style-name="Standard">}</text:p>
      <text:p text:style-name="Standard">.glyphicon-object-align-left:before {</text:p>
      <text:p text:style-name="Standard"><text:s text:c="2"/>content: "\e247";</text:p>
      <text:p text:style-name="Standard">}</text:p>
      <text:p text:style-name="Standard">.glyphicon-object-align-vertical:before {</text:p>
      <text:p text:style-name="Standard"><text:s text:c="2"/>content: "\e248";</text:p>
      <text:p text:style-name="Standard">}</text:p>
      <text:p text:style-name="Standard">.glyphicon-object-align-right:before {</text:p>
      <text:p text:style-name="Standard"><text:s text:c="2"/>content: "\e249";</text:p>
      <text:p text:style-name="Standard">}</text:p>
      <text:p text:style-name="Standard">.glyphicon-triangle-right:before {</text:p>
      <text:p text:style-name="Standard"><text:s text:c="2"/>content: "\e250";</text:p>
      <text:p text:style-name="Standard">}</text:p>
      <text:p text:style-name="Standard">.glyphicon-triangle-left:before {</text:p>
      <text:p text:style-name="Standard"><text:s text:c="2"/>content: "\e251";</text:p>
      <text:p text:style-name="Standard">}</text:p>
      <text:p text:style-name="Standard">.glyphicon-triangle-bottom:before {</text:p>
      <text:p text:style-name="Standard"><text:s text:c="2"/>content: "\e252";</text:p>
      <text:p text:style-name="Standard">}</text:p>
      <text:p text:style-name="Standard">.glyphicon-triangle-top:before {</text:p>
      <text:p text:style-name="Standard"><text:s text:c="2"/>content: "\e253";</text:p>
      <text:p text:style-name="Standard">}</text:p>
      <text:p text:style-name="Standard"><text:soft-page-break/>.glyphicon-console:before {</text:p>
      <text:p text:style-name="Standard"><text:s text:c="2"/>content: "\e254";</text:p>
      <text:p text:style-name="Standard">}</text:p>
      <text:p text:style-name="Standard">.glyphicon-superscript:before {</text:p>
      <text:p text:style-name="Standard"><text:s text:c="2"/>content: "\e255";</text:p>
      <text:p text:style-name="Standard">}</text:p>
      <text:p text:style-name="Standard">.glyphicon-subscript:before {</text:p>
      <text:p text:style-name="Standard"><text:s text:c="2"/>content: "\e256";</text:p>
      <text:p text:style-name="Standard">}</text:p>
      <text:p text:style-name="Standard">.glyphicon-menu-left:before {</text:p>
      <text:p text:style-name="Standard"><text:s text:c="2"/>content: "\e257";</text:p>
      <text:p text:style-name="Standard">}</text:p>
      <text:p text:style-name="Standard">.glyphicon-menu-right:before {</text:p>
      <text:p text:style-name="Standard"><text:s text:c="2"/>content: "\e258";</text:p>
      <text:p text:style-name="Standard">}</text:p>
      <text:p text:style-name="Standard">.glyphicon-menu-down:before {</text:p>
      <text:p text:style-name="Standard"><text:s text:c="2"/>content: "\e259";</text:p>
      <text:p text:style-name="Standard">}</text:p>
      <text:p text:style-name="Standard">.glyphicon-menu-up:before {</text:p>
      <text:p text:style-name="Standard"><text:s text:c="2"/>content: "\e260";</text:p>
      <text:p text:style-name="Standard">}</text:p>
      <text:p text:style-name="Standard">* {</text:p>
      <text:p text:style-name="Standard"><text:s text:c="2"/>-webkit-box-sizing: border-box;</text:p>
      <text:p text:style-name="Standard"><text:s text:c="2"/>-moz-box-sizing: border-box;</text:p>
      <text:p text:style-name="Standard"><text:s text:c="2"/>box-sizing: border-box;</text:p>
      <text:p text:style-name="Standard">}</text:p>
      <text:p text:style-name="Standard">*:before,</text:p>
      <text:p text:style-name="Standard">*:after {</text:p>
      <text:p text:style-name="Standard"><text:s text:c="2"/>-webkit-box-sizing: border-box;</text:p>
      <text:p text:style-name="Standard"><text:s text:c="2"/>-moz-box-sizing: border-box;</text:p>
      <text:p text:style-name="Standard"><text:s text:c="2"/>box-sizing: border-box;</text:p>
      <text:p text:style-name="Standard">}</text:p>
      <text:p text:style-name="Standard">html {</text:p>
      <text:p text:style-name="Standard"><text:s text:c="2"/>font-size: 10px;</text:p>
      <text:p text:style-name="Standard"><text:s text:c="2"/>-webkit-tap-highlight-color: rgba(0, 0, 0, 0);</text:p>
      <text:p text:style-name="Standard">}</text:p>
      <text:p text:style-name="Standard">body {</text:p>
      <text:p text:style-name="Standard"><text:s text:c="2"/>font-family: "Helvetica Neue", Helvetica, Arial, sans-serif;</text:p>
      <text:p text:style-name="Standard"><text:s text:c="2"/>font-size: 14px;</text:p>
      <text:p text:style-name="Standard"><text:s text:c="2"/>line-height: 1.42857143;</text:p>
      <text:p text:style-name="Standard"><text:s text:c="2"/>color: #333333;</text:p>
      <text:p text:style-name="Standard"><text:s text:c="2"/>background-color: #fff;</text:p>
      <text:p text:style-name="Standard">}</text:p>
      <text:p text:style-name="Standard">input,</text:p>
      <text:p text:style-name="Standard">button,</text:p>
      <text:p text:style-name="Standard">select,</text:p>
      <text:p text:style-name="Standard">textarea {</text:p>
      <text:p text:style-name="Standard"><text:s text:c="2"/>font-family: inherit;</text:p>
      <text:p text:style-name="Standard"><text:s text:c="2"/>font-size: inherit;</text:p>
      <text:p text:style-name="Standard"><text:s text:c="2"/>line-height: inherit;</text:p>
      <text:p text:style-name="Standard">}</text:p>
      <text:p text:style-name="Standard">a {</text:p>
      <text:p text:style-name="Standard"><text:soft-page-break/><text:s text:c="2"/>color: #337ab7;</text:p>
      <text:p text:style-name="Standard"><text:s text:c="2"/>text-decoration: none;</text:p>
      <text:p text:style-name="Standard">}</text:p>
      <text:p text:style-name="Standard">a:hover,</text:p>
      <text:p text:style-name="Standard">a:focus {</text:p>
      <text:p text:style-name="Standard"><text:s text:c="2"/>color: #23527c;</text:p>
      <text:p text:style-name="Standard"><text:s text:c="2"/>text-decoration: underline;</text:p>
      <text:p text:style-name="Standard">}</text:p>
      <text:p text:style-name="Standard">a:focus {</text:p>
      <text:p text:style-name="Standard"><text:s text:c="2"/>outline: 5px auto -webkit-focus-ring-color;</text:p>
      <text:p text:style-name="Standard"><text:s text:c="2"/>outline-offset: -2px;</text:p>
      <text:p text:style-name="Standard">}</text:p>
      <text:p text:style-name="Standard">figure {</text:p>
      <text:p text:style-name="Standard"><text:s text:c="2"/>margin: 0;</text:p>
      <text:p text:style-name="Standard">}</text:p>
      <text:p text:style-name="Standard">img {</text:p>
      <text:p text:style-name="Standard"><text:s text:c="2"/>vertical-align: middle;</text:p>
      <text:p text:style-name="Standard">}</text:p>
      <text:p text:style-name="Standard">.img-responsive,</text:p>
      <text:p text:style-name="Standard">.thumbnail &gt; img,</text:p>
      <text:p text:style-name="Standard">.thumbnail a &gt; img,</text:p>
      <text:p text:style-name="Standard">.carousel-inner &gt; .item &gt; img,</text:p>
      <text:p text:style-name="Standard">.carousel-inner &gt; .item &gt; a &gt; img {</text:p>
      <text:p text:style-name="Standard"><text:s text:c="2"/>display: block;</text:p>
      <text:p text:style-name="Standard"><text:s text:c="2"/>max-width: 100%;</text:p>
      <text:p text:style-name="Standard"><text:s text:c="2"/>height: auto;</text:p>
      <text:p text:style-name="Standard">}</text:p>
      <text:p text:style-name="Standard">.img-rounded {</text:p>
      <text:p text:style-name="Standard"><text:s text:c="2"/>border-radius: 6px;</text:p>
      <text:p text:style-name="Standard">}</text:p>
      <text:p text:style-name="Standard">.img-thumbnail {</text:p>
      <text:p text:style-name="Standard"><text:s text:c="2"/>padding: 4px;</text:p>
      <text:p text:style-name="Standard"><text:s text:c="2"/>line-height: 1.42857143;</text:p>
      <text:p text:style-name="Standard"><text:s text:c="2"/>background-color: #fff;</text:p>
      <text:p text:style-name="Standard"><text:s text:c="2"/>border: 1px solid #ddd;</text:p>
      <text:p text:style-name="Standard"><text:s text:c="2"/>border-radius: 4px;</text:p>
      <text:p text:style-name="Standard"><text:s text:c="2"/>-webkit-transition: all 0.2s ease-in-out;</text:p>
      <text:p text:style-name="Standard"><text:s text:c="2"/>-o-transition: all 0.2s ease-in-out;</text:p>
      <text:p text:style-name="Standard"><text:s text:c="2"/>transition: all 0.2s ease-in-out;</text:p>
      <text:p text:style-name="Standard"><text:s text:c="2"/>display: inline-block;</text:p>
      <text:p text:style-name="Standard"><text:s text:c="2"/>max-width: 100%;</text:p>
      <text:p text:style-name="Standard"><text:s text:c="2"/>height: auto;</text:p>
      <text:p text:style-name="Standard">}</text:p>
      <text:p text:style-name="Standard">.img-circle {</text:p>
      <text:p text:style-name="Standard"><text:s text:c="2"/>border-radius: 50%;</text:p>
      <text:p text:style-name="Standard">}</text:p>
      <text:p text:style-name="Standard">hr {</text:p>
      <text:p text:style-name="Standard"><text:s text:c="2"/>margin-top: 20px;</text:p>
      <text:p text:style-name="Standard"><text:s text:c="2"/>margin-bottom: 20px;</text:p>
      <text:p text:style-name="Standard"><text:s text:c="2"/>border: 0;</text:p>
      <text:p text:style-name="Standard"><text:s text:c="2"/>border-top: 1px solid #eeeeee;</text:p>
      <text:p text:style-name="Standard">}</text:p>
      <text:p text:style-name="Standard"><text:soft-page-break/>.sr-only {</text:p>
      <text:p text:style-name="Standard"><text:s text:c="2"/>position: absolute;</text:p>
      <text:p text:style-name="Standard"><text:s text:c="2"/>width: 1px;</text:p>
      <text:p text:style-name="Standard"><text:s text:c="2"/>height: 1px;</text:p>
      <text:p text:style-name="Standard"><text:s text:c="2"/>margin: -1px;</text:p>
      <text:p text:style-name="Standard"><text:s text:c="2"/>padding: 0;</text:p>
      <text:p text:style-name="Standard"><text:s text:c="2"/>overflow: hidden;</text:p>
      <text:p text:style-name="Standard"><text:s text:c="2"/>clip: rect(0, 0, 0, 0);</text:p>
      <text:p text:style-name="Standard"><text:s text:c="2"/>border: 0;</text:p>
      <text:p text:style-name="Standard">}</text:p>
      <text:p text:style-name="Standard">.sr-only-focusable:active,</text:p>
      <text:p text:style-name="Standard">.sr-only-focusable:focus {</text:p>
      <text:p text:style-name="Standard"><text:s text:c="2"/>position: static;</text:p>
      <text:p text:style-name="Standard"><text:s text:c="2"/>width: auto;</text:p>
      <text:p text:style-name="Standard"><text:s text:c="2"/>height: auto;</text:p>
      <text:p text:style-name="Standard"><text:s text:c="2"/>margin: 0;</text:p>
      <text:p text:style-name="Standard"><text:s text:c="2"/>overflow: visible;</text:p>
      <text:p text:style-name="Standard"><text:s text:c="2"/>clip: auto;</text:p>
      <text:p text:style-name="Standard">}</text:p>
      <text:p text:style-name="Standard">[role="button"] {</text:p>
      <text:p text:style-name="Standard"><text:s text:c="2"/>cursor: pointer;</text:p>
      <text:p text:style-name="Standard">}</text:p>
      <text:p text:style-name="Standard">h1,</text:p>
      <text:p text:style-name="Standard">h2,</text:p>
      <text:p text:style-name="Standard">h3,</text:p>
      <text:p text:style-name="Standard">h4,</text:p>
      <text:p text:style-name="Standard">h5,</text:p>
      <text:p text:style-name="Standard">h6,</text:p>
      <text:p text:style-name="Standard">.h1,</text:p>
      <text:p text:style-name="Standard">.h2,</text:p>
      <text:p text:style-name="Standard">.h3,</text:p>
      <text:p text:style-name="Standard">.h4,</text:p>
      <text:p text:style-name="Standard">.h5,</text:p>
      <text:p text:style-name="Standard">.h6 {</text:p>
      <text:p text:style-name="Standard"><text:s text:c="2"/>font-family: inherit;</text:p>
      <text:p text:style-name="Standard"><text:s text:c="2"/>font-weight: 500;</text:p>
      <text:p text:style-name="Standard"><text:s text:c="2"/>line-height: 1.1;</text:p>
      <text:p text:style-name="Standard"><text:s text:c="2"/>color: inherit;</text:p>
      <text:p text:style-name="Standard">}</text:p>
      <text:p text:style-name="Standard">h1 small,</text:p>
      <text:p text:style-name="Standard">h2 small,</text:p>
      <text:p text:style-name="Standard">h3 small,</text:p>
      <text:p text:style-name="Standard">h4 small,</text:p>
      <text:p text:style-name="Standard">h5 small,</text:p>
      <text:p text:style-name="Standard">h6 small,</text:p>
      <text:p text:style-name="Standard">.h1 small,</text:p>
      <text:p text:style-name="Standard">.h2 small,</text:p>
      <text:p text:style-name="Standard">.h3 small,</text:p>
      <text:p text:style-name="Standard">.h4 small,</text:p>
      <text:p text:style-name="Standard">.h5 small,</text:p>
      <text:p text:style-name="Standard">.h6 small,</text:p>
      <text:p text:style-name="Standard">h1 .small,</text:p>
      <text:p text:style-name="Standard"><text:soft-page-break/>h2 .small,</text:p>
      <text:p text:style-name="Standard">h3 .small,</text:p>
      <text:p text:style-name="Standard">h4 .small,</text:p>
      <text:p text:style-name="Standard">h5 .small,</text:p>
      <text:p text:style-name="Standard">h6 .small,</text:p>
      <text:p text:style-name="Standard">.h1 .small,</text:p>
      <text:p text:style-name="Standard">.h2 .small,</text:p>
      <text:p text:style-name="Standard">.h3 .small,</text:p>
      <text:p text:style-name="Standard">.h4 .small,</text:p>
      <text:p text:style-name="Standard">.h5 .small,</text:p>
      <text:p text:style-name="Standard">.h6 .small {</text:p>
      <text:p text:style-name="Standard"><text:s text:c="2"/>font-weight: normal;</text:p>
      <text:p text:style-name="Standard"><text:s text:c="2"/>line-height: 1;</text:p>
      <text:p text:style-name="Standard"><text:s text:c="2"/>color: #777777;</text:p>
      <text:p text:style-name="Standard">}</text:p>
      <text:p text:style-name="Standard">h1,</text:p>
      <text:p text:style-name="Standard">.h1,</text:p>
      <text:p text:style-name="Standard">h2,</text:p>
      <text:p text:style-name="Standard">.h2,</text:p>
      <text:p text:style-name="Standard">h3,</text:p>
      <text:p text:style-name="Standard">.h3 {</text:p>
      <text:p text:style-name="Standard"><text:s text:c="2"/>margin-top: 20px;</text:p>
      <text:p text:style-name="Standard"><text:s text:c="2"/>margin-bottom: 10px;</text:p>
      <text:p text:style-name="Standard">}</text:p>
      <text:p text:style-name="Standard">h1 small,</text:p>
      <text:p text:style-name="Standard">.h1 small,</text:p>
      <text:p text:style-name="Standard">h2 small,</text:p>
      <text:p text:style-name="Standard">.h2 small,</text:p>
      <text:p text:style-name="Standard">h3 small,</text:p>
      <text:p text:style-name="Standard">.h3 small,</text:p>
      <text:p text:style-name="Standard">h1 .small,</text:p>
      <text:p text:style-name="Standard">.h1 .small,</text:p>
      <text:p text:style-name="Standard">h2 .small,</text:p>
      <text:p text:style-name="Standard">.h2 .small,</text:p>
      <text:p text:style-name="Standard">h3 .small,</text:p>
      <text:p text:style-name="Standard">.h3 .small {</text:p>
      <text:p text:style-name="Standard"><text:s text:c="2"/>font-size: 65%;</text:p>
      <text:p text:style-name="Standard">}</text:p>
      <text:p text:style-name="Standard">h4,</text:p>
      <text:p text:style-name="Standard">.h4,</text:p>
      <text:p text:style-name="Standard">h5,</text:p>
      <text:p text:style-name="Standard">.h5,</text:p>
      <text:p text:style-name="Standard">h6,</text:p>
      <text:p text:style-name="Standard">.h6 {</text:p>
      <text:p text:style-name="Standard"><text:s text:c="2"/>margin-top: 10px;</text:p>
      <text:p text:style-name="Standard"><text:s text:c="2"/>margin-bottom: 10px;</text:p>
      <text:p text:style-name="Standard">}</text:p>
      <text:p text:style-name="Standard">h4 small,</text:p>
      <text:p text:style-name="Standard">.h4 small,</text:p>
      <text:p text:style-name="Standard">h5 small,</text:p>
      <text:p text:style-name="Standard">.h5 small,</text:p>
      <text:p text:style-name="Standard">h6 small,</text:p>
      <text:p text:style-name="Standard"><text:soft-page-break/>.h6 small,</text:p>
      <text:p text:style-name="Standard">h4 .small,</text:p>
      <text:p text:style-name="Standard">.h4 .small,</text:p>
      <text:p text:style-name="Standard">h5 .small,</text:p>
      <text:p text:style-name="Standard">.h5 .small,</text:p>
      <text:p text:style-name="Standard">h6 .small,</text:p>
      <text:p text:style-name="Standard">.h6 .small {</text:p>
      <text:p text:style-name="Standard"><text:s text:c="2"/>font-size: 75%;</text:p>
      <text:p text:style-name="Standard">}</text:p>
      <text:p text:style-name="Standard">h1,</text:p>
      <text:p text:style-name="Standard">.h1 {</text:p>
      <text:p text:style-name="Standard"><text:s text:c="2"/>font-size: 36px;</text:p>
      <text:p text:style-name="Standard">}</text:p>
      <text:p text:style-name="Standard">h2,</text:p>
      <text:p text:style-name="Standard">.h2 {</text:p>
      <text:p text:style-name="Standard"><text:s text:c="2"/>font-size: 30px;</text:p>
      <text:p text:style-name="Standard">}</text:p>
      <text:p text:style-name="Standard">h3,</text:p>
      <text:p text:style-name="Standard">.h3 {</text:p>
      <text:p text:style-name="Standard"><text:s text:c="2"/>font-size: 24px;</text:p>
      <text:p text:style-name="Standard">}</text:p>
      <text:p text:style-name="Standard">h4,</text:p>
      <text:p text:style-name="Standard">.h4 {</text:p>
      <text:p text:style-name="Standard"><text:s text:c="2"/>font-size: 18px;</text:p>
      <text:p text:style-name="Standard">}</text:p>
      <text:p text:style-name="Standard">h5,</text:p>
      <text:p text:style-name="Standard">.h5 {</text:p>
      <text:p text:style-name="Standard"><text:s text:c="2"/>font-size: 14px;</text:p>
      <text:p text:style-name="Standard">}</text:p>
      <text:p text:style-name="Standard">h6,</text:p>
      <text:p text:style-name="Standard">.h6 {</text:p>
      <text:p text:style-name="Standard"><text:s text:c="2"/>font-size: 12px;</text:p>
      <text:p text:style-name="Standard">}</text:p>
      <text:p text:style-name="Standard">p {</text:p>
      <text:p text:style-name="Standard"><text:s text:c="2"/>margin: 0 0 10px;</text:p>
      <text:p text:style-name="Standard">}</text:p>
      <text:p text:style-name="Standard">.lead {</text:p>
      <text:p text:style-name="Standard"><text:s text:c="2"/>margin-bottom: 20px;</text:p>
      <text:p text:style-name="Standard"><text:s text:c="2"/>font-size: 16px;</text:p>
      <text:p text:style-name="Standard"><text:s text:c="2"/>font-weight: 300;</text:p>
      <text:p text:style-name="Standard"><text:s text:c="2"/>line-height: 1.4;</text:p>
      <text:p text:style-name="Standard">}</text:p>
      <text:p text:style-name="Standard">@media (min-width: 768px) {</text:p>
      <text:p text:style-name="Standard"><text:s text:c="2"/>.lead {</text:p>
      <text:p text:style-name="Standard"><text:s text:c="4"/>font-size: 21px;</text:p>
      <text:p text:style-name="Standard"><text:s text:c="2"/>}</text:p>
      <text:p text:style-name="Standard">}</text:p>
      <text:p text:style-name="Standard">small,</text:p>
      <text:p text:style-name="Standard">.small {</text:p>
      <text:p text:style-name="Standard"><text:s text:c="2"/>font-size: 85%;</text:p>
      <text:p text:style-name="Standard">}</text:p>
      <text:p text:style-name="Standard">mark,</text:p>
      <text:p text:style-name="Standard"><text:soft-page-break/>.mark {</text:p>
      <text:p text:style-name="Standard"><text:s text:c="2"/>background-color: #fcf8e3;</text:p>
      <text:p text:style-name="Standard"><text:s text:c="2"/>padding: .2em;</text:p>
      <text:p text:style-name="Standard">}</text:p>
      <text:p text:style-name="Standard">.text-left {</text:p>
      <text:p text:style-name="Standard"><text:s text:c="2"/>text-align: left;</text:p>
      <text:p text:style-name="Standard">}</text:p>
      <text:p text:style-name="Standard">.text-right {</text:p>
      <text:p text:style-name="Standard"><text:s text:c="2"/>text-align: right;</text:p>
      <text:p text:style-name="Standard">}</text:p>
      <text:p text:style-name="Standard">.text-center {</text:p>
      <text:p text:style-name="Standard"><text:s text:c="2"/>text-align: center;</text:p>
      <text:p text:style-name="Standard">}</text:p>
      <text:p text:style-name="Standard">.text-justify {</text:p>
      <text:p text:style-name="Standard"><text:s text:c="2"/>text-align: justify;</text:p>
      <text:p text:style-name="Standard">}</text:p>
      <text:p text:style-name="Standard">.text-nowrap {</text:p>
      <text:p text:style-name="Standard"><text:s text:c="2"/>white-space: nowrap;</text:p>
      <text:p text:style-name="Standard">}</text:p>
      <text:p text:style-name="Standard">.text-lowercase {</text:p>
      <text:p text:style-name="Standard"><text:s text:c="2"/>text-transform: lowercase;</text:p>
      <text:p text:style-name="Standard">}</text:p>
      <text:p text:style-name="Standard">.text-uppercase {</text:p>
      <text:p text:style-name="Standard"><text:s text:c="2"/>text-transform: uppercase;</text:p>
      <text:p text:style-name="Standard">}</text:p>
      <text:p text:style-name="Standard">.text-capitalize {</text:p>
      <text:p text:style-name="Standard"><text:s text:c="2"/>text-transform: capitalize;</text:p>
      <text:p text:style-name="Standard">}</text:p>
      <text:p text:style-name="Standard">.text-muted {</text:p>
      <text:p text:style-name="Standard"><text:s text:c="2"/>color: #777777;</text:p>
      <text:p text:style-name="Standard">}</text:p>
      <text:p text:style-name="Standard">.text-primary {</text:p>
      <text:p text:style-name="Standard"><text:s text:c="2"/>color: #337ab7;</text:p>
      <text:p text:style-name="Standard">}</text:p>
      <text:p text:style-name="Standard">a.text-primary:hover,</text:p>
      <text:p text:style-name="Standard">a.text-primary:focus {</text:p>
      <text:p text:style-name="Standard"><text:s text:c="2"/>color: #286090;</text:p>
      <text:p text:style-name="Standard">}</text:p>
      <text:p text:style-name="Standard">.text-success {</text:p>
      <text:p text:style-name="Standard"><text:s text:c="2"/>color: #3c763d;</text:p>
      <text:p text:style-name="Standard">}</text:p>
      <text:p text:style-name="Standard">a.text-success:hover,</text:p>
      <text:p text:style-name="Standard">a.text-success:focus {</text:p>
      <text:p text:style-name="Standard"><text:s text:c="2"/>color: #2b542c;</text:p>
      <text:p text:style-name="Standard">}</text:p>
      <text:p text:style-name="Standard">.text-info {</text:p>
      <text:p text:style-name="Standard"><text:s text:c="2"/>color: #31708f;</text:p>
      <text:p text:style-name="Standard">}</text:p>
      <text:p text:style-name="Standard">a.text-info:hover,</text:p>
      <text:p text:style-name="Standard">a.text-info:focus {</text:p>
      <text:p text:style-name="Standard"><text:s text:c="2"/>color: #245269;</text:p>
      <text:p text:style-name="Standard">}</text:p>
      <text:p text:style-name="Standard"><text:soft-page-break/>.text-warning {</text:p>
      <text:p text:style-name="Standard"><text:s text:c="2"/>color: #8a6d3b;</text:p>
      <text:p text:style-name="Standard">}</text:p>
      <text:p text:style-name="Standard">a.text-warning:hover,</text:p>
      <text:p text:style-name="Standard">a.text-warning:focus {</text:p>
      <text:p text:style-name="Standard"><text:s text:c="2"/>color: #66512c;</text:p>
      <text:p text:style-name="Standard">}</text:p>
      <text:p text:style-name="Standard">.text-danger {</text:p>
      <text:p text:style-name="Standard"><text:s text:c="2"/>color: #a94442;</text:p>
      <text:p text:style-name="Standard">}</text:p>
      <text:p text:style-name="Standard">a.text-danger:hover,</text:p>
      <text:p text:style-name="Standard">a.text-danger:focus {</text:p>
      <text:p text:style-name="Standard"><text:s text:c="2"/>color: #843534;</text:p>
      <text:p text:style-name="Standard">}</text:p>
      <text:p text:style-name="Standard">.bg-primary {</text:p>
      <text:p text:style-name="Standard"><text:s text:c="2"/>color: #fff;</text:p>
      <text:p text:style-name="Standard"><text:s text:c="2"/>background-color: #337ab7;</text:p>
      <text:p text:style-name="Standard">}</text:p>
      <text:p text:style-name="Standard">a.bg-primary:hover,</text:p>
      <text:p text:style-name="Standard">a.bg-primary:focus {</text:p>
      <text:p text:style-name="Standard"><text:s text:c="2"/>background-color: #286090;</text:p>
      <text:p text:style-name="Standard">}</text:p>
      <text:p text:style-name="Standard">.bg-success {</text:p>
      <text:p text:style-name="Standard"><text:s text:c="2"/>background-color: #dff0d8;</text:p>
      <text:p text:style-name="Standard">}</text:p>
      <text:p text:style-name="Standard">a.bg-success:hover,</text:p>
      <text:p text:style-name="Standard">a.bg-success:focus {</text:p>
      <text:p text:style-name="Standard"><text:s text:c="2"/>background-color: #c1e2b3;</text:p>
      <text:p text:style-name="Standard">}</text:p>
      <text:p text:style-name="Standard">.bg-info {</text:p>
      <text:p text:style-name="Standard"><text:s text:c="2"/>background-color: #d9edf7;</text:p>
      <text:p text:style-name="Standard">}</text:p>
      <text:p text:style-name="Standard">a.bg-info:hover,</text:p>
      <text:p text:style-name="Standard">a.bg-info:focus {</text:p>
      <text:p text:style-name="Standard"><text:s text:c="2"/>background-color: #afd9ee;</text:p>
      <text:p text:style-name="Standard">}</text:p>
      <text:p text:style-name="Standard">.bg-warning {</text:p>
      <text:p text:style-name="Standard"><text:s text:c="2"/>background-color: #fcf8e3;</text:p>
      <text:p text:style-name="Standard">}</text:p>
      <text:p text:style-name="Standard">a.bg-warning:hover,</text:p>
      <text:p text:style-name="Standard">a.bg-warning:focus {</text:p>
      <text:p text:style-name="Standard"><text:s text:c="2"/>background-color: #f7ecb5;</text:p>
      <text:p text:style-name="Standard">}</text:p>
      <text:p text:style-name="Standard">.bg-danger {</text:p>
      <text:p text:style-name="Standard"><text:s text:c="2"/>background-color: #f2dede;</text:p>
      <text:p text:style-name="Standard">}</text:p>
      <text:p text:style-name="Standard">a.bg-danger:hover,</text:p>
      <text:p text:style-name="Standard">a.bg-danger:focus {</text:p>
      <text:p text:style-name="Standard"><text:s text:c="2"/>background-color: #e4b9b9;</text:p>
      <text:p text:style-name="Standard">}</text:p>
      <text:p text:style-name="Standard">.page-header {</text:p>
      <text:p text:style-name="Standard"><text:s text:c="2"/>padding-bottom: 9px;</text:p>
      <text:p text:style-name="Standard"><text:soft-page-break/><text:s text:c="2"/>margin: 40px 0 20px;</text:p>
      <text:p text:style-name="Standard"><text:s text:c="2"/>border-bottom: 1px solid #eeeeee;</text:p>
      <text:p text:style-name="Standard">}</text:p>
      <text:p text:style-name="Standard">ul,</text:p>
      <text:p text:style-name="Standard">ol {</text:p>
      <text:p text:style-name="Standard"><text:s text:c="2"/>margin-top: 0;</text:p>
      <text:p text:style-name="Standard"><text:s text:c="2"/>margin-bottom: 10px;</text:p>
      <text:p text:style-name="Standard">}</text:p>
      <text:p text:style-name="Standard">ul ul,</text:p>
      <text:p text:style-name="Standard">ol ul,</text:p>
      <text:p text:style-name="Standard">ul ol,</text:p>
      <text:p text:style-name="Standard">ol ol {</text:p>
      <text:p text:style-name="Standard"><text:s text:c="2"/>margin-bottom: 0;</text:p>
      <text:p text:style-name="Standard">}</text:p>
      <text:p text:style-name="Standard">.list-unstyled {</text:p>
      <text:p text:style-name="Standard"><text:s text:c="2"/>padding-left: 0;</text:p>
      <text:p text:style-name="Standard"><text:s text:c="2"/>list-style: none;</text:p>
      <text:p text:style-name="Standard">}</text:p>
      <text:p text:style-name="Standard">.list-inline {</text:p>
      <text:p text:style-name="Standard"><text:s text:c="2"/>padding-left: 0;</text:p>
      <text:p text:style-name="Standard"><text:s text:c="2"/>list-style: none;</text:p>
      <text:p text:style-name="Standard"><text:s text:c="2"/>margin-left: -5px;</text:p>
      <text:p text:style-name="Standard">}</text:p>
      <text:p text:style-name="Standard">.list-inline &gt; li {</text:p>
      <text:p text:style-name="Standard"><text:s text:c="2"/>display: inline-block;</text:p>
      <text:p text:style-name="Standard"><text:s text:c="2"/>padding-left: 5px;</text:p>
      <text:p text:style-name="Standard"><text:s text:c="2"/>padding-right: 5px;</text:p>
      <text:p text:style-name="Standard">}</text:p>
      <text:p text:style-name="Standard">dl {</text:p>
      <text:p text:style-name="Standard"><text:s text:c="2"/>margin-top: 0;</text:p>
      <text:p text:style-name="Standard"><text:s text:c="2"/>margin-bottom: 20px;</text:p>
      <text:p text:style-name="Standard">}</text:p>
      <text:p text:style-name="Standard">dt,</text:p>
      <text:p text:style-name="Standard">dd {</text:p>
      <text:p text:style-name="Standard"><text:s text:c="2"/>line-height: 1.42857143;</text:p>
      <text:p text:style-name="Standard">}</text:p>
      <text:p text:style-name="Standard">dt {</text:p>
      <text:p text:style-name="Standard"><text:s text:c="2"/>font-weight: bold;</text:p>
      <text:p text:style-name="Standard">}</text:p>
      <text:p text:style-name="Standard">dd {</text:p>
      <text:p text:style-name="Standard"><text:s text:c="2"/>margin-left: 0;</text:p>
      <text:p text:style-name="Standard">}</text:p>
      <text:p text:style-name="Standard">@media (min-width: 768px) {</text:p>
      <text:p text:style-name="Standard"><text:s text:c="2"/>.dl-horizontal dt {</text:p>
      <text:p text:style-name="Standard"><text:s text:c="4"/>float: left;</text:p>
      <text:p text:style-name="Standard"><text:s text:c="4"/>width: 160px;</text:p>
      <text:p text:style-name="Standard"><text:s text:c="4"/>clear: left;</text:p>
      <text:p text:style-name="Standard"><text:s text:c="4"/>text-align: right;</text:p>
      <text:p text:style-name="Standard"><text:s text:c="4"/>overflow: hidden;</text:p>
      <text:p text:style-name="Standard"><text:s text:c="4"/>text-overflow: ellipsis;</text:p>
      <text:p text:style-name="Standard"><text:s text:c="4"/>white-space: nowrap;</text:p>
      <text:p text:style-name="Standard"><text:s text:c="2"/>}</text:p>
      <text:p text:style-name="Standard"><text:soft-page-break/><text:s text:c="2"/>.dl-horizontal dd {</text:p>
      <text:p text:style-name="Standard"><text:s text:c="4"/>margin-left: 180px;</text:p>
      <text:p text:style-name="Standard"><text:s text:c="2"/>}</text:p>
      <text:p text:style-name="Standard">}</text:p>
      <text:p text:style-name="Standard">abbr[title],</text:p>
      <text:p text:style-name="Standard">abbr[data-original-title] {</text:p>
      <text:p text:style-name="Standard"><text:s text:c="2"/>cursor: help;</text:p>
      <text:p text:style-name="Standard"><text:s text:c="2"/>border-bottom: 1px dotted #777777;</text:p>
      <text:p text:style-name="Standard">}</text:p>
      <text:p text:style-name="Standard">.initialism {</text:p>
      <text:p text:style-name="Standard"><text:s text:c="2"/>font-size: 90%;</text:p>
      <text:p text:style-name="Standard"><text:s text:c="2"/>text-transform: uppercase;</text:p>
      <text:p text:style-name="Standard">}</text:p>
      <text:p text:style-name="Standard">blockquote {</text:p>
      <text:p text:style-name="Standard"><text:s text:c="2"/>padding: 10px 20px;</text:p>
      <text:p text:style-name="Standard"><text:s text:c="2"/>margin: 0 0 20px;</text:p>
      <text:p text:style-name="Standard"><text:s text:c="2"/>font-size: 17.5px;</text:p>
      <text:p text:style-name="Standard"><text:s text:c="2"/>border-left: 5px solid #eeeeee;</text:p>
      <text:p text:style-name="Standard">}</text:p>
      <text:p text:style-name="Standard">blockquote p:last-child,</text:p>
      <text:p text:style-name="Standard">blockquote ul:last-child,</text:p>
      <text:p text:style-name="Standard">blockquote ol:last-child {</text:p>
      <text:p text:style-name="Standard"><text:s text:c="2"/>margin-bottom: 0;</text:p>
      <text:p text:style-name="Standard">}</text:p>
      <text:p text:style-name="Standard">blockquote footer,</text:p>
      <text:p text:style-name="Standard">blockquote small,</text:p>
      <text:p text:style-name="Standard">blockquote .small {</text:p>
      <text:p text:style-name="Standard"><text:s text:c="2"/>display: block;</text:p>
      <text:p text:style-name="Standard"><text:s text:c="2"/>font-size: 80%;</text:p>
      <text:p text:style-name="Standard"><text:s text:c="2"/>line-height: 1.42857143;</text:p>
      <text:p text:style-name="Standard"><text:s text:c="2"/>color: #777777;</text:p>
      <text:p text:style-name="Standard">}</text:p>
      <text:p text:style-name="Standard">blockquote footer:before,</text:p>
      <text:p text:style-name="Standard">blockquote small:before,</text:p>
      <text:p text:style-name="Standard">blockquote .small:before {</text:p>
      <text:p text:style-name="Standard"><text:s text:c="2"/>content: '\2014 \00A0';</text:p>
      <text:p text:style-name="Standard">}</text:p>
      <text:p text:style-name="Standard">.blockquote-reverse,</text:p>
      <text:p text:style-name="Standard">blockquote.pull-right {</text:p>
      <text:p text:style-name="Standard"><text:s text:c="2"/>padding-right: 15px;</text:p>
      <text:p text:style-name="Standard"><text:s text:c="2"/>padding-left: 0;</text:p>
      <text:p text:style-name="Standard"><text:s text:c="2"/>border-right: 5px solid #eeeeee;</text:p>
      <text:p text:style-name="Standard"><text:s text:c="2"/>border-left: 0;</text:p>
      <text:p text:style-name="Standard"><text:s text:c="2"/>text-align: right;</text:p>
      <text:p text:style-name="Standard">}</text:p>
      <text:p text:style-name="Standard">.blockquote-reverse footer:before,</text:p>
      <text:p text:style-name="Standard">blockquote.pull-right footer:before,</text:p>
      <text:p text:style-name="Standard">.blockquote-reverse small:before,</text:p>
      <text:p text:style-name="Standard">blockquote.pull-right small:before,</text:p>
      <text:p text:style-name="Standard">.blockquote-reverse .small:before,</text:p>
      <text:p text:style-name="Standard">blockquote.pull-right .small:before {</text:p>
      <text:p text:style-name="Standard"><text:s text:c="2"/>content: '';</text:p>
      <text:p text:style-name="Standard"><text:soft-page-break/>}</text:p>
      <text:p text:style-name="Standard">.blockquote-reverse footer:after,</text:p>
      <text:p text:style-name="Standard">blockquote.pull-right footer:after,</text:p>
      <text:p text:style-name="Standard">.blockquote-reverse small:after,</text:p>
      <text:p text:style-name="Standard">blockquote.pull-right small:after,</text:p>
      <text:p text:style-name="Standard">.blockquote-reverse .small:after,</text:p>
      <text:p text:style-name="Standard">blockquote.pull-right .small:after {</text:p>
      <text:p text:style-name="Standard"><text:s text:c="2"/>content: '\00A0 \2014';</text:p>
      <text:p text:style-name="Standard">}</text:p>
      <text:p text:style-name="Standard">address {</text:p>
      <text:p text:style-name="Standard"><text:s text:c="2"/>margin-bottom: 20px;</text:p>
      <text:p text:style-name="Standard"><text:s text:c="2"/>font-style: normal;</text:p>
      <text:p text:style-name="Standard"><text:s text:c="2"/>line-height: 1.42857143;</text:p>
      <text:p text:style-name="Standard">}</text:p>
      <text:p text:style-name="Standard">code,</text:p>
      <text:p text:style-name="Standard">kbd,</text:p>
      <text:p text:style-name="Standard">pre,</text:p>
      <text:p text:style-name="Standard">samp {</text:p>
      <text:p text:style-name="Standard"><text:s text:c="2"/>font-family: Menlo, Monaco, Consolas, "Courier New", monospace;</text:p>
      <text:p text:style-name="Standard">}</text:p>
      <text:p text:style-name="Standard">code {</text:p>
      <text:p text:style-name="Standard"><text:s text:c="2"/>padding: 2px 4px;</text:p>
      <text:p text:style-name="Standard"><text:s text:c="2"/>font-size: 90%;</text:p>
      <text:p text:style-name="Standard"><text:s text:c="2"/>color: #c7254e;</text:p>
      <text:p text:style-name="Standard"><text:s text:c="2"/>background-color: #f9f2f4;</text:p>
      <text:p text:style-name="Standard"><text:s text:c="2"/>border-radius: 4px;</text:p>
      <text:p text:style-name="Standard">}</text:p>
      <text:p text:style-name="Standard">kbd {</text:p>
      <text:p text:style-name="Standard"><text:s text:c="2"/>padding: 2px 4px;</text:p>
      <text:p text:style-name="Standard"><text:s text:c="2"/>font-size: 90%;</text:p>
      <text:p text:style-name="Standard"><text:s text:c="2"/>color: #fff;</text:p>
      <text:p text:style-name="Standard"><text:s text:c="2"/>background-color: #333;</text:p>
      <text:p text:style-name="Standard"><text:s text:c="2"/>border-radius: 3px;</text:p>
      <text:p text:style-name="Standard"><text:s text:c="2"/>box-shadow: inset 0 -1px 0 rgba(0, 0, 0, 0.25);</text:p>
      <text:p text:style-name="Standard">}</text:p>
      <text:p text:style-name="Standard">kbd kbd {</text:p>
      <text:p text:style-name="Standard"><text:s text:c="2"/>padding: 0;</text:p>
      <text:p text:style-name="Standard"><text:s text:c="2"/>font-size: 100%;</text:p>
      <text:p text:style-name="Standard"><text:s text:c="2"/>font-weight: bold;</text:p>
      <text:p text:style-name="Standard"><text:s text:c="2"/>box-shadow: none;</text:p>
      <text:p text:style-name="Standard">}</text:p>
      <text:p text:style-name="Standard">pre {</text:p>
      <text:p text:style-name="Standard"><text:s text:c="2"/>display: block;</text:p>
      <text:p text:style-name="Standard"><text:s text:c="2"/>padding: 9.5px;</text:p>
      <text:p text:style-name="Standard"><text:s text:c="2"/>margin: 0 0 10px;</text:p>
      <text:p text:style-name="Standard"><text:s text:c="2"/>font-size: 13px;</text:p>
      <text:p text:style-name="Standard"><text:s text:c="2"/>line-height: 1.42857143;</text:p>
      <text:p text:style-name="Standard"><text:s text:c="2"/>word-break: break-all;</text:p>
      <text:p text:style-name="Standard"><text:s text:c="2"/>word-wrap: break-word;</text:p>
      <text:p text:style-name="Standard"><text:s text:c="2"/>color: #333333;</text:p>
      <text:p text:style-name="Standard"><text:s text:c="2"/>background-color: #f5f5f5;</text:p>
      <text:p text:style-name="Standard"><text:s text:c="2"/>border: 1px solid #ccc;</text:p>
      <text:p text:style-name="Standard"><text:soft-page-break/><text:s text:c="2"/>border-radius: 4px;</text:p>
      <text:p text:style-name="Standard">}</text:p>
      <text:p text:style-name="Standard">pre code {</text:p>
      <text:p text:style-name="Standard"><text:s text:c="2"/>padding: 0;</text:p>
      <text:p text:style-name="Standard"><text:s text:c="2"/>font-size: inherit;</text:p>
      <text:p text:style-name="Standard"><text:s text:c="2"/>color: inherit;</text:p>
      <text:p text:style-name="Standard"><text:s text:c="2"/>white-space: pre-wrap;</text:p>
      <text:p text:style-name="Standard"><text:s text:c="2"/>background-color: transparent;</text:p>
      <text:p text:style-name="Standard"><text:s text:c="2"/>border-radius: 0;</text:p>
      <text:p text:style-name="Standard">}</text:p>
      <text:p text:style-name="Standard">.pre-scrollable {</text:p>
      <text:p text:style-name="Standard"><text:s text:c="2"/>max-height: 340px;</text:p>
      <text:p text:style-name="Standard"><text:s text:c="2"/>overflow-y: scroll;</text:p>
      <text:p text:style-name="Standard">}</text:p>
      <text:p text:style-name="Standard">.container {</text:p>
      <text:p text:style-name="Standard"><text:s text:c="2"/>margin-right: auto;</text:p>
      <text:p text:style-name="Standard"><text:s text:c="2"/>margin-left: auto;</text:p>
      <text:p text:style-name="Standard"><text:s text:c="2"/>padding-left: 15px;</text:p>
      <text:p text:style-name="Standard"><text:s text:c="2"/>padding-right: 15px;</text:p>
      <text:p text:style-name="Standard">}</text:p>
      <text:p text:style-name="Standard">@media (min-width: 768px) {</text:p>
      <text:p text:style-name="Standard"><text:s text:c="2"/>.container {</text:p>
      <text:p text:style-name="Standard"><text:s text:c="4"/>width: 750px;</text:p>
      <text:p text:style-name="Standard"><text:s text:c="2"/>}</text:p>
      <text:p text:style-name="Standard">}</text:p>
      <text:p text:style-name="Standard">@media (min-width: 992px) {</text:p>
      <text:p text:style-name="Standard"><text:s text:c="2"/>.container {</text:p>
      <text:p text:style-name="Standard"><text:s text:c="4"/>width: 970px;</text:p>
      <text:p text:style-name="Standard"><text:s text:c="2"/>}</text:p>
      <text:p text:style-name="Standard">}</text:p>
      <text:p text:style-name="Standard">@media (min-width: 1200px) {</text:p>
      <text:p text:style-name="Standard"><text:s text:c="2"/>.container {</text:p>
      <text:p text:style-name="Standard"><text:s text:c="4"/>width: 1170px;</text:p>
      <text:p text:style-name="Standard"><text:s text:c="2"/>}</text:p>
      <text:p text:style-name="Standard">}</text:p>
      <text:p text:style-name="Standard">.container-fluid {</text:p>
      <text:p text:style-name="Standard"><text:s text:c="2"/>margin-right: auto;</text:p>
      <text:p text:style-name="Standard"><text:s text:c="2"/>margin-left: auto;</text:p>
      <text:p text:style-name="Standard"><text:s text:c="2"/>padding-left: 15px;</text:p>
      <text:p text:style-name="Standard"><text:s text:c="2"/>padding-right: 15px;</text:p>
      <text:p text:style-name="Standard">}</text:p>
      <text:p text:style-name="Standard">.row {</text:p>
      <text:p text:style-name="Standard"><text:s text:c="2"/>margin-left: -15px;</text:p>
      <text:p text:style-name="Standard"><text:s text:c="2"/>margin-right: -15px;</text:p>
      <text:p text:style-name="Standard">}</text:p>
      <text:p text:style-name="Standard">.col-xs-1, .col-sm-1, .col-md-1, .col-lg-1, .col-xs-2, .col-sm-2, .col-md-2, .col-lg-2, .col-xs-3, .col-sm-3, .col-md-3, .col-lg-3, .col-xs-4, .col-sm-4, .col-md-4, .col-lg-4, .col-xs-5, .col-sm-5, .col-md-5, .col-lg-5, .col-xs-6, .col-sm-6, .col-md-6, .col-lg-6, .col-xs-7, .col-sm-7, .col-md-7, .col-lg-7, .col-xs-8, .col-sm-8, .col-md-8, .col-lg-8, .col-xs-9, .col-sm-9, .col-md-9, .col-lg-9, .col-xs-10, .col-sm-10, .col-md-10, .col-lg-10, .col-xs-11, .col-sm-11, .col-md-11, .col-lg-11, .col-xs-12, .col-sm-12, .col-md-12, .col-lg-12 {</text:p>
      <text:p text:style-name="Standard"><text:s text:c="2"/>position: relative;</text:p>
      <text:p text:style-name="Standard"><text:soft-page-break/><text:s text:c="2"/>min-height: 1px;</text:p>
      <text:p text:style-name="Standard"><text:s text:c="2"/>padding-left: 15px;</text:p>
      <text:p text:style-name="Standard"><text:s text:c="2"/>padding-right: 15px;</text:p>
      <text:p text:style-name="Standard">}</text:p>
      <text:p text:style-name="Standard">.col-xs-1, .col-xs-2, .col-xs-3, .col-xs-4, .col-xs-5, .col-xs-6, .col-xs-7, .col-xs-8, .col-xs-9, .col-xs-10, .col-xs-11, .col-xs-12 {</text:p>
      <text:p text:style-name="Standard"><text:s text:c="2"/>float: left;</text:p>
      <text:p text:style-name="Standard">}</text:p>
      <text:p text:style-name="Standard">.col-xs-12 {</text:p>
      <text:p text:style-name="Standard"><text:s text:c="2"/>width: 100%;</text:p>
      <text:p text:style-name="Standard">}</text:p>
      <text:p text:style-name="Standard">.col-xs-11 {</text:p>
      <text:p text:style-name="Standard"><text:s text:c="2"/>width: 91.66666667%;</text:p>
      <text:p text:style-name="Standard">}</text:p>
      <text:p text:style-name="Standard">.col-xs-10 {</text:p>
      <text:p text:style-name="Standard"><text:s text:c="2"/>width: 83.33333333%;</text:p>
      <text:p text:style-name="Standard">}</text:p>
      <text:p text:style-name="Standard">.col-xs-9 {</text:p>
      <text:p text:style-name="Standard"><text:s text:c="2"/>width: 75%;</text:p>
      <text:p text:style-name="Standard">}</text:p>
      <text:p text:style-name="Standard">.col-xs-8 {</text:p>
      <text:p text:style-name="Standard"><text:s text:c="2"/>width: 66.66666667%;</text:p>
      <text:p text:style-name="Standard">}</text:p>
      <text:p text:style-name="Standard">.col-xs-7 {</text:p>
      <text:p text:style-name="Standard"><text:s text:c="2"/>width: 58.33333333%;</text:p>
      <text:p text:style-name="Standard">}</text:p>
      <text:p text:style-name="Standard">.col-xs-6 {</text:p>
      <text:p text:style-name="Standard"><text:s text:c="2"/>width: 50%;</text:p>
      <text:p text:style-name="Standard">}</text:p>
      <text:p text:style-name="Standard">.col-xs-5 {</text:p>
      <text:p text:style-name="Standard"><text:s text:c="2"/>width: 41.66666667%;</text:p>
      <text:p text:style-name="Standard">}</text:p>
      <text:p text:style-name="Standard">.col-xs-4 {</text:p>
      <text:p text:style-name="Standard"><text:s text:c="2"/>width: 33.33333333%;</text:p>
      <text:p text:style-name="Standard">}</text:p>
      <text:p text:style-name="Standard">.col-xs-3 {</text:p>
      <text:p text:style-name="Standard"><text:s text:c="2"/>width: 25%;</text:p>
      <text:p text:style-name="Standard">}</text:p>
      <text:p text:style-name="Standard">.col-xs-2 {</text:p>
      <text:p text:style-name="Standard"><text:s text:c="2"/>width: 16.66666667%;</text:p>
      <text:p text:style-name="Standard">}</text:p>
      <text:p text:style-name="Standard">.col-xs-1 {</text:p>
      <text:p text:style-name="Standard"><text:s text:c="2"/>width: 8.33333333%;</text:p>
      <text:p text:style-name="Standard">}</text:p>
      <text:p text:style-name="Standard">.col-xs-pull-12 {</text:p>
      <text:p text:style-name="Standard"><text:s text:c="2"/>right: 100%;</text:p>
      <text:p text:style-name="Standard">}</text:p>
      <text:p text:style-name="Standard">.col-xs-pull-11 {</text:p>
      <text:p text:style-name="Standard"><text:s text:c="2"/>right: 91.66666667%;</text:p>
      <text:p text:style-name="Standard">}</text:p>
      <text:p text:style-name="Standard">.col-xs-pull-10 {</text:p>
      <text:p text:style-name="Standard"><text:s text:c="2"/>right: 83.33333333%;</text:p>
      <text:p text:style-name="Standard"><text:soft-page-break/>}</text:p>
      <text:p text:style-name="Standard">.col-xs-pull-9 {</text:p>
      <text:p text:style-name="Standard"><text:s text:c="2"/>right: 75%;</text:p>
      <text:p text:style-name="Standard">}</text:p>
      <text:p text:style-name="Standard">.col-xs-pull-8 {</text:p>
      <text:p text:style-name="Standard"><text:s text:c="2"/>right: 66.66666667%;</text:p>
      <text:p text:style-name="Standard">}</text:p>
      <text:p text:style-name="Standard">.col-xs-pull-7 {</text:p>
      <text:p text:style-name="Standard"><text:s text:c="2"/>right: 58.33333333%;</text:p>
      <text:p text:style-name="Standard">}</text:p>
      <text:p text:style-name="Standard">.col-xs-pull-6 {</text:p>
      <text:p text:style-name="Standard"><text:s text:c="2"/>right: 50%;</text:p>
      <text:p text:style-name="Standard">}</text:p>
      <text:p text:style-name="Standard">.col-xs-pull-5 {</text:p>
      <text:p text:style-name="Standard"><text:s text:c="2"/>right: 41.66666667%;</text:p>
      <text:p text:style-name="Standard">}</text:p>
      <text:p text:style-name="Standard">.col-xs-pull-4 {</text:p>
      <text:p text:style-name="Standard"><text:s text:c="2"/>right: 33.33333333%;</text:p>
      <text:p text:style-name="Standard">}</text:p>
      <text:p text:style-name="Standard">.col-xs-pull-3 {</text:p>
      <text:p text:style-name="Standard"><text:s text:c="2"/>right: 25%;</text:p>
      <text:p text:style-name="Standard">}</text:p>
      <text:p text:style-name="Standard">.col-xs-pull-2 {</text:p>
      <text:p text:style-name="Standard"><text:s text:c="2"/>right: 16.66666667%;</text:p>
      <text:p text:style-name="Standard">}</text:p>
      <text:p text:style-name="Standard">.col-xs-pull-1 {</text:p>
      <text:p text:style-name="Standard"><text:s text:c="2"/>right: 8.33333333%;</text:p>
      <text:p text:style-name="Standard">}</text:p>
      <text:p text:style-name="Standard">.col-xs-pull-0 {</text:p>
      <text:p text:style-name="Standard"><text:s text:c="2"/>right: auto;</text:p>
      <text:p text:style-name="Standard">}</text:p>
      <text:p text:style-name="Standard">.col-xs-push-12 {</text:p>
      <text:p text:style-name="Standard"><text:s text:c="2"/>left: 100%;</text:p>
      <text:p text:style-name="Standard">}</text:p>
      <text:p text:style-name="Standard">.col-xs-push-11 {</text:p>
      <text:p text:style-name="Standard"><text:s text:c="2"/>left: 91.66666667%;</text:p>
      <text:p text:style-name="Standard">}</text:p>
      <text:p text:style-name="Standard">.col-xs-push-10 {</text:p>
      <text:p text:style-name="Standard"><text:s text:c="2"/>left: 83.33333333%;</text:p>
      <text:p text:style-name="Standard">}</text:p>
      <text:p text:style-name="Standard">.col-xs-push-9 {</text:p>
      <text:p text:style-name="Standard"><text:s text:c="2"/>left: 75%;</text:p>
      <text:p text:style-name="Standard">}</text:p>
      <text:p text:style-name="Standard">.col-xs-push-8 {</text:p>
      <text:p text:style-name="Standard"><text:s text:c="2"/>left: 66.66666667%;</text:p>
      <text:p text:style-name="Standard">}</text:p>
      <text:p text:style-name="Standard">.col-xs-push-7 {</text:p>
      <text:p text:style-name="Standard"><text:s text:c="2"/>left: 58.33333333%;</text:p>
      <text:p text:style-name="Standard">}</text:p>
      <text:p text:style-name="Standard">.col-xs-push-6 {</text:p>
      <text:p text:style-name="Standard"><text:s text:c="2"/>left: 50%;</text:p>
      <text:p text:style-name="Standard">}</text:p>
      <text:p text:style-name="Standard"><text:soft-page-break/>.col-xs-push-5 {</text:p>
      <text:p text:style-name="Standard"><text:s text:c="2"/>left: 41.66666667%;</text:p>
      <text:p text:style-name="Standard">}</text:p>
      <text:p text:style-name="Standard">.col-xs-push-4 {</text:p>
      <text:p text:style-name="Standard"><text:s text:c="2"/>left: 33.33333333%;</text:p>
      <text:p text:style-name="Standard">}</text:p>
      <text:p text:style-name="Standard">.col-xs-push-3 {</text:p>
      <text:p text:style-name="Standard"><text:s text:c="2"/>left: 25%;</text:p>
      <text:p text:style-name="Standard">}</text:p>
      <text:p text:style-name="Standard">.col-xs-push-2 {</text:p>
      <text:p text:style-name="Standard"><text:s text:c="2"/>left: 16.66666667%;</text:p>
      <text:p text:style-name="Standard">}</text:p>
      <text:p text:style-name="Standard">.col-xs-push-1 {</text:p>
      <text:p text:style-name="Standard"><text:s text:c="2"/>left: 8.33333333%;</text:p>
      <text:p text:style-name="Standard">}</text:p>
      <text:p text:style-name="Standard">.col-xs-push-0 {</text:p>
      <text:p text:style-name="Standard"><text:s text:c="2"/>left: auto;</text:p>
      <text:p text:style-name="Standard">}</text:p>
      <text:p text:style-name="Standard">.col-xs-offset-12 {</text:p>
      <text:p text:style-name="Standard"><text:s text:c="2"/>margin-left: 100%;</text:p>
      <text:p text:style-name="Standard">}</text:p>
      <text:p text:style-name="Standard">.col-xs-offset-11 {</text:p>
      <text:p text:style-name="Standard"><text:s text:c="2"/>margin-left: 91.66666667%;</text:p>
      <text:p text:style-name="Standard">}</text:p>
      <text:p text:style-name="Standard">.col-xs-offset-10 {</text:p>
      <text:p text:style-name="Standard"><text:s text:c="2"/>margin-left: 83.33333333%;</text:p>
      <text:p text:style-name="Standard">}</text:p>
      <text:p text:style-name="Standard">.col-xs-offset-9 {</text:p>
      <text:p text:style-name="Standard"><text:s text:c="2"/>margin-left: 75%;</text:p>
      <text:p text:style-name="Standard">}</text:p>
      <text:p text:style-name="Standard">.col-xs-offset-8 {</text:p>
      <text:p text:style-name="Standard"><text:s text:c="2"/>margin-left: 66.66666667%;</text:p>
      <text:p text:style-name="Standard">}</text:p>
      <text:p text:style-name="Standard">.col-xs-offset-7 {</text:p>
      <text:p text:style-name="Standard"><text:s text:c="2"/>margin-left: 58.33333333%;</text:p>
      <text:p text:style-name="Standard">}</text:p>
      <text:p text:style-name="Standard">.col-xs-offset-6 {</text:p>
      <text:p text:style-name="Standard"><text:s text:c="2"/>margin-left: 50%;</text:p>
      <text:p text:style-name="Standard">}</text:p>
      <text:p text:style-name="Standard">.col-xs-offset-5 {</text:p>
      <text:p text:style-name="Standard"><text:s text:c="2"/>margin-left: 41.66666667%;</text:p>
      <text:p text:style-name="Standard">}</text:p>
      <text:p text:style-name="Standard">.col-xs-offset-4 {</text:p>
      <text:p text:style-name="Standard"><text:s text:c="2"/>margin-left: 33.33333333%;</text:p>
      <text:p text:style-name="Standard">}</text:p>
      <text:p text:style-name="Standard">.col-xs-offset-3 {</text:p>
      <text:p text:style-name="Standard"><text:s text:c="2"/>margin-left: 25%;</text:p>
      <text:p text:style-name="Standard">}</text:p>
      <text:p text:style-name="Standard">.col-xs-offset-2 {</text:p>
      <text:p text:style-name="Standard"><text:s text:c="2"/>margin-left: 16.66666667%;</text:p>
      <text:p text:style-name="Standard">}</text:p>
      <text:p text:style-name="Standard">.col-xs-offset-1 {</text:p>
      <text:p text:style-name="Standard"><text:soft-page-break/><text:s text:c="2"/>margin-left: 8.33333333%;</text:p>
      <text:p text:style-name="Standard">}</text:p>
      <text:p text:style-name="Standard">.col-xs-offset-0 {</text:p>
      <text:p text:style-name="Standard"><text:s text:c="2"/>margin-left: 0%;</text:p>
      <text:p text:style-name="Standard">}</text:p>
      <text:p text:style-name="Standard">@media (min-width: 768px) {</text:p>
      <text:p text:style-name="Standard"><text:s text:c="2"/>.col-sm-1, .col-sm-2, .col-sm-3, .col-sm-4, .col-sm-5, .col-sm-6, .col-sm-7, .col-sm-8, .col-sm-9, .col-sm-10, .col-sm-11, .col-sm-12 {</text:p>
      <text:p text:style-name="Standard"><text:s text:c="4"/>float: left;</text:p>
      <text:p text:style-name="Standard"><text:s text:c="2"/>}</text:p>
      <text:p text:style-name="Standard"><text:s text:c="2"/>.col-sm-12 {</text:p>
      <text:p text:style-name="Standard"><text:s text:c="4"/>width: 100%;</text:p>
      <text:p text:style-name="Standard"><text:s text:c="2"/>}</text:p>
      <text:p text:style-name="Standard"><text:s text:c="2"/>.col-sm-11 {</text:p>
      <text:p text:style-name="Standard"><text:s text:c="4"/>width: 91.66666667%;</text:p>
      <text:p text:style-name="Standard"><text:s text:c="2"/>}</text:p>
      <text:p text:style-name="Standard"><text:s text:c="2"/>.col-sm-10 {</text:p>
      <text:p text:style-name="Standard"><text:s text:c="4"/>width: 83.33333333%;</text:p>
      <text:p text:style-name="Standard"><text:s text:c="2"/>}</text:p>
      <text:p text:style-name="Standard"><text:s text:c="2"/>.col-sm-9 {</text:p>
      <text:p text:style-name="Standard"><text:s text:c="4"/>width: 75%;</text:p>
      <text:p text:style-name="Standard"><text:s text:c="2"/>}</text:p>
      <text:p text:style-name="Standard"><text:s text:c="2"/>.col-sm-8 {</text:p>
      <text:p text:style-name="Standard"><text:s text:c="4"/>width: 66.66666667%;</text:p>
      <text:p text:style-name="Standard"><text:s text:c="2"/>}</text:p>
      <text:p text:style-name="Standard"><text:s text:c="2"/>.col-sm-7 {</text:p>
      <text:p text:style-name="Standard"><text:s text:c="4"/>width: 58.33333333%;</text:p>
      <text:p text:style-name="Standard"><text:s text:c="2"/>}</text:p>
      <text:p text:style-name="Standard"><text:s text:c="2"/>.col-sm-6 {</text:p>
      <text:p text:style-name="Standard"><text:s text:c="4"/>width: 50%;</text:p>
      <text:p text:style-name="Standard"><text:s text:c="2"/>}</text:p>
      <text:p text:style-name="Standard"><text:s text:c="2"/>.col-sm-5 {</text:p>
      <text:p text:style-name="Standard"><text:s text:c="4"/>width: 41.66666667%;</text:p>
      <text:p text:style-name="Standard"><text:s text:c="2"/>}</text:p>
      <text:p text:style-name="Standard"><text:s text:c="2"/>.col-sm-4 {</text:p>
      <text:p text:style-name="Standard"><text:s text:c="4"/>width: 33.33333333%;</text:p>
      <text:p text:style-name="Standard"><text:s text:c="2"/>}</text:p>
      <text:p text:style-name="Standard"><text:s text:c="2"/>.col-sm-3 {</text:p>
      <text:p text:style-name="Standard"><text:s text:c="4"/>width: 25%;</text:p>
      <text:p text:style-name="Standard"><text:s text:c="2"/>}</text:p>
      <text:p text:style-name="Standard"><text:s text:c="2"/>.col-sm-2 {</text:p>
      <text:p text:style-name="Standard"><text:s text:c="4"/>width: 16.66666667%;</text:p>
      <text:p text:style-name="Standard"><text:s text:c="2"/>}</text:p>
      <text:p text:style-name="Standard"><text:s text:c="2"/>.col-sm-1 {</text:p>
      <text:p text:style-name="Standard"><text:s text:c="4"/>width: 8.33333333%;</text:p>
      <text:p text:style-name="Standard"><text:s text:c="2"/>}</text:p>
      <text:p text:style-name="Standard"><text:s text:c="2"/>.col-sm-pull-12 {</text:p>
      <text:p text:style-name="Standard"><text:s text:c="4"/>right: 100%;</text:p>
      <text:p text:style-name="Standard"><text:s text:c="2"/>}</text:p>
      <text:p text:style-name="Standard"><text:s text:c="2"/>.col-sm-pull-11 {</text:p>
      <text:p text:style-name="Standard"><text:s text:c="4"/>right: 91.66666667%;</text:p>
      <text:p text:style-name="Standard"><text:s text:c="2"/>}</text:p>
      <text:p text:style-name="Standard"><text:soft-page-break/><text:s text:c="2"/>.col-sm-pull-10 {</text:p>
      <text:p text:style-name="Standard"><text:s text:c="4"/>right: 83.33333333%;</text:p>
      <text:p text:style-name="Standard"><text:s text:c="2"/>}</text:p>
      <text:p text:style-name="Standard"><text:s text:c="2"/>.col-sm-pull-9 {</text:p>
      <text:p text:style-name="Standard"><text:s text:c="4"/>right: 75%;</text:p>
      <text:p text:style-name="Standard"><text:s text:c="2"/>}</text:p>
      <text:p text:style-name="Standard"><text:s text:c="2"/>.col-sm-pull-8 {</text:p>
      <text:p text:style-name="Standard"><text:s text:c="4"/>right: 66.66666667%;</text:p>
      <text:p text:style-name="Standard"><text:s text:c="2"/>}</text:p>
      <text:p text:style-name="Standard"><text:s text:c="2"/>.col-sm-pull-7 {</text:p>
      <text:p text:style-name="Standard"><text:s text:c="4"/>right: 58.33333333%;</text:p>
      <text:p text:style-name="Standard"><text:s text:c="2"/>}</text:p>
      <text:p text:style-name="Standard"><text:s text:c="2"/>.col-sm-pull-6 {</text:p>
      <text:p text:style-name="Standard"><text:s text:c="4"/>right: 50%;</text:p>
      <text:p text:style-name="Standard"><text:s text:c="2"/>}</text:p>
      <text:p text:style-name="Standard"><text:s text:c="2"/>.col-sm-pull-5 {</text:p>
      <text:p text:style-name="Standard"><text:s text:c="4"/>right: 41.66666667%;</text:p>
      <text:p text:style-name="Standard"><text:s text:c="2"/>}</text:p>
      <text:p text:style-name="Standard"><text:s text:c="2"/>.col-sm-pull-4 {</text:p>
      <text:p text:style-name="Standard"><text:s text:c="4"/>right: 33.33333333%;</text:p>
      <text:p text:style-name="Standard"><text:s text:c="2"/>}</text:p>
      <text:p text:style-name="Standard"><text:s text:c="2"/>.col-sm-pull-3 {</text:p>
      <text:p text:style-name="Standard"><text:s text:c="4"/>right: 25%;</text:p>
      <text:p text:style-name="Standard"><text:s text:c="2"/>}</text:p>
      <text:p text:style-name="Standard"><text:s text:c="2"/>.col-sm-pull-2 {</text:p>
      <text:p text:style-name="Standard"><text:s text:c="4"/>right: 16.66666667%;</text:p>
      <text:p text:style-name="Standard"><text:s text:c="2"/>}</text:p>
      <text:p text:style-name="Standard"><text:s text:c="2"/>.col-sm-pull-1 {</text:p>
      <text:p text:style-name="Standard"><text:s text:c="4"/>right: 8.33333333%;</text:p>
      <text:p text:style-name="Standard"><text:s text:c="2"/>}</text:p>
      <text:p text:style-name="Standard"><text:s text:c="2"/>.col-sm-pull-0 {</text:p>
      <text:p text:style-name="Standard"><text:s text:c="4"/>right: auto;</text:p>
      <text:p text:style-name="Standard"><text:s text:c="2"/>}</text:p>
      <text:p text:style-name="Standard"><text:s text:c="2"/>.col-sm-push-12 {</text:p>
      <text:p text:style-name="Standard"><text:s text:c="4"/>left: 100%;</text:p>
      <text:p text:style-name="Standard"><text:s text:c="2"/>}</text:p>
      <text:p text:style-name="Standard"><text:s text:c="2"/>.col-sm-push-11 {</text:p>
      <text:p text:style-name="Standard"><text:s text:c="4"/>left: 91.66666667%;</text:p>
      <text:p text:style-name="Standard"><text:s text:c="2"/>}</text:p>
      <text:p text:style-name="Standard"><text:s text:c="2"/>.col-sm-push-10 {</text:p>
      <text:p text:style-name="Standard"><text:s text:c="4"/>left: 83.33333333%;</text:p>
      <text:p text:style-name="Standard"><text:s text:c="2"/>}</text:p>
      <text:p text:style-name="Standard"><text:s text:c="2"/>.col-sm-push-9 {</text:p>
      <text:p text:style-name="Standard"><text:s text:c="4"/>left: 75%;</text:p>
      <text:p text:style-name="Standard"><text:s text:c="2"/>}</text:p>
      <text:p text:style-name="Standard"><text:s text:c="2"/>.col-sm-push-8 {</text:p>
      <text:p text:style-name="Standard"><text:s text:c="4"/>left: 66.66666667%;</text:p>
      <text:p text:style-name="Standard"><text:s text:c="2"/>}</text:p>
      <text:p text:style-name="Standard"><text:s text:c="2"/>.col-sm-push-7 {</text:p>
      <text:p text:style-name="Standard"><text:s text:c="4"/>left: 58.33333333%;</text:p>
      <text:p text:style-name="Standard"><text:s text:c="2"/>}</text:p>
      <text:p text:style-name="Standard"><text:s text:c="2"/>.col-sm-push-6 {</text:p>
      <text:p text:style-name="Standard"><text:soft-page-break/><text:s text:c="4"/>left: 50%;</text:p>
      <text:p text:style-name="Standard"><text:s text:c="2"/>}</text:p>
      <text:p text:style-name="Standard"><text:s text:c="2"/>.col-sm-push-5 {</text:p>
      <text:p text:style-name="Standard"><text:s text:c="4"/>left: 41.66666667%;</text:p>
      <text:p text:style-name="Standard"><text:s text:c="2"/>}</text:p>
      <text:p text:style-name="Standard"><text:s text:c="2"/>.col-sm-push-4 {</text:p>
      <text:p text:style-name="Standard"><text:s text:c="4"/>left: 33.33333333%;</text:p>
      <text:p text:style-name="Standard"><text:s text:c="2"/>}</text:p>
      <text:p text:style-name="Standard"><text:s text:c="2"/>.col-sm-push-3 {</text:p>
      <text:p text:style-name="Standard"><text:s text:c="4"/>left: 25%;</text:p>
      <text:p text:style-name="Standard"><text:s text:c="2"/>}</text:p>
      <text:p text:style-name="Standard"><text:s text:c="2"/>.col-sm-push-2 {</text:p>
      <text:p text:style-name="Standard"><text:s text:c="4"/>left: 16.66666667%;</text:p>
      <text:p text:style-name="Standard"><text:s text:c="2"/>}</text:p>
      <text:p text:style-name="Standard"><text:s text:c="2"/>.col-sm-push-1 {</text:p>
      <text:p text:style-name="Standard"><text:s text:c="4"/>left: 8.33333333%;</text:p>
      <text:p text:style-name="Standard"><text:s text:c="2"/>}</text:p>
      <text:p text:style-name="Standard"><text:s text:c="2"/>.col-sm-push-0 {</text:p>
      <text:p text:style-name="Standard"><text:s text:c="4"/>left: auto;</text:p>
      <text:p text:style-name="Standard"><text:s text:c="2"/>}</text:p>
      <text:p text:style-name="Standard"><text:s text:c="2"/>.col-sm-offset-12 {</text:p>
      <text:p text:style-name="Standard"><text:s text:c="4"/>margin-left: 100%;</text:p>
      <text:p text:style-name="Standard"><text:s text:c="2"/>}</text:p>
      <text:p text:style-name="Standard"><text:s text:c="2"/>.col-sm-offset-11 {</text:p>
      <text:p text:style-name="Standard"><text:s text:c="4"/>margin-left: 91.66666667%;</text:p>
      <text:p text:style-name="Standard"><text:s text:c="2"/>}</text:p>
      <text:p text:style-name="Standard"><text:s text:c="2"/>.col-sm-offset-10 {</text:p>
      <text:p text:style-name="Standard"><text:s text:c="4"/>margin-left: 83.33333333%;</text:p>
      <text:p text:style-name="Standard"><text:s text:c="2"/>}</text:p>
      <text:p text:style-name="Standard"><text:s text:c="2"/>.col-sm-offset-9 {</text:p>
      <text:p text:style-name="Standard"><text:s text:c="4"/>margin-left: 75%;</text:p>
      <text:p text:style-name="Standard"><text:s text:c="2"/>}</text:p>
      <text:p text:style-name="Standard"><text:s text:c="2"/>.col-sm-offset-8 {</text:p>
      <text:p text:style-name="Standard"><text:s text:c="4"/>margin-left: 66.66666667%;</text:p>
      <text:p text:style-name="Standard"><text:s text:c="2"/>}</text:p>
      <text:p text:style-name="Standard"><text:s text:c="2"/>.col-sm-offset-7 {</text:p>
      <text:p text:style-name="Standard"><text:s text:c="4"/>margin-left: 58.33333333%;</text:p>
      <text:p text:style-name="Standard"><text:s text:c="2"/>}</text:p>
      <text:p text:style-name="Standard"><text:s text:c="2"/>.col-sm-offset-6 {</text:p>
      <text:p text:style-name="Standard"><text:s text:c="4"/>margin-left: 50%;</text:p>
      <text:p text:style-name="Standard"><text:s text:c="2"/>}</text:p>
      <text:p text:style-name="Standard"><text:s text:c="2"/>.col-sm-offset-5 {</text:p>
      <text:p text:style-name="Standard"><text:s text:c="4"/>margin-left: 41.66666667%;</text:p>
      <text:p text:style-name="Standard"><text:s text:c="2"/>}</text:p>
      <text:p text:style-name="Standard"><text:s text:c="2"/>.col-sm-offset-4 {</text:p>
      <text:p text:style-name="Standard"><text:s text:c="4"/>margin-left: 33.33333333%;</text:p>
      <text:p text:style-name="Standard"><text:s text:c="2"/>}</text:p>
      <text:p text:style-name="Standard"><text:s text:c="2"/>.col-sm-offset-3 {</text:p>
      <text:p text:style-name="Standard"><text:s text:c="4"/>margin-left: 25%;</text:p>
      <text:p text:style-name="Standard"><text:s text:c="2"/>}</text:p>
      <text:p text:style-name="Standard"><text:s text:c="2"/>.col-sm-offset-2 {</text:p>
      <text:p text:style-name="Standard"><text:s text:c="4"/>margin-left: 16.66666667%;</text:p>
      <text:p text:style-name="Standard"><text:soft-page-break/><text:s text:c="2"/>}</text:p>
      <text:p text:style-name="Standard"><text:s text:c="2"/>.col-sm-offset-1 {</text:p>
      <text:p text:style-name="Standard"><text:s text:c="4"/>margin-left: 8.33333333%;</text:p>
      <text:p text:style-name="Standard"><text:s text:c="2"/>}</text:p>
      <text:p text:style-name="Standard"><text:s text:c="2"/>.col-sm-offset-0 {</text:p>
      <text:p text:style-name="Standard"><text:s text:c="4"/>margin-left: 0%;</text:p>
      <text:p text:style-name="Standard"><text:s text:c="2"/>}</text:p>
      <text:p text:style-name="Standard">}</text:p>
      <text:p text:style-name="Standard">@media (min-width: 992px) {</text:p>
      <text:p text:style-name="Standard"><text:s text:c="2"/>.col-md-1, .col-md-2, .col-md-3, .col-md-4, .col-md-5, .col-md-6, .col-md-7, .col-md-8, .col-md-9, .col-md-10, .col-md-11, .col-md-12 {</text:p>
      <text:p text:style-name="Standard"><text:s text:c="4"/>float: left;</text:p>
      <text:p text:style-name="Standard"><text:s text:c="2"/>}</text:p>
      <text:p text:style-name="Standard"><text:s text:c="2"/>.col-md-12 {</text:p>
      <text:p text:style-name="Standard"><text:s text:c="4"/>width: 100%;</text:p>
      <text:p text:style-name="Standard"><text:s text:c="2"/>}</text:p>
      <text:p text:style-name="Standard"><text:s text:c="2"/>.col-md-11 {</text:p>
      <text:p text:style-name="Standard"><text:s text:c="4"/>width: 91.66666667%;</text:p>
      <text:p text:style-name="Standard"><text:s text:c="2"/>}</text:p>
      <text:p text:style-name="Standard"><text:s text:c="2"/>.col-md-10 {</text:p>
      <text:p text:style-name="Standard"><text:s text:c="4"/>width: 83.33333333%;</text:p>
      <text:p text:style-name="Standard"><text:s text:c="2"/>}</text:p>
      <text:p text:style-name="Standard"><text:s text:c="2"/>.col-md-9 {</text:p>
      <text:p text:style-name="Standard"><text:s text:c="4"/>width: 75%;</text:p>
      <text:p text:style-name="Standard"><text:s text:c="2"/>}</text:p>
      <text:p text:style-name="Standard"><text:s text:c="2"/>.col-md-8 {</text:p>
      <text:p text:style-name="Standard"><text:s text:c="4"/>width: 66.66666667%;</text:p>
      <text:p text:style-name="Standard"><text:s text:c="2"/>}</text:p>
      <text:p text:style-name="Standard"><text:s text:c="2"/>.col-md-7 {</text:p>
      <text:p text:style-name="Standard"><text:s text:c="4"/>width: 58.33333333%;</text:p>
      <text:p text:style-name="Standard"><text:s text:c="2"/>}</text:p>
      <text:p text:style-name="Standard"><text:s text:c="2"/>.col-md-6 {</text:p>
      <text:p text:style-name="Standard"><text:s text:c="4"/>width: 50%;</text:p>
      <text:p text:style-name="Standard"><text:s text:c="2"/>}</text:p>
      <text:p text:style-name="Standard"><text:s text:c="2"/>.col-md-5 {</text:p>
      <text:p text:style-name="Standard"><text:s text:c="4"/>width: 41.66666667%;</text:p>
      <text:p text:style-name="Standard"><text:s text:c="2"/>}</text:p>
      <text:p text:style-name="Standard"><text:s text:c="2"/>.col-md-4 {</text:p>
      <text:p text:style-name="Standard"><text:s text:c="4"/>width: 33.33333333%;</text:p>
      <text:p text:style-name="Standard"><text:s text:c="2"/>}</text:p>
      <text:p text:style-name="Standard"><text:s text:c="2"/>.col-md-3 {</text:p>
      <text:p text:style-name="Standard"><text:s text:c="4"/>width: 25%;</text:p>
      <text:p text:style-name="Standard"><text:s text:c="2"/>}</text:p>
      <text:p text:style-name="Standard"><text:s text:c="2"/>.col-md-2 {</text:p>
      <text:p text:style-name="Standard"><text:s text:c="4"/>width: 16.66666667%;</text:p>
      <text:p text:style-name="Standard"><text:s text:c="2"/>}</text:p>
      <text:p text:style-name="Standard"><text:s text:c="2"/>.col-md-1 {</text:p>
      <text:p text:style-name="Standard"><text:s text:c="4"/>width: 8.33333333%;</text:p>
      <text:p text:style-name="Standard"><text:s text:c="2"/>}</text:p>
      <text:p text:style-name="Standard"><text:s text:c="2"/>.col-md-pull-12 {</text:p>
      <text:p text:style-name="Standard"><text:s text:c="4"/>right: 100%;</text:p>
      <text:p text:style-name="Standard"><text:s text:c="2"/>}</text:p>
      <text:p text:style-name="Standard"><text:soft-page-break/><text:s text:c="2"/>.col-md-pull-11 {</text:p>
      <text:p text:style-name="Standard"><text:s text:c="4"/>right: 91.66666667%;</text:p>
      <text:p text:style-name="Standard"><text:s text:c="2"/>}</text:p>
      <text:p text:style-name="Standard"><text:s text:c="2"/>.col-md-pull-10 {</text:p>
      <text:p text:style-name="Standard"><text:s text:c="4"/>right: 83.33333333%;</text:p>
      <text:p text:style-name="Standard"><text:s text:c="2"/>}</text:p>
      <text:p text:style-name="Standard"><text:s text:c="2"/>.col-md-pull-9 {</text:p>
      <text:p text:style-name="Standard"><text:s text:c="4"/>right: 75%;</text:p>
      <text:p text:style-name="Standard"><text:s text:c="2"/>}</text:p>
      <text:p text:style-name="Standard"><text:s text:c="2"/>.col-md-pull-8 {</text:p>
      <text:p text:style-name="Standard"><text:s text:c="4"/>right: 66.66666667%;</text:p>
      <text:p text:style-name="Standard"><text:s text:c="2"/>}</text:p>
      <text:p text:style-name="Standard"><text:s text:c="2"/>.col-md-pull-7 {</text:p>
      <text:p text:style-name="Standard"><text:s text:c="4"/>right: 58.33333333%;</text:p>
      <text:p text:style-name="Standard"><text:s text:c="2"/>}</text:p>
      <text:p text:style-name="Standard"><text:s text:c="2"/>.col-md-pull-6 {</text:p>
      <text:p text:style-name="Standard"><text:s text:c="4"/>right: 50%;</text:p>
      <text:p text:style-name="Standard"><text:s text:c="2"/>}</text:p>
      <text:p text:style-name="Standard"><text:s text:c="2"/>.col-md-pull-5 {</text:p>
      <text:p text:style-name="Standard"><text:s text:c="4"/>right: 41.66666667%;</text:p>
      <text:p text:style-name="Standard"><text:s text:c="2"/>}</text:p>
      <text:p text:style-name="Standard"><text:s text:c="2"/>.col-md-pull-4 {</text:p>
      <text:p text:style-name="Standard"><text:s text:c="4"/>right: 33.33333333%;</text:p>
      <text:p text:style-name="Standard"><text:s text:c="2"/>}</text:p>
      <text:p text:style-name="Standard"><text:s text:c="2"/>.col-md-pull-3 {</text:p>
      <text:p text:style-name="Standard"><text:s text:c="4"/>right: 25%;</text:p>
      <text:p text:style-name="Standard"><text:s text:c="2"/>}</text:p>
      <text:p text:style-name="Standard"><text:s text:c="2"/>.col-md-pull-2 {</text:p>
      <text:p text:style-name="Standard"><text:s text:c="4"/>right: 16.66666667%;</text:p>
      <text:p text:style-name="Standard"><text:s text:c="2"/>}</text:p>
      <text:p text:style-name="Standard"><text:s text:c="2"/>.col-md-pull-1 {</text:p>
      <text:p text:style-name="Standard"><text:s text:c="4"/>right: 8.33333333%;</text:p>
      <text:p text:style-name="Standard"><text:s text:c="2"/>}</text:p>
      <text:p text:style-name="Standard"><text:s text:c="2"/>.col-md-pull-0 {</text:p>
      <text:p text:style-name="Standard"><text:s text:c="4"/>right: auto;</text:p>
      <text:p text:style-name="Standard"><text:s text:c="2"/>}</text:p>
      <text:p text:style-name="Standard"><text:s text:c="2"/>.col-md-push-12 {</text:p>
      <text:p text:style-name="Standard"><text:s text:c="4"/>left: 100%;</text:p>
      <text:p text:style-name="Standard"><text:s text:c="2"/>}</text:p>
      <text:p text:style-name="Standard"><text:s text:c="2"/>.col-md-push-11 {</text:p>
      <text:p text:style-name="Standard"><text:s text:c="4"/>left: 91.66666667%;</text:p>
      <text:p text:style-name="Standard"><text:s text:c="2"/>}</text:p>
      <text:p text:style-name="Standard"><text:s text:c="2"/>.col-md-push-10 {</text:p>
      <text:p text:style-name="Standard"><text:s text:c="4"/>left: 83.33333333%;</text:p>
      <text:p text:style-name="Standard"><text:s text:c="2"/>}</text:p>
      <text:p text:style-name="Standard"><text:s text:c="2"/>.col-md-push-9 {</text:p>
      <text:p text:style-name="Standard"><text:s text:c="4"/>left: 75%;</text:p>
      <text:p text:style-name="Standard"><text:s text:c="2"/>}</text:p>
      <text:p text:style-name="Standard"><text:s text:c="2"/>.col-md-push-8 {</text:p>
      <text:p text:style-name="Standard"><text:s text:c="4"/>left: 66.66666667%;</text:p>
      <text:p text:style-name="Standard"><text:s text:c="2"/>}</text:p>
      <text:p text:style-name="Standard"><text:s text:c="2"/>.col-md-push-7 {</text:p>
      <text:p text:style-name="Standard"><text:soft-page-break/><text:s text:c="4"/>left: 58.33333333%;</text:p>
      <text:p text:style-name="Standard"><text:s text:c="2"/>}</text:p>
      <text:p text:style-name="Standard"><text:s text:c="2"/>.col-md-push-6 {</text:p>
      <text:p text:style-name="Standard"><text:s text:c="4"/>left: 50%;</text:p>
      <text:p text:style-name="Standard"><text:s text:c="2"/>}</text:p>
      <text:p text:style-name="Standard"><text:s text:c="2"/>.col-md-push-5 {</text:p>
      <text:p text:style-name="Standard"><text:s text:c="4"/>left: 41.66666667%;</text:p>
      <text:p text:style-name="Standard"><text:s text:c="2"/>}</text:p>
      <text:p text:style-name="Standard"><text:s text:c="2"/>.col-md-push-4 {</text:p>
      <text:p text:style-name="Standard"><text:s text:c="4"/>left: 33.33333333%;</text:p>
      <text:p text:style-name="Standard"><text:s text:c="2"/>}</text:p>
      <text:p text:style-name="Standard"><text:s text:c="2"/>.col-md-push-3 {</text:p>
      <text:p text:style-name="Standard"><text:s text:c="4"/>left: 25%;</text:p>
      <text:p text:style-name="Standard"><text:s text:c="2"/>}</text:p>
      <text:p text:style-name="Standard"><text:s text:c="2"/>.col-md-push-2 {</text:p>
      <text:p text:style-name="Standard"><text:s text:c="4"/>left: 16.66666667%;</text:p>
      <text:p text:style-name="Standard"><text:s text:c="2"/>}</text:p>
      <text:p text:style-name="Standard"><text:s text:c="2"/>.col-md-push-1 {</text:p>
      <text:p text:style-name="Standard"><text:s text:c="4"/>left: 8.33333333%;</text:p>
      <text:p text:style-name="Standard"><text:s text:c="2"/>}</text:p>
      <text:p text:style-name="Standard"><text:s text:c="2"/>.col-md-push-0 {</text:p>
      <text:p text:style-name="Standard"><text:s text:c="4"/>left: auto;</text:p>
      <text:p text:style-name="Standard"><text:s text:c="2"/>}</text:p>
      <text:p text:style-name="Standard"><text:s text:c="2"/>.col-md-offset-12 {</text:p>
      <text:p text:style-name="Standard"><text:s text:c="4"/>margin-left: 100%;</text:p>
      <text:p text:style-name="Standard"><text:s text:c="2"/>}</text:p>
      <text:p text:style-name="Standard"><text:s text:c="2"/>.col-md-offset-11 {</text:p>
      <text:p text:style-name="Standard"><text:s text:c="4"/>margin-left: 91.66666667%;</text:p>
      <text:p text:style-name="Standard"><text:s text:c="2"/>}</text:p>
      <text:p text:style-name="Standard"><text:s text:c="2"/>.col-md-offset-10 {</text:p>
      <text:p text:style-name="Standard"><text:s text:c="4"/>margin-left: 83.33333333%;</text:p>
      <text:p text:style-name="Standard"><text:s text:c="2"/>}</text:p>
      <text:p text:style-name="Standard"><text:s text:c="2"/>.col-md-offset-9 {</text:p>
      <text:p text:style-name="Standard"><text:s text:c="4"/>margin-left: 75%;</text:p>
      <text:p text:style-name="Standard"><text:s text:c="2"/>}</text:p>
      <text:p text:style-name="Standard"><text:s text:c="2"/>.col-md-offset-8 {</text:p>
      <text:p text:style-name="Standard"><text:s text:c="4"/>margin-left: 66.66666667%;</text:p>
      <text:p text:style-name="Standard"><text:s text:c="2"/>}</text:p>
      <text:p text:style-name="Standard"><text:s text:c="2"/>.col-md-offset-7 {</text:p>
      <text:p text:style-name="Standard"><text:s text:c="4"/>margin-left: 58.33333333%;</text:p>
      <text:p text:style-name="Standard"><text:s text:c="2"/>}</text:p>
      <text:p text:style-name="Standard"><text:s text:c="2"/>.col-md-offset-6 {</text:p>
      <text:p text:style-name="Standard"><text:s text:c="4"/>margin-left: 50%;</text:p>
      <text:p text:style-name="Standard"><text:s text:c="2"/>}</text:p>
      <text:p text:style-name="Standard"><text:s text:c="2"/>.col-md-offset-5 {</text:p>
      <text:p text:style-name="Standard"><text:s text:c="4"/>margin-left: 41.66666667%;</text:p>
      <text:p text:style-name="Standard"><text:s text:c="2"/>}</text:p>
      <text:p text:style-name="Standard"><text:s text:c="2"/>.col-md-offset-4 {</text:p>
      <text:p text:style-name="Standard"><text:s text:c="4"/>margin-left: 33.33333333%;</text:p>
      <text:p text:style-name="Standard"><text:s text:c="2"/>}</text:p>
      <text:p text:style-name="Standard"><text:s text:c="2"/>.col-md-offset-3 {</text:p>
      <text:p text:style-name="Standard"><text:s text:c="4"/>margin-left: 25%;</text:p>
      <text:p text:style-name="Standard"><text:soft-page-break/><text:s text:c="2"/>}</text:p>
      <text:p text:style-name="Standard"><text:s text:c="2"/>.col-md-offset-2 {</text:p>
      <text:p text:style-name="Standard"><text:s text:c="4"/>margin-left: 16.66666667%;</text:p>
      <text:p text:style-name="Standard"><text:s text:c="2"/>}</text:p>
      <text:p text:style-name="Standard"><text:s text:c="2"/>.col-md-offset-1 {</text:p>
      <text:p text:style-name="Standard"><text:s text:c="4"/>margin-left: 8.33333333%;</text:p>
      <text:p text:style-name="Standard"><text:s text:c="2"/>}</text:p>
      <text:p text:style-name="Standard"><text:s text:c="2"/>.col-md-offset-0 {</text:p>
      <text:p text:style-name="Standard"><text:s text:c="4"/>margin-left: 0%;</text:p>
      <text:p text:style-name="Standard"><text:s text:c="2"/>}</text:p>
      <text:p text:style-name="Standard">}</text:p>
      <text:p text:style-name="Standard">@media (min-width: 1200px) {</text:p>
      <text:p text:style-name="Standard"><text:s text:c="2"/>.col-lg-1, .col-lg-2, .col-lg-3, .col-lg-4, .col-lg-5, .col-lg-6, .col-lg-7, .col-lg-8, .col-lg-9, .col-lg-10, .col-lg-11, .col-lg-12 {</text:p>
      <text:p text:style-name="Standard"><text:s text:c="4"/>float: left;</text:p>
      <text:p text:style-name="Standard"><text:s text:c="2"/>}</text:p>
      <text:p text:style-name="Standard"><text:s text:c="2"/>.col-lg-12 {</text:p>
      <text:p text:style-name="Standard"><text:s text:c="4"/>width: 100%;</text:p>
      <text:p text:style-name="Standard"><text:s text:c="2"/>}</text:p>
      <text:p text:style-name="Standard"><text:s text:c="2"/>.col-lg-11 {</text:p>
      <text:p text:style-name="Standard"><text:s text:c="4"/>width: 91.66666667%;</text:p>
      <text:p text:style-name="Standard"><text:s text:c="2"/>}</text:p>
      <text:p text:style-name="Standard"><text:s text:c="2"/>.col-lg-10 {</text:p>
      <text:p text:style-name="Standard"><text:s text:c="4"/>width: 83.33333333%;</text:p>
      <text:p text:style-name="Standard"><text:s text:c="2"/>}</text:p>
      <text:p text:style-name="Standard"><text:s text:c="2"/>.col-lg-9 {</text:p>
      <text:p text:style-name="Standard"><text:s text:c="4"/>width: 75%;</text:p>
      <text:p text:style-name="Standard"><text:s text:c="2"/>}</text:p>
      <text:p text:style-name="Standard"><text:s text:c="2"/>.col-lg-8 {</text:p>
      <text:p text:style-name="Standard"><text:s text:c="4"/>width: 66.66666667%;</text:p>
      <text:p text:style-name="Standard"><text:s text:c="2"/>}</text:p>
      <text:p text:style-name="Standard"><text:s text:c="2"/>.col-lg-7 {</text:p>
      <text:p text:style-name="Standard"><text:s text:c="4"/>width: 58.33333333%;</text:p>
      <text:p text:style-name="Standard"><text:s text:c="2"/>}</text:p>
      <text:p text:style-name="Standard"><text:s text:c="2"/>.col-lg-6 {</text:p>
      <text:p text:style-name="Standard"><text:s text:c="4"/>width: 50%;</text:p>
      <text:p text:style-name="Standard"><text:s text:c="2"/>}</text:p>
      <text:p text:style-name="Standard"><text:s text:c="2"/>.col-lg-5 {</text:p>
      <text:p text:style-name="Standard"><text:s text:c="4"/>width: 41.66666667%;</text:p>
      <text:p text:style-name="Standard"><text:s text:c="2"/>}</text:p>
      <text:p text:style-name="Standard"><text:s text:c="2"/>.col-lg-4 {</text:p>
      <text:p text:style-name="Standard"><text:s text:c="4"/>width: 33.33333333%;</text:p>
      <text:p text:style-name="Standard"><text:s text:c="2"/>}</text:p>
      <text:p text:style-name="Standard"><text:s text:c="2"/>.col-lg-3 {</text:p>
      <text:p text:style-name="Standard"><text:s text:c="4"/>width: 25%;</text:p>
      <text:p text:style-name="Standard"><text:s text:c="2"/>}</text:p>
      <text:p text:style-name="Standard"><text:s text:c="2"/>.col-lg-2 {</text:p>
      <text:p text:style-name="Standard"><text:s text:c="4"/>width: 16.66666667%;</text:p>
      <text:p text:style-name="Standard"><text:s text:c="2"/>}</text:p>
      <text:p text:style-name="Standard"><text:s text:c="2"/>.col-lg-1 {</text:p>
      <text:p text:style-name="Standard"><text:s text:c="4"/>width: 8.33333333%;</text:p>
      <text:p text:style-name="Standard"><text:s text:c="2"/>}</text:p>
      <text:p text:style-name="Standard"><text:soft-page-break/><text:s text:c="2"/>.col-lg-pull-12 {</text:p>
      <text:p text:style-name="Standard"><text:s text:c="4"/>right: 100%;</text:p>
      <text:p text:style-name="Standard"><text:s text:c="2"/>}</text:p>
      <text:p text:style-name="Standard"><text:s text:c="2"/>.col-lg-pull-11 {</text:p>
      <text:p text:style-name="Standard"><text:s text:c="4"/>right: 91.66666667%;</text:p>
      <text:p text:style-name="Standard"><text:s text:c="2"/>}</text:p>
      <text:p text:style-name="Standard"><text:s text:c="2"/>.col-lg-pull-10 {</text:p>
      <text:p text:style-name="Standard"><text:s text:c="4"/>right: 83.33333333%;</text:p>
      <text:p text:style-name="Standard"><text:s text:c="2"/>}</text:p>
      <text:p text:style-name="Standard"><text:s text:c="2"/>.col-lg-pull-9 {</text:p>
      <text:p text:style-name="Standard"><text:s text:c="4"/>right: 75%;</text:p>
      <text:p text:style-name="Standard"><text:s text:c="2"/>}</text:p>
      <text:p text:style-name="Standard"><text:s text:c="2"/>.col-lg-pull-8 {</text:p>
      <text:p text:style-name="Standard"><text:s text:c="4"/>right: 66.66666667%;</text:p>
      <text:p text:style-name="Standard"><text:s text:c="2"/>}</text:p>
      <text:p text:style-name="Standard"><text:s text:c="2"/>.col-lg-pull-7 {</text:p>
      <text:p text:style-name="Standard"><text:s text:c="4"/>right: 58.33333333%;</text:p>
      <text:p text:style-name="Standard"><text:s text:c="2"/>}</text:p>
      <text:p text:style-name="Standard"><text:s text:c="2"/>.col-lg-pull-6 {</text:p>
      <text:p text:style-name="Standard"><text:s text:c="4"/>right: 50%;</text:p>
      <text:p text:style-name="Standard"><text:s text:c="2"/>}</text:p>
      <text:p text:style-name="Standard"><text:s text:c="2"/>.col-lg-pull-5 {</text:p>
      <text:p text:style-name="Standard"><text:s text:c="4"/>right: 41.66666667%;</text:p>
      <text:p text:style-name="Standard"><text:s text:c="2"/>}</text:p>
      <text:p text:style-name="Standard"><text:s text:c="2"/>.col-lg-pull-4 {</text:p>
      <text:p text:style-name="Standard"><text:s text:c="4"/>right: 33.33333333%;</text:p>
      <text:p text:style-name="Standard"><text:s text:c="2"/>}</text:p>
      <text:p text:style-name="Standard"><text:s text:c="2"/>.col-lg-pull-3 {</text:p>
      <text:p text:style-name="Standard"><text:s text:c="4"/>right: 25%;</text:p>
      <text:p text:style-name="Standard"><text:s text:c="2"/>}</text:p>
      <text:p text:style-name="Standard"><text:s text:c="2"/>.col-lg-pull-2 {</text:p>
      <text:p text:style-name="Standard"><text:s text:c="4"/>right: 16.66666667%;</text:p>
      <text:p text:style-name="Standard"><text:s text:c="2"/>}</text:p>
      <text:p text:style-name="Standard"><text:s text:c="2"/>.col-lg-pull-1 {</text:p>
      <text:p text:style-name="Standard"><text:s text:c="4"/>right: 8.33333333%;</text:p>
      <text:p text:style-name="Standard"><text:s text:c="2"/>}</text:p>
      <text:p text:style-name="Standard"><text:s text:c="2"/>.col-lg-pull-0 {</text:p>
      <text:p text:style-name="Standard"><text:s text:c="4"/>right: auto;</text:p>
      <text:p text:style-name="Standard"><text:s text:c="2"/>}</text:p>
      <text:p text:style-name="Standard"><text:s text:c="2"/>.col-lg-push-12 {</text:p>
      <text:p text:style-name="Standard"><text:s text:c="4"/>left: 100%;</text:p>
      <text:p text:style-name="Standard"><text:s text:c="2"/>}</text:p>
      <text:p text:style-name="Standard"><text:s text:c="2"/>.col-lg-push-11 {</text:p>
      <text:p text:style-name="Standard"><text:s text:c="4"/>left: 91.66666667%;</text:p>
      <text:p text:style-name="Standard"><text:s text:c="2"/>}</text:p>
      <text:p text:style-name="Standard"><text:s text:c="2"/>.col-lg-push-10 {</text:p>
      <text:p text:style-name="Standard"><text:s text:c="4"/>left: 83.33333333%;</text:p>
      <text:p text:style-name="Standard"><text:s text:c="2"/>}</text:p>
      <text:p text:style-name="Standard"><text:s text:c="2"/>.col-lg-push-9 {</text:p>
      <text:p text:style-name="Standard"><text:s text:c="4"/>left: 75%;</text:p>
      <text:p text:style-name="Standard"><text:s text:c="2"/>}</text:p>
      <text:p text:style-name="Standard"><text:s text:c="2"/>.col-lg-push-8 {</text:p>
      <text:p text:style-name="Standard"><text:soft-page-break/><text:s text:c="4"/>left: 66.66666667%;</text:p>
      <text:p text:style-name="Standard"><text:s text:c="2"/>}</text:p>
      <text:p text:style-name="Standard"><text:s text:c="2"/>.col-lg-push-7 {</text:p>
      <text:p text:style-name="Standard"><text:s text:c="4"/>left: 58.33333333%;</text:p>
      <text:p text:style-name="Standard"><text:s text:c="2"/>}</text:p>
      <text:p text:style-name="Standard"><text:s text:c="2"/>.col-lg-push-6 {</text:p>
      <text:p text:style-name="Standard"><text:s text:c="4"/>left: 50%;</text:p>
      <text:p text:style-name="Standard"><text:s text:c="2"/>}</text:p>
      <text:p text:style-name="Standard"><text:s text:c="2"/>.col-lg-push-5 {</text:p>
      <text:p text:style-name="Standard"><text:s text:c="4"/>left: 41.66666667%;</text:p>
      <text:p text:style-name="Standard"><text:s text:c="2"/>}</text:p>
      <text:p text:style-name="Standard"><text:s text:c="2"/>.col-lg-push-4 {</text:p>
      <text:p text:style-name="Standard"><text:s text:c="4"/>left: 33.33333333%;</text:p>
      <text:p text:style-name="Standard"><text:s text:c="2"/>}</text:p>
      <text:p text:style-name="Standard"><text:s text:c="2"/>.col-lg-push-3 {</text:p>
      <text:p text:style-name="Standard"><text:s text:c="4"/>left: 25%;</text:p>
      <text:p text:style-name="Standard"><text:s text:c="2"/>}</text:p>
      <text:p text:style-name="Standard"><text:s text:c="2"/>.col-lg-push-2 {</text:p>
      <text:p text:style-name="Standard"><text:s text:c="4"/>left: 16.66666667%;</text:p>
      <text:p text:style-name="Standard"><text:s text:c="2"/>}</text:p>
      <text:p text:style-name="Standard"><text:s text:c="2"/>.col-lg-push-1 {</text:p>
      <text:p text:style-name="Standard"><text:s text:c="4"/>left: 8.33333333%;</text:p>
      <text:p text:style-name="Standard"><text:s text:c="2"/>}</text:p>
      <text:p text:style-name="Standard"><text:s text:c="2"/>.col-lg-push-0 {</text:p>
      <text:p text:style-name="Standard"><text:s text:c="4"/>left: auto;</text:p>
      <text:p text:style-name="Standard"><text:s text:c="2"/>}</text:p>
      <text:p text:style-name="Standard"><text:s text:c="2"/>.col-lg-offset-12 {</text:p>
      <text:p text:style-name="Standard"><text:s text:c="4"/>margin-left: 100%;</text:p>
      <text:p text:style-name="Standard"><text:s text:c="2"/>}</text:p>
      <text:p text:style-name="Standard"><text:s text:c="2"/>.col-lg-offset-11 {</text:p>
      <text:p text:style-name="Standard"><text:s text:c="4"/>margin-left: 91.66666667%;</text:p>
      <text:p text:style-name="Standard"><text:s text:c="2"/>}</text:p>
      <text:p text:style-name="Standard"><text:s text:c="2"/>.col-lg-offset-10 {</text:p>
      <text:p text:style-name="Standard"><text:s text:c="4"/>margin-left: 83.33333333%;</text:p>
      <text:p text:style-name="Standard"><text:s text:c="2"/>}</text:p>
      <text:p text:style-name="Standard"><text:s text:c="2"/>.col-lg-offset-9 {</text:p>
      <text:p text:style-name="Standard"><text:s text:c="4"/>margin-left: 75%;</text:p>
      <text:p text:style-name="Standard"><text:s text:c="2"/>}</text:p>
      <text:p text:style-name="Standard"><text:s text:c="2"/>.col-lg-offset-8 {</text:p>
      <text:p text:style-name="Standard"><text:s text:c="4"/>margin-left: 66.66666667%;</text:p>
      <text:p text:style-name="Standard"><text:s text:c="2"/>}</text:p>
      <text:p text:style-name="Standard"><text:s text:c="2"/>.col-lg-offset-7 {</text:p>
      <text:p text:style-name="Standard"><text:s text:c="4"/>margin-left: 58.33333333%;</text:p>
      <text:p text:style-name="Standard"><text:s text:c="2"/>}</text:p>
      <text:p text:style-name="Standard"><text:s text:c="2"/>.col-lg-offset-6 {</text:p>
      <text:p text:style-name="Standard"><text:s text:c="4"/>margin-left: 50%;</text:p>
      <text:p text:style-name="Standard"><text:s text:c="2"/>}</text:p>
      <text:p text:style-name="Standard"><text:s text:c="2"/>.col-lg-offset-5 {</text:p>
      <text:p text:style-name="Standard"><text:s text:c="4"/>margin-left: 41.66666667%;</text:p>
      <text:p text:style-name="Standard"><text:s text:c="2"/>}</text:p>
      <text:p text:style-name="Standard"><text:s text:c="2"/>.col-lg-offset-4 {</text:p>
      <text:p text:style-name="Standard"><text:s text:c="4"/>margin-left: 33.33333333%;</text:p>
      <text:p text:style-name="Standard"><text:soft-page-break/><text:s text:c="2"/>}</text:p>
      <text:p text:style-name="Standard"><text:s text:c="2"/>.col-lg-offset-3 {</text:p>
      <text:p text:style-name="Standard"><text:s text:c="4"/>margin-left: 25%;</text:p>
      <text:p text:style-name="Standard"><text:s text:c="2"/>}</text:p>
      <text:p text:style-name="Standard"><text:s text:c="2"/>.col-lg-offset-2 {</text:p>
      <text:p text:style-name="Standard"><text:s text:c="4"/>margin-left: 16.66666667%;</text:p>
      <text:p text:style-name="Standard"><text:s text:c="2"/>}</text:p>
      <text:p text:style-name="Standard"><text:s text:c="2"/>.col-lg-offset-1 {</text:p>
      <text:p text:style-name="Standard"><text:s text:c="4"/>margin-left: 8.33333333%;</text:p>
      <text:p text:style-name="Standard"><text:s text:c="2"/>}</text:p>
      <text:p text:style-name="Standard"><text:s text:c="2"/>.col-lg-offset-0 {</text:p>
      <text:p text:style-name="Standard"><text:s text:c="4"/>margin-left: 0%;</text:p>
      <text:p text:style-name="Standard"><text:s text:c="2"/>}</text:p>
      <text:p text:style-name="Standard">}</text:p>
      <text:p text:style-name="Standard">table {</text:p>
      <text:p text:style-name="Standard"><text:s text:c="2"/>background-color: transparent;</text:p>
      <text:p text:style-name="Standard">}</text:p>
      <text:p text:style-name="Standard">caption {</text:p>
      <text:p text:style-name="Standard"><text:s text:c="2"/>padding-top: 8px;</text:p>
      <text:p text:style-name="Standard"><text:s text:c="2"/>padding-bottom: 8px;</text:p>
      <text:p text:style-name="Standard"><text:s text:c="2"/>color: #777777;</text:p>
      <text:p text:style-name="Standard"><text:s text:c="2"/>text-align: left;</text:p>
      <text:p text:style-name="Standard">}</text:p>
      <text:p text:style-name="Standard">th {</text:p>
      <text:p text:style-name="Standard"><text:s text:c="2"/>text-align: left;</text:p>
      <text:p text:style-name="Standard">}</text:p>
      <text:p text:style-name="Standard">.table {</text:p>
      <text:p text:style-name="Standard"><text:s text:c="2"/>width: 100%;</text:p>
      <text:p text:style-name="Standard"><text:s text:c="2"/>max-width: 100%;</text:p>
      <text:p text:style-name="Standard"><text:s text:c="2"/>margin-bottom: 20px;</text:p>
      <text:p text:style-name="Standard">}</text:p>
      <text:p text:style-name="Standard">.table &gt; thead &gt; tr &gt; th,</text:p>
      <text:p text:style-name="Standard">.table &gt; tbody &gt; tr &gt; th,</text:p>
      <text:p text:style-name="Standard">.table &gt; tfoot &gt; tr &gt; th,</text:p>
      <text:p text:style-name="Standard">.table &gt; thead &gt; tr &gt; td,</text:p>
      <text:p text:style-name="Standard">.table &gt; tbody &gt; tr &gt; td,</text:p>
      <text:p text:style-name="Standard">.table &gt; tfoot &gt; tr &gt; td {</text:p>
      <text:p text:style-name="Standard"><text:s text:c="2"/>padding: 8px;</text:p>
      <text:p text:style-name="Standard"><text:s text:c="2"/>line-height: 1.42857143;</text:p>
      <text:p text:style-name="Standard"><text:s text:c="2"/>vertical-align: top;</text:p>
      <text:p text:style-name="Standard"><text:s text:c="2"/>border-top: 1px solid #ddd;</text:p>
      <text:p text:style-name="Standard">}</text:p>
      <text:p text:style-name="Standard">.table &gt; thead &gt; tr &gt; th {</text:p>
      <text:p text:style-name="Standard"><text:s text:c="2"/>vertical-align: bottom;</text:p>
      <text:p text:style-name="Standard"><text:s text:c="2"/>border-bottom: 2px solid #ddd;</text:p>
      <text:p text:style-name="Standard">}</text:p>
      <text:p text:style-name="Standard">.table &gt; caption + thead &gt; tr:first-child &gt; th,</text:p>
      <text:p text:style-name="Standard">.table &gt; colgroup + thead &gt; tr:first-child &gt; th,</text:p>
      <text:p text:style-name="Standard">.table &gt; thead:first-child &gt; tr:first-child &gt; th,</text:p>
      <text:p text:style-name="Standard">.table &gt; caption + thead &gt; tr:first-child &gt; td,</text:p>
      <text:p text:style-name="Standard">.table &gt; colgroup + thead &gt; tr:first-child &gt; td,</text:p>
      <text:p text:style-name="Standard">.table &gt; thead:first-child &gt; tr:first-child &gt; td {</text:p>
      <text:p text:style-name="Standard"><text:soft-page-break/><text:s text:c="2"/>border-top: 0;</text:p>
      <text:p text:style-name="Standard">}</text:p>
      <text:p text:style-name="Standard">.table &gt; tbody + tbody {</text:p>
      <text:p text:style-name="Standard"><text:s text:c="2"/>border-top: 2px solid #ddd;</text:p>
      <text:p text:style-name="Standard">}</text:p>
      <text:p text:style-name="Standard">.table .table {</text:p>
      <text:p text:style-name="Standard"><text:s text:c="2"/>background-color: #fff;</text:p>
      <text:p text:style-name="Standard">}</text:p>
      <text:p text:style-name="Standard">.table-condensed &gt; thead &gt; tr &gt; th,</text:p>
      <text:p text:style-name="Standard">.table-condensed &gt; tbody &gt; tr &gt; th,</text:p>
      <text:p text:style-name="Standard">.table-condensed &gt; tfoot &gt; tr &gt; th,</text:p>
      <text:p text:style-name="Standard">.table-condensed &gt; thead &gt; tr &gt; td,</text:p>
      <text:p text:style-name="Standard">.table-condensed &gt; tbody &gt; tr &gt; td,</text:p>
      <text:p text:style-name="Standard">.table-condensed &gt; tfoot &gt; tr &gt; td {</text:p>
      <text:p text:style-name="Standard"><text:s text:c="2"/>padding: 5px;</text:p>
      <text:p text:style-name="Standard">}</text:p>
      <text:p text:style-name="Standard">.table-bordered {</text:p>
      <text:p text:style-name="Standard"><text:s text:c="2"/>border: 1px solid #ddd;</text:p>
      <text:p text:style-name="Standard">}</text:p>
      <text:p text:style-name="Standard">.table-bordered &gt; thead &gt; tr &gt; th,</text:p>
      <text:p text:style-name="Standard">.table-bordered &gt; tbody &gt; tr &gt; th,</text:p>
      <text:p text:style-name="Standard">.table-bordered &gt; tfoot &gt; tr &gt; th,</text:p>
      <text:p text:style-name="Standard">.table-bordered &gt; thead &gt; tr &gt; td,</text:p>
      <text:p text:style-name="Standard">.table-bordered &gt; tbody &gt; tr &gt; td,</text:p>
      <text:p text:style-name="Standard">.table-bordered &gt; tfoot &gt; tr &gt; td {</text:p>
      <text:p text:style-name="Standard"><text:s text:c="2"/>border: 1px solid #ddd;</text:p>
      <text:p text:style-name="Standard">}</text:p>
      <text:p text:style-name="Standard">.table-bordered &gt; thead &gt; tr &gt; th,</text:p>
      <text:p text:style-name="Standard">.table-bordered &gt; thead &gt; tr &gt; td {</text:p>
      <text:p text:style-name="Standard"><text:s text:c="2"/>border-bottom-width: 2px;</text:p>
      <text:p text:style-name="Standard">}</text:p>
      <text:p text:style-name="Standard">.table-striped &gt; tbody &gt; tr:nth-of-type(odd) {</text:p>
      <text:p text:style-name="Standard"><text:s text:c="2"/>background-color: #f9f9f9;</text:p>
      <text:p text:style-name="Standard">}</text:p>
      <text:p text:style-name="Standard">.table-hover &gt; tbody &gt; tr:hover {</text:p>
      <text:p text:style-name="Standard"><text:s text:c="2"/>background-color: #f5f5f5;</text:p>
      <text:p text:style-name="Standard">}</text:p>
      <text:p text:style-name="Standard">table col[class*="col-"] {</text:p>
      <text:p text:style-name="Standard"><text:s text:c="2"/>position: static;</text:p>
      <text:p text:style-name="Standard"><text:s text:c="2"/>float: none;</text:p>
      <text:p text:style-name="Standard"><text:s text:c="2"/>display: table-column;</text:p>
      <text:p text:style-name="Standard">}</text:p>
      <text:p text:style-name="Standard">table td[class*="col-"],</text:p>
      <text:p text:style-name="Standard">table th[class*="col-"] {</text:p>
      <text:p text:style-name="Standard"><text:s text:c="2"/>position: static;</text:p>
      <text:p text:style-name="Standard"><text:s text:c="2"/>float: none;</text:p>
      <text:p text:style-name="Standard"><text:s text:c="2"/>display: table-cell;</text:p>
      <text:p text:style-name="Standard">}</text:p>
      <text:p text:style-name="Standard">.table &gt; thead &gt; tr &gt; td.active,</text:p>
      <text:p text:style-name="Standard">.table &gt; tbody &gt; tr &gt; td.active,</text:p>
      <text:p text:style-name="Standard">.table &gt; tfoot &gt; tr &gt; td.active,</text:p>
      <text:p text:style-name="Standard">.table &gt; thead &gt; tr &gt; th.active,</text:p>
      <text:p text:style-name="Standard"><text:soft-page-break/>.table &gt; tbody &gt; tr &gt; th.active,</text:p>
      <text:p text:style-name="Standard">.table &gt; tfoot &gt; tr &gt; th.active,</text:p>
      <text:p text:style-name="Standard">.table &gt; thead &gt; tr.active &gt; td,</text:p>
      <text:p text:style-name="Standard">.table &gt; tbody &gt; tr.active &gt; td,</text:p>
      <text:p text:style-name="Standard">.table &gt; tfoot &gt; tr.active &gt; td,</text:p>
      <text:p text:style-name="Standard">.table &gt; thead &gt; tr.active &gt; th,</text:p>
      <text:p text:style-name="Standard">.table &gt; tbody &gt; tr.active &gt; th,</text:p>
      <text:p text:style-name="Standard">.table &gt; tfoot &gt; tr.active &gt; th {</text:p>
      <text:p text:style-name="Standard"><text:s text:c="2"/>background-color: #f5f5f5;</text:p>
      <text:p text:style-name="Standard">}</text:p>
      <text:p text:style-name="Standard">.table-hover &gt; tbody &gt; tr &gt; td.active:hover,</text:p>
      <text:p text:style-name="Standard">.table-hover &gt; tbody &gt; tr &gt; th.active:hover,</text:p>
      <text:p text:style-name="Standard">.table-hover &gt; tbody &gt; tr.active:hover &gt; td,</text:p>
      <text:p text:style-name="Standard">.table-hover &gt; tbody &gt; tr:hover &gt; .active,</text:p>
      <text:p text:style-name="Standard">.table-hover &gt; tbody &gt; tr.active:hover &gt; th {</text:p>
      <text:p text:style-name="Standard"><text:s text:c="2"/>background-color: #e8e8e8;</text:p>
      <text:p text:style-name="Standard">}</text:p>
      <text:p text:style-name="Standard">.table &gt; thead &gt; tr &gt; td.success,</text:p>
      <text:p text:style-name="Standard">.table &gt; tbody &gt; tr &gt; td.success,</text:p>
      <text:p text:style-name="Standard">.table &gt; tfoot &gt; tr &gt; td.success,</text:p>
      <text:p text:style-name="Standard">.table &gt; thead &gt; tr &gt; th.success,</text:p>
      <text:p text:style-name="Standard">.table &gt; tbody &gt; tr &gt; th.success,</text:p>
      <text:p text:style-name="Standard">.table &gt; tfoot &gt; tr &gt; th.success,</text:p>
      <text:p text:style-name="Standard">.table &gt; thead &gt; tr.success &gt; td,</text:p>
      <text:p text:style-name="Standard">.table &gt; tbody &gt; tr.success &gt; td,</text:p>
      <text:p text:style-name="Standard">.table &gt; tfoot &gt; tr.success &gt; td,</text:p>
      <text:p text:style-name="Standard">.table &gt; thead &gt; tr.success &gt; th,</text:p>
      <text:p text:style-name="Standard">.table &gt; tbody &gt; tr.success &gt; th,</text:p>
      <text:p text:style-name="Standard">.table &gt; tfoot &gt; tr.success &gt; th {</text:p>
      <text:p text:style-name="Standard"><text:s text:c="2"/>background-color: #dff0d8;</text:p>
      <text:p text:style-name="Standard">}</text:p>
      <text:p text:style-name="Standard">.table-hover &gt; tbody &gt; tr &gt; td.success:hover,</text:p>
      <text:p text:style-name="Standard">.table-hover &gt; tbody &gt; tr &gt; th.success:hover,</text:p>
      <text:p text:style-name="Standard">.table-hover &gt; tbody &gt; tr.success:hover &gt; td,</text:p>
      <text:p text:style-name="Standard">.table-hover &gt; tbody &gt; tr:hover &gt; .success,</text:p>
      <text:p text:style-name="Standard">.table-hover &gt; tbody &gt; tr.success:hover &gt; th {</text:p>
      <text:p text:style-name="Standard"><text:s text:c="2"/>background-color: #d0e9c6;</text:p>
      <text:p text:style-name="Standard">}</text:p>
      <text:p text:style-name="Standard">.table &gt; thead &gt; tr &gt; td.info,</text:p>
      <text:p text:style-name="Standard">.table &gt; tbody &gt; tr &gt; td.info,</text:p>
      <text:p text:style-name="Standard">.table &gt; tfoot &gt; tr &gt; td.info,</text:p>
      <text:p text:style-name="Standard">.table &gt; thead &gt; tr &gt; th.info,</text:p>
      <text:p text:style-name="Standard">.table &gt; tbody &gt; tr &gt; th.info,</text:p>
      <text:p text:style-name="Standard">.table &gt; tfoot &gt; tr &gt; th.info,</text:p>
      <text:p text:style-name="Standard">.table &gt; thead &gt; tr.info &gt; td,</text:p>
      <text:p text:style-name="Standard">.table &gt; tbody &gt; tr.info &gt; td,</text:p>
      <text:p text:style-name="Standard">.table &gt; tfoot &gt; tr.info &gt; td,</text:p>
      <text:p text:style-name="Standard">.table &gt; thead &gt; tr.info &gt; th,</text:p>
      <text:p text:style-name="Standard">.table &gt; tbody &gt; tr.info &gt; th,</text:p>
      <text:p text:style-name="Standard">.table &gt; tfoot &gt; tr.info &gt; th {</text:p>
      <text:p text:style-name="Standard"><text:s text:c="2"/>background-color: #d9edf7;</text:p>
      <text:p text:style-name="Standard">}</text:p>
      <text:p text:style-name="Standard"><text:soft-page-break/>.table-hover &gt; tbody &gt; tr &gt; td.info:hover,</text:p>
      <text:p text:style-name="Standard">.table-hover &gt; tbody &gt; tr &gt; th.info:hover,</text:p>
      <text:p text:style-name="Standard">.table-hover &gt; tbody &gt; tr.info:hover &gt; td,</text:p>
      <text:p text:style-name="Standard">.table-hover &gt; tbody &gt; tr:hover &gt; .info,</text:p>
      <text:p text:style-name="Standard">.table-hover &gt; tbody &gt; tr.info:hover &gt; th {</text:p>
      <text:p text:style-name="Standard"><text:s text:c="2"/>background-color: #c4e3f3;</text:p>
      <text:p text:style-name="Standard">}</text:p>
      <text:p text:style-name="Standard">.table &gt; thead &gt; tr &gt; td.warning,</text:p>
      <text:p text:style-name="Standard">.table &gt; tbody &gt; tr &gt; td.warning,</text:p>
      <text:p text:style-name="Standard">.table &gt; tfoot &gt; tr &gt; td.warning,</text:p>
      <text:p text:style-name="Standard">.table &gt; thead &gt; tr &gt; th.warning,</text:p>
      <text:p text:style-name="Standard">.table &gt; tbody &gt; tr &gt; th.warning,</text:p>
      <text:p text:style-name="Standard">.table &gt; tfoot &gt; tr &gt; th.warning,</text:p>
      <text:p text:style-name="Standard">.table &gt; thead &gt; tr.warning &gt; td,</text:p>
      <text:p text:style-name="Standard">.table &gt; tbody &gt; tr.warning &gt; td,</text:p>
      <text:p text:style-name="Standard">.table &gt; tfoot &gt; tr.warning &gt; td,</text:p>
      <text:p text:style-name="Standard">.table &gt; thead &gt; tr.warning &gt; th,</text:p>
      <text:p text:style-name="Standard">.table &gt; tbody &gt; tr.warning &gt; th,</text:p>
      <text:p text:style-name="Standard">.table &gt; tfoot &gt; tr.warning &gt; th {</text:p>
      <text:p text:style-name="Standard"><text:s text:c="2"/>background-color: #fcf8e3;</text:p>
      <text:p text:style-name="Standard">}</text:p>
      <text:p text:style-name="Standard">.table-hover &gt; tbody &gt; tr &gt; td.warning:hover,</text:p>
      <text:p text:style-name="Standard">.table-hover &gt; tbody &gt; tr &gt; th.warning:hover,</text:p>
      <text:p text:style-name="Standard">.table-hover &gt; tbody &gt; tr.warning:hover &gt; td,</text:p>
      <text:p text:style-name="Standard">.table-hover &gt; tbody &gt; tr:hover &gt; .warning,</text:p>
      <text:p text:style-name="Standard">.table-hover &gt; tbody &gt; tr.warning:hover &gt; th {</text:p>
      <text:p text:style-name="Standard"><text:s text:c="2"/>background-color: #faf2cc;</text:p>
      <text:p text:style-name="Standard">}</text:p>
      <text:p text:style-name="Standard">.table &gt; thead &gt; tr &gt; td.danger,</text:p>
      <text:p text:style-name="Standard">.table &gt; tbody &gt; tr &gt; td.danger,</text:p>
      <text:p text:style-name="Standard">.table &gt; tfoot &gt; tr &gt; td.danger,</text:p>
      <text:p text:style-name="Standard">.table &gt; thead &gt; tr &gt; th.danger,</text:p>
      <text:p text:style-name="Standard">.table &gt; tbody &gt; tr &gt; th.danger,</text:p>
      <text:p text:style-name="Standard">.table &gt; tfoot &gt; tr &gt; th.danger,</text:p>
      <text:p text:style-name="Standard">.table &gt; thead &gt; tr.danger &gt; td,</text:p>
      <text:p text:style-name="Standard">.table &gt; tbody &gt; tr.danger &gt; td,</text:p>
      <text:p text:style-name="Standard">.table &gt; tfoot &gt; tr.danger &gt; td,</text:p>
      <text:p text:style-name="Standard">.table &gt; thead &gt; tr.danger &gt; th,</text:p>
      <text:p text:style-name="Standard">.table &gt; tbody &gt; tr.danger &gt; th,</text:p>
      <text:p text:style-name="Standard">.table &gt; tfoot &gt; tr.danger &gt; th {</text:p>
      <text:p text:style-name="Standard"><text:s text:c="2"/>background-color: #f2dede;</text:p>
      <text:p text:style-name="Standard">}</text:p>
      <text:p text:style-name="Standard">.table-hover &gt; tbody &gt; tr &gt; td.danger:hover,</text:p>
      <text:p text:style-name="Standard">.table-hover &gt; tbody &gt; tr &gt; th.danger:hover,</text:p>
      <text:p text:style-name="Standard">.table-hover &gt; tbody &gt; tr.danger:hover &gt; td,</text:p>
      <text:p text:style-name="Standard">.table-hover &gt; tbody &gt; tr:hover &gt; .danger,</text:p>
      <text:p text:style-name="Standard">.table-hover &gt; tbody &gt; tr.danger:hover &gt; th {</text:p>
      <text:p text:style-name="Standard"><text:s text:c="2"/>background-color: #ebcccc;</text:p>
      <text:p text:style-name="Standard">}</text:p>
      <text:p text:style-name="Standard">.table-responsive {</text:p>
      <text:p text:style-name="Standard"><text:s text:c="2"/>overflow-x: auto;</text:p>
      <text:p text:style-name="Standard"><text:s text:c="2"/>min-height: 0.01%;</text:p>
      <text:p text:style-name="Standard"><text:soft-page-break/>}</text:p>
      <text:p text:style-name="Standard">@media screen and (max-width: 767px) {</text:p>
      <text:p text:style-name="Standard"><text:s text:c="2"/>.table-responsive {</text:p>
      <text:p text:style-name="Standard"><text:s text:c="4"/>width: 100%;</text:p>
      <text:p text:style-name="Standard"><text:s text:c="4"/>margin-bottom: 15px;</text:p>
      <text:p text:style-name="Standard"><text:s text:c="4"/>overflow-y: hidden;</text:p>
      <text:p text:style-name="Standard"><text:s text:c="4"/>-ms-overflow-style: -ms-autohiding-scrollbar;</text:p>
      <text:p text:style-name="Standard"><text:s text:c="4"/>border: 1px solid #ddd;</text:p>
      <text:p text:style-name="Standard"><text:s text:c="2"/>}</text:p>
      <text:p text:style-name="Standard"><text:s text:c="2"/>.table-responsive &gt; .table {</text:p>
      <text:p text:style-name="Standard"><text:s text:c="4"/>margin-bottom: 0;</text:p>
      <text:p text:style-name="Standard"><text:s text:c="2"/>}</text:p>
      <text:p text:style-name="Standard"><text:s text:c="2"/>.table-responsive &gt; .table &gt; thead &gt; tr &gt; th,</text:p>
      <text:p text:style-name="Standard"><text:s text:c="2"/>.table-responsive &gt; .table &gt; tbody &gt; tr &gt; th,</text:p>
      <text:p text:style-name="Standard"><text:s text:c="2"/>.table-responsive &gt; .table &gt; tfoot &gt; tr &gt; th,</text:p>
      <text:p text:style-name="Standard"><text:s text:c="2"/>.table-responsive &gt; .table &gt; thead &gt; tr &gt; td,</text:p>
      <text:p text:style-name="Standard"><text:s text:c="2"/>.table-responsive &gt; .table &gt; tbody &gt; tr &gt; td,</text:p>
      <text:p text:style-name="Standard"><text:s text:c="2"/>.table-responsive &gt; .table &gt; tfoot &gt; tr &gt; td {</text:p>
      <text:p text:style-name="Standard"><text:s text:c="4"/>white-space: nowrap;</text:p>
      <text:p text:style-name="Standard"><text:s text:c="2"/>}</text:p>
      <text:p text:style-name="Standard"><text:s text:c="2"/>.table-responsive &gt; .table-bordered {</text:p>
      <text:p text:style-name="Standard"><text:s text:c="4"/>border: 0;</text:p>
      <text:p text:style-name="Standard"><text:s text:c="2"/>}</text:p>
      <text:p text:style-name="Standard"><text:s text:c="2"/>.table-responsive &gt; .table-bordered &gt; thead &gt; tr &gt; th:first-child,</text:p>
      <text:p text:style-name="Standard"><text:s text:c="2"/>.table-responsive &gt; .table-bordered &gt; tbody &gt; tr &gt; th:first-child,</text:p>
      <text:p text:style-name="Standard"><text:s text:c="2"/>.table-responsive &gt; .table-bordered &gt; tfoot &gt; tr &gt; th:first-child,</text:p>
      <text:p text:style-name="Standard"><text:s text:c="2"/>.table-responsive &gt; .table-bordered &gt; thead &gt; tr &gt; td:first-child,</text:p>
      <text:p text:style-name="Standard"><text:s text:c="2"/>.table-responsive &gt; .table-bordered &gt; tbody &gt; tr &gt; td:first-child,</text:p>
      <text:p text:style-name="Standard"><text:s text:c="2"/>.table-responsive &gt; .table-bordered &gt; tfoot &gt; tr &gt; td:first-child {</text:p>
      <text:p text:style-name="Standard"><text:s text:c="4"/>border-left: 0;</text:p>
      <text:p text:style-name="Standard"><text:s text:c="2"/>}</text:p>
      <text:p text:style-name="Standard"><text:s text:c="2"/>.table-responsive &gt; .table-bordered &gt; thead &gt; tr &gt; th:last-child,</text:p>
      <text:p text:style-name="Standard"><text:s text:c="2"/>.table-responsive &gt; .table-bordered &gt; tbody &gt; tr &gt; th:last-child,</text:p>
      <text:p text:style-name="Standard"><text:s text:c="2"/>.table-responsive &gt; .table-bordered &gt; tfoot &gt; tr &gt; th:last-child,</text:p>
      <text:p text:style-name="Standard"><text:s text:c="2"/>.table-responsive &gt; .table-bordered &gt; thead &gt; tr &gt; td:last-child,</text:p>
      <text:p text:style-name="Standard"><text:s text:c="2"/>.table-responsive &gt; .table-bordered &gt; tbody &gt; tr &gt; td:last-child,</text:p>
      <text:p text:style-name="Standard"><text:s text:c="2"/>.table-responsive &gt; .table-bordered &gt; tfoot &gt; tr &gt; td:last-child {</text:p>
      <text:p text:style-name="Standard"><text:s text:c="4"/>border-right: 0;</text:p>
      <text:p text:style-name="Standard"><text:s text:c="2"/>}</text:p>
      <text:p text:style-name="Standard"><text:s text:c="2"/>.table-responsive &gt; .table-bordered &gt; tbody &gt; tr:last-child &gt; th,</text:p>
      <text:p text:style-name="Standard"><text:s text:c="2"/>.table-responsive &gt; .table-bordered &gt; tfoot &gt; tr:last-child &gt; th,</text:p>
      <text:p text:style-name="Standard"><text:s text:c="2"/>.table-responsive &gt; .table-bordered &gt; tbody &gt; tr:last-child &gt; td,</text:p>
      <text:p text:style-name="Standard"><text:s text:c="2"/>.table-responsive &gt; .table-bordered &gt; tfoot &gt; tr:last-child &gt; td {</text:p>
      <text:p text:style-name="Standard"><text:s text:c="4"/>border-bottom: 0;</text:p>
      <text:p text:style-name="Standard"><text:s text:c="2"/>}</text:p>
      <text:p text:style-name="Standard">}</text:p>
      <text:p text:style-name="Standard">fieldset {</text:p>
      <text:p text:style-name="Standard"><text:s text:c="2"/>padding: 0;</text:p>
      <text:p text:style-name="Standard"><text:s text:c="2"/>margin: 0;</text:p>
      <text:p text:style-name="Standard"><text:s text:c="2"/>border: 0;</text:p>
      <text:p text:style-name="Standard"><text:s text:c="2"/>min-width: 0;</text:p>
      <text:p text:style-name="Standard">}</text:p>
      <text:p text:style-name="Standard"><text:soft-page-break/>legend {</text:p>
      <text:p text:style-name="Standard"><text:s text:c="2"/>display: block;</text:p>
      <text:p text:style-name="Standard"><text:s text:c="2"/>width: 100%;</text:p>
      <text:p text:style-name="Standard"><text:s text:c="2"/>padding: 0;</text:p>
      <text:p text:style-name="Standard"><text:s text:c="2"/>margin-bottom: 20px;</text:p>
      <text:p text:style-name="Standard"><text:s text:c="2"/>font-size: 21px;</text:p>
      <text:p text:style-name="Standard"><text:s text:c="2"/>line-height: inherit;</text:p>
      <text:p text:style-name="Standard"><text:s text:c="2"/>color: #333333;</text:p>
      <text:p text:style-name="Standard"><text:s text:c="2"/>border: 0;</text:p>
      <text:p text:style-name="Standard"><text:s text:c="2"/>border-bottom: 1px solid #e5e5e5;</text:p>
      <text:p text:style-name="Standard">}</text:p>
      <text:p text:style-name="Standard">label {</text:p>
      <text:p text:style-name="Standard"><text:s text:c="2"/>display: inline-block;</text:p>
      <text:p text:style-name="Standard"><text:s text:c="2"/>max-width: 100%;</text:p>
      <text:p text:style-name="Standard"><text:s text:c="2"/>margin-bottom: 5px;</text:p>
      <text:p text:style-name="Standard"><text:s text:c="2"/>font-weight: bold;</text:p>
      <text:p text:style-name="Standard">}</text:p>
      <text:p text:style-name="Standard">input[type="search"] {</text:p>
      <text:p text:style-name="Standard"><text:s text:c="2"/>-webkit-box-sizing: border-box;</text:p>
      <text:p text:style-name="Standard"><text:s text:c="2"/>-moz-box-sizing: border-box;</text:p>
      <text:p text:style-name="Standard"><text:s text:c="2"/>box-sizing: border-box;</text:p>
      <text:p text:style-name="Standard">}</text:p>
      <text:p text:style-name="Standard">input[type="radio"],</text:p>
      <text:p text:style-name="Standard">input[type="checkbox"] {</text:p>
      <text:p text:style-name="Standard"><text:s text:c="2"/>margin: 4px 0 0;</text:p>
      <text:p text:style-name="Standard"><text:s text:c="2"/>margin-top: 1px \9;</text:p>
      <text:p text:style-name="Standard"><text:s text:c="2"/>line-height: normal;</text:p>
      <text:p text:style-name="Standard">}</text:p>
      <text:p text:style-name="Standard">input[type="file"] {</text:p>
      <text:p text:style-name="Standard"><text:s text:c="2"/>display: block;</text:p>
      <text:p text:style-name="Standard">}</text:p>
      <text:p text:style-name="Standard">input[type="range"] {</text:p>
      <text:p text:style-name="Standard"><text:s text:c="2"/>display: block;</text:p>
      <text:p text:style-name="Standard"><text:s text:c="2"/>width: 100%;</text:p>
      <text:p text:style-name="Standard">}</text:p>
      <text:p text:style-name="Standard">select[multiple],</text:p>
      <text:p text:style-name="Standard">select[size] {</text:p>
      <text:p text:style-name="Standard"><text:s text:c="2"/>height: auto;</text:p>
      <text:p text:style-name="Standard">}</text:p>
      <text:p text:style-name="Standard">input[type="file"]:focus,</text:p>
      <text:p text:style-name="Standard">input[type="radio"]:focus,</text:p>
      <text:p text:style-name="Standard">input[type="checkbox"]:focus {</text:p>
      <text:p text:style-name="Standard"><text:s text:c="2"/>outline: 5px auto -webkit-focus-ring-color;</text:p>
      <text:p text:style-name="Standard"><text:s text:c="2"/>outline-offset: -2px;</text:p>
      <text:p text:style-name="Standard">}</text:p>
      <text:p text:style-name="Standard">output {</text:p>
      <text:p text:style-name="Standard"><text:s text:c="2"/>display: block;</text:p>
      <text:p text:style-name="Standard"><text:s text:c="2"/>padding-top: 7px;</text:p>
      <text:p text:style-name="Standard"><text:s text:c="2"/>font-size: 14px;</text:p>
      <text:p text:style-name="Standard"><text:s text:c="2"/>line-height: 1.42857143;</text:p>
      <text:p text:style-name="Standard"><text:s text:c="2"/>color: #555555;</text:p>
      <text:p text:style-name="Standard">}</text:p>
      <text:p text:style-name="Standard"><text:soft-page-break/>.form-control {</text:p>
      <text:p text:style-name="Standard"><text:s text:c="2"/>display: block;</text:p>
      <text:p text:style-name="Standard"><text:s text:c="2"/>width: 100%;</text:p>
      <text:p text:style-name="Standard"><text:s text:c="2"/>height: 34px;</text:p>
      <text:p text:style-name="Standard"><text:s text:c="2"/>padding: 6px 12px;</text:p>
      <text:p text:style-name="Standard"><text:s text:c="2"/>font-size: 14px;</text:p>
      <text:p text:style-name="Standard"><text:s text:c="2"/>line-height: 1.42857143;</text:p>
      <text:p text:style-name="Standard"><text:s text:c="2"/>color: #555555;</text:p>
      <text:p text:style-name="Standard"><text:s text:c="2"/>background-color: #fff;</text:p>
      <text:p text:style-name="Standard"><text:s text:c="2"/>background-image: none;</text:p>
      <text:p text:style-name="Standard"><text:s text:c="2"/>border: 1px solid #ccc;</text:p>
      <text:p text:style-name="Standard"><text:s text:c="2"/>border-radius: 4px;</text:p>
      <text:p text:style-name="Standard"><text:s text:c="2"/>-webkit-box-shadow: inset 0 1px 1px rgba(0, 0, 0, 0.075);</text:p>
      <text:p text:style-name="Standard"><text:s text:c="2"/>box-shadow: inset 0 1px 1px rgba(0, 0, 0, 0.075);</text:p>
      <text:p text:style-name="Standard"><text:s text:c="2"/>-webkit-transition: border-color ease-in-out .15s, box-shadow ease-in-out .15s;</text:p>
      <text:p text:style-name="Standard"><text:s text:c="2"/>-o-transition: border-color ease-in-out .15s, box-shadow ease-in-out .15s;</text:p>
      <text:p text:style-name="Standard"><text:s text:c="2"/>transition: border-color ease-in-out .15s, box-shadow ease-in-out .15s;</text:p>
      <text:p text:style-name="Standard">}</text:p>
      <text:p text:style-name="Standard">.form-control:focus {</text:p>
      <text:p text:style-name="Standard"><text:s text:c="2"/>border-color: #66afe9;</text:p>
      <text:p text:style-name="Standard"><text:s text:c="2"/>outline: 0;</text:p>
      <text:p text:style-name="Standard"><text:s text:c="2"/>-webkit-box-shadow: inset 0 1px 1px rgba(0,0,0,.075), 0 0 8px rgba(102, 175, 233, 0.6);</text:p>
      <text:p text:style-name="Standard"><text:s text:c="2"/>box-shadow: inset 0 1px 1px rgba(0,0,0,.075), 0 0 8px rgba(102, 175, 233, 0.6);</text:p>
      <text:p text:style-name="Standard">}</text:p>
      <text:p text:style-name="Standard">.form-control::-moz-placeholder {</text:p>
      <text:p text:style-name="Standard"><text:s text:c="2"/>color: #999;</text:p>
      <text:p text:style-name="Standard"><text:s text:c="2"/>opacity: 1;</text:p>
      <text:p text:style-name="Standard">}</text:p>
      <text:p text:style-name="Standard">.form-control:-ms-input-placeholder {</text:p>
      <text:p text:style-name="Standard"><text:s text:c="2"/>color: #999;</text:p>
      <text:p text:style-name="Standard">}</text:p>
      <text:p text:style-name="Standard">.form-control::-webkit-input-placeholder {</text:p>
      <text:p text:style-name="Standard"><text:s text:c="2"/>color: #999;</text:p>
      <text:p text:style-name="Standard">}</text:p>
      <text:p text:style-name="Standard">.form-control::-ms-expand {</text:p>
      <text:p text:style-name="Standard"><text:s text:c="2"/>border: 0;</text:p>
      <text:p text:style-name="Standard"><text:s text:c="2"/>background-color: transparent;</text:p>
      <text:p text:style-name="Standard">}</text:p>
      <text:p text:style-name="Standard">.form-control[disabled],</text:p>
      <text:p text:style-name="Standard">.form-control[readonly],</text:p>
      <text:p text:style-name="Standard">fieldset[disabled] .form-control {</text:p>
      <text:p text:style-name="Standard"><text:s text:c="2"/>background-color: #eeeeee;</text:p>
      <text:p text:style-name="Standard"><text:s text:c="2"/>opacity: 1;</text:p>
      <text:p text:style-name="Standard">}</text:p>
      <text:p text:style-name="Standard">.form-control[disabled],</text:p>
      <text:p text:style-name="Standard">fieldset[disabled] .form-control {</text:p>
      <text:p text:style-name="Standard"><text:s text:c="2"/>cursor: not-allowed;</text:p>
      <text:p text:style-name="Standard">}</text:p>
      <text:p text:style-name="Standard">textarea.form-control {</text:p>
      <text:p text:style-name="Standard"><text:s text:c="2"/>height: auto;</text:p>
      <text:p text:style-name="Standard">}</text:p>
      <text:p text:style-name="Standard">input[type="search"] {</text:p>
      <text:p text:style-name="Standard"><text:soft-page-break/><text:s text:c="2"/>-webkit-appearance: none;</text:p>
      <text:p text:style-name="Standard">}</text:p>
      <text:p text:style-name="Standard">@media screen and (-webkit-min-device-pixel-ratio: 0) {</text:p>
      <text:p text:style-name="Standard"><text:s text:c="2"/>input[type="date"].form-control,</text:p>
      <text:p text:style-name="Standard"><text:s text:c="2"/>input[type="time"].form-control,</text:p>
      <text:p text:style-name="Standard"><text:s text:c="2"/>input[type="datetime-local"].form-control,</text:p>
      <text:p text:style-name="Standard"><text:s text:c="2"/>input[type="month"].form-control {</text:p>
      <text:p text:style-name="Standard"><text:s text:c="4"/>line-height: 34px;</text:p>
      <text:p text:style-name="Standard"><text:s text:c="2"/>}</text:p>
      <text:p text:style-name="Standard"><text:s text:c="2"/>input[type="date"].input-sm,</text:p>
      <text:p text:style-name="Standard"><text:s text:c="2"/>input[type="time"].input-sm,</text:p>
      <text:p text:style-name="Standard"><text:s text:c="2"/>input[type="datetime-local"].input-sm,</text:p>
      <text:p text:style-name="Standard"><text:s text:c="2"/>input[type="month"].input-sm,</text:p>
      <text:p text:style-name="Standard"><text:s text:c="2"/>.input-group-sm input[type="date"],</text:p>
      <text:p text:style-name="Standard"><text:s text:c="2"/>.input-group-sm input[type="time"],</text:p>
      <text:p text:style-name="Standard"><text:s text:c="2"/>.input-group-sm input[type="datetime-local"],</text:p>
      <text:p text:style-name="Standard"><text:s text:c="2"/>.input-group-sm input[type="month"] {</text:p>
      <text:p text:style-name="Standard"><text:s text:c="4"/>line-height: 30px;</text:p>
      <text:p text:style-name="Standard"><text:s text:c="2"/>}</text:p>
      <text:p text:style-name="Standard"><text:s text:c="2"/>input[type="date"].input-lg,</text:p>
      <text:p text:style-name="Standard"><text:s text:c="2"/>input[type="time"].input-lg,</text:p>
      <text:p text:style-name="Standard"><text:s text:c="2"/>input[type="datetime-local"].input-lg,</text:p>
      <text:p text:style-name="Standard"><text:s text:c="2"/>input[type="month"].input-lg,</text:p>
      <text:p text:style-name="Standard"><text:s text:c="2"/>.input-group-lg input[type="date"],</text:p>
      <text:p text:style-name="Standard"><text:s text:c="2"/>.input-group-lg input[type="time"],</text:p>
      <text:p text:style-name="Standard"><text:s text:c="2"/>.input-group-lg input[type="datetime-local"],</text:p>
      <text:p text:style-name="Standard"><text:s text:c="2"/>.input-group-lg input[type="month"] {</text:p>
      <text:p text:style-name="Standard"><text:s text:c="4"/>line-height: 46px;</text:p>
      <text:p text:style-name="Standard"><text:s text:c="2"/>}</text:p>
      <text:p text:style-name="Standard">}</text:p>
      <text:p text:style-name="Standard">.form-group {</text:p>
      <text:p text:style-name="Standard"><text:s text:c="2"/>margin-bottom: 15px;</text:p>
      <text:p text:style-name="Standard">}</text:p>
      <text:p text:style-name="Standard">.radio,</text:p>
      <text:p text:style-name="Standard">.checkbox {</text:p>
      <text:p text:style-name="Standard"><text:s text:c="2"/>position: relative;</text:p>
      <text:p text:style-name="Standard"><text:s text:c="2"/>display: block;</text:p>
      <text:p text:style-name="Standard"><text:s text:c="2"/>margin-top: 10px;</text:p>
      <text:p text:style-name="Standard"><text:s text:c="2"/>margin-bottom: 10px;</text:p>
      <text:p text:style-name="Standard">}</text:p>
      <text:p text:style-name="Standard">.radio label,</text:p>
      <text:p text:style-name="Standard">.checkbox label {</text:p>
      <text:p text:style-name="Standard"><text:s text:c="2"/>min-height: 20px;</text:p>
      <text:p text:style-name="Standard"><text:s text:c="2"/>padding-left: 20px;</text:p>
      <text:p text:style-name="Standard"><text:s text:c="2"/>margin-bottom: 0;</text:p>
      <text:p text:style-name="Standard"><text:s text:c="2"/>font-weight: normal;</text:p>
      <text:p text:style-name="Standard"><text:s text:c="2"/>cursor: pointer;</text:p>
      <text:p text:style-name="Standard">}</text:p>
      <text:p text:style-name="Standard">.radio input[type="radio"],</text:p>
      <text:p text:style-name="Standard">.radio-inline input[type="radio"],</text:p>
      <text:p text:style-name="Standard">.checkbox input[type="checkbox"],</text:p>
      <text:p text:style-name="Standard">.checkbox-inline input[type="checkbox"] {</text:p>
      <text:p text:style-name="Standard"><text:soft-page-break/><text:s text:c="2"/>position: absolute;</text:p>
      <text:p text:style-name="Standard"><text:s text:c="2"/>margin-left: -20px;</text:p>
      <text:p text:style-name="Standard"><text:s text:c="2"/>margin-top: 4px \9;</text:p>
      <text:p text:style-name="Standard">}</text:p>
      <text:p text:style-name="Standard">.radio + .radio,</text:p>
      <text:p text:style-name="Standard">.checkbox + .checkbox {</text:p>
      <text:p text:style-name="Standard"><text:s text:c="2"/>margin-top: -5px;</text:p>
      <text:p text:style-name="Standard">}</text:p>
      <text:p text:style-name="Standard">.radio-inline,</text:p>
      <text:p text:style-name="Standard">.checkbox-inline {</text:p>
      <text:p text:style-name="Standard"><text:s text:c="2"/>position: relative;</text:p>
      <text:p text:style-name="Standard"><text:s text:c="2"/>display: inline-block;</text:p>
      <text:p text:style-name="Standard"><text:s text:c="2"/>padding-left: 20px;</text:p>
      <text:p text:style-name="Standard"><text:s text:c="2"/>margin-bottom: 0;</text:p>
      <text:p text:style-name="Standard"><text:s text:c="2"/>vertical-align: middle;</text:p>
      <text:p text:style-name="Standard"><text:s text:c="2"/>font-weight: normal;</text:p>
      <text:p text:style-name="Standard"><text:s text:c="2"/>cursor: pointer;</text:p>
      <text:p text:style-name="Standard">}</text:p>
      <text:p text:style-name="Standard">.radio-inline + .radio-inline,</text:p>
      <text:p text:style-name="Standard">.checkbox-inline + .checkbox-inline {</text:p>
      <text:p text:style-name="Standard"><text:s text:c="2"/>margin-top: 0;</text:p>
      <text:p text:style-name="Standard"><text:s text:c="2"/>margin-left: 10px;</text:p>
      <text:p text:style-name="Standard">}</text:p>
      <text:p text:style-name="Standard">input[type="radio"][disabled],</text:p>
      <text:p text:style-name="Standard">input[type="checkbox"][disabled],</text:p>
      <text:p text:style-name="Standard">input[type="radio"].disabled,</text:p>
      <text:p text:style-name="Standard">input[type="checkbox"].disabled,</text:p>
      <text:p text:style-name="Standard">fieldset[disabled] input[type="radio"],</text:p>
      <text:p text:style-name="Standard">fieldset[disabled] input[type="checkbox"] {</text:p>
      <text:p text:style-name="Standard"><text:s text:c="2"/>cursor: not-allowed;</text:p>
      <text:p text:style-name="Standard">}</text:p>
      <text:p text:style-name="Standard">.radio-inline.disabled,</text:p>
      <text:p text:style-name="Standard">.checkbox-inline.disabled,</text:p>
      <text:p text:style-name="Standard">fieldset[disabled] .radio-inline,</text:p>
      <text:p text:style-name="Standard">fieldset[disabled] .checkbox-inline {</text:p>
      <text:p text:style-name="Standard"><text:s text:c="2"/>cursor: not-allowed;</text:p>
      <text:p text:style-name="Standard">}</text:p>
      <text:p text:style-name="Standard">.radio.disabled label,</text:p>
      <text:p text:style-name="Standard">.checkbox.disabled label,</text:p>
      <text:p text:style-name="Standard">fieldset[disabled] .radio label,</text:p>
      <text:p text:style-name="Standard">fieldset[disabled] .checkbox label {</text:p>
      <text:p text:style-name="Standard"><text:s text:c="2"/>cursor: not-allowed;</text:p>
      <text:p text:style-name="Standard">}</text:p>
      <text:p text:style-name="Standard">.form-control-static {</text:p>
      <text:p text:style-name="Standard"><text:s text:c="2"/>padding-top: 7px;</text:p>
      <text:p text:style-name="Standard"><text:s text:c="2"/>padding-bottom: 7px;</text:p>
      <text:p text:style-name="Standard"><text:s text:c="2"/>margin-bottom: 0;</text:p>
      <text:p text:style-name="Standard"><text:s text:c="2"/>min-height: 34px;</text:p>
      <text:p text:style-name="Standard">}</text:p>
      <text:p text:style-name="Standard">.form-control-static.input-lg,</text:p>
      <text:p text:style-name="Standard">.form-control-static.input-sm {</text:p>
      <text:p text:style-name="Standard"><text:s text:c="2"/>padding-left: 0;</text:p>
      <text:p text:style-name="Standard"><text:soft-page-break/><text:s text:c="2"/>padding-right: 0;</text:p>
      <text:p text:style-name="Standard">}</text:p>
      <text:p text:style-name="Standard">.input-sm {</text:p>
      <text:p text:style-name="Standard"><text:s text:c="2"/>height: 30px;</text:p>
      <text:p text:style-name="Standard"><text:s text:c="2"/>padding: 5px 10px;</text:p>
      <text:p text:style-name="Standard"><text:s text:c="2"/>font-size: 12px;</text:p>
      <text:p text:style-name="Standard"><text:s text:c="2"/>line-height: 1.5;</text:p>
      <text:p text:style-name="Standard"><text:s text:c="2"/>border-radius: 3px;</text:p>
      <text:p text:style-name="Standard">}</text:p>
      <text:p text:style-name="Standard">select.input-sm {</text:p>
      <text:p text:style-name="Standard"><text:s text:c="2"/>height: 30px;</text:p>
      <text:p text:style-name="Standard"><text:s text:c="2"/>line-height: 30px;</text:p>
      <text:p text:style-name="Standard">}</text:p>
      <text:p text:style-name="Standard">textarea.input-sm,</text:p>
      <text:p text:style-name="Standard">select[multiple].input-sm {</text:p>
      <text:p text:style-name="Standard"><text:s text:c="2"/>height: auto;</text:p>
      <text:p text:style-name="Standard">}</text:p>
      <text:p text:style-name="Standard">.form-group-sm .form-control {</text:p>
      <text:p text:style-name="Standard"><text:s text:c="2"/>height: 30px;</text:p>
      <text:p text:style-name="Standard"><text:s text:c="2"/>padding: 5px 10px;</text:p>
      <text:p text:style-name="Standard"><text:s text:c="2"/>font-size: 12px;</text:p>
      <text:p text:style-name="Standard"><text:s text:c="2"/>line-height: 1.5;</text:p>
      <text:p text:style-name="Standard"><text:s text:c="2"/>border-radius: 3px;</text:p>
      <text:p text:style-name="Standard">}</text:p>
      <text:p text:style-name="Standard">.form-group-sm select.form-control {</text:p>
      <text:p text:style-name="Standard"><text:s text:c="2"/>height: 30px;</text:p>
      <text:p text:style-name="Standard"><text:s text:c="2"/>line-height: 30px;</text:p>
      <text:p text:style-name="Standard">}</text:p>
      <text:p text:style-name="Standard">.form-group-sm textarea.form-control,</text:p>
      <text:p text:style-name="Standard">.form-group-sm select[multiple].form-control {</text:p>
      <text:p text:style-name="Standard"><text:s text:c="2"/>height: auto;</text:p>
      <text:p text:style-name="Standard">}</text:p>
      <text:p text:style-name="Standard">.form-group-sm .form-control-static {</text:p>
      <text:p text:style-name="Standard"><text:s text:c="2"/>height: 30px;</text:p>
      <text:p text:style-name="Standard"><text:s text:c="2"/>min-height: 32px;</text:p>
      <text:p text:style-name="Standard"><text:s text:c="2"/>padding: 6px 10px;</text:p>
      <text:p text:style-name="Standard"><text:s text:c="2"/>font-size: 12px;</text:p>
      <text:p text:style-name="Standard"><text:s text:c="2"/>line-height: 1.5;</text:p>
      <text:p text:style-name="Standard">}</text:p>
      <text:p text:style-name="Standard">.input-lg {</text:p>
      <text:p text:style-name="Standard"><text:s text:c="2"/>height: 46px;</text:p>
      <text:p text:style-name="Standard"><text:s text:c="2"/>padding: 10px 16px;</text:p>
      <text:p text:style-name="Standard"><text:s text:c="2"/>font-size: 18px;</text:p>
      <text:p text:style-name="Standard"><text:s text:c="2"/>line-height: 1.3333333;</text:p>
      <text:p text:style-name="Standard"><text:s text:c="2"/>border-radius: 6px;</text:p>
      <text:p text:style-name="Standard">}</text:p>
      <text:p text:style-name="Standard">select.input-lg {</text:p>
      <text:p text:style-name="Standard"><text:s text:c="2"/>height: 46px;</text:p>
      <text:p text:style-name="Standard"><text:s text:c="2"/>line-height: 46px;</text:p>
      <text:p text:style-name="Standard">}</text:p>
      <text:p text:style-name="Standard">textarea.input-lg,</text:p>
      <text:p text:style-name="Standard">select[multiple].input-lg {</text:p>
      <text:p text:style-name="Standard"><text:soft-page-break/><text:s text:c="2"/>height: auto;</text:p>
      <text:p text:style-name="Standard">}</text:p>
      <text:p text:style-name="Standard">.form-group-lg .form-control {</text:p>
      <text:p text:style-name="Standard"><text:s text:c="2"/>height: 46px;</text:p>
      <text:p text:style-name="Standard"><text:s text:c="2"/>padding: 10px 16px;</text:p>
      <text:p text:style-name="Standard"><text:s text:c="2"/>font-size: 18px;</text:p>
      <text:p text:style-name="Standard"><text:s text:c="2"/>line-height: 1.3333333;</text:p>
      <text:p text:style-name="Standard"><text:s text:c="2"/>border-radius: 6px;</text:p>
      <text:p text:style-name="Standard">}</text:p>
      <text:p text:style-name="Standard">.form-group-lg select.form-control {</text:p>
      <text:p text:style-name="Standard"><text:s text:c="2"/>height: 46px;</text:p>
      <text:p text:style-name="Standard"><text:s text:c="2"/>line-height: 46px;</text:p>
      <text:p text:style-name="Standard">}</text:p>
      <text:p text:style-name="Standard">.form-group-lg textarea.form-control,</text:p>
      <text:p text:style-name="Standard">.form-group-lg select[multiple].form-control {</text:p>
      <text:p text:style-name="Standard"><text:s text:c="2"/>height: auto;</text:p>
      <text:p text:style-name="Standard">}</text:p>
      <text:p text:style-name="Standard">.form-group-lg .form-control-static {</text:p>
      <text:p text:style-name="Standard"><text:s text:c="2"/>height: 46px;</text:p>
      <text:p text:style-name="Standard"><text:s text:c="2"/>min-height: 38px;</text:p>
      <text:p text:style-name="Standard"><text:s text:c="2"/>padding: 11px 16px;</text:p>
      <text:p text:style-name="Standard"><text:s text:c="2"/>font-size: 18px;</text:p>
      <text:p text:style-name="Standard"><text:s text:c="2"/>line-height: 1.3333333;</text:p>
      <text:p text:style-name="Standard">}</text:p>
      <text:p text:style-name="Standard">.has-feedback {</text:p>
      <text:p text:style-name="Standard"><text:s text:c="2"/>position: relative;</text:p>
      <text:p text:style-name="Standard">}</text:p>
      <text:p text:style-name="Standard">.has-feedback .form-control {</text:p>
      <text:p text:style-name="Standard"><text:s text:c="2"/>padding-right: 42.5px;</text:p>
      <text:p text:style-name="Standard">}</text:p>
      <text:p text:style-name="Standard">.form-control-feedback {</text:p>
      <text:p text:style-name="Standard"><text:s text:c="2"/>position: absolute;</text:p>
      <text:p text:style-name="Standard"><text:s text:c="2"/>top: 0;</text:p>
      <text:p text:style-name="Standard"><text:s text:c="2"/>right: 0;</text:p>
      <text:p text:style-name="Standard"><text:s text:c="2"/>z-index: 2;</text:p>
      <text:p text:style-name="Standard"><text:s text:c="2"/>display: block;</text:p>
      <text:p text:style-name="Standard"><text:s text:c="2"/>width: 34px;</text:p>
      <text:p text:style-name="Standard"><text:s text:c="2"/>height: 34px;</text:p>
      <text:p text:style-name="Standard"><text:s text:c="2"/>line-height: 34px;</text:p>
      <text:p text:style-name="Standard"><text:s text:c="2"/>text-align: center;</text:p>
      <text:p text:style-name="Standard"><text:s text:c="2"/>pointer-events: none;</text:p>
      <text:p text:style-name="Standard">}</text:p>
      <text:p text:style-name="Standard">.input-lg + .form-control-feedback,</text:p>
      <text:p text:style-name="Standard">.input-group-lg + .form-control-feedback,</text:p>
      <text:p text:style-name="Standard">.form-group-lg .form-control + .form-control-feedback {</text:p>
      <text:p text:style-name="Standard"><text:s text:c="2"/>width: 46px;</text:p>
      <text:p text:style-name="Standard"><text:s text:c="2"/>height: 46px;</text:p>
      <text:p text:style-name="Standard"><text:s text:c="2"/>line-height: 46px;</text:p>
      <text:p text:style-name="Standard">}</text:p>
      <text:p text:style-name="Standard">.input-sm + .form-control-feedback,</text:p>
      <text:p text:style-name="Standard">.input-group-sm + .form-control-feedback,</text:p>
      <text:p text:style-name="Standard">.form-group-sm .form-control + .form-control-feedback {</text:p>
      <text:p text:style-name="Standard"><text:soft-page-break/><text:s text:c="2"/>width: 30px;</text:p>
      <text:p text:style-name="Standard"><text:s text:c="2"/>height: 30px;</text:p>
      <text:p text:style-name="Standard"><text:s text:c="2"/>line-height: 30px;</text:p>
      <text:p text:style-name="Standard">}</text:p>
      <text:p text:style-name="Standard">.has-success .help-block,</text:p>
      <text:p text:style-name="Standard">.has-success .control-label,</text:p>
      <text:p text:style-name="Standard">.has-success .radio,</text:p>
      <text:p text:style-name="Standard">.has-success .checkbox,</text:p>
      <text:p text:style-name="Standard">.has-success .radio-inline,</text:p>
      <text:p text:style-name="Standard">.has-success .checkbox-inline,</text:p>
      <text:p text:style-name="Standard">.has-success.radio label,</text:p>
      <text:p text:style-name="Standard">.has-success.checkbox label,</text:p>
      <text:p text:style-name="Standard">.has-success.radio-inline label,</text:p>
      <text:p text:style-name="Standard">.has-success.checkbox-inline label {</text:p>
      <text:p text:style-name="Standard"><text:s text:c="2"/>color: #3c763d;</text:p>
      <text:p text:style-name="Standard">}</text:p>
      <text:p text:style-name="Standard">.has-success .form-control {</text:p>
      <text:p text:style-name="Standard"><text:s text:c="2"/>border-color: #3c763d;</text:p>
      <text:p text:style-name="Standard"><text:s text:c="2"/>-webkit-box-shadow: inset 0 1px 1px rgba(0, 0, 0, 0.075);</text:p>
      <text:p text:style-name="Standard"><text:s text:c="2"/>box-shadow: inset 0 1px 1px rgba(0, 0, 0, 0.075);</text:p>
      <text:p text:style-name="Standard">}</text:p>
      <text:p text:style-name="Standard">.has-success .form-control:focus {</text:p>
      <text:p text:style-name="Standard"><text:s text:c="2"/>border-color: #2b542c;</text:p>
      <text:p text:style-name="Standard"><text:s text:c="2"/>-webkit-box-shadow: inset 0 1px 1px rgba(0, 0, 0, 0.075), 0 0 6px #67b168;</text:p>
      <text:p text:style-name="Standard"><text:s text:c="2"/>box-shadow: inset 0 1px 1px rgba(0, 0, 0, 0.075), 0 0 6px #67b168;</text:p>
      <text:p text:style-name="Standard">}</text:p>
      <text:p text:style-name="Standard">.has-success .input-group-addon {</text:p>
      <text:p text:style-name="Standard"><text:s text:c="2"/>color: #3c763d;</text:p>
      <text:p text:style-name="Standard"><text:s text:c="2"/>border-color: #3c763d;</text:p>
      <text:p text:style-name="Standard"><text:s text:c="2"/>background-color: #dff0d8;</text:p>
      <text:p text:style-name="Standard">}</text:p>
      <text:p text:style-name="Standard">.has-success .form-control-feedback {</text:p>
      <text:p text:style-name="Standard"><text:s text:c="2"/>color: #3c763d;</text:p>
      <text:p text:style-name="Standard">}</text:p>
      <text:p text:style-name="Standard">.has-warning .help-block,</text:p>
      <text:p text:style-name="Standard">.has-warning .control-label,</text:p>
      <text:p text:style-name="Standard">.has-warning .radio,</text:p>
      <text:p text:style-name="Standard">.has-warning .checkbox,</text:p>
      <text:p text:style-name="Standard">.has-warning .radio-inline,</text:p>
      <text:p text:style-name="Standard">.has-warning .checkbox-inline,</text:p>
      <text:p text:style-name="Standard">.has-warning.radio label,</text:p>
      <text:p text:style-name="Standard">.has-warning.checkbox label,</text:p>
      <text:p text:style-name="Standard">.has-warning.radio-inline label,</text:p>
      <text:p text:style-name="Standard">.has-warning.checkbox-inline label {</text:p>
      <text:p text:style-name="Standard"><text:s text:c="2"/>color: #8a6d3b;</text:p>
      <text:p text:style-name="Standard">}</text:p>
      <text:p text:style-name="Standard">.has-warning .form-control {</text:p>
      <text:p text:style-name="Standard"><text:s text:c="2"/>border-color: #8a6d3b;</text:p>
      <text:p text:style-name="Standard"><text:s text:c="2"/>-webkit-box-shadow: inset 0 1px 1px rgba(0, 0, 0, 0.075);</text:p>
      <text:p text:style-name="Standard"><text:s text:c="2"/>box-shadow: inset 0 1px 1px rgba(0, 0, 0, 0.075);</text:p>
      <text:p text:style-name="Standard">}</text:p>
      <text:p text:style-name="Standard">.has-warning .form-control:focus {</text:p>
      <text:p text:style-name="Standard"><text:soft-page-break/><text:s text:c="2"/>border-color: #66512c;</text:p>
      <text:p text:style-name="Standard"><text:s text:c="2"/>-webkit-box-shadow: inset 0 1px 1px rgba(0, 0, 0, 0.075), 0 0 6px #c0a16b;</text:p>
      <text:p text:style-name="Standard"><text:s text:c="2"/>box-shadow: inset 0 1px 1px rgba(0, 0, 0, 0.075), 0 0 6px #c0a16b;</text:p>
      <text:p text:style-name="Standard">}</text:p>
      <text:p text:style-name="Standard">.has-warning .input-group-addon {</text:p>
      <text:p text:style-name="Standard"><text:s text:c="2"/>color: #8a6d3b;</text:p>
      <text:p text:style-name="Standard"><text:s text:c="2"/>border-color: #8a6d3b;</text:p>
      <text:p text:style-name="Standard"><text:s text:c="2"/>background-color: #fcf8e3;</text:p>
      <text:p text:style-name="Standard">}</text:p>
      <text:p text:style-name="Standard">.has-warning .form-control-feedback {</text:p>
      <text:p text:style-name="Standard"><text:s text:c="2"/>color: #8a6d3b;</text:p>
      <text:p text:style-name="Standard">}</text:p>
      <text:p text:style-name="Standard">.has-error .help-block,</text:p>
      <text:p text:style-name="Standard">.has-error .control-label,</text:p>
      <text:p text:style-name="Standard">.has-error .radio,</text:p>
      <text:p text:style-name="Standard">.has-error .checkbox,</text:p>
      <text:p text:style-name="Standard">.has-error .radio-inline,</text:p>
      <text:p text:style-name="Standard">.has-error .checkbox-inline,</text:p>
      <text:p text:style-name="Standard">.has-error.radio label,</text:p>
      <text:p text:style-name="Standard">.has-error.checkbox label,</text:p>
      <text:p text:style-name="Standard">.has-error.radio-inline label,</text:p>
      <text:p text:style-name="Standard">.has-error.checkbox-inline label {</text:p>
      <text:p text:style-name="Standard"><text:s text:c="2"/>color: #a94442;</text:p>
      <text:p text:style-name="Standard">}</text:p>
      <text:p text:style-name="Standard">.has-error .form-control {</text:p>
      <text:p text:style-name="Standard"><text:s text:c="2"/>border-color: #a94442;</text:p>
      <text:p text:style-name="Standard"><text:s text:c="2"/>-webkit-box-shadow: inset 0 1px 1px rgba(0, 0, 0, 0.075);</text:p>
      <text:p text:style-name="Standard"><text:s text:c="2"/>box-shadow: inset 0 1px 1px rgba(0, 0, 0, 0.075);</text:p>
      <text:p text:style-name="Standard">}</text:p>
      <text:p text:style-name="Standard">.has-error .form-control:focus {</text:p>
      <text:p text:style-name="Standard"><text:s text:c="2"/>border-color: #843534;</text:p>
      <text:p text:style-name="Standard"><text:s text:c="2"/>-webkit-box-shadow: inset 0 1px 1px rgba(0, 0, 0, 0.075), 0 0 6px #ce8483;</text:p>
      <text:p text:style-name="Standard"><text:s text:c="2"/>box-shadow: inset 0 1px 1px rgba(0, 0, 0, 0.075), 0 0 6px #ce8483;</text:p>
      <text:p text:style-name="Standard">}</text:p>
      <text:p text:style-name="Standard">.has-error .input-group-addon {</text:p>
      <text:p text:style-name="Standard"><text:s text:c="2"/>color: #a94442;</text:p>
      <text:p text:style-name="Standard"><text:s text:c="2"/>border-color: #a94442;</text:p>
      <text:p text:style-name="Standard"><text:s text:c="2"/>background-color: #f2dede;</text:p>
      <text:p text:style-name="Standard">}</text:p>
      <text:p text:style-name="Standard">.has-error .form-control-feedback {</text:p>
      <text:p text:style-name="Standard"><text:s text:c="2"/>color: #a94442;</text:p>
      <text:p text:style-name="Standard">}</text:p>
      <text:p text:style-name="Standard">.has-feedback label ~ .form-control-feedback {</text:p>
      <text:p text:style-name="Standard"><text:s text:c="2"/>top: 25px;</text:p>
      <text:p text:style-name="Standard">}</text:p>
      <text:p text:style-name="Standard">.has-feedback label.sr-only ~ .form-control-feedback {</text:p>
      <text:p text:style-name="Standard"><text:s text:c="2"/>top: 0;</text:p>
      <text:p text:style-name="Standard">}</text:p>
      <text:p text:style-name="Standard">.help-block {</text:p>
      <text:p text:style-name="Standard"><text:s text:c="2"/>display: block;</text:p>
      <text:p text:style-name="Standard"><text:s text:c="2"/>margin-top: 5px;</text:p>
      <text:p text:style-name="Standard"><text:s text:c="2"/>margin-bottom: 10px;</text:p>
      <text:p text:style-name="Standard"><text:soft-page-break/><text:s text:c="2"/>color: #737373;</text:p>
      <text:p text:style-name="Standard">}</text:p>
      <text:p text:style-name="Standard">@media (min-width: 768px) {</text:p>
      <text:p text:style-name="Standard"><text:s text:c="2"/>.form-inline .form-group {</text:p>
      <text:p text:style-name="Standard"><text:s text:c="4"/>display: inline-block;</text:p>
      <text:p text:style-name="Standard"><text:s text:c="4"/>margin-bottom: 0;</text:p>
      <text:p text:style-name="Standard"><text:s text:c="4"/>vertical-align: middle;</text:p>
      <text:p text:style-name="Standard"><text:s text:c="2"/>}</text:p>
      <text:p text:style-name="Standard"><text:s text:c="2"/>.form-inline .form-control {</text:p>
      <text:p text:style-name="Standard"><text:s text:c="4"/>display: inline-block;</text:p>
      <text:p text:style-name="Standard"><text:s text:c="4"/>width: auto;</text:p>
      <text:p text:style-name="Standard"><text:s text:c="4"/>vertical-align: middle;</text:p>
      <text:p text:style-name="Standard"><text:s text:c="2"/>}</text:p>
      <text:p text:style-name="Standard"><text:s text:c="2"/>.form-inline .form-control-static {</text:p>
      <text:p text:style-name="Standard"><text:s text:c="4"/>display: inline-block;</text:p>
      <text:p text:style-name="Standard"><text:s text:c="2"/>}</text:p>
      <text:p text:style-name="Standard"><text:s text:c="2"/>.form-inline .input-group {</text:p>
      <text:p text:style-name="Standard"><text:s text:c="4"/>display: inline-table;</text:p>
      <text:p text:style-name="Standard"><text:s text:c="4"/>vertical-align: middle;</text:p>
      <text:p text:style-name="Standard"><text:s text:c="2"/>}</text:p>
      <text:p text:style-name="Standard"><text:s text:c="2"/>.form-inline .input-group .input-group-addon,</text:p>
      <text:p text:style-name="Standard"><text:s text:c="2"/>.form-inline .input-group .input-group-btn,</text:p>
      <text:p text:style-name="Standard"><text:s text:c="2"/>.form-inline .input-group .form-control {</text:p>
      <text:p text:style-name="Standard"><text:s text:c="4"/>width: auto;</text:p>
      <text:p text:style-name="Standard"><text:s text:c="2"/>}</text:p>
      <text:p text:style-name="Standard"><text:s text:c="2"/>.form-inline .input-group &gt; .form-control {</text:p>
      <text:p text:style-name="Standard"><text:s text:c="4"/>width: 100%;</text:p>
      <text:p text:style-name="Standard"><text:s text:c="2"/>}</text:p>
      <text:p text:style-name="Standard"><text:s text:c="2"/>.form-inline .control-label {</text:p>
      <text:p text:style-name="Standard"><text:s text:c="4"/>margin-bottom: 0;</text:p>
      <text:p text:style-name="Standard"><text:s text:c="4"/>vertical-align: middle;</text:p>
      <text:p text:style-name="Standard"><text:s text:c="2"/>}</text:p>
      <text:p text:style-name="Standard"><text:s text:c="2"/>.form-inline .radio,</text:p>
      <text:p text:style-name="Standard"><text:s text:c="2"/>.form-inline .checkbox {</text:p>
      <text:p text:style-name="Standard"><text:s text:c="4"/>display: inline-block;</text:p>
      <text:p text:style-name="Standard"><text:s text:c="4"/>margin-top: 0;</text:p>
      <text:p text:style-name="Standard"><text:s text:c="4"/>margin-bottom: 0;</text:p>
      <text:p text:style-name="Standard"><text:s text:c="4"/>vertical-align: middle;</text:p>
      <text:p text:style-name="Standard"><text:s text:c="2"/>}</text:p>
      <text:p text:style-name="Standard"><text:s text:c="2"/>.form-inline .radio label,</text:p>
      <text:p text:style-name="Standard"><text:s text:c="2"/>.form-inline .checkbox label {</text:p>
      <text:p text:style-name="Standard"><text:s text:c="4"/>padding-left: 0;</text:p>
      <text:p text:style-name="Standard"><text:s text:c="2"/>}</text:p>
      <text:p text:style-name="Standard"><text:s text:c="2"/>.form-inline .radio input[type="radio"],</text:p>
      <text:p text:style-name="Standard"><text:s text:c="2"/>.form-inline .checkbox input[type="checkbox"] {</text:p>
      <text:p text:style-name="Standard"><text:s text:c="4"/>position: relative;</text:p>
      <text:p text:style-name="Standard"><text:s text:c="4"/>margin-left: 0;</text:p>
      <text:p text:style-name="Standard"><text:s text:c="2"/>}</text:p>
      <text:p text:style-name="Standard"><text:s text:c="2"/>.form-inline .has-feedback .form-control-feedback {</text:p>
      <text:p text:style-name="Standard"><text:s text:c="4"/>top: 0;</text:p>
      <text:p text:style-name="Standard"><text:s text:c="2"/>}</text:p>
      <text:p text:style-name="Standard">}</text:p>
      <text:p text:style-name="Standard"><text:soft-page-break/>.form-horizontal .radio,</text:p>
      <text:p text:style-name="Standard">.form-horizontal .checkbox,</text:p>
      <text:p text:style-name="Standard">.form-horizontal .radio-inline,</text:p>
      <text:p text:style-name="Standard">.form-horizontal .checkbox-inline {</text:p>
      <text:p text:style-name="Standard"><text:s text:c="2"/>margin-top: 0;</text:p>
      <text:p text:style-name="Standard"><text:s text:c="2"/>margin-bottom: 0;</text:p>
      <text:p text:style-name="Standard"><text:s text:c="2"/>padding-top: 7px;</text:p>
      <text:p text:style-name="Standard">}</text:p>
      <text:p text:style-name="Standard">.form-horizontal .radio,</text:p>
      <text:p text:style-name="Standard">.form-horizontal .checkbox {</text:p>
      <text:p text:style-name="Standard"><text:s text:c="2"/>min-height: 27px;</text:p>
      <text:p text:style-name="Standard">}</text:p>
      <text:p text:style-name="Standard">.form-horizontal .form-group {</text:p>
      <text:p text:style-name="Standard"><text:s text:c="2"/>margin-left: -15px;</text:p>
      <text:p text:style-name="Standard"><text:s text:c="2"/>margin-right: -15px;</text:p>
      <text:p text:style-name="Standard">}</text:p>
      <text:p text:style-name="Standard">@media (min-width: 768px) {</text:p>
      <text:p text:style-name="Standard"><text:s text:c="2"/>.form-horizontal .control-label {</text:p>
      <text:p text:style-name="Standard"><text:s text:c="4"/>text-align: right;</text:p>
      <text:p text:style-name="Standard"><text:s text:c="4"/>margin-bottom: 0;</text:p>
      <text:p text:style-name="Standard"><text:s text:c="4"/>padding-top: 7px;</text:p>
      <text:p text:style-name="Standard"><text:s text:c="2"/>}</text:p>
      <text:p text:style-name="Standard">}</text:p>
      <text:p text:style-name="Standard">.form-horizontal .has-feedback .form-control-feedback {</text:p>
      <text:p text:style-name="Standard"><text:s text:c="2"/>right: 15px;</text:p>
      <text:p text:style-name="Standard">}</text:p>
      <text:p text:style-name="Standard">@media (min-width: 768px) {</text:p>
      <text:p text:style-name="Standard"><text:s text:c="2"/>.form-horizontal .form-group-lg .control-label {</text:p>
      <text:p text:style-name="Standard"><text:s text:c="4"/>padding-top: 11px;</text:p>
      <text:p text:style-name="Standard"><text:s text:c="4"/>font-size: 18px;</text:p>
      <text:p text:style-name="Standard"><text:s text:c="2"/>}</text:p>
      <text:p text:style-name="Standard">}</text:p>
      <text:p text:style-name="Standard">@media (min-width: 768px) {</text:p>
      <text:p text:style-name="Standard"><text:s text:c="2"/>.form-horizontal .form-group-sm .control-label {</text:p>
      <text:p text:style-name="Standard"><text:s text:c="4"/>padding-top: 6px;</text:p>
      <text:p text:style-name="Standard"><text:s text:c="4"/>font-size: 12px;</text:p>
      <text:p text:style-name="Standard"><text:s text:c="2"/>}</text:p>
      <text:p text:style-name="Standard">}</text:p>
      <text:p text:style-name="Standard">.btn {</text:p>
      <text:p text:style-name="Standard"><text:s text:c="2"/>display: inline-block;</text:p>
      <text:p text:style-name="Standard"><text:s text:c="2"/>margin-bottom: 0;</text:p>
      <text:p text:style-name="Standard"><text:s text:c="2"/>font-weight: normal;</text:p>
      <text:p text:style-name="Standard"><text:s text:c="2"/>text-align: center;</text:p>
      <text:p text:style-name="Standard"><text:s text:c="2"/>vertical-align: middle;</text:p>
      <text:p text:style-name="Standard"><text:s text:c="2"/>touch-action: manipulation;</text:p>
      <text:p text:style-name="Standard"><text:s text:c="2"/>cursor: pointer;</text:p>
      <text:p text:style-name="Standard"><text:s text:c="2"/>background-image: none;</text:p>
      <text:p text:style-name="Standard"><text:s text:c="2"/>border: 1px solid transparent;</text:p>
      <text:p text:style-name="Standard"><text:s text:c="2"/>white-space: nowrap;</text:p>
      <text:p text:style-name="Standard"><text:s text:c="2"/>padding: 6px 12px;</text:p>
      <text:p text:style-name="Standard"><text:s text:c="2"/>font-size: 14px;</text:p>
      <text:p text:style-name="Standard"><text:s text:c="2"/>line-height: 1.42857143;</text:p>
      <text:p text:style-name="Standard"><text:soft-page-break/><text:s text:c="2"/>border-radius: 4px;</text:p>
      <text:p text:style-name="Standard"><text:s text:c="2"/>-webkit-user-select: none;</text:p>
      <text:p text:style-name="Standard"><text:s text:c="2"/>-moz-user-select: none;</text:p>
      <text:p text:style-name="Standard"><text:s text:c="2"/>-ms-user-select: none;</text:p>
      <text:p text:style-name="Standard"><text:s text:c="2"/>user-select: none;</text:p>
      <text:p text:style-name="Standard">}</text:p>
      <text:p text:style-name="Standard">.btn:focus,</text:p>
      <text:p text:style-name="Standard">.btn:active:focus,</text:p>
      <text:p text:style-name="Standard">.btn.active:focus,</text:p>
      <text:p text:style-name="Standard">.btn.focus,</text:p>
      <text:p text:style-name="Standard">.btn:active.focus,</text:p>
      <text:p text:style-name="Standard">.btn.active.focus {</text:p>
      <text:p text:style-name="Standard"><text:s text:c="2"/>outline: 5px auto -webkit-focus-ring-color;</text:p>
      <text:p text:style-name="Standard"><text:s text:c="2"/>outline-offset: -2px;</text:p>
      <text:p text:style-name="Standard">}</text:p>
      <text:p text:style-name="Standard">.btn:hover,</text:p>
      <text:p text:style-name="Standard">.btn:focus,</text:p>
      <text:p text:style-name="Standard">.btn.focus {</text:p>
      <text:p text:style-name="Standard"><text:s text:c="2"/>color: #333;</text:p>
      <text:p text:style-name="Standard"><text:s text:c="2"/>text-decoration: none;</text:p>
      <text:p text:style-name="Standard">}</text:p>
      <text:p text:style-name="Standard">.btn:active,</text:p>
      <text:p text:style-name="Standard">.btn.active {</text:p>
      <text:p text:style-name="Standard"><text:s text:c="2"/>outline: 0;</text:p>
      <text:p text:style-name="Standard"><text:s text:c="2"/>background-image: none;</text:p>
      <text:p text:style-name="Standard"><text:s text:c="2"/>-webkit-box-shadow: inset 0 3px 5px rgba(0, 0, 0, 0.125);</text:p>
      <text:p text:style-name="Standard"><text:s text:c="2"/>box-shadow: inset 0 3px 5px rgba(0, 0, 0, 0.125);</text:p>
      <text:p text:style-name="Standard">}</text:p>
      <text:p text:style-name="Standard">.btn.disabled,</text:p>
      <text:p text:style-name="Standard">.btn[disabled],</text:p>
      <text:p text:style-name="Standard">fieldset[disabled] .btn {</text:p>
      <text:p text:style-name="Standard"><text:s text:c="2"/>cursor: not-allowed;</text:p>
      <text:p text:style-name="Standard"><text:s text:c="2"/>opacity: 0.65;</text:p>
      <text:p text:style-name="Standard"><text:s text:c="2"/>filter: alpha(opacity=65);</text:p>
      <text:p text:style-name="Standard"><text:s text:c="2"/>-webkit-box-shadow: none;</text:p>
      <text:p text:style-name="Standard"><text:s text:c="2"/>box-shadow: none;</text:p>
      <text:p text:style-name="Standard">}</text:p>
      <text:p text:style-name="Standard">a.btn.disabled,</text:p>
      <text:p text:style-name="Standard">fieldset[disabled] a.btn {</text:p>
      <text:p text:style-name="Standard"><text:s text:c="2"/>pointer-events: none;</text:p>
      <text:p text:style-name="Standard">}</text:p>
      <text:p text:style-name="Standard">.btn-default {</text:p>
      <text:p text:style-name="Standard"><text:s text:c="2"/>color: #333;</text:p>
      <text:p text:style-name="Standard"><text:s text:c="2"/>background-color: #fff;</text:p>
      <text:p text:style-name="Standard"><text:s text:c="2"/>border-color: #ccc;</text:p>
      <text:p text:style-name="Standard">}</text:p>
      <text:p text:style-name="Standard">.btn-default:focus,</text:p>
      <text:p text:style-name="Standard">.btn-default.focus {</text:p>
      <text:p text:style-name="Standard"><text:s text:c="2"/>color: #333;</text:p>
      <text:p text:style-name="Standard"><text:s text:c="2"/>background-color: #e6e6e6;</text:p>
      <text:p text:style-name="Standard"><text:s text:c="2"/>border-color: #8c8c8c;</text:p>
      <text:p text:style-name="Standard">}</text:p>
      <text:p text:style-name="Standard"><text:soft-page-break/>.btn-default:hover {</text:p>
      <text:p text:style-name="Standard"><text:s text:c="2"/>color: #333;</text:p>
      <text:p text:style-name="Standard"><text:s text:c="2"/>background-color: #e6e6e6;</text:p>
      <text:p text:style-name="Standard"><text:s text:c="2"/>border-color: #adadad;</text:p>
      <text:p text:style-name="Standard">}</text:p>
      <text:p text:style-name="Standard">.btn-default:active,</text:p>
      <text:p text:style-name="Standard">.btn-default.active,</text:p>
      <text:p text:style-name="Standard">.open &gt; .dropdown-toggle.btn-default {</text:p>
      <text:p text:style-name="Standard"><text:s text:c="2"/>color: #333;</text:p>
      <text:p text:style-name="Standard"><text:s text:c="2"/>background-color: #e6e6e6;</text:p>
      <text:p text:style-name="Standard"><text:s text:c="2"/>border-color: #adadad;</text:p>
      <text:p text:style-name="Standard">}</text:p>
      <text:p text:style-name="Standard">.btn-default:active:hover,</text:p>
      <text:p text:style-name="Standard">.btn-default.active:hover,</text:p>
      <text:p text:style-name="Standard">.open &gt; .dropdown-toggle.btn-default:hover,</text:p>
      <text:p text:style-name="Standard">.btn-default:active:focus,</text:p>
      <text:p text:style-name="Standard">.btn-default.active:focus,</text:p>
      <text:p text:style-name="Standard">.open &gt; .dropdown-toggle.btn-default:focus,</text:p>
      <text:p text:style-name="Standard">.btn-default:active.focus,</text:p>
      <text:p text:style-name="Standard">.btn-default.active.focus,</text:p>
      <text:p text:style-name="Standard">.open &gt; .dropdown-toggle.btn-default.focus {</text:p>
      <text:p text:style-name="Standard"><text:s text:c="2"/>color: #333;</text:p>
      <text:p text:style-name="Standard"><text:s text:c="2"/>background-color: #d4d4d4;</text:p>
      <text:p text:style-name="Standard"><text:s text:c="2"/>border-color: #8c8c8c;</text:p>
      <text:p text:style-name="Standard">}</text:p>
      <text:p text:style-name="Standard">.btn-default:active,</text:p>
      <text:p text:style-name="Standard">.btn-default.active,</text:p>
      <text:p text:style-name="Standard">.open &gt; .dropdown-toggle.btn-default {</text:p>
      <text:p text:style-name="Standard"><text:s text:c="2"/>background-image: none;</text:p>
      <text:p text:style-name="Standard">}</text:p>
      <text:p text:style-name="Standard">.btn-default.disabled:hover,</text:p>
      <text:p text:style-name="Standard">.btn-default[disabled]:hover,</text:p>
      <text:p text:style-name="Standard">fieldset[disabled] .btn-default:hover,</text:p>
      <text:p text:style-name="Standard">.btn-default.disabled:focus,</text:p>
      <text:p text:style-name="Standard">.btn-default[disabled]:focus,</text:p>
      <text:p text:style-name="Standard">fieldset[disabled] .btn-default:focus,</text:p>
      <text:p text:style-name="Standard">.btn-default.disabled.focus,</text:p>
      <text:p text:style-name="Standard">.btn-default[disabled].focus,</text:p>
      <text:p text:style-name="Standard">fieldset[disabled] .btn-default.focus {</text:p>
      <text:p text:style-name="Standard"><text:s text:c="2"/>background-color: #fff;</text:p>
      <text:p text:style-name="Standard"><text:s text:c="2"/>border-color: #ccc;</text:p>
      <text:p text:style-name="Standard">}</text:p>
      <text:p text:style-name="Standard">.btn-default .badge {</text:p>
      <text:p text:style-name="Standard"><text:s text:c="2"/>color: #fff;</text:p>
      <text:p text:style-name="Standard"><text:s text:c="2"/>background-color: #333;</text:p>
      <text:p text:style-name="Standard">}</text:p>
      <text:p text:style-name="Standard">.btn-primary {</text:p>
      <text:p text:style-name="Standard"><text:s text:c="2"/>color: #fff;</text:p>
      <text:p text:style-name="Standard"><text:s text:c="2"/>background-color: #337ab7;</text:p>
      <text:p text:style-name="Standard"><text:s text:c="2"/>border-color: #2e6da4;</text:p>
      <text:p text:style-name="Standard">}</text:p>
      <text:p text:style-name="Standard">.btn-primary:focus,</text:p>
      <text:p text:style-name="Standard"><text:soft-page-break/>.btn-primary.focus {</text:p>
      <text:p text:style-name="Standard"><text:s text:c="2"/>color: #fff;</text:p>
      <text:p text:style-name="Standard"><text:s text:c="2"/>background-color: #286090;</text:p>
      <text:p text:style-name="Standard"><text:s text:c="2"/>border-color: #122b40;</text:p>
      <text:p text:style-name="Standard">}</text:p>
      <text:p text:style-name="Standard">.btn-primary:hover {</text:p>
      <text:p text:style-name="Standard"><text:s text:c="2"/>color: #fff;</text:p>
      <text:p text:style-name="Standard"><text:s text:c="2"/>background-color: #286090;</text:p>
      <text:p text:style-name="Standard"><text:s text:c="2"/>border-color: #204d74;</text:p>
      <text:p text:style-name="Standard">}</text:p>
      <text:p text:style-name="Standard">.btn-primary:active,</text:p>
      <text:p text:style-name="Standard">.btn-primary.active,</text:p>
      <text:p text:style-name="Standard">.open &gt; .dropdown-toggle.btn-primary {</text:p>
      <text:p text:style-name="Standard"><text:s text:c="2"/>color: #fff;</text:p>
      <text:p text:style-name="Standard"><text:s text:c="2"/>background-color: #286090;</text:p>
      <text:p text:style-name="Standard"><text:s text:c="2"/>border-color: #204d74;</text:p>
      <text:p text:style-name="Standard">}</text:p>
      <text:p text:style-name="Standard">.btn-primary:active:hover,</text:p>
      <text:p text:style-name="Standard">.btn-primary.active:hover,</text:p>
      <text:p text:style-name="Standard">.open &gt; .dropdown-toggle.btn-primary:hover,</text:p>
      <text:p text:style-name="Standard">.btn-primary:active:focus,</text:p>
      <text:p text:style-name="Standard">.btn-primary.active:focus,</text:p>
      <text:p text:style-name="Standard">.open &gt; .dropdown-toggle.btn-primary:focus,</text:p>
      <text:p text:style-name="Standard">.btn-primary:active.focus,</text:p>
      <text:p text:style-name="Standard">.btn-primary.active.focus,</text:p>
      <text:p text:style-name="Standard">.open &gt; .dropdown-toggle.btn-primary.focus {</text:p>
      <text:p text:style-name="Standard"><text:s text:c="2"/>color: #fff;</text:p>
      <text:p text:style-name="Standard"><text:s text:c="2"/>background-color: #204d74;</text:p>
      <text:p text:style-name="Standard"><text:s text:c="2"/>border-color: #122b40;</text:p>
      <text:p text:style-name="Standard">}</text:p>
      <text:p text:style-name="Standard">.btn-primary:active,</text:p>
      <text:p text:style-name="Standard">.btn-primary.active,</text:p>
      <text:p text:style-name="Standard">.open &gt; .dropdown-toggle.btn-primary {</text:p>
      <text:p text:style-name="Standard"><text:s text:c="2"/>background-image: none;</text:p>
      <text:p text:style-name="Standard">}</text:p>
      <text:p text:style-name="Standard">.btn-primary.disabled:hover,</text:p>
      <text:p text:style-name="Standard">.btn-primary[disabled]:hover,</text:p>
      <text:p text:style-name="Standard">fieldset[disabled] .btn-primary:hover,</text:p>
      <text:p text:style-name="Standard">.btn-primary.disabled:focus,</text:p>
      <text:p text:style-name="Standard">.btn-primary[disabled]:focus,</text:p>
      <text:p text:style-name="Standard">fieldset[disabled] .btn-primary:focus,</text:p>
      <text:p text:style-name="Standard">.btn-primary.disabled.focus,</text:p>
      <text:p text:style-name="Standard">.btn-primary[disabled].focus,</text:p>
      <text:p text:style-name="Standard">fieldset[disabled] .btn-primary.focus {</text:p>
      <text:p text:style-name="Standard"><text:s text:c="2"/>background-color: #337ab7;</text:p>
      <text:p text:style-name="Standard"><text:s text:c="2"/>border-color: #2e6da4;</text:p>
      <text:p text:style-name="Standard">}</text:p>
      <text:p text:style-name="Standard">.btn-primary .badge {</text:p>
      <text:p text:style-name="Standard"><text:s text:c="2"/>color: #337ab7;</text:p>
      <text:p text:style-name="Standard"><text:s text:c="2"/>background-color: #fff;</text:p>
      <text:p text:style-name="Standard">}</text:p>
      <text:p text:style-name="Standard">.btn-success {</text:p>
      <text:p text:style-name="Standard"><text:soft-page-break/><text:s text:c="2"/>color: #fff;</text:p>
      <text:p text:style-name="Standard"><text:s text:c="2"/>background-color: #5cb85c;</text:p>
      <text:p text:style-name="Standard"><text:s text:c="2"/>border-color: #4cae4c;</text:p>
      <text:p text:style-name="Standard">}</text:p>
      <text:p text:style-name="Standard">.btn-success:focus,</text:p>
      <text:p text:style-name="Standard">.btn-success.focus {</text:p>
      <text:p text:style-name="Standard"><text:s text:c="2"/>color: #fff;</text:p>
      <text:p text:style-name="Standard"><text:s text:c="2"/>background-color: #449d44;</text:p>
      <text:p text:style-name="Standard"><text:s text:c="2"/>border-color: #255625;</text:p>
      <text:p text:style-name="Standard">}</text:p>
      <text:p text:style-name="Standard">.btn-success:hover {</text:p>
      <text:p text:style-name="Standard"><text:s text:c="2"/>color: #fff;</text:p>
      <text:p text:style-name="Standard"><text:s text:c="2"/>background-color: #449d44;</text:p>
      <text:p text:style-name="Standard"><text:s text:c="2"/>border-color: #398439;</text:p>
      <text:p text:style-name="Standard">}</text:p>
      <text:p text:style-name="Standard">.btn-success:active,</text:p>
      <text:p text:style-name="Standard">.btn-success.active,</text:p>
      <text:p text:style-name="Standard">.open &gt; .dropdown-toggle.btn-success {</text:p>
      <text:p text:style-name="Standard"><text:s text:c="2"/>color: #fff;</text:p>
      <text:p text:style-name="Standard"><text:s text:c="2"/>background-color: #449d44;</text:p>
      <text:p text:style-name="Standard"><text:s text:c="2"/>border-color: #398439;</text:p>
      <text:p text:style-name="Standard">}</text:p>
      <text:p text:style-name="Standard">.btn-success:active:hover,</text:p>
      <text:p text:style-name="Standard">.btn-success.active:hover,</text:p>
      <text:p text:style-name="Standard">.open &gt; .dropdown-toggle.btn-success:hover,</text:p>
      <text:p text:style-name="Standard">.btn-success:active:focus,</text:p>
      <text:p text:style-name="Standard">.btn-success.active:focus,</text:p>
      <text:p text:style-name="Standard">.open &gt; .dropdown-toggle.btn-success:focus,</text:p>
      <text:p text:style-name="Standard">.btn-success:active.focus,</text:p>
      <text:p text:style-name="Standard">.btn-success.active.focus,</text:p>
      <text:p text:style-name="Standard">.open &gt; .dropdown-toggle.btn-success.focus {</text:p>
      <text:p text:style-name="Standard"><text:s text:c="2"/>color: #fff;</text:p>
      <text:p text:style-name="Standard"><text:s text:c="2"/>background-color: #398439;</text:p>
      <text:p text:style-name="Standard"><text:s text:c="2"/>border-color: #255625;</text:p>
      <text:p text:style-name="Standard">}</text:p>
      <text:p text:style-name="Standard">.btn-success:active,</text:p>
      <text:p text:style-name="Standard">.btn-success.active,</text:p>
      <text:p text:style-name="Standard">.open &gt; .dropdown-toggle.btn-success {</text:p>
      <text:p text:style-name="Standard"><text:s text:c="2"/>background-image: none;</text:p>
      <text:p text:style-name="Standard">}</text:p>
      <text:p text:style-name="Standard">.btn-success.disabled:hover,</text:p>
      <text:p text:style-name="Standard">.btn-success[disabled]:hover,</text:p>
      <text:p text:style-name="Standard">fieldset[disabled] .btn-success:hover,</text:p>
      <text:p text:style-name="Standard">.btn-success.disabled:focus,</text:p>
      <text:p text:style-name="Standard">.btn-success[disabled]:focus,</text:p>
      <text:p text:style-name="Standard">fieldset[disabled] .btn-success:focus,</text:p>
      <text:p text:style-name="Standard">.btn-success.disabled.focus,</text:p>
      <text:p text:style-name="Standard">.btn-success[disabled].focus,</text:p>
      <text:p text:style-name="Standard">fieldset[disabled] .btn-success.focus {</text:p>
      <text:p text:style-name="Standard"><text:s text:c="2"/>background-color: #5cb85c;</text:p>
      <text:p text:style-name="Standard"><text:s text:c="2"/>border-color: #4cae4c;</text:p>
      <text:p text:style-name="Standard">}</text:p>
      <text:p text:style-name="Standard"><text:soft-page-break/>.btn-success .badge {</text:p>
      <text:p text:style-name="Standard"><text:s text:c="2"/>color: #5cb85c;</text:p>
      <text:p text:style-name="Standard"><text:s text:c="2"/>background-color: #fff;</text:p>
      <text:p text:style-name="Standard">}</text:p>
      <text:p text:style-name="Standard">.btn-info {</text:p>
      <text:p text:style-name="Standard"><text:s text:c="2"/>color: #fff;</text:p>
      <text:p text:style-name="Standard"><text:s text:c="2"/>background-color: #5bc0de;</text:p>
      <text:p text:style-name="Standard"><text:s text:c="2"/>border-color: #46b8da;</text:p>
      <text:p text:style-name="Standard">}</text:p>
      <text:p text:style-name="Standard">.btn-info:focus,</text:p>
      <text:p text:style-name="Standard">.btn-info.focus {</text:p>
      <text:p text:style-name="Standard"><text:s text:c="2"/>color: #fff;</text:p>
      <text:p text:style-name="Standard"><text:s text:c="2"/>background-color: #31b0d5;</text:p>
      <text:p text:style-name="Standard"><text:s text:c="2"/>border-color: #1b6d85;</text:p>
      <text:p text:style-name="Standard">}</text:p>
      <text:p text:style-name="Standard">.btn-info:hover {</text:p>
      <text:p text:style-name="Standard"><text:s text:c="2"/>color: #fff;</text:p>
      <text:p text:style-name="Standard"><text:s text:c="2"/>background-color: #31b0d5;</text:p>
      <text:p text:style-name="Standard"><text:s text:c="2"/>border-color: #269abc;</text:p>
      <text:p text:style-name="Standard">}</text:p>
      <text:p text:style-name="Standard">.btn-info:active,</text:p>
      <text:p text:style-name="Standard">.btn-info.active,</text:p>
      <text:p text:style-name="Standard">.open &gt; .dropdown-toggle.btn-info {</text:p>
      <text:p text:style-name="Standard"><text:s text:c="2"/>color: #fff;</text:p>
      <text:p text:style-name="Standard"><text:s text:c="2"/>background-color: #31b0d5;</text:p>
      <text:p text:style-name="Standard"><text:s text:c="2"/>border-color: #269abc;</text:p>
      <text:p text:style-name="Standard">}</text:p>
      <text:p text:style-name="Standard">.btn-info:active:hover,</text:p>
      <text:p text:style-name="Standard">.btn-info.active:hover,</text:p>
      <text:p text:style-name="Standard">.open &gt; .dropdown-toggle.btn-info:hover,</text:p>
      <text:p text:style-name="Standard">.btn-info:active:focus,</text:p>
      <text:p text:style-name="Standard">.btn-info.active:focus,</text:p>
      <text:p text:style-name="Standard">.open &gt; .dropdown-toggle.btn-info:focus,</text:p>
      <text:p text:style-name="Standard">.btn-info:active.focus,</text:p>
      <text:p text:style-name="Standard">.btn-info.active.focus,</text:p>
      <text:p text:style-name="Standard">.open &gt; .dropdown-toggle.btn-info.focus {</text:p>
      <text:p text:style-name="Standard"><text:s text:c="2"/>color: #fff;</text:p>
      <text:p text:style-name="Standard"><text:s text:c="2"/>background-color: #269abc;</text:p>
      <text:p text:style-name="Standard"><text:s text:c="2"/>border-color: #1b6d85;</text:p>
      <text:p text:style-name="Standard">}</text:p>
      <text:p text:style-name="Standard">.btn-info:active,</text:p>
      <text:p text:style-name="Standard">.btn-info.active,</text:p>
      <text:p text:style-name="Standard">.open &gt; .dropdown-toggle.btn-info {</text:p>
      <text:p text:style-name="Standard"><text:s text:c="2"/>background-image: none;</text:p>
      <text:p text:style-name="Standard">}</text:p>
      <text:p text:style-name="Standard">.btn-info.disabled:hover,</text:p>
      <text:p text:style-name="Standard">.btn-info[disabled]:hover,</text:p>
      <text:p text:style-name="Standard">fieldset[disabled] .btn-info:hover,</text:p>
      <text:p text:style-name="Standard">.btn-info.disabled:focus,</text:p>
      <text:p text:style-name="Standard">.btn-info[disabled]:focus,</text:p>
      <text:p text:style-name="Standard">fieldset[disabled] .btn-info:focus,</text:p>
      <text:p text:style-name="Standard">.btn-info.disabled.focus,</text:p>
      <text:p text:style-name="Standard"><text:soft-page-break/>.btn-info[disabled].focus,</text:p>
      <text:p text:style-name="Standard">fieldset[disabled] .btn-info.focus {</text:p>
      <text:p text:style-name="Standard"><text:s text:c="2"/>background-color: #5bc0de;</text:p>
      <text:p text:style-name="Standard"><text:s text:c="2"/>border-color: #46b8da;</text:p>
      <text:p text:style-name="Standard">}</text:p>
      <text:p text:style-name="Standard">.btn-info .badge {</text:p>
      <text:p text:style-name="Standard"><text:s text:c="2"/>color: #5bc0de;</text:p>
      <text:p text:style-name="Standard"><text:s text:c="2"/>background-color: #fff;</text:p>
      <text:p text:style-name="Standard">}</text:p>
      <text:p text:style-name="Standard">.btn-warning {</text:p>
      <text:p text:style-name="Standard"><text:s text:c="2"/>color: #fff;</text:p>
      <text:p text:style-name="Standard"><text:s text:c="2"/>background-color: #f0ad4e;</text:p>
      <text:p text:style-name="Standard"><text:s text:c="2"/>border-color: #eea236;</text:p>
      <text:p text:style-name="Standard">}</text:p>
      <text:p text:style-name="Standard">.btn-warning:focus,</text:p>
      <text:p text:style-name="Standard">.btn-warning.focus {</text:p>
      <text:p text:style-name="Standard"><text:s text:c="2"/>color: #fff;</text:p>
      <text:p text:style-name="Standard"><text:s text:c="2"/>background-color: #ec971f;</text:p>
      <text:p text:style-name="Standard"><text:s text:c="2"/>border-color: #985f0d;</text:p>
      <text:p text:style-name="Standard">}</text:p>
      <text:p text:style-name="Standard">.btn-warning:hover {</text:p>
      <text:p text:style-name="Standard"><text:s text:c="2"/>color: #fff;</text:p>
      <text:p text:style-name="Standard"><text:s text:c="2"/>background-color: #ec971f;</text:p>
      <text:p text:style-name="Standard"><text:s text:c="2"/>border-color: #d58512;</text:p>
      <text:p text:style-name="Standard">}</text:p>
      <text:p text:style-name="Standard">.btn-warning:active,</text:p>
      <text:p text:style-name="Standard">.btn-warning.active,</text:p>
      <text:p text:style-name="Standard">.open &gt; .dropdown-toggle.btn-warning {</text:p>
      <text:p text:style-name="Standard"><text:s text:c="2"/>color: #fff;</text:p>
      <text:p text:style-name="Standard"><text:s text:c="2"/>background-color: #ec971f;</text:p>
      <text:p text:style-name="Standard"><text:s text:c="2"/>border-color: #d58512;</text:p>
      <text:p text:style-name="Standard">}</text:p>
      <text:p text:style-name="Standard">.btn-warning:active:hover,</text:p>
      <text:p text:style-name="Standard">.btn-warning.active:hover,</text:p>
      <text:p text:style-name="Standard">.open &gt; .dropdown-toggle.btn-warning:hover,</text:p>
      <text:p text:style-name="Standard">.btn-warning:active:focus,</text:p>
      <text:p text:style-name="Standard">.btn-warning.active:focus,</text:p>
      <text:p text:style-name="Standard">.open &gt; .dropdown-toggle.btn-warning:focus,</text:p>
      <text:p text:style-name="Standard">.btn-warning:active.focus,</text:p>
      <text:p text:style-name="Standard">.btn-warning.active.focus,</text:p>
      <text:p text:style-name="Standard">.open &gt; .dropdown-toggle.btn-warning.focus {</text:p>
      <text:p text:style-name="Standard"><text:s text:c="2"/>color: #fff;</text:p>
      <text:p text:style-name="Standard"><text:s text:c="2"/>background-color: #d58512;</text:p>
      <text:p text:style-name="Standard"><text:s text:c="2"/>border-color: #985f0d;</text:p>
      <text:p text:style-name="Standard">}</text:p>
      <text:p text:style-name="Standard">.btn-warning:active,</text:p>
      <text:p text:style-name="Standard">.btn-warning.active,</text:p>
      <text:p text:style-name="Standard">.open &gt; .dropdown-toggle.btn-warning {</text:p>
      <text:p text:style-name="Standard"><text:s text:c="2"/>background-image: none;</text:p>
      <text:p text:style-name="Standard">}</text:p>
      <text:p text:style-name="Standard">.btn-warning.disabled:hover,</text:p>
      <text:p text:style-name="Standard">.btn-warning[disabled]:hover,</text:p>
      <text:p text:style-name="Standard"><text:soft-page-break/>fieldset[disabled] .btn-warning:hover,</text:p>
      <text:p text:style-name="Standard">.btn-warning.disabled:focus,</text:p>
      <text:p text:style-name="Standard">.btn-warning[disabled]:focus,</text:p>
      <text:p text:style-name="Standard">fieldset[disabled] .btn-warning:focus,</text:p>
      <text:p text:style-name="Standard">.btn-warning.disabled.focus,</text:p>
      <text:p text:style-name="Standard">.btn-warning[disabled].focus,</text:p>
      <text:p text:style-name="Standard">fieldset[disabled] .btn-warning.focus {</text:p>
      <text:p text:style-name="Standard"><text:s text:c="2"/>background-color: #f0ad4e;</text:p>
      <text:p text:style-name="Standard"><text:s text:c="2"/>border-color: #eea236;</text:p>
      <text:p text:style-name="Standard">}</text:p>
      <text:p text:style-name="Standard">.btn-warning .badge {</text:p>
      <text:p text:style-name="Standard"><text:s text:c="2"/>color: #f0ad4e;</text:p>
      <text:p text:style-name="Standard"><text:s text:c="2"/>background-color: #fff;</text:p>
      <text:p text:style-name="Standard">}</text:p>
      <text:p text:style-name="Standard">.btn-danger {</text:p>
      <text:p text:style-name="Standard"><text:s text:c="2"/>color: #fff;</text:p>
      <text:p text:style-name="Standard"><text:s text:c="2"/>background-color: #d9534f;</text:p>
      <text:p text:style-name="Standard"><text:s text:c="2"/>border-color: #d43f3a;</text:p>
      <text:p text:style-name="Standard">}</text:p>
      <text:p text:style-name="Standard">.btn-danger:focus,</text:p>
      <text:p text:style-name="Standard">.btn-danger.focus {</text:p>
      <text:p text:style-name="Standard"><text:s text:c="2"/>color: #fff;</text:p>
      <text:p text:style-name="Standard"><text:s text:c="2"/>background-color: #c9302c;</text:p>
      <text:p text:style-name="Standard"><text:s text:c="2"/>border-color: #761c19;</text:p>
      <text:p text:style-name="Standard">}</text:p>
      <text:p text:style-name="Standard">.btn-danger:hover {</text:p>
      <text:p text:style-name="Standard"><text:s text:c="2"/>color: #fff;</text:p>
      <text:p text:style-name="Standard"><text:s text:c="2"/>background-color: #c9302c;</text:p>
      <text:p text:style-name="Standard"><text:s text:c="2"/>border-color: #ac2925;</text:p>
      <text:p text:style-name="Standard">}</text:p>
      <text:p text:style-name="Standard">.btn-danger:active,</text:p>
      <text:p text:style-name="Standard">.btn-danger.active,</text:p>
      <text:p text:style-name="Standard">.open &gt; .dropdown-toggle.btn-danger {</text:p>
      <text:p text:style-name="Standard"><text:s text:c="2"/>color: #fff;</text:p>
      <text:p text:style-name="Standard"><text:s text:c="2"/>background-color: #c9302c;</text:p>
      <text:p text:style-name="Standard"><text:s text:c="2"/>border-color: #ac2925;</text:p>
      <text:p text:style-name="Standard">}</text:p>
      <text:p text:style-name="Standard">.btn-danger:active:hover,</text:p>
      <text:p text:style-name="Standard">.btn-danger.active:hover,</text:p>
      <text:p text:style-name="Standard">.open &gt; .dropdown-toggle.btn-danger:hover,</text:p>
      <text:p text:style-name="Standard">.btn-danger:active:focus,</text:p>
      <text:p text:style-name="Standard">.btn-danger.active:focus,</text:p>
      <text:p text:style-name="Standard">.open &gt; .dropdown-toggle.btn-danger:focus,</text:p>
      <text:p text:style-name="Standard">.btn-danger:active.focus,</text:p>
      <text:p text:style-name="Standard">.btn-danger.active.focus,</text:p>
      <text:p text:style-name="Standard">.open &gt; .dropdown-toggle.btn-danger.focus {</text:p>
      <text:p text:style-name="Standard"><text:s text:c="2"/>color: #fff;</text:p>
      <text:p text:style-name="Standard"><text:s text:c="2"/>background-color: #ac2925;</text:p>
      <text:p text:style-name="Standard"><text:s text:c="2"/>border-color: #761c19;</text:p>
      <text:p text:style-name="Standard">}</text:p>
      <text:p text:style-name="Standard">.btn-danger:active,</text:p>
      <text:p text:style-name="Standard">.btn-danger.active,</text:p>
      <text:p text:style-name="Standard"><text:soft-page-break/>.open &gt; .dropdown-toggle.btn-danger {</text:p>
      <text:p text:style-name="Standard"><text:s text:c="2"/>background-image: none;</text:p>
      <text:p text:style-name="Standard">}</text:p>
      <text:p text:style-name="Standard">.btn-danger.disabled:hover,</text:p>
      <text:p text:style-name="Standard">.btn-danger[disabled]:hover,</text:p>
      <text:p text:style-name="Standard">fieldset[disabled] .btn-danger:hover,</text:p>
      <text:p text:style-name="Standard">.btn-danger.disabled:focus,</text:p>
      <text:p text:style-name="Standard">.btn-danger[disabled]:focus,</text:p>
      <text:p text:style-name="Standard">fieldset[disabled] .btn-danger:focus,</text:p>
      <text:p text:style-name="Standard">.btn-danger.disabled.focus,</text:p>
      <text:p text:style-name="Standard">.btn-danger[disabled].focus,</text:p>
      <text:p text:style-name="Standard">fieldset[disabled] .btn-danger.focus {</text:p>
      <text:p text:style-name="Standard"><text:s text:c="2"/>background-color: #d9534f;</text:p>
      <text:p text:style-name="Standard"><text:s text:c="2"/>border-color: #d43f3a;</text:p>
      <text:p text:style-name="Standard">}</text:p>
      <text:p text:style-name="Standard">.btn-danger .badge {</text:p>
      <text:p text:style-name="Standard"><text:s text:c="2"/>color: #d9534f;</text:p>
      <text:p text:style-name="Standard"><text:s text:c="2"/>background-color: #fff;</text:p>
      <text:p text:style-name="Standard">}</text:p>
      <text:p text:style-name="Standard">.btn-link {</text:p>
      <text:p text:style-name="Standard"><text:s text:c="2"/>color: #337ab7;</text:p>
      <text:p text:style-name="Standard"><text:s text:c="2"/>font-weight: normal;</text:p>
      <text:p text:style-name="Standard"><text:s text:c="2"/>border-radius: 0;</text:p>
      <text:p text:style-name="Standard">}</text:p>
      <text:p text:style-name="Standard">.btn-link,</text:p>
      <text:p text:style-name="Standard">.btn-link:active,</text:p>
      <text:p text:style-name="Standard">.btn-link.active,</text:p>
      <text:p text:style-name="Standard">.btn-link[disabled],</text:p>
      <text:p text:style-name="Standard">fieldset[disabled] .btn-link {</text:p>
      <text:p text:style-name="Standard"><text:s text:c="2"/>background-color: transparent;</text:p>
      <text:p text:style-name="Standard"><text:s text:c="2"/>-webkit-box-shadow: none;</text:p>
      <text:p text:style-name="Standard"><text:s text:c="2"/>box-shadow: none;</text:p>
      <text:p text:style-name="Standard">}</text:p>
      <text:p text:style-name="Standard">.btn-link,</text:p>
      <text:p text:style-name="Standard">.btn-link:hover,</text:p>
      <text:p text:style-name="Standard">.btn-link:focus,</text:p>
      <text:p text:style-name="Standard">.btn-link:active {</text:p>
      <text:p text:style-name="Standard"><text:s text:c="2"/>border-color: transparent;</text:p>
      <text:p text:style-name="Standard">}</text:p>
      <text:p text:style-name="Standard">.btn-link:hover,</text:p>
      <text:p text:style-name="Standard">.btn-link:focus {</text:p>
      <text:p text:style-name="Standard"><text:s text:c="2"/>color: #23527c;</text:p>
      <text:p text:style-name="Standard"><text:s text:c="2"/>text-decoration: underline;</text:p>
      <text:p text:style-name="Standard"><text:s text:c="2"/>background-color: transparent;</text:p>
      <text:p text:style-name="Standard">}</text:p>
      <text:p text:style-name="Standard">.btn-link[disabled]:hover,</text:p>
      <text:p text:style-name="Standard">fieldset[disabled] .btn-link:hover,</text:p>
      <text:p text:style-name="Standard">.btn-link[disabled]:focus,</text:p>
      <text:p text:style-name="Standard">fieldset[disabled] .btn-link:focus {</text:p>
      <text:p text:style-name="Standard"><text:s text:c="2"/>color: #777777;</text:p>
      <text:p text:style-name="Standard"><text:s text:c="2"/>text-decoration: none;</text:p>
      <text:p text:style-name="Standard">}</text:p>
      <text:p text:style-name="Standard"><text:soft-page-break/>.btn-lg,</text:p>
      <text:p text:style-name="Standard">.btn-group-lg &gt; .btn {</text:p>
      <text:p text:style-name="Standard"><text:s text:c="2"/>padding: 10px 16px;</text:p>
      <text:p text:style-name="Standard"><text:s text:c="2"/>font-size: 18px;</text:p>
      <text:p text:style-name="Standard"><text:s text:c="2"/>line-height: 1.3333333;</text:p>
      <text:p text:style-name="Standard"><text:s text:c="2"/>border-radius: 6px;</text:p>
      <text:p text:style-name="Standard">}</text:p>
      <text:p text:style-name="Standard">.btn-sm,</text:p>
      <text:p text:style-name="Standard">.btn-group-sm &gt; .btn {</text:p>
      <text:p text:style-name="Standard"><text:s text:c="2"/>padding: 5px 10px;</text:p>
      <text:p text:style-name="Standard"><text:s text:c="2"/>font-size: 12px;</text:p>
      <text:p text:style-name="Standard"><text:s text:c="2"/>line-height: 1.5;</text:p>
      <text:p text:style-name="Standard"><text:s text:c="2"/>border-radius: 3px;</text:p>
      <text:p text:style-name="Standard">}</text:p>
      <text:p text:style-name="Standard">.btn-xs,</text:p>
      <text:p text:style-name="Standard">.btn-group-xs &gt; .btn {</text:p>
      <text:p text:style-name="Standard"><text:s text:c="2"/>padding: 1px 5px;</text:p>
      <text:p text:style-name="Standard"><text:s text:c="2"/>font-size: 12px;</text:p>
      <text:p text:style-name="Standard"><text:s text:c="2"/>line-height: 1.5;</text:p>
      <text:p text:style-name="Standard"><text:s text:c="2"/>border-radius: 3px;</text:p>
      <text:p text:style-name="Standard">}</text:p>
      <text:p text:style-name="Standard">.btn-block {</text:p>
      <text:p text:style-name="Standard"><text:s text:c="2"/>display: block;</text:p>
      <text:p text:style-name="Standard"><text:s text:c="2"/>width: 100%;</text:p>
      <text:p text:style-name="Standard">}</text:p>
      <text:p text:style-name="Standard">.btn-block + .btn-block {</text:p>
      <text:p text:style-name="Standard"><text:s text:c="2"/>margin-top: 5px;</text:p>
      <text:p text:style-name="Standard">}</text:p>
      <text:p text:style-name="Standard">input[type="submit"].btn-block,</text:p>
      <text:p text:style-name="Standard">input[type="reset"].btn-block,</text:p>
      <text:p text:style-name="Standard">input[type="button"].btn-block {</text:p>
      <text:p text:style-name="Standard"><text:s text:c="2"/>width: 100%;</text:p>
      <text:p text:style-name="Standard">}</text:p>
      <text:p text:style-name="Standard">.fade {</text:p>
      <text:p text:style-name="Standard"><text:s text:c="2"/>opacity: 0;</text:p>
      <text:p text:style-name="Standard"><text:s text:c="2"/>-webkit-transition: opacity 0.15s linear;</text:p>
      <text:p text:style-name="Standard"><text:s text:c="2"/>-o-transition: opacity 0.15s linear;</text:p>
      <text:p text:style-name="Standard"><text:s text:c="2"/>transition: opacity 0.15s linear;</text:p>
      <text:p text:style-name="Standard">}</text:p>
      <text:p text:style-name="Standard">.fade.in {</text:p>
      <text:p text:style-name="Standard"><text:s text:c="2"/>opacity: 1;</text:p>
      <text:p text:style-name="Standard">}</text:p>
      <text:p text:style-name="Standard">.collapse {</text:p>
      <text:p text:style-name="Standard"><text:s text:c="2"/>display: none;</text:p>
      <text:p text:style-name="Standard">}</text:p>
      <text:p text:style-name="Standard">.collapse.in {</text:p>
      <text:p text:style-name="Standard"><text:s text:c="2"/>display: block;</text:p>
      <text:p text:style-name="Standard">}</text:p>
      <text:p text:style-name="Standard">tr.collapse.in {</text:p>
      <text:p text:style-name="Standard"><text:s text:c="2"/>display: table-row;</text:p>
      <text:p text:style-name="Standard">}</text:p>
      <text:p text:style-name="Standard">tbody.collapse.in {</text:p>
      <text:p text:style-name="Standard"><text:soft-page-break/><text:s text:c="2"/>display: table-row-group;</text:p>
      <text:p text:style-name="Standard">}</text:p>
      <text:p text:style-name="Standard">.collapsing {</text:p>
      <text:p text:style-name="Standard"><text:s text:c="2"/>position: relative;</text:p>
      <text:p text:style-name="Standard"><text:s text:c="2"/>height: 0;</text:p>
      <text:p text:style-name="Standard"><text:s text:c="2"/>overflow: hidden;</text:p>
      <text:p text:style-name="Standard"><text:s text:c="2"/>-webkit-transition-property: height, visibility;</text:p>
      <text:p text:style-name="Standard"><text:s text:c="2"/>transition-property: height, visibility;</text:p>
      <text:p text:style-name="Standard"><text:s text:c="2"/>-webkit-transition-duration: 0.35s;</text:p>
      <text:p text:style-name="Standard"><text:s text:c="2"/>transition-duration: 0.35s;</text:p>
      <text:p text:style-name="Standard"><text:s text:c="2"/>-webkit-transition-timing-function: ease;</text:p>
      <text:p text:style-name="Standard"><text:s text:c="2"/>transition-timing-function: ease;</text:p>
      <text:p text:style-name="Standard">}</text:p>
      <text:p text:style-name="Standard">.caret {</text:p>
      <text:p text:style-name="Standard"><text:s text:c="2"/>display: inline-block;</text:p>
      <text:p text:style-name="Standard"><text:s text:c="2"/>width: 0;</text:p>
      <text:p text:style-name="Standard"><text:s text:c="2"/>height: 0;</text:p>
      <text:p text:style-name="Standard"><text:s text:c="2"/>margin-left: 2px;</text:p>
      <text:p text:style-name="Standard"><text:s text:c="2"/>vertical-align: middle;</text:p>
      <text:p text:style-name="Standard"><text:s text:c="2"/>border-top: 4px dashed;</text:p>
      <text:p text:style-name="Standard"><text:s text:c="2"/>border-top: 4px solid \9;</text:p>
      <text:p text:style-name="Standard"><text:s text:c="2"/>border-right: 4px solid transparent;</text:p>
      <text:p text:style-name="Standard"><text:s text:c="2"/>border-left: 4px solid transparent;</text:p>
      <text:p text:style-name="Standard">}</text:p>
      <text:p text:style-name="Standard">.dropup,</text:p>
      <text:p text:style-name="Standard">.dropdown {</text:p>
      <text:p text:style-name="Standard"><text:s text:c="2"/>position: relative;</text:p>
      <text:p text:style-name="Standard">}</text:p>
      <text:p text:style-name="Standard">.dropdown-toggle:focus {</text:p>
      <text:p text:style-name="Standard"><text:s text:c="2"/>outline: 0;</text:p>
      <text:p text:style-name="Standard">}</text:p>
      <text:p text:style-name="Standard">.dropdown-menu {</text:p>
      <text:p text:style-name="Standard"><text:s text:c="2"/>position: absolute;</text:p>
      <text:p text:style-name="Standard"><text:s text:c="2"/>top: 100%;</text:p>
      <text:p text:style-name="Standard"><text:s text:c="2"/>left: 0;</text:p>
      <text:p text:style-name="Standard"><text:s text:c="2"/>z-index: 1000;</text:p>
      <text:p text:style-name="Standard"><text:s text:c="2"/>display: none;</text:p>
      <text:p text:style-name="Standard"><text:s text:c="2"/>float: left;</text:p>
      <text:p text:style-name="Standard"><text:s text:c="2"/>min-width: 160px;</text:p>
      <text:p text:style-name="Standard"><text:s text:c="2"/>padding: 5px 0;</text:p>
      <text:p text:style-name="Standard"><text:s text:c="2"/>margin: 2px 0 0;</text:p>
      <text:p text:style-name="Standard"><text:s text:c="2"/>list-style: none;</text:p>
      <text:p text:style-name="Standard"><text:s text:c="2"/>font-size: 14px;</text:p>
      <text:p text:style-name="Standard"><text:s text:c="2"/>text-align: left;</text:p>
      <text:p text:style-name="Standard"><text:s text:c="2"/>background-color: #fff;</text:p>
      <text:p text:style-name="Standard"><text:s text:c="2"/>border: 1px solid #ccc;</text:p>
      <text:p text:style-name="Standard"><text:s text:c="2"/>border: 1px solid rgba(0, 0, 0, 0.15);</text:p>
      <text:p text:style-name="Standard"><text:s text:c="2"/>border-radius: 4px;</text:p>
      <text:p text:style-name="Standard"><text:s text:c="2"/>-webkit-box-shadow: 0 6px 12px rgba(0, 0, 0, 0.175);</text:p>
      <text:p text:style-name="Standard"><text:s text:c="2"/>box-shadow: 0 6px 12px rgba(0, 0, 0, 0.175);</text:p>
      <text:p text:style-name="Standard"><text:s text:c="2"/>background-clip: padding-box;</text:p>
      <text:p text:style-name="Standard">}</text:p>
      <text:p text:style-name="Standard"><text:soft-page-break/>.dropdown-menu.pull-right {</text:p>
      <text:p text:style-name="Standard"><text:s text:c="2"/>right: 0;</text:p>
      <text:p text:style-name="Standard"><text:s text:c="2"/>left: auto;</text:p>
      <text:p text:style-name="Standard">}</text:p>
      <text:p text:style-name="Standard">.dropdown-menu .divider {</text:p>
      <text:p text:style-name="Standard"><text:s text:c="2"/>height: 1px;</text:p>
      <text:p text:style-name="Standard"><text:s text:c="2"/>margin: 9px 0;</text:p>
      <text:p text:style-name="Standard"><text:s text:c="2"/>overflow: hidden;</text:p>
      <text:p text:style-name="Standard"><text:s text:c="2"/>background-color: #e5e5e5;</text:p>
      <text:p text:style-name="Standard">}</text:p>
      <text:p text:style-name="Standard">.dropdown-menu &gt; li &gt; a {</text:p>
      <text:p text:style-name="Standard"><text:s text:c="2"/>display: block;</text:p>
      <text:p text:style-name="Standard"><text:s text:c="2"/>padding: 3px 20px;</text:p>
      <text:p text:style-name="Standard"><text:s text:c="2"/>clear: both;</text:p>
      <text:p text:style-name="Standard"><text:s text:c="2"/>font-weight: normal;</text:p>
      <text:p text:style-name="Standard"><text:s text:c="2"/>line-height: 1.42857143;</text:p>
      <text:p text:style-name="Standard"><text:s text:c="2"/>color: #333333;</text:p>
      <text:p text:style-name="Standard"><text:s text:c="2"/>white-space: nowrap;</text:p>
      <text:p text:style-name="Standard">}</text:p>
      <text:p text:style-name="Standard">.dropdown-menu &gt; li &gt; a:hover,</text:p>
      <text:p text:style-name="Standard">.dropdown-menu &gt; li &gt; a:focus {</text:p>
      <text:p text:style-name="Standard"><text:s text:c="2"/>text-decoration: none;</text:p>
      <text:p text:style-name="Standard"><text:s text:c="2"/>color: #262626;</text:p>
      <text:p text:style-name="Standard"><text:s text:c="2"/>background-color: #f5f5f5;</text:p>
      <text:p text:style-name="Standard">}</text:p>
      <text:p text:style-name="Standard">.dropdown-menu &gt; .active &gt; a,</text:p>
      <text:p text:style-name="Standard">.dropdown-menu &gt; .active &gt; a:hover,</text:p>
      <text:p text:style-name="Standard">.dropdown-menu &gt; .active &gt; a:focus {</text:p>
      <text:p text:style-name="Standard"><text:s text:c="2"/>color: #fff;</text:p>
      <text:p text:style-name="Standard"><text:s text:c="2"/>text-decoration: none;</text:p>
      <text:p text:style-name="Standard"><text:s text:c="2"/>outline: 0;</text:p>
      <text:p text:style-name="Standard"><text:s text:c="2"/>background-color: #337ab7;</text:p>
      <text:p text:style-name="Standard">}</text:p>
      <text:p text:style-name="Standard">.dropdown-menu &gt; .disabled &gt; a,</text:p>
      <text:p text:style-name="Standard">.dropdown-menu &gt; .disabled &gt; a:hover,</text:p>
      <text:p text:style-name="Standard">.dropdown-menu &gt; .disabled &gt; a:focus {</text:p>
      <text:p text:style-name="Standard"><text:s text:c="2"/>color: #777777;</text:p>
      <text:p text:style-name="Standard">}</text:p>
      <text:p text:style-name="Standard">.dropdown-menu &gt; .disabled &gt; a:hover,</text:p>
      <text:p text:style-name="Standard">.dropdown-menu &gt; .disabled &gt; a:focus {</text:p>
      <text:p text:style-name="Standard"><text:s text:c="2"/>text-decoration: none;</text:p>
      <text:p text:style-name="Standard"><text:s text:c="2"/>background-color: transparent;</text:p>
      <text:p text:style-name="Standard"><text:s text:c="2"/>background-image: none;</text:p>
      <text:p text:style-name="Standard"><text:s text:c="2"/>filter: progid:DXImageTransform.Microsoft.gradient(enabled = false);</text:p>
      <text:p text:style-name="Standard"><text:s text:c="2"/>cursor: not-allowed;</text:p>
      <text:p text:style-name="Standard">}</text:p>
      <text:p text:style-name="Standard">.open &gt; .dropdown-menu {</text:p>
      <text:p text:style-name="Standard"><text:s text:c="2"/>display: block;</text:p>
      <text:p text:style-name="Standard">}</text:p>
      <text:p text:style-name="Standard">.open &gt; a {</text:p>
      <text:p text:style-name="Standard"><text:s text:c="2"/>outline: 0;</text:p>
      <text:p text:style-name="Standard">}</text:p>
      <text:p text:style-name="Standard"><text:soft-page-break/>.dropdown-menu-right {</text:p>
      <text:p text:style-name="Standard"><text:s text:c="2"/>left: auto;</text:p>
      <text:p text:style-name="Standard"><text:s text:c="2"/>right: 0;</text:p>
      <text:p text:style-name="Standard">}</text:p>
      <text:p text:style-name="Standard">.dropdown-menu-left {</text:p>
      <text:p text:style-name="Standard"><text:s text:c="2"/>left: 0;</text:p>
      <text:p text:style-name="Standard"><text:s text:c="2"/>right: auto;</text:p>
      <text:p text:style-name="Standard">}</text:p>
      <text:p text:style-name="Standard">.dropdown-header {</text:p>
      <text:p text:style-name="Standard"><text:s text:c="2"/>display: block;</text:p>
      <text:p text:style-name="Standard"><text:s text:c="2"/>padding: 3px 20px;</text:p>
      <text:p text:style-name="Standard"><text:s text:c="2"/>font-size: 12px;</text:p>
      <text:p text:style-name="Standard"><text:s text:c="2"/>line-height: 1.42857143;</text:p>
      <text:p text:style-name="Standard"><text:s text:c="2"/>color: #777777;</text:p>
      <text:p text:style-name="Standard"><text:s text:c="2"/>white-space: nowrap;</text:p>
      <text:p text:style-name="Standard">}</text:p>
      <text:p text:style-name="Standard">.dropdown-backdrop {</text:p>
      <text:p text:style-name="Standard"><text:s text:c="2"/>position: fixed;</text:p>
      <text:p text:style-name="Standard"><text:s text:c="2"/>left: 0;</text:p>
      <text:p text:style-name="Standard"><text:s text:c="2"/>right: 0;</text:p>
      <text:p text:style-name="Standard"><text:s text:c="2"/>bottom: 0;</text:p>
      <text:p text:style-name="Standard"><text:s text:c="2"/>top: 0;</text:p>
      <text:p text:style-name="Standard"><text:s text:c="2"/>z-index: 990;</text:p>
      <text:p text:style-name="Standard">}</text:p>
      <text:p text:style-name="Standard">.pull-right &gt; .dropdown-menu {</text:p>
      <text:p text:style-name="Standard"><text:s text:c="2"/>right: 0;</text:p>
      <text:p text:style-name="Standard"><text:s text:c="2"/>left: auto;</text:p>
      <text:p text:style-name="Standard">}</text:p>
      <text:p text:style-name="Standard">.dropup .caret,</text:p>
      <text:p text:style-name="Standard">.navbar-fixed-bottom .dropdown .caret {</text:p>
      <text:p text:style-name="Standard"><text:s text:c="2"/>border-top: 0;</text:p>
      <text:p text:style-name="Standard"><text:s text:c="2"/>border-bottom: 4px dashed;</text:p>
      <text:p text:style-name="Standard"><text:s text:c="2"/>border-bottom: 4px solid \9;</text:p>
      <text:p text:style-name="Standard"><text:s text:c="2"/>content: "";</text:p>
      <text:p text:style-name="Standard">}</text:p>
      <text:p text:style-name="Standard">.dropup .dropdown-menu,</text:p>
      <text:p text:style-name="Standard">.navbar-fixed-bottom .dropdown .dropdown-menu {</text:p>
      <text:p text:style-name="Standard"><text:s text:c="2"/>top: auto;</text:p>
      <text:p text:style-name="Standard"><text:s text:c="2"/>bottom: 100%;</text:p>
      <text:p text:style-name="Standard"><text:s text:c="2"/>margin-bottom: 2px;</text:p>
      <text:p text:style-name="Standard">}</text:p>
      <text:p text:style-name="Standard">@media (min-width: 768px) {</text:p>
      <text:p text:style-name="Standard"><text:s text:c="2"/>.navbar-right .dropdown-menu {</text:p>
      <text:p text:style-name="Standard"><text:s text:c="4"/>left: auto;</text:p>
      <text:p text:style-name="Standard"><text:s text:c="4"/>right: 0;</text:p>
      <text:p text:style-name="Standard"><text:s text:c="2"/>}</text:p>
      <text:p text:style-name="Standard"><text:s text:c="2"/>.navbar-right .dropdown-menu-left {</text:p>
      <text:p text:style-name="Standard"><text:s text:c="4"/>left: 0;</text:p>
      <text:p text:style-name="Standard"><text:s text:c="4"/>right: auto;</text:p>
      <text:p text:style-name="Standard"><text:s text:c="2"/>}</text:p>
      <text:p text:style-name="Standard">}</text:p>
      <text:p text:style-name="Standard">.btn-group,</text:p>
      <text:p text:style-name="Standard"><text:soft-page-break/>.btn-group-vertical {</text:p>
      <text:p text:style-name="Standard"><text:s text:c="2"/>position: relative;</text:p>
      <text:p text:style-name="Standard"><text:s text:c="2"/>display: inline-block;</text:p>
      <text:p text:style-name="Standard"><text:s text:c="2"/>vertical-align: middle;</text:p>
      <text:p text:style-name="Standard">}</text:p>
      <text:p text:style-name="Standard">.btn-group &gt; .btn,</text:p>
      <text:p text:style-name="Standard">.btn-group-vertical &gt; .btn {</text:p>
      <text:p text:style-name="Standard"><text:s text:c="2"/>position: relative;</text:p>
      <text:p text:style-name="Standard"><text:s text:c="2"/>float: left;</text:p>
      <text:p text:style-name="Standard">}</text:p>
      <text:p text:style-name="Standard">.btn-group &gt; .btn:hover,</text:p>
      <text:p text:style-name="Standard">.btn-group-vertical &gt; .btn:hover,</text:p>
      <text:p text:style-name="Standard">.btn-group &gt; .btn:focus,</text:p>
      <text:p text:style-name="Standard">.btn-group-vertical &gt; .btn:focus,</text:p>
      <text:p text:style-name="Standard">.btn-group &gt; .btn:active,</text:p>
      <text:p text:style-name="Standard">.btn-group-vertical &gt; .btn:active,</text:p>
      <text:p text:style-name="Standard">.btn-group &gt; .btn.active,</text:p>
      <text:p text:style-name="Standard">.btn-group-vertical &gt; .btn.active {</text:p>
      <text:p text:style-name="Standard"><text:s text:c="2"/>z-index: 2;</text:p>
      <text:p text:style-name="Standard">}</text:p>
      <text:p text:style-name="Standard">.btn-group .btn + .btn,</text:p>
      <text:p text:style-name="Standard">.btn-group .btn + .btn-group,</text:p>
      <text:p text:style-name="Standard">.btn-group .btn-group + .btn,</text:p>
      <text:p text:style-name="Standard">.btn-group .btn-group + .btn-group {</text:p>
      <text:p text:style-name="Standard"><text:s text:c="2"/>margin-left: -1px;</text:p>
      <text:p text:style-name="Standard">}</text:p>
      <text:p text:style-name="Standard">.btn-toolbar {</text:p>
      <text:p text:style-name="Standard"><text:s text:c="2"/>margin-left: -5px;</text:p>
      <text:p text:style-name="Standard">}</text:p>
      <text:p text:style-name="Standard">.btn-toolbar .btn,</text:p>
      <text:p text:style-name="Standard">.btn-toolbar .btn-group,</text:p>
      <text:p text:style-name="Standard">.btn-toolbar .input-group {</text:p>
      <text:p text:style-name="Standard"><text:s text:c="2"/>float: left;</text:p>
      <text:p text:style-name="Standard">}</text:p>
      <text:p text:style-name="Standard">.btn-toolbar &gt; .btn,</text:p>
      <text:p text:style-name="Standard">.btn-toolbar &gt; .btn-group,</text:p>
      <text:p text:style-name="Standard">.btn-toolbar &gt; .input-group {</text:p>
      <text:p text:style-name="Standard"><text:s text:c="2"/>margin-left: 5px;</text:p>
      <text:p text:style-name="Standard">}</text:p>
      <text:p text:style-name="Standard">.btn-group &gt; .btn:not(:first-child):not(:last-child):not(.dropdown-toggle) {</text:p>
      <text:p text:style-name="Standard"><text:s text:c="2"/>border-radius: 0;</text:p>
      <text:p text:style-name="Standard">}</text:p>
      <text:p text:style-name="Standard">.btn-group &gt; .btn:first-child {</text:p>
      <text:p text:style-name="Standard"><text:s text:c="2"/>margin-left: 0;</text:p>
      <text:p text:style-name="Standard">}</text:p>
      <text:p text:style-name="Standard">.btn-group &gt; .btn:first-child:not(:last-child):not(.dropdown-toggle) {</text:p>
      <text:p text:style-name="Standard"><text:s text:c="2"/>border-bottom-right-radius: 0;</text:p>
      <text:p text:style-name="Standard"><text:s text:c="2"/>border-top-right-radius: 0;</text:p>
      <text:p text:style-name="Standard">}</text:p>
      <text:p text:style-name="Standard">.btn-group &gt; .btn:last-child:not(:first-child),</text:p>
      <text:p text:style-name="Standard">.btn-group &gt; .dropdown-toggle:not(:first-child) {</text:p>
      <text:p text:style-name="Standard"><text:s text:c="2"/>border-bottom-left-radius: 0;</text:p>
      <text:p text:style-name="Standard"><text:soft-page-break/><text:s text:c="2"/>border-top-left-radius: 0;</text:p>
      <text:p text:style-name="Standard">}</text:p>
      <text:p text:style-name="Standard">.btn-group &gt; .btn-group {</text:p>
      <text:p text:style-name="Standard"><text:s text:c="2"/>float: left;</text:p>
      <text:p text:style-name="Standard">}</text:p>
      <text:p text:style-name="Standard">.btn-group &gt; .btn-group:not(:first-child):not(:last-child) &gt; .btn {</text:p>
      <text:p text:style-name="Standard"><text:s text:c="2"/>border-radius: 0;</text:p>
      <text:p text:style-name="Standard">}</text:p>
      <text:p text:style-name="Standard">.btn-group &gt; .btn-group:first-child:not(:last-child) &gt; .btn:last-child,</text:p>
      <text:p text:style-name="Standard">.btn-group &gt; .btn-group:first-child:not(:last-child) &gt; .dropdown-toggle {</text:p>
      <text:p text:style-name="Standard"><text:s text:c="2"/>border-bottom-right-radius: 0;</text:p>
      <text:p text:style-name="Standard"><text:s text:c="2"/>border-top-right-radius: 0;</text:p>
      <text:p text:style-name="Standard">}</text:p>
      <text:p text:style-name="Standard">.btn-group &gt; .btn-group:last-child:not(:first-child) &gt; .btn:first-child {</text:p>
      <text:p text:style-name="Standard"><text:s text:c="2"/>border-bottom-left-radius: 0;</text:p>
      <text:p text:style-name="Standard"><text:s text:c="2"/>border-top-left-radius: 0;</text:p>
      <text:p text:style-name="Standard">}</text:p>
      <text:p text:style-name="Standard">.btn-group .dropdown-toggle:active,</text:p>
      <text:p text:style-name="Standard">.btn-group.open .dropdown-toggle {</text:p>
      <text:p text:style-name="Standard"><text:s text:c="2"/>outline: 0;</text:p>
      <text:p text:style-name="Standard">}</text:p>
      <text:p text:style-name="Standard">.btn-group &gt; .btn + .dropdown-toggle {</text:p>
      <text:p text:style-name="Standard"><text:s text:c="2"/>padding-left: 8px;</text:p>
      <text:p text:style-name="Standard"><text:s text:c="2"/>padding-right: 8px;</text:p>
      <text:p text:style-name="Standard">}</text:p>
      <text:p text:style-name="Standard">.btn-group &gt; .btn-lg + .dropdown-toggle {</text:p>
      <text:p text:style-name="Standard"><text:s text:c="2"/>padding-left: 12px;</text:p>
      <text:p text:style-name="Standard"><text:s text:c="2"/>padding-right: 12px;</text:p>
      <text:p text:style-name="Standard">}</text:p>
      <text:p text:style-name="Standard">.btn-group.open .dropdown-toggle {</text:p>
      <text:p text:style-name="Standard"><text:s text:c="2"/>-webkit-box-shadow: inset 0 3px 5px rgba(0, 0, 0, 0.125);</text:p>
      <text:p text:style-name="Standard"><text:s text:c="2"/>box-shadow: inset 0 3px 5px rgba(0, 0, 0, 0.125);</text:p>
      <text:p text:style-name="Standard">}</text:p>
      <text:p text:style-name="Standard">.btn-group.open .dropdown-toggle.btn-link {</text:p>
      <text:p text:style-name="Standard"><text:s text:c="2"/>-webkit-box-shadow: none;</text:p>
      <text:p text:style-name="Standard"><text:s text:c="2"/>box-shadow: none;</text:p>
      <text:p text:style-name="Standard">}</text:p>
      <text:p text:style-name="Standard">.btn .caret {</text:p>
      <text:p text:style-name="Standard"><text:s text:c="2"/>margin-left: 0;</text:p>
      <text:p text:style-name="Standard">}</text:p>
      <text:p text:style-name="Standard">.btn-lg .caret {</text:p>
      <text:p text:style-name="Standard"><text:s text:c="2"/>border-width: 5px 5px 0;</text:p>
      <text:p text:style-name="Standard"><text:s text:c="2"/>border-bottom-width: 0;</text:p>
      <text:p text:style-name="Standard">}</text:p>
      <text:p text:style-name="Standard">.dropup .btn-lg .caret {</text:p>
      <text:p text:style-name="Standard"><text:s text:c="2"/>border-width: 0 5px 5px;</text:p>
      <text:p text:style-name="Standard">}</text:p>
      <text:p text:style-name="Standard">.btn-group-vertical &gt; .btn,</text:p>
      <text:p text:style-name="Standard">.btn-group-vertical &gt; .btn-group,</text:p>
      <text:p text:style-name="Standard">.btn-group-vertical &gt; .btn-group &gt; .btn {</text:p>
      <text:p text:style-name="Standard"><text:s text:c="2"/>display: block;</text:p>
      <text:p text:style-name="Standard"><text:s text:c="2"/>float: none;</text:p>
      <text:p text:style-name="Standard"><text:soft-page-break/><text:s text:c="2"/>width: 100%;</text:p>
      <text:p text:style-name="Standard"><text:s text:c="2"/>max-width: 100%;</text:p>
      <text:p text:style-name="Standard">}</text:p>
      <text:p text:style-name="Standard">.btn-group-vertical &gt; .btn-group &gt; .btn {</text:p>
      <text:p text:style-name="Standard"><text:s text:c="2"/>float: none;</text:p>
      <text:p text:style-name="Standard">}</text:p>
      <text:p text:style-name="Standard">.btn-group-vertical &gt; .btn + .btn,</text:p>
      <text:p text:style-name="Standard">.btn-group-vertical &gt; .btn + .btn-group,</text:p>
      <text:p text:style-name="Standard">.btn-group-vertical &gt; .btn-group + .btn,</text:p>
      <text:p text:style-name="Standard">.btn-group-vertical &gt; .btn-group + .btn-group {</text:p>
      <text:p text:style-name="Standard"><text:s text:c="2"/>margin-top: -1px;</text:p>
      <text:p text:style-name="Standard"><text:s text:c="2"/>margin-left: 0;</text:p>
      <text:p text:style-name="Standard">}</text:p>
      <text:p text:style-name="Standard">.btn-group-vertical &gt; .btn:not(:first-child):not(:last-child) {</text:p>
      <text:p text:style-name="Standard"><text:s text:c="2"/>border-radius: 0;</text:p>
      <text:p text:style-name="Standard">}</text:p>
      <text:p text:style-name="Standard">.btn-group-vertical &gt; .btn:first-child:not(:last-child) {</text:p>
      <text:p text:style-name="Standard"><text:s text:c="2"/>border-top-right-radius: 4px;</text:p>
      <text:p text:style-name="Standard"><text:s text:c="2"/>border-top-left-radius: 4px;</text:p>
      <text:p text:style-name="Standard"><text:s text:c="2"/>border-bottom-right-radius: 0;</text:p>
      <text:p text:style-name="Standard"><text:s text:c="2"/>border-bottom-left-radius: 0;</text:p>
      <text:p text:style-name="Standard">}</text:p>
      <text:p text:style-name="Standard">.btn-group-vertical &gt; .btn:last-child:not(:first-child) {</text:p>
      <text:p text:style-name="Standard"><text:s text:c="2"/>border-top-right-radius: 0;</text:p>
      <text:p text:style-name="Standard"><text:s text:c="2"/>border-top-left-radius: 0;</text:p>
      <text:p text:style-name="Standard"><text:s text:c="2"/>border-bottom-right-radius: 4px;</text:p>
      <text:p text:style-name="Standard"><text:s text:c="2"/>border-bottom-left-radius: 4px;</text:p>
      <text:p text:style-name="Standard">}</text:p>
      <text:p text:style-name="Standard">.btn-group-vertical &gt; .btn-group:not(:first-child):not(:last-child) &gt; .btn {</text:p>
      <text:p text:style-name="Standard"><text:s text:c="2"/>border-radius: 0;</text:p>
      <text:p text:style-name="Standard">}</text:p>
      <text:p text:style-name="Standard">.btn-group-vertical &gt; .btn-group:first-child:not(:last-child) &gt; .btn:last-child,</text:p>
      <text:p text:style-name="Standard">.btn-group-vertical &gt; .btn-group:first-child:not(:last-child) &gt; .dropdown-toggle {</text:p>
      <text:p text:style-name="Standard"><text:s text:c="2"/>border-bottom-right-radius: 0;</text:p>
      <text:p text:style-name="Standard"><text:s text:c="2"/>border-bottom-left-radius: 0;</text:p>
      <text:p text:style-name="Standard">}</text:p>
      <text:p text:style-name="Standard">.btn-group-vertical &gt; .btn-group:last-child:not(:first-child) &gt; .btn:first-child {</text:p>
      <text:p text:style-name="Standard"><text:s text:c="2"/>border-top-right-radius: 0;</text:p>
      <text:p text:style-name="Standard"><text:s text:c="2"/>border-top-left-radius: 0;</text:p>
      <text:p text:style-name="Standard">}</text:p>
      <text:p text:style-name="Standard">.btn-group-justified {</text:p>
      <text:p text:style-name="Standard"><text:s text:c="2"/>display: table;</text:p>
      <text:p text:style-name="Standard"><text:s text:c="2"/>width: 100%;</text:p>
      <text:p text:style-name="Standard"><text:s text:c="2"/>table-layout: fixed;</text:p>
      <text:p text:style-name="Standard"><text:s text:c="2"/>border-collapse: separate;</text:p>
      <text:p text:style-name="Standard">}</text:p>
      <text:p text:style-name="Standard">.btn-group-justified &gt; .btn,</text:p>
      <text:p text:style-name="Standard">.btn-group-justified &gt; .btn-group {</text:p>
      <text:p text:style-name="Standard"><text:s text:c="2"/>float: none;</text:p>
      <text:p text:style-name="Standard"><text:s text:c="2"/>display: table-cell;</text:p>
      <text:p text:style-name="Standard"><text:s text:c="2"/>width: 1%;</text:p>
      <text:p text:style-name="Standard">}</text:p>
      <text:p text:style-name="Standard"><text:soft-page-break/>.btn-group-justified &gt; .btn-group .btn {</text:p>
      <text:p text:style-name="Standard"><text:s text:c="2"/>width: 100%;</text:p>
      <text:p text:style-name="Standard">}</text:p>
      <text:p text:style-name="Standard">.btn-group-justified &gt; .btn-group .dropdown-menu {</text:p>
      <text:p text:style-name="Standard"><text:s text:c="2"/>left: auto;</text:p>
      <text:p text:style-name="Standard">}</text:p>
      <text:p text:style-name="Standard">[data-toggle="buttons"] &gt; .btn input[type="radio"],</text:p>
      <text:p text:style-name="Standard">[data-toggle="buttons"] &gt; .btn-group &gt; .btn input[type="radio"],</text:p>
      <text:p text:style-name="Standard">[data-toggle="buttons"] &gt; .btn input[type="checkbox"],</text:p>
      <text:p text:style-name="Standard">[data-toggle="buttons"] &gt; .btn-group &gt; .btn input[type="checkbox"] {</text:p>
      <text:p text:style-name="Standard"><text:s text:c="2"/>position: absolute;</text:p>
      <text:p text:style-name="Standard"><text:s text:c="2"/>clip: rect(0, 0, 0, 0);</text:p>
      <text:p text:style-name="Standard"><text:s text:c="2"/>pointer-events: none;</text:p>
      <text:p text:style-name="Standard">}</text:p>
      <text:p text:style-name="Standard">.input-group {</text:p>
      <text:p text:style-name="Standard"><text:s text:c="2"/>position: relative;</text:p>
      <text:p text:style-name="Standard"><text:s text:c="2"/>display: table;</text:p>
      <text:p text:style-name="Standard"><text:s text:c="2"/>border-collapse: separate;</text:p>
      <text:p text:style-name="Standard">}</text:p>
      <text:p text:style-name="Standard">.input-group[class*="col-"] {</text:p>
      <text:p text:style-name="Standard"><text:s text:c="2"/>float: none;</text:p>
      <text:p text:style-name="Standard"><text:s text:c="2"/>padding-left: 0;</text:p>
      <text:p text:style-name="Standard"><text:s text:c="2"/>padding-right: 0;</text:p>
      <text:p text:style-name="Standard">}</text:p>
      <text:p text:style-name="Standard">.input-group .form-control {</text:p>
      <text:p text:style-name="Standard"><text:s text:c="2"/>position: relative;</text:p>
      <text:p text:style-name="Standard"><text:s text:c="2"/>z-index: 2;</text:p>
      <text:p text:style-name="Standard"><text:s text:c="2"/>float: left;</text:p>
      <text:p text:style-name="Standard"><text:s text:c="2"/>width: 100%;</text:p>
      <text:p text:style-name="Standard"><text:s text:c="2"/>margin-bottom: 0;</text:p>
      <text:p text:style-name="Standard">}</text:p>
      <text:p text:style-name="Standard">.input-group .form-control:focus {</text:p>
      <text:p text:style-name="Standard"><text:s text:c="2"/>z-index: 3;</text:p>
      <text:p text:style-name="Standard">}</text:p>
      <text:p text:style-name="Standard">.input-group-lg &gt; .form-control,</text:p>
      <text:p text:style-name="Standard">.input-group-lg &gt; .input-group-addon,</text:p>
      <text:p text:style-name="Standard">.input-group-lg &gt; .input-group-btn &gt; .btn {</text:p>
      <text:p text:style-name="Standard"><text:s text:c="2"/>height: 46px;</text:p>
      <text:p text:style-name="Standard"><text:s text:c="2"/>padding: 10px 16px;</text:p>
      <text:p text:style-name="Standard"><text:s text:c="2"/>font-size: 18px;</text:p>
      <text:p text:style-name="Standard"><text:s text:c="2"/>line-height: 1.3333333;</text:p>
      <text:p text:style-name="Standard"><text:s text:c="2"/>border-radius: 6px;</text:p>
      <text:p text:style-name="Standard">}</text:p>
      <text:p text:style-name="Standard">select.input-group-lg &gt; .form-control,</text:p>
      <text:p text:style-name="Standard">select.input-group-lg &gt; .input-group-addon,</text:p>
      <text:p text:style-name="Standard">select.input-group-lg &gt; .input-group-btn &gt; .btn {</text:p>
      <text:p text:style-name="Standard"><text:s text:c="2"/>height: 46px;</text:p>
      <text:p text:style-name="Standard"><text:s text:c="2"/>line-height: 46px;</text:p>
      <text:p text:style-name="Standard">}</text:p>
      <text:p text:style-name="Standard">textarea.input-group-lg &gt; .form-control,</text:p>
      <text:p text:style-name="Standard">textarea.input-group-lg &gt; .input-group-addon,</text:p>
      <text:p text:style-name="Standard">textarea.input-group-lg &gt; .input-group-btn &gt; .btn,</text:p>
      <text:p text:style-name="Standard"><text:soft-page-break/>select[multiple].input-group-lg &gt; .form-control,</text:p>
      <text:p text:style-name="Standard">select[multiple].input-group-lg &gt; .input-group-addon,</text:p>
      <text:p text:style-name="Standard">select[multiple].input-group-lg &gt; .input-group-btn &gt; .btn {</text:p>
      <text:p text:style-name="Standard"><text:s text:c="2"/>height: auto;</text:p>
      <text:p text:style-name="Standard">}</text:p>
      <text:p text:style-name="Standard">.input-group-sm &gt; .form-control,</text:p>
      <text:p text:style-name="Standard">.input-group-sm &gt; .input-group-addon,</text:p>
      <text:p text:style-name="Standard">.input-group-sm &gt; .input-group-btn &gt; .btn {</text:p>
      <text:p text:style-name="Standard"><text:s text:c="2"/>height: 30px;</text:p>
      <text:p text:style-name="Standard"><text:s text:c="2"/>padding: 5px 10px;</text:p>
      <text:p text:style-name="Standard"><text:s text:c="2"/>font-size: 12px;</text:p>
      <text:p text:style-name="Standard"><text:s text:c="2"/>line-height: 1.5;</text:p>
      <text:p text:style-name="Standard"><text:s text:c="2"/>border-radius: 3px;</text:p>
      <text:p text:style-name="Standard">}</text:p>
      <text:p text:style-name="Standard">select.input-group-sm &gt; .form-control,</text:p>
      <text:p text:style-name="Standard">select.input-group-sm &gt; .input-group-addon,</text:p>
      <text:p text:style-name="Standard">select.input-group-sm &gt; .input-group-btn &gt; .btn {</text:p>
      <text:p text:style-name="Standard"><text:s text:c="2"/>height: 30px;</text:p>
      <text:p text:style-name="Standard"><text:s text:c="2"/>line-height: 30px;</text:p>
      <text:p text:style-name="Standard">}</text:p>
      <text:p text:style-name="Standard">textarea.input-group-sm &gt; .form-control,</text:p>
      <text:p text:style-name="Standard">textarea.input-group-sm &gt; .input-group-addon,</text:p>
      <text:p text:style-name="Standard">textarea.input-group-sm &gt; .input-group-btn &gt; .btn,</text:p>
      <text:p text:style-name="Standard">select[multiple].input-group-sm &gt; .form-control,</text:p>
      <text:p text:style-name="Standard">select[multiple].input-group-sm &gt; .input-group-addon,</text:p>
      <text:p text:style-name="Standard">select[multiple].input-group-sm &gt; .input-group-btn &gt; .btn {</text:p>
      <text:p text:style-name="Standard"><text:s text:c="2"/>height: auto;</text:p>
      <text:p text:style-name="Standard">}</text:p>
      <text:p text:style-name="Standard">.input-group-addon,</text:p>
      <text:p text:style-name="Standard">.input-group-btn,</text:p>
      <text:p text:style-name="Standard">.input-group .form-control {</text:p>
      <text:p text:style-name="Standard"><text:s text:c="2"/>display: table-cell;</text:p>
      <text:p text:style-name="Standard">}</text:p>
      <text:p text:style-name="Standard">.input-group-addon:not(:first-child):not(:last-child),</text:p>
      <text:p text:style-name="Standard">.input-group-btn:not(:first-child):not(:last-child),</text:p>
      <text:p text:style-name="Standard">.input-group .form-control:not(:first-child):not(:last-child) {</text:p>
      <text:p text:style-name="Standard"><text:s text:c="2"/>border-radius: 0;</text:p>
      <text:p text:style-name="Standard">}</text:p>
      <text:p text:style-name="Standard">.input-group-addon,</text:p>
      <text:p text:style-name="Standard">.input-group-btn {</text:p>
      <text:p text:style-name="Standard"><text:s text:c="2"/>width: 1%;</text:p>
      <text:p text:style-name="Standard"><text:s text:c="2"/>white-space: nowrap;</text:p>
      <text:p text:style-name="Standard"><text:s text:c="2"/>vertical-align: middle;</text:p>
      <text:p text:style-name="Standard">}</text:p>
      <text:p text:style-name="Standard">.input-group-addon {</text:p>
      <text:p text:style-name="Standard"><text:s text:c="2"/>padding: 6px 12px;</text:p>
      <text:p text:style-name="Standard"><text:s text:c="2"/>font-size: 14px;</text:p>
      <text:p text:style-name="Standard"><text:s text:c="2"/>font-weight: normal;</text:p>
      <text:p text:style-name="Standard"><text:s text:c="2"/>line-height: 1;</text:p>
      <text:p text:style-name="Standard"><text:s text:c="2"/>color: #555555;</text:p>
      <text:p text:style-name="Standard"><text:s text:c="2"/>text-align: center;</text:p>
      <text:p text:style-name="Standard"><text:s text:c="2"/>background-color: #eeeeee;</text:p>
      <text:p text:style-name="Standard"><text:soft-page-break/><text:s text:c="2"/>border: 1px solid #ccc;</text:p>
      <text:p text:style-name="Standard"><text:s text:c="2"/>border-radius: 4px;</text:p>
      <text:p text:style-name="Standard">}</text:p>
      <text:p text:style-name="Standard">.input-group-addon.input-sm {</text:p>
      <text:p text:style-name="Standard"><text:s text:c="2"/>padding: 5px 10px;</text:p>
      <text:p text:style-name="Standard"><text:s text:c="2"/>font-size: 12px;</text:p>
      <text:p text:style-name="Standard"><text:s text:c="2"/>border-radius: 3px;</text:p>
      <text:p text:style-name="Standard">}</text:p>
      <text:p text:style-name="Standard">.input-group-addon.input-lg {</text:p>
      <text:p text:style-name="Standard"><text:s text:c="2"/>padding: 10px 16px;</text:p>
      <text:p text:style-name="Standard"><text:s text:c="2"/>font-size: 18px;</text:p>
      <text:p text:style-name="Standard"><text:s text:c="2"/>border-radius: 6px;</text:p>
      <text:p text:style-name="Standard">}</text:p>
      <text:p text:style-name="Standard">.input-group-addon input[type="radio"],</text:p>
      <text:p text:style-name="Standard">.input-group-addon input[type="checkbox"] {</text:p>
      <text:p text:style-name="Standard"><text:s text:c="2"/>margin-top: 0;</text:p>
      <text:p text:style-name="Standard">}</text:p>
      <text:p text:style-name="Standard">.input-group .form-control:first-child,</text:p>
      <text:p text:style-name="Standard">.input-group-addon:first-child,</text:p>
      <text:p text:style-name="Standard">.input-group-btn:first-child &gt; .btn,</text:p>
      <text:p text:style-name="Standard">.input-group-btn:first-child &gt; .btn-group &gt; .btn,</text:p>
      <text:p text:style-name="Standard">.input-group-btn:first-child &gt; .dropdown-toggle,</text:p>
      <text:p text:style-name="Standard">.input-group-btn:last-child &gt; .btn:not(:last-child):not(.dropdown-toggle),</text:p>
      <text:p text:style-name="Standard">.input-group-btn:last-child &gt; .btn-group:not(:last-child) &gt; .btn {</text:p>
      <text:p text:style-name="Standard"><text:s text:c="2"/>border-bottom-right-radius: 0;</text:p>
      <text:p text:style-name="Standard"><text:s text:c="2"/>border-top-right-radius: 0;</text:p>
      <text:p text:style-name="Standard">}</text:p>
      <text:p text:style-name="Standard">.input-group-addon:first-child {</text:p>
      <text:p text:style-name="Standard"><text:s text:c="2"/>border-right: 0;</text:p>
      <text:p text:style-name="Standard">}</text:p>
      <text:p text:style-name="Standard">.input-group .form-control:last-child,</text:p>
      <text:p text:style-name="Standard">.input-group-addon:last-child,</text:p>
      <text:p text:style-name="Standard">.input-group-btn:last-child &gt; .btn,</text:p>
      <text:p text:style-name="Standard">.input-group-btn:last-child &gt; .btn-group &gt; .btn,</text:p>
      <text:p text:style-name="Standard">.input-group-btn:last-child &gt; .dropdown-toggle,</text:p>
      <text:p text:style-name="Standard">.input-group-btn:first-child &gt; .btn:not(:first-child),</text:p>
      <text:p text:style-name="Standard">.input-group-btn:first-child &gt; .btn-group:not(:first-child) &gt; .btn {</text:p>
      <text:p text:style-name="Standard"><text:s text:c="2"/>border-bottom-left-radius: 0;</text:p>
      <text:p text:style-name="Standard"><text:s text:c="2"/>border-top-left-radius: 0;</text:p>
      <text:p text:style-name="Standard">}</text:p>
      <text:p text:style-name="Standard">.input-group-addon:last-child {</text:p>
      <text:p text:style-name="Standard"><text:s text:c="2"/>border-left: 0;</text:p>
      <text:p text:style-name="Standard">}</text:p>
      <text:p text:style-name="Standard">.input-group-btn {</text:p>
      <text:p text:style-name="Standard"><text:s text:c="2"/>position: relative;</text:p>
      <text:p text:style-name="Standard"><text:s text:c="2"/>font-size: 0;</text:p>
      <text:p text:style-name="Standard"><text:s text:c="2"/>white-space: nowrap;</text:p>
      <text:p text:style-name="Standard">}</text:p>
      <text:p text:style-name="Standard">.input-group-btn &gt; .btn {</text:p>
      <text:p text:style-name="Standard"><text:s text:c="2"/>position: relative;</text:p>
      <text:p text:style-name="Standard">}</text:p>
      <text:p text:style-name="Standard">.input-group-btn &gt; .btn + .btn {</text:p>
      <text:p text:style-name="Standard"><text:soft-page-break/><text:s text:c="2"/>margin-left: -1px;</text:p>
      <text:p text:style-name="Standard">}</text:p>
      <text:p text:style-name="Standard">.input-group-btn &gt; .btn:hover,</text:p>
      <text:p text:style-name="Standard">.input-group-btn &gt; .btn:focus,</text:p>
      <text:p text:style-name="Standard">.input-group-btn &gt; .btn:active {</text:p>
      <text:p text:style-name="Standard"><text:s text:c="2"/>z-index: 2;</text:p>
      <text:p text:style-name="Standard">}</text:p>
      <text:p text:style-name="Standard">.input-group-btn:first-child &gt; .btn,</text:p>
      <text:p text:style-name="Standard">.input-group-btn:first-child &gt; .btn-group {</text:p>
      <text:p text:style-name="Standard"><text:s text:c="2"/>margin-right: -1px;</text:p>
      <text:p text:style-name="Standard">}</text:p>
      <text:p text:style-name="Standard">.input-group-btn:last-child &gt; .btn,</text:p>
      <text:p text:style-name="Standard">.input-group-btn:last-child &gt; .btn-group {</text:p>
      <text:p text:style-name="Standard"><text:s text:c="2"/>z-index: 2;</text:p>
      <text:p text:style-name="Standard"><text:s text:c="2"/>margin-left: -1px;</text:p>
      <text:p text:style-name="Standard">}</text:p>
      <text:p text:style-name="Standard">.nav {</text:p>
      <text:p text:style-name="Standard"><text:s text:c="2"/>margin-bottom: 0;</text:p>
      <text:p text:style-name="Standard"><text:s text:c="2"/>padding-left: 0;</text:p>
      <text:p text:style-name="Standard"><text:s text:c="2"/>list-style: none;</text:p>
      <text:p text:style-name="Standard">}</text:p>
      <text:p text:style-name="Standard">.nav &gt; li {</text:p>
      <text:p text:style-name="Standard"><text:s text:c="2"/>position: relative;</text:p>
      <text:p text:style-name="Standard"><text:s text:c="2"/>display: block;</text:p>
      <text:p text:style-name="Standard">}</text:p>
      <text:p text:style-name="Standard">.nav &gt; li &gt; a {</text:p>
      <text:p text:style-name="Standard"><text:s text:c="2"/>position: relative;</text:p>
      <text:p text:style-name="Standard"><text:s text:c="2"/>display: block;</text:p>
      <text:p text:style-name="Standard"><text:s text:c="2"/>padding: 10px 15px;</text:p>
      <text:p text:style-name="Standard">}</text:p>
      <text:p text:style-name="Standard">.nav &gt; li &gt; a:hover,</text:p>
      <text:p text:style-name="Standard">.nav &gt; li &gt; a:focus {</text:p>
      <text:p text:style-name="Standard"><text:s text:c="2"/>text-decoration: none;</text:p>
      <text:p text:style-name="Standard"><text:s text:c="2"/>background-color: #eeeeee;</text:p>
      <text:p text:style-name="Standard">}</text:p>
      <text:p text:style-name="Standard">.nav &gt; li.disabled &gt; a {</text:p>
      <text:p text:style-name="Standard"><text:s text:c="2"/>color: #777777;</text:p>
      <text:p text:style-name="Standard">}</text:p>
      <text:p text:style-name="Standard">.nav &gt; li.disabled &gt; a:hover,</text:p>
      <text:p text:style-name="Standard">.nav &gt; li.disabled &gt; a:focus {</text:p>
      <text:p text:style-name="Standard"><text:s text:c="2"/>color: #777777;</text:p>
      <text:p text:style-name="Standard"><text:s text:c="2"/>text-decoration: none;</text:p>
      <text:p text:style-name="Standard"><text:s text:c="2"/>background-color: transparent;</text:p>
      <text:p text:style-name="Standard"><text:s text:c="2"/>cursor: not-allowed;</text:p>
      <text:p text:style-name="Standard">}</text:p>
      <text:p text:style-name="Standard">.nav .open &gt; a,</text:p>
      <text:p text:style-name="Standard">.nav .open &gt; a:hover,</text:p>
      <text:p text:style-name="Standard">.nav .open &gt; a:focus {</text:p>
      <text:p text:style-name="Standard"><text:s text:c="2"/>background-color: #eeeeee;</text:p>
      <text:p text:style-name="Standard"><text:s text:c="2"/>border-color: #337ab7;</text:p>
      <text:p text:style-name="Standard">}</text:p>
      <text:p text:style-name="Standard">.nav .nav-divider {</text:p>
      <text:p text:style-name="Standard"><text:soft-page-break/><text:s text:c="2"/>height: 1px;</text:p>
      <text:p text:style-name="Standard"><text:s text:c="2"/>margin: 9px 0;</text:p>
      <text:p text:style-name="Standard"><text:s text:c="2"/>overflow: hidden;</text:p>
      <text:p text:style-name="Standard"><text:s text:c="2"/>background-color: #e5e5e5;</text:p>
      <text:p text:style-name="Standard">}</text:p>
      <text:p text:style-name="Standard">.nav &gt; li &gt; a &gt; img {</text:p>
      <text:p text:style-name="Standard"><text:s text:c="2"/>max-width: none;</text:p>
      <text:p text:style-name="Standard">}</text:p>
      <text:p text:style-name="Standard">.nav-tabs {</text:p>
      <text:p text:style-name="Standard"><text:s text:c="2"/>border-bottom: 1px solid #ddd;</text:p>
      <text:p text:style-name="Standard">}</text:p>
      <text:p text:style-name="Standard">.nav-tabs &gt; li {</text:p>
      <text:p text:style-name="Standard"><text:s text:c="2"/>float: left;</text:p>
      <text:p text:style-name="Standard"><text:s text:c="2"/>margin-bottom: -1px;</text:p>
      <text:p text:style-name="Standard">}</text:p>
      <text:p text:style-name="Standard">.nav-tabs &gt; li &gt; a {</text:p>
      <text:p text:style-name="Standard"><text:s text:c="2"/>margin-right: 2px;</text:p>
      <text:p text:style-name="Standard"><text:s text:c="2"/>line-height: 1.42857143;</text:p>
      <text:p text:style-name="Standard"><text:s text:c="2"/>border: 1px solid transparent;</text:p>
      <text:p text:style-name="Standard"><text:s text:c="2"/>border-radius: 4px 4px 0 0;</text:p>
      <text:p text:style-name="Standard">}</text:p>
      <text:p text:style-name="Standard">.nav-tabs &gt; li &gt; a:hover {</text:p>
      <text:p text:style-name="Standard"><text:s text:c="2"/>border-color: #eeeeee #eeeeee #ddd;</text:p>
      <text:p text:style-name="Standard">}</text:p>
      <text:p text:style-name="Standard">.nav-tabs &gt; li.active &gt; a,</text:p>
      <text:p text:style-name="Standard">.nav-tabs &gt; li.active &gt; a:hover,</text:p>
      <text:p text:style-name="Standard">.nav-tabs &gt; li.active &gt; a:focus {</text:p>
      <text:p text:style-name="Standard"><text:s text:c="2"/>color: #555555;</text:p>
      <text:p text:style-name="Standard"><text:s text:c="2"/>background-color: #fff;</text:p>
      <text:p text:style-name="Standard"><text:s text:c="2"/>border: 1px solid #ddd;</text:p>
      <text:p text:style-name="Standard"><text:s text:c="2"/>border-bottom-color: transparent;</text:p>
      <text:p text:style-name="Standard"><text:s text:c="2"/>cursor: default;</text:p>
      <text:p text:style-name="Standard">}</text:p>
      <text:p text:style-name="Standard">.nav-tabs.nav-justified {</text:p>
      <text:p text:style-name="Standard"><text:s text:c="2"/>width: 100%;</text:p>
      <text:p text:style-name="Standard"><text:s text:c="2"/>border-bottom: 0;</text:p>
      <text:p text:style-name="Standard">}</text:p>
      <text:p text:style-name="Standard">.nav-tabs.nav-justified &gt; li {</text:p>
      <text:p text:style-name="Standard"><text:s text:c="2"/>float: none;</text:p>
      <text:p text:style-name="Standard">}</text:p>
      <text:p text:style-name="Standard">.nav-tabs.nav-justified &gt; li &gt; a {</text:p>
      <text:p text:style-name="Standard"><text:s text:c="2"/>text-align: center;</text:p>
      <text:p text:style-name="Standard"><text:s text:c="2"/>margin-bottom: 5px;</text:p>
      <text:p text:style-name="Standard">}</text:p>
      <text:p text:style-name="Standard">.nav-tabs.nav-justified &gt; .dropdown .dropdown-menu {</text:p>
      <text:p text:style-name="Standard"><text:s text:c="2"/>top: auto;</text:p>
      <text:p text:style-name="Standard"><text:s text:c="2"/>left: auto;</text:p>
      <text:p text:style-name="Standard">}</text:p>
      <text:p text:style-name="Standard">@media (min-width: 768px) {</text:p>
      <text:p text:style-name="Standard"><text:s text:c="2"/>.nav-tabs.nav-justified &gt; li {</text:p>
      <text:p text:style-name="Standard"><text:s text:c="4"/>display: table-cell;</text:p>
      <text:p text:style-name="Standard"><text:s text:c="4"/>width: 1%;</text:p>
      <text:p text:style-name="Standard"><text:soft-page-break/><text:s text:c="2"/>}</text:p>
      <text:p text:style-name="Standard"><text:s text:c="2"/>.nav-tabs.nav-justified &gt; li &gt; a {</text:p>
      <text:p text:style-name="Standard"><text:s text:c="4"/>margin-bottom: 0;</text:p>
      <text:p text:style-name="Standard"><text:s text:c="2"/>}</text:p>
      <text:p text:style-name="Standard">}</text:p>
      <text:p text:style-name="Standard">.nav-tabs.nav-justified &gt; li &gt; a {</text:p>
      <text:p text:style-name="Standard"><text:s text:c="2"/>margin-right: 0;</text:p>
      <text:p text:style-name="Standard"><text:s text:c="2"/>border-radius: 4px;</text:p>
      <text:p text:style-name="Standard">}</text:p>
      <text:p text:style-name="Standard">.nav-tabs.nav-justified &gt; .active &gt; a,</text:p>
      <text:p text:style-name="Standard">.nav-tabs.nav-justified &gt; .active &gt; a:hover,</text:p>
      <text:p text:style-name="Standard">.nav-tabs.nav-justified &gt; .active &gt; a:focus {</text:p>
      <text:p text:style-name="Standard"><text:s text:c="2"/>border: 1px solid #ddd;</text:p>
      <text:p text:style-name="Standard">}</text:p>
      <text:p text:style-name="Standard">@media (min-width: 768px) {</text:p>
      <text:p text:style-name="Standard"><text:s text:c="2"/>.nav-tabs.nav-justified &gt; li &gt; a {</text:p>
      <text:p text:style-name="Standard"><text:s text:c="4"/>border-bottom: 1px solid #ddd;</text:p>
      <text:p text:style-name="Standard"><text:s text:c="4"/>border-radius: 4px 4px 0 0;</text:p>
      <text:p text:style-name="Standard"><text:s text:c="2"/>}</text:p>
      <text:p text:style-name="Standard"><text:s text:c="2"/>.nav-tabs.nav-justified &gt; .active &gt; a,</text:p>
      <text:p text:style-name="Standard"><text:s text:c="2"/>.nav-tabs.nav-justified &gt; .active &gt; a:hover,</text:p>
      <text:p text:style-name="Standard"><text:s text:c="2"/>.nav-tabs.nav-justified &gt; .active &gt; a:focus {</text:p>
      <text:p text:style-name="Standard"><text:s text:c="4"/>border-bottom-color: #fff;</text:p>
      <text:p text:style-name="Standard"><text:s text:c="2"/>}</text:p>
      <text:p text:style-name="Standard">}</text:p>
      <text:p text:style-name="Standard">.nav-pills &gt; li {</text:p>
      <text:p text:style-name="Standard"><text:s text:c="2"/>float: left;</text:p>
      <text:p text:style-name="Standard">}</text:p>
      <text:p text:style-name="Standard">.nav-pills &gt; li &gt; a {</text:p>
      <text:p text:style-name="Standard"><text:s text:c="2"/>border-radius: 4px;</text:p>
      <text:p text:style-name="Standard">}</text:p>
      <text:p text:style-name="Standard">.nav-pills &gt; li + li {</text:p>
      <text:p text:style-name="Standard"><text:s text:c="2"/>margin-left: 2px;</text:p>
      <text:p text:style-name="Standard">}</text:p>
      <text:p text:style-name="Standard">.nav-pills &gt; li.active &gt; a,</text:p>
      <text:p text:style-name="Standard">.nav-pills &gt; li.active &gt; a:hover,</text:p>
      <text:p text:style-name="Standard">.nav-pills &gt; li.active &gt; a:focus {</text:p>
      <text:p text:style-name="Standard"><text:s text:c="2"/>color: #fff;</text:p>
      <text:p text:style-name="Standard"><text:s text:c="2"/>background-color: #337ab7;</text:p>
      <text:p text:style-name="Standard">}</text:p>
      <text:p text:style-name="Standard">.nav-stacked &gt; li {</text:p>
      <text:p text:style-name="Standard"><text:s text:c="2"/>float: none;</text:p>
      <text:p text:style-name="Standard">}</text:p>
      <text:p text:style-name="Standard">.nav-stacked &gt; li + li {</text:p>
      <text:p text:style-name="Standard"><text:s text:c="2"/>margin-top: 2px;</text:p>
      <text:p text:style-name="Standard"><text:s text:c="2"/>margin-left: 0;</text:p>
      <text:p text:style-name="Standard">}</text:p>
      <text:p text:style-name="Standard">.nav-justified {</text:p>
      <text:p text:style-name="Standard"><text:s text:c="2"/>width: 100%;</text:p>
      <text:p text:style-name="Standard">}</text:p>
      <text:p text:style-name="Standard">.nav-justified &gt; li {</text:p>
      <text:p text:style-name="Standard"><text:s text:c="2"/>float: none;</text:p>
      <text:p text:style-name="Standard"><text:soft-page-break/>}</text:p>
      <text:p text:style-name="Standard">.nav-justified &gt; li &gt; a {</text:p>
      <text:p text:style-name="Standard"><text:s text:c="2"/>text-align: center;</text:p>
      <text:p text:style-name="Standard"><text:s text:c="2"/>margin-bottom: 5px;</text:p>
      <text:p text:style-name="Standard">}</text:p>
      <text:p text:style-name="Standard">.nav-justified &gt; .dropdown .dropdown-menu {</text:p>
      <text:p text:style-name="Standard"><text:s text:c="2"/>top: auto;</text:p>
      <text:p text:style-name="Standard"><text:s text:c="2"/>left: auto;</text:p>
      <text:p text:style-name="Standard">}</text:p>
      <text:p text:style-name="Standard">@media (min-width: 768px) {</text:p>
      <text:p text:style-name="Standard"><text:s text:c="2"/>.nav-justified &gt; li {</text:p>
      <text:p text:style-name="Standard"><text:s text:c="4"/>display: table-cell;</text:p>
      <text:p text:style-name="Standard"><text:s text:c="4"/>width: 1%;</text:p>
      <text:p text:style-name="Standard"><text:s text:c="2"/>}</text:p>
      <text:p text:style-name="Standard"><text:s text:c="2"/>.nav-justified &gt; li &gt; a {</text:p>
      <text:p text:style-name="Standard"><text:s text:c="4"/>margin-bottom: 0;</text:p>
      <text:p text:style-name="Standard"><text:s text:c="2"/>}</text:p>
      <text:p text:style-name="Standard">}</text:p>
      <text:p text:style-name="Standard">.nav-tabs-justified {</text:p>
      <text:p text:style-name="Standard"><text:s text:c="2"/>border-bottom: 0;</text:p>
      <text:p text:style-name="Standard">}</text:p>
      <text:p text:style-name="Standard">.nav-tabs-justified &gt; li &gt; a {</text:p>
      <text:p text:style-name="Standard"><text:s text:c="2"/>margin-right: 0;</text:p>
      <text:p text:style-name="Standard"><text:s text:c="2"/>border-radius: 4px;</text:p>
      <text:p text:style-name="Standard">}</text:p>
      <text:p text:style-name="Standard">.nav-tabs-justified &gt; .active &gt; a,</text:p>
      <text:p text:style-name="Standard">.nav-tabs-justified &gt; .active &gt; a:hover,</text:p>
      <text:p text:style-name="Standard">.nav-tabs-justified &gt; .active &gt; a:focus {</text:p>
      <text:p text:style-name="Standard"><text:s text:c="2"/>border: 1px solid #ddd;</text:p>
      <text:p text:style-name="Standard">}</text:p>
      <text:p text:style-name="Standard">@media (min-width: 768px) {</text:p>
      <text:p text:style-name="Standard"><text:s text:c="2"/>.nav-tabs-justified &gt; li &gt; a {</text:p>
      <text:p text:style-name="Standard"><text:s text:c="4"/>border-bottom: 1px solid #ddd;</text:p>
      <text:p text:style-name="Standard"><text:s text:c="4"/>border-radius: 4px 4px 0 0;</text:p>
      <text:p text:style-name="Standard"><text:s text:c="2"/>}</text:p>
      <text:p text:style-name="Standard"><text:s text:c="2"/>.nav-tabs-justified &gt; .active &gt; a,</text:p>
      <text:p text:style-name="Standard"><text:s text:c="2"/>.nav-tabs-justified &gt; .active &gt; a:hover,</text:p>
      <text:p text:style-name="Standard"><text:s text:c="2"/>.nav-tabs-justified &gt; .active &gt; a:focus {</text:p>
      <text:p text:style-name="Standard"><text:s text:c="4"/>border-bottom-color: #fff;</text:p>
      <text:p text:style-name="Standard"><text:s text:c="2"/>}</text:p>
      <text:p text:style-name="Standard">}</text:p>
      <text:p text:style-name="Standard">.tab-content &gt; .tab-pane {</text:p>
      <text:p text:style-name="Standard"><text:s text:c="2"/>display: none;</text:p>
      <text:p text:style-name="Standard">}</text:p>
      <text:p text:style-name="Standard">.tab-content &gt; .active {</text:p>
      <text:p text:style-name="Standard"><text:s text:c="2"/>display: block;</text:p>
      <text:p text:style-name="Standard">}</text:p>
      <text:p text:style-name="Standard">.nav-tabs .dropdown-menu {</text:p>
      <text:p text:style-name="Standard"><text:s text:c="2"/>margin-top: -1px;</text:p>
      <text:p text:style-name="Standard"><text:s text:c="2"/>border-top-right-radius: 0;</text:p>
      <text:p text:style-name="Standard"><text:s text:c="2"/>border-top-left-radius: 0;</text:p>
      <text:p text:style-name="Standard">}</text:p>
      <text:p text:style-name="Standard"><text:soft-page-break/>.navbar {</text:p>
      <text:p text:style-name="Standard"><text:s text:c="2"/>position: relative;</text:p>
      <text:p text:style-name="Standard"><text:s text:c="2"/>min-height: 50px;</text:p>
      <text:p text:style-name="Standard"><text:s text:c="2"/>margin-bottom: 20px;</text:p>
      <text:p text:style-name="Standard"><text:s text:c="2"/>border: 1px solid transparent;</text:p>
      <text:p text:style-name="Standard">}</text:p>
      <text:p text:style-name="Standard">@media (min-width: 768px) {</text:p>
      <text:p text:style-name="Standard"><text:s text:c="2"/>.navbar {</text:p>
      <text:p text:style-name="Standard"><text:s text:c="4"/>border-radius: 4px;</text:p>
      <text:p text:style-name="Standard"><text:s text:c="2"/>}</text:p>
      <text:p text:style-name="Standard">}</text:p>
      <text:p text:style-name="Standard">@media (min-width: 768px) {</text:p>
      <text:p text:style-name="Standard"><text:s text:c="2"/>.navbar-header {</text:p>
      <text:p text:style-name="Standard"><text:s text:c="4"/>float: left;</text:p>
      <text:p text:style-name="Standard"><text:s text:c="2"/>}</text:p>
      <text:p text:style-name="Standard">}</text:p>
      <text:p text:style-name="Standard">.navbar-collapse {</text:p>
      <text:p text:style-name="Standard"><text:s text:c="2"/>overflow-x: visible;</text:p>
      <text:p text:style-name="Standard"><text:s text:c="2"/>padding-right: 15px;</text:p>
      <text:p text:style-name="Standard"><text:s text:c="2"/>padding-left: 15px;</text:p>
      <text:p text:style-name="Standard"><text:s text:c="2"/>border-top: 1px solid transparent;</text:p>
      <text:p text:style-name="Standard"><text:s text:c="2"/>box-shadow: inset 0 1px 0 rgba(255, 255, 255, 0.1);</text:p>
      <text:p text:style-name="Standard"><text:s text:c="2"/>-webkit-overflow-scrolling: touch;</text:p>
      <text:p text:style-name="Standard">}</text:p>
      <text:p text:style-name="Standard">.navbar-collapse.in {</text:p>
      <text:p text:style-name="Standard"><text:s text:c="2"/>overflow-y: auto;</text:p>
      <text:p text:style-name="Standard">}</text:p>
      <text:p text:style-name="Standard">@media (min-width: 768px) {</text:p>
      <text:p text:style-name="Standard"><text:s text:c="2"/>.navbar-collapse {</text:p>
      <text:p text:style-name="Standard"><text:s text:c="4"/>width: auto;</text:p>
      <text:p text:style-name="Standard"><text:s text:c="4"/>border-top: 0;</text:p>
      <text:p text:style-name="Standard"><text:s text:c="4"/>box-shadow: none;</text:p>
      <text:p text:style-name="Standard"><text:s text:c="2"/>}</text:p>
      <text:p text:style-name="Standard"><text:s text:c="2"/>.navbar-collapse.collapse {</text:p>
      <text:p text:style-name="Standard"><text:s text:c="4"/>display: block !important;</text:p>
      <text:p text:style-name="Standard"><text:s text:c="4"/>height: auto !important;</text:p>
      <text:p text:style-name="Standard"><text:s text:c="4"/>padding-bottom: 0;</text:p>
      <text:p text:style-name="Standard"><text:s text:c="4"/>overflow: visible !important;</text:p>
      <text:p text:style-name="Standard"><text:s text:c="2"/>}</text:p>
      <text:p text:style-name="Standard"><text:s text:c="2"/>.navbar-collapse.in {</text:p>
      <text:p text:style-name="Standard"><text:s text:c="4"/>overflow-y: visible;</text:p>
      <text:p text:style-name="Standard"><text:s text:c="2"/>}</text:p>
      <text:p text:style-name="Standard"><text:s text:c="2"/>.navbar-fixed-top .navbar-collapse,</text:p>
      <text:p text:style-name="Standard"><text:s text:c="2"/>.navbar-static-top .navbar-collapse,</text:p>
      <text:p text:style-name="Standard"><text:s text:c="2"/>.navbar-fixed-bottom .navbar-collapse {</text:p>
      <text:p text:style-name="Standard"><text:s text:c="4"/>padding-left: 0;</text:p>
      <text:p text:style-name="Standard"><text:s text:c="4"/>padding-right: 0;</text:p>
      <text:p text:style-name="Standard"><text:s text:c="2"/>}</text:p>
      <text:p text:style-name="Standard">}</text:p>
      <text:p text:style-name="Standard">.navbar-fixed-top .navbar-collapse,</text:p>
      <text:p text:style-name="Standard">.navbar-fixed-bottom .navbar-collapse {</text:p>
      <text:p text:style-name="Standard"><text:s text:c="2"/>max-height: 340px;</text:p>
      <text:p text:style-name="Standard"><text:soft-page-break/>}</text:p>
      <text:p text:style-name="Standard">@media (max-device-width: 480px) and (orientation: landscape) {</text:p>
      <text:p text:style-name="Standard"><text:s text:c="2"/>.navbar-fixed-top .navbar-collapse,</text:p>
      <text:p text:style-name="Standard"><text:s text:c="2"/>.navbar-fixed-bottom .navbar-collapse {</text:p>
      <text:p text:style-name="Standard"><text:s text:c="4"/>max-height: 200px;</text:p>
      <text:p text:style-name="Standard"><text:s text:c="2"/>}</text:p>
      <text:p text:style-name="Standard">}</text:p>
      <text:p text:style-name="Standard">.container &gt; .navbar-header,</text:p>
      <text:p text:style-name="Standard">.container-fluid &gt; .navbar-header,</text:p>
      <text:p text:style-name="Standard">.container &gt; .navbar-collapse,</text:p>
      <text:p text:style-name="Standard">.container-fluid &gt; .navbar-collapse {</text:p>
      <text:p text:style-name="Standard"><text:s text:c="2"/>margin-right: -15px;</text:p>
      <text:p text:style-name="Standard"><text:s text:c="2"/>margin-left: -15px;</text:p>
      <text:p text:style-name="Standard">}</text:p>
      <text:p text:style-name="Standard">@media (min-width: 768px) {</text:p>
      <text:p text:style-name="Standard"><text:s text:c="2"/>.container &gt; .navbar-header,</text:p>
      <text:p text:style-name="Standard"><text:s text:c="2"/>.container-fluid &gt; .navbar-header,</text:p>
      <text:p text:style-name="Standard"><text:s text:c="2"/>.container &gt; .navbar-collapse,</text:p>
      <text:p text:style-name="Standard"><text:s text:c="2"/>.container-fluid &gt; .navbar-collapse {</text:p>
      <text:p text:style-name="Standard"><text:s text:c="4"/>margin-right: 0;</text:p>
      <text:p text:style-name="Standard"><text:s text:c="4"/>margin-left: 0;</text:p>
      <text:p text:style-name="Standard"><text:s text:c="2"/>}</text:p>
      <text:p text:style-name="Standard">}</text:p>
      <text:p text:style-name="Standard">.navbar-static-top {</text:p>
      <text:p text:style-name="Standard"><text:s text:c="2"/>z-index: 1000;</text:p>
      <text:p text:style-name="Standard"><text:s text:c="2"/>border-width: 0 0 1px;</text:p>
      <text:p text:style-name="Standard">}</text:p>
      <text:p text:style-name="Standard">@media (min-width: 768px) {</text:p>
      <text:p text:style-name="Standard"><text:s text:c="2"/>.navbar-static-top {</text:p>
      <text:p text:style-name="Standard"><text:s text:c="4"/>border-radius: 0;</text:p>
      <text:p text:style-name="Standard"><text:s text:c="2"/>}</text:p>
      <text:p text:style-name="Standard">}</text:p>
      <text:p text:style-name="Standard">.navbar-fixed-top,</text:p>
      <text:p text:style-name="Standard">.navbar-fixed-bottom {</text:p>
      <text:p text:style-name="Standard"><text:s text:c="2"/>position: fixed;</text:p>
      <text:p text:style-name="Standard"><text:s text:c="2"/>right: 0;</text:p>
      <text:p text:style-name="Standard"><text:s text:c="2"/>left: 0;</text:p>
      <text:p text:style-name="Standard"><text:s text:c="2"/>z-index: 1030;</text:p>
      <text:p text:style-name="Standard">}</text:p>
      <text:p text:style-name="Standard">@media (min-width: 768px) {</text:p>
      <text:p text:style-name="Standard"><text:s text:c="2"/>.navbar-fixed-top,</text:p>
      <text:p text:style-name="Standard"><text:s text:c="2"/>.navbar-fixed-bottom {</text:p>
      <text:p text:style-name="Standard"><text:s text:c="4"/>border-radius: 0;</text:p>
      <text:p text:style-name="Standard"><text:s text:c="2"/>}</text:p>
      <text:p text:style-name="Standard">}</text:p>
      <text:p text:style-name="Standard">.navbar-fixed-top {</text:p>
      <text:p text:style-name="Standard"><text:s text:c="2"/>top: 0;</text:p>
      <text:p text:style-name="Standard"><text:s text:c="2"/>border-width: 0 0 1px;</text:p>
      <text:p text:style-name="Standard">}</text:p>
      <text:p text:style-name="Standard">.navbar-fixed-bottom {</text:p>
      <text:p text:style-name="Standard"><text:s text:c="2"/>bottom: 0;</text:p>
      <text:p text:style-name="Standard"><text:s text:c="2"/>margin-bottom: 0;</text:p>
      <text:p text:style-name="Standard"><text:soft-page-break/><text:s text:c="2"/>border-width: 1px 0 0;</text:p>
      <text:p text:style-name="Standard">}</text:p>
      <text:p text:style-name="Standard">.navbar-brand {</text:p>
      <text:p text:style-name="Standard"><text:s text:c="2"/>float: left;</text:p>
      <text:p text:style-name="Standard"><text:s text:c="2"/>padding: 15px 15px;</text:p>
      <text:p text:style-name="Standard"><text:s text:c="2"/>font-size: 18px;</text:p>
      <text:p text:style-name="Standard"><text:s text:c="2"/>line-height: 20px;</text:p>
      <text:p text:style-name="Standard"><text:s text:c="2"/>height: 50px;</text:p>
      <text:p text:style-name="Standard">}</text:p>
      <text:p text:style-name="Standard">.navbar-brand:hover,</text:p>
      <text:p text:style-name="Standard">.navbar-brand:focus {</text:p>
      <text:p text:style-name="Standard"><text:s text:c="2"/>text-decoration: none;</text:p>
      <text:p text:style-name="Standard">}</text:p>
      <text:p text:style-name="Standard">.navbar-brand &gt; img {</text:p>
      <text:p text:style-name="Standard"><text:s text:c="2"/>display: block;</text:p>
      <text:p text:style-name="Standard">}</text:p>
      <text:p text:style-name="Standard">@media (min-width: 768px) {</text:p>
      <text:p text:style-name="Standard"><text:s text:c="2"/>.navbar &gt; .container .navbar-brand,</text:p>
      <text:p text:style-name="Standard"><text:s text:c="2"/>.navbar &gt; .container-fluid .navbar-brand {</text:p>
      <text:p text:style-name="Standard"><text:s text:c="4"/>margin-left: -15px;</text:p>
      <text:p text:style-name="Standard"><text:s text:c="2"/>}</text:p>
      <text:p text:style-name="Standard">}</text:p>
      <text:p text:style-name="Standard">.navbar-toggle {</text:p>
      <text:p text:style-name="Standard"><text:s text:c="2"/>position: relative;</text:p>
      <text:p text:style-name="Standard"><text:s text:c="2"/>float: right;</text:p>
      <text:p text:style-name="Standard"><text:s text:c="2"/>margin-right: 15px;</text:p>
      <text:p text:style-name="Standard"><text:s text:c="2"/>padding: 9px 10px;</text:p>
      <text:p text:style-name="Standard"><text:s text:c="2"/>margin-top: 8px;</text:p>
      <text:p text:style-name="Standard"><text:s text:c="2"/>margin-bottom: 8px;</text:p>
      <text:p text:style-name="Standard"><text:s text:c="2"/>background-color: transparent;</text:p>
      <text:p text:style-name="Standard"><text:s text:c="2"/>background-image: none;</text:p>
      <text:p text:style-name="Standard"><text:s text:c="2"/>border: 1px solid transparent;</text:p>
      <text:p text:style-name="Standard"><text:s text:c="2"/>border-radius: 4px;</text:p>
      <text:p text:style-name="Standard">}</text:p>
      <text:p text:style-name="Standard">.navbar-toggle:focus {</text:p>
      <text:p text:style-name="Standard"><text:s text:c="2"/>outline: 0;</text:p>
      <text:p text:style-name="Standard">}</text:p>
      <text:p text:style-name="Standard">.navbar-toggle .icon-bar {</text:p>
      <text:p text:style-name="Standard"><text:s text:c="2"/>display: block;</text:p>
      <text:p text:style-name="Standard"><text:s text:c="2"/>width: 22px;</text:p>
      <text:p text:style-name="Standard"><text:s text:c="2"/>height: 2px;</text:p>
      <text:p text:style-name="Standard"><text:s text:c="2"/>border-radius: 1px;</text:p>
      <text:p text:style-name="Standard">}</text:p>
      <text:p text:style-name="Standard">.navbar-toggle .icon-bar + .icon-bar {</text:p>
      <text:p text:style-name="Standard"><text:s text:c="2"/>margin-top: 4px;</text:p>
      <text:p text:style-name="Standard">}</text:p>
      <text:p text:style-name="Standard">@media (min-width: 768px) {</text:p>
      <text:p text:style-name="Standard"><text:s text:c="2"/>.navbar-toggle {</text:p>
      <text:p text:style-name="Standard"><text:s text:c="4"/>display: none;</text:p>
      <text:p text:style-name="Standard"><text:s text:c="2"/>}</text:p>
      <text:p text:style-name="Standard">}</text:p>
      <text:p text:style-name="Standard">.navbar-nav {</text:p>
      <text:p text:style-name="Standard"><text:soft-page-break/><text:s text:c="2"/>margin: 7.5px -15px;</text:p>
      <text:p text:style-name="Standard">}</text:p>
      <text:p text:style-name="Standard">.navbar-nav &gt; li &gt; a {</text:p>
      <text:p text:style-name="Standard"><text:s text:c="2"/>padding-top: 10px;</text:p>
      <text:p text:style-name="Standard"><text:s text:c="2"/>padding-bottom: 10px;</text:p>
      <text:p text:style-name="Standard"><text:s text:c="2"/>line-height: 20px;</text:p>
      <text:p text:style-name="Standard">}</text:p>
      <text:p text:style-name="Standard">@media (max-width: 767px) {</text:p>
      <text:p text:style-name="Standard"><text:s text:c="2"/>.navbar-nav .open .dropdown-menu {</text:p>
      <text:p text:style-name="Standard"><text:s text:c="4"/>position: static;</text:p>
      <text:p text:style-name="Standard"><text:s text:c="4"/>float: none;</text:p>
      <text:p text:style-name="Standard"><text:s text:c="4"/>width: auto;</text:p>
      <text:p text:style-name="Standard"><text:s text:c="4"/>margin-top: 0;</text:p>
      <text:p text:style-name="Standard"><text:s text:c="4"/>background-color: transparent;</text:p>
      <text:p text:style-name="Standard"><text:s text:c="4"/>border: 0;</text:p>
      <text:p text:style-name="Standard"><text:s text:c="4"/>box-shadow: none;</text:p>
      <text:p text:style-name="Standard"><text:s text:c="2"/>}</text:p>
      <text:p text:style-name="Standard"><text:s text:c="2"/>.navbar-nav .open .dropdown-menu &gt; li &gt; a,</text:p>
      <text:p text:style-name="Standard"><text:s text:c="2"/>.navbar-nav .open .dropdown-menu .dropdown-header {</text:p>
      <text:p text:style-name="Standard"><text:s text:c="4"/>padding: 5px 15px 5px 25px;</text:p>
      <text:p text:style-name="Standard"><text:s text:c="2"/>}</text:p>
      <text:p text:style-name="Standard"><text:s text:c="2"/>.navbar-nav .open .dropdown-menu &gt; li &gt; a {</text:p>
      <text:p text:style-name="Standard"><text:s text:c="4"/>line-height: 20px;</text:p>
      <text:p text:style-name="Standard"><text:s text:c="2"/>}</text:p>
      <text:p text:style-name="Standard"><text:s text:c="2"/>.navbar-nav .open .dropdown-menu &gt; li &gt; a:hover,</text:p>
      <text:p text:style-name="Standard"><text:s text:c="2"/>.navbar-nav .open .dropdown-menu &gt; li &gt; a:focus {</text:p>
      <text:p text:style-name="Standard"><text:s text:c="4"/>background-image: none;</text:p>
      <text:p text:style-name="Standard"><text:s text:c="2"/>}</text:p>
      <text:p text:style-name="Standard">}</text:p>
      <text:p text:style-name="Standard">@media (min-width: 768px) {</text:p>
      <text:p text:style-name="Standard"><text:s text:c="2"/>.navbar-nav {</text:p>
      <text:p text:style-name="Standard"><text:s text:c="4"/>float: left;</text:p>
      <text:p text:style-name="Standard"><text:s text:c="4"/>margin: 0;</text:p>
      <text:p text:style-name="Standard"><text:s text:c="2"/>}</text:p>
      <text:p text:style-name="Standard"><text:s text:c="2"/>.navbar-nav &gt; li {</text:p>
      <text:p text:style-name="Standard"><text:s text:c="4"/>float: left;</text:p>
      <text:p text:style-name="Standard"><text:s text:c="2"/>}</text:p>
      <text:p text:style-name="Standard"><text:s text:c="2"/>.navbar-nav &gt; li &gt; a {</text:p>
      <text:p text:style-name="Standard"><text:s text:c="4"/>padding-top: 15px;</text:p>
      <text:p text:style-name="Standard"><text:s text:c="4"/>padding-bottom: 15px;</text:p>
      <text:p text:style-name="Standard"><text:s text:c="2"/>}</text:p>
      <text:p text:style-name="Standard">}</text:p>
      <text:p text:style-name="Standard">.navbar-form {</text:p>
      <text:p text:style-name="Standard"><text:s text:c="2"/>margin-left: -15px;</text:p>
      <text:p text:style-name="Standard"><text:s text:c="2"/>margin-right: -15px;</text:p>
      <text:p text:style-name="Standard"><text:s text:c="2"/>padding: 10px 15px;</text:p>
      <text:p text:style-name="Standard"><text:s text:c="2"/>border-top: 1px solid transparent;</text:p>
      <text:p text:style-name="Standard"><text:s text:c="2"/>border-bottom: 1px solid transparent;</text:p>
      <text:p text:style-name="Standard"><text:s text:c="2"/>-webkit-box-shadow: inset 0 1px 0 rgba(255, 255, 255, 0.1), 0 1px 0 rgba(255, 255, 255, 0.1);</text:p>
      <text:p text:style-name="Standard"><text:s text:c="2"/>box-shadow: inset 0 1px 0 rgba(255, 255, 255, 0.1), 0 1px 0 rgba(255, 255, 255, 0.1);</text:p>
      <text:p text:style-name="Standard"><text:s text:c="2"/>margin-top: 8px;</text:p>
      <text:p text:style-name="Standard"><text:s text:c="2"/>margin-bottom: 8px;</text:p>
      <text:p text:style-name="Standard"><text:soft-page-break/>}</text:p>
      <text:p text:style-name="Standard">@media (min-width: 768px) {</text:p>
      <text:p text:style-name="Standard"><text:s text:c="2"/>.navbar-form .form-group {</text:p>
      <text:p text:style-name="Standard"><text:s text:c="4"/>display: inline-block;</text:p>
      <text:p text:style-name="Standard"><text:s text:c="4"/>margin-bottom: 0;</text:p>
      <text:p text:style-name="Standard"><text:s text:c="4"/>vertical-align: middle;</text:p>
      <text:p text:style-name="Standard"><text:s text:c="2"/>}</text:p>
      <text:p text:style-name="Standard"><text:s text:c="2"/>.navbar-form .form-control {</text:p>
      <text:p text:style-name="Standard"><text:s text:c="4"/>display: inline-block;</text:p>
      <text:p text:style-name="Standard"><text:s text:c="4"/>width: auto;</text:p>
      <text:p text:style-name="Standard"><text:s text:c="4"/>vertical-align: middle;</text:p>
      <text:p text:style-name="Standard"><text:s text:c="2"/>}</text:p>
      <text:p text:style-name="Standard"><text:s text:c="2"/>.navbar-form .form-control-static {</text:p>
      <text:p text:style-name="Standard"><text:s text:c="4"/>display: inline-block;</text:p>
      <text:p text:style-name="Standard"><text:s text:c="2"/>}</text:p>
      <text:p text:style-name="Standard"><text:s text:c="2"/>.navbar-form .input-group {</text:p>
      <text:p text:style-name="Standard"><text:s text:c="4"/>display: inline-table;</text:p>
      <text:p text:style-name="Standard"><text:s text:c="4"/>vertical-align: middle;</text:p>
      <text:p text:style-name="Standard"><text:s text:c="2"/>}</text:p>
      <text:p text:style-name="Standard"><text:s text:c="2"/>.navbar-form .input-group .input-group-addon,</text:p>
      <text:p text:style-name="Standard"><text:s text:c="2"/>.navbar-form .input-group .input-group-btn,</text:p>
      <text:p text:style-name="Standard"><text:s text:c="2"/>.navbar-form .input-group .form-control {</text:p>
      <text:p text:style-name="Standard"><text:s text:c="4"/>width: auto;</text:p>
      <text:p text:style-name="Standard"><text:s text:c="2"/>}</text:p>
      <text:p text:style-name="Standard"><text:s text:c="2"/>.navbar-form .input-group &gt; .form-control {</text:p>
      <text:p text:style-name="Standard"><text:s text:c="4"/>width: 100%;</text:p>
      <text:p text:style-name="Standard"><text:s text:c="2"/>}</text:p>
      <text:p text:style-name="Standard"><text:s text:c="2"/>.navbar-form .control-label {</text:p>
      <text:p text:style-name="Standard"><text:s text:c="4"/>margin-bottom: 0;</text:p>
      <text:p text:style-name="Standard"><text:s text:c="4"/>vertical-align: middle;</text:p>
      <text:p text:style-name="Standard"><text:s text:c="2"/>}</text:p>
      <text:p text:style-name="Standard"><text:s text:c="2"/>.navbar-form .radio,</text:p>
      <text:p text:style-name="Standard"><text:s text:c="2"/>.navbar-form .checkbox {</text:p>
      <text:p text:style-name="Standard"><text:s text:c="4"/>display: inline-block;</text:p>
      <text:p text:style-name="Standard"><text:s text:c="4"/>margin-top: 0;</text:p>
      <text:p text:style-name="Standard"><text:s text:c="4"/>margin-bottom: 0;</text:p>
      <text:p text:style-name="Standard"><text:s text:c="4"/>vertical-align: middle;</text:p>
      <text:p text:style-name="Standard"><text:s text:c="2"/>}</text:p>
      <text:p text:style-name="Standard"><text:s text:c="2"/>.navbar-form .radio label,</text:p>
      <text:p text:style-name="Standard"><text:s text:c="2"/>.navbar-form .checkbox label {</text:p>
      <text:p text:style-name="Standard"><text:s text:c="4"/>padding-left: 0;</text:p>
      <text:p text:style-name="Standard"><text:s text:c="2"/>}</text:p>
      <text:p text:style-name="Standard"><text:s text:c="2"/>.navbar-form .radio input[type="radio"],</text:p>
      <text:p text:style-name="Standard"><text:s text:c="2"/>.navbar-form .checkbox input[type="checkbox"] {</text:p>
      <text:p text:style-name="Standard"><text:s text:c="4"/>position: relative;</text:p>
      <text:p text:style-name="Standard"><text:s text:c="4"/>margin-left: 0;</text:p>
      <text:p text:style-name="Standard"><text:s text:c="2"/>}</text:p>
      <text:p text:style-name="Standard"><text:s text:c="2"/>.navbar-form .has-feedback .form-control-feedback {</text:p>
      <text:p text:style-name="Standard"><text:s text:c="4"/>top: 0;</text:p>
      <text:p text:style-name="Standard"><text:s text:c="2"/>}</text:p>
      <text:p text:style-name="Standard">}</text:p>
      <text:p text:style-name="Standard">@media (max-width: 767px) {</text:p>
      <text:p text:style-name="Standard"><text:soft-page-break/><text:s text:c="2"/>.navbar-form .form-group {</text:p>
      <text:p text:style-name="Standard"><text:s text:c="4"/>margin-bottom: 5px;</text:p>
      <text:p text:style-name="Standard"><text:s text:c="2"/>}</text:p>
      <text:p text:style-name="Standard"><text:s text:c="2"/>.navbar-form .form-group:last-child {</text:p>
      <text:p text:style-name="Standard"><text:s text:c="4"/>margin-bottom: 0;</text:p>
      <text:p text:style-name="Standard"><text:s text:c="2"/>}</text:p>
      <text:p text:style-name="Standard">}</text:p>
      <text:p text:style-name="Standard">@media (min-width: 768px) {</text:p>
      <text:p text:style-name="Standard"><text:s text:c="2"/>.navbar-form {</text:p>
      <text:p text:style-name="Standard"><text:s text:c="4"/>width: auto;</text:p>
      <text:p text:style-name="Standard"><text:s text:c="4"/>border: 0;</text:p>
      <text:p text:style-name="Standard"><text:s text:c="4"/>margin-left: 0;</text:p>
      <text:p text:style-name="Standard"><text:s text:c="4"/>margin-right: 0;</text:p>
      <text:p text:style-name="Standard"><text:s text:c="4"/>padding-top: 0;</text:p>
      <text:p text:style-name="Standard"><text:s text:c="4"/>padding-bottom: 0;</text:p>
      <text:p text:style-name="Standard"><text:s text:c="4"/>-webkit-box-shadow: none;</text:p>
      <text:p text:style-name="Standard"><text:s text:c="4"/>box-shadow: none;</text:p>
      <text:p text:style-name="Standard"><text:s text:c="2"/>}</text:p>
      <text:p text:style-name="Standard">}</text:p>
      <text:p text:style-name="Standard">.navbar-nav &gt; li &gt; .dropdown-menu {</text:p>
      <text:p text:style-name="Standard"><text:s text:c="2"/>margin-top: 0;</text:p>
      <text:p text:style-name="Standard"><text:s text:c="2"/>border-top-right-radius: 0;</text:p>
      <text:p text:style-name="Standard"><text:s text:c="2"/>border-top-left-radius: 0;</text:p>
      <text:p text:style-name="Standard">}</text:p>
      <text:p text:style-name="Standard">.navbar-fixed-bottom .navbar-nav &gt; li &gt; .dropdown-menu {</text:p>
      <text:p text:style-name="Standard"><text:s text:c="2"/>margin-bottom: 0;</text:p>
      <text:p text:style-name="Standard"><text:s text:c="2"/>border-top-right-radius: 4px;</text:p>
      <text:p text:style-name="Standard"><text:s text:c="2"/>border-top-left-radius: 4px;</text:p>
      <text:p text:style-name="Standard"><text:s text:c="2"/>border-bottom-right-radius: 0;</text:p>
      <text:p text:style-name="Standard"><text:s text:c="2"/>border-bottom-left-radius: 0;</text:p>
      <text:p text:style-name="Standard">}</text:p>
      <text:p text:style-name="Standard">.navbar-btn {</text:p>
      <text:p text:style-name="Standard"><text:s text:c="2"/>margin-top: 8px;</text:p>
      <text:p text:style-name="Standard"><text:s text:c="2"/>margin-bottom: 8px;</text:p>
      <text:p text:style-name="Standard">}</text:p>
      <text:p text:style-name="Standard">.navbar-btn.btn-sm {</text:p>
      <text:p text:style-name="Standard"><text:s text:c="2"/>margin-top: 10px;</text:p>
      <text:p text:style-name="Standard"><text:s text:c="2"/>margin-bottom: 10px;</text:p>
      <text:p text:style-name="Standard">}</text:p>
      <text:p text:style-name="Standard">.navbar-btn.btn-xs {</text:p>
      <text:p text:style-name="Standard"><text:s text:c="2"/>margin-top: 14px;</text:p>
      <text:p text:style-name="Standard"><text:s text:c="2"/>margin-bottom: 14px;</text:p>
      <text:p text:style-name="Standard">}</text:p>
      <text:p text:style-name="Standard">.navbar-text {</text:p>
      <text:p text:style-name="Standard"><text:s text:c="2"/>margin-top: 15px;</text:p>
      <text:p text:style-name="Standard"><text:s text:c="2"/>margin-bottom: 15px;</text:p>
      <text:p text:style-name="Standard">}</text:p>
      <text:p text:style-name="Standard">@media (min-width: 768px) {</text:p>
      <text:p text:style-name="Standard"><text:s text:c="2"/>.navbar-text {</text:p>
      <text:p text:style-name="Standard"><text:s text:c="4"/>float: left;</text:p>
      <text:p text:style-name="Standard"><text:s text:c="4"/>margin-left: 15px;</text:p>
      <text:p text:style-name="Standard"><text:s text:c="4"/>margin-right: 15px;</text:p>
      <text:p text:style-name="Standard"><text:soft-page-break/><text:s text:c="2"/>}</text:p>
      <text:p text:style-name="Standard">}</text:p>
      <text:p text:style-name="Standard">@media (min-width: 768px) {</text:p>
      <text:p text:style-name="Standard"><text:s text:c="2"/>.navbar-left {</text:p>
      <text:p text:style-name="Standard"><text:s text:c="4"/>float: left !important;</text:p>
      <text:p text:style-name="Standard"><text:s text:c="2"/>}</text:p>
      <text:p text:style-name="Standard"><text:s text:c="2"/>.navbar-right {</text:p>
      <text:p text:style-name="Standard"><text:s text:c="4"/>float: right !important;</text:p>
      <text:p text:style-name="Standard"><text:s text:c="4"/>margin-right: -15px;</text:p>
      <text:p text:style-name="Standard"><text:s text:c="2"/>}</text:p>
      <text:p text:style-name="Standard"><text:s text:c="2"/>.navbar-right ~ .navbar-right {</text:p>
      <text:p text:style-name="Standard"><text:s text:c="4"/>margin-right: 0;</text:p>
      <text:p text:style-name="Standard"><text:s text:c="2"/>}</text:p>
      <text:p text:style-name="Standard">}</text:p>
      <text:p text:style-name="Standard">.navbar-default {</text:p>
      <text:p text:style-name="Standard"><text:s text:c="2"/>background-color: #f8f8f8;</text:p>
      <text:p text:style-name="Standard"><text:s text:c="2"/>border-color: #e7e7e7;</text:p>
      <text:p text:style-name="Standard">}</text:p>
      <text:p text:style-name="Standard">.navbar-default .navbar-brand {</text:p>
      <text:p text:style-name="Standard"><text:s text:c="2"/>color: #777;</text:p>
      <text:p text:style-name="Standard">}</text:p>
      <text:p text:style-name="Standard">.navbar-default .navbar-brand:hover,</text:p>
      <text:p text:style-name="Standard">.navbar-default .navbar-brand:focus {</text:p>
      <text:p text:style-name="Standard"><text:s text:c="2"/>color: #5e5e5e;</text:p>
      <text:p text:style-name="Standard"><text:s text:c="2"/>background-color: transparent;</text:p>
      <text:p text:style-name="Standard">}</text:p>
      <text:p text:style-name="Standard">.navbar-default .navbar-text {</text:p>
      <text:p text:style-name="Standard"><text:s text:c="2"/>color: #777;</text:p>
      <text:p text:style-name="Standard">}</text:p>
      <text:p text:style-name="Standard">.navbar-default .navbar-nav &gt; li &gt; a {</text:p>
      <text:p text:style-name="Standard"><text:s text:c="2"/>color: #777;</text:p>
      <text:p text:style-name="Standard">}</text:p>
      <text:p text:style-name="Standard">.navbar-default .navbar-nav &gt; li &gt; a:hover,</text:p>
      <text:p text:style-name="Standard">.navbar-default .navbar-nav &gt; li &gt; a:focus {</text:p>
      <text:p text:style-name="Standard"><text:s text:c="2"/>color: #333;</text:p>
      <text:p text:style-name="Standard"><text:s text:c="2"/>background-color: transparent;</text:p>
      <text:p text:style-name="Standard">}</text:p>
      <text:p text:style-name="Standard">.navbar-default .navbar-nav &gt; .active &gt; a,</text:p>
      <text:p text:style-name="Standard">.navbar-default .navbar-nav &gt; .active &gt; a:hover,</text:p>
      <text:p text:style-name="Standard">.navbar-default .navbar-nav &gt; .active &gt; a:focus {</text:p>
      <text:p text:style-name="Standard"><text:s text:c="2"/>color: #555;</text:p>
      <text:p text:style-name="Standard"><text:s text:c="2"/>background-color: #e7e7e7;</text:p>
      <text:p text:style-name="Standard">}</text:p>
      <text:p text:style-name="Standard">.navbar-default .navbar-nav &gt; .disabled &gt; a,</text:p>
      <text:p text:style-name="Standard">.navbar-default .navbar-nav &gt; .disabled &gt; a:hover,</text:p>
      <text:p text:style-name="Standard">.navbar-default .navbar-nav &gt; .disabled &gt; a:focus {</text:p>
      <text:p text:style-name="Standard"><text:s text:c="2"/>color: #ccc;</text:p>
      <text:p text:style-name="Standard"><text:s text:c="2"/>background-color: transparent;</text:p>
      <text:p text:style-name="Standard">}</text:p>
      <text:p text:style-name="Standard">.navbar-default .navbar-toggle {</text:p>
      <text:p text:style-name="Standard"><text:s text:c="2"/>border-color: #ddd;</text:p>
      <text:p text:style-name="Standard">}</text:p>
      <text:p text:style-name="Standard"><text:soft-page-break/>.navbar-default .navbar-toggle:hover,</text:p>
      <text:p text:style-name="Standard">.navbar-default .navbar-toggle:focus {</text:p>
      <text:p text:style-name="Standard"><text:s text:c="2"/>background-color: #ddd;</text:p>
      <text:p text:style-name="Standard">}</text:p>
      <text:p text:style-name="Standard">.navbar-default .navbar-toggle .icon-bar {</text:p>
      <text:p text:style-name="Standard"><text:s text:c="2"/>background-color: #888;</text:p>
      <text:p text:style-name="Standard">}</text:p>
      <text:p text:style-name="Standard">.navbar-default .navbar-collapse,</text:p>
      <text:p text:style-name="Standard">.navbar-default .navbar-form {</text:p>
      <text:p text:style-name="Standard"><text:s text:c="2"/>border-color: #e7e7e7;</text:p>
      <text:p text:style-name="Standard">}</text:p>
      <text:p text:style-name="Standard">.navbar-default .navbar-nav &gt; .open &gt; a,</text:p>
      <text:p text:style-name="Standard">.navbar-default .navbar-nav &gt; .open &gt; a:hover,</text:p>
      <text:p text:style-name="Standard">.navbar-default .navbar-nav &gt; .open &gt; a:focus {</text:p>
      <text:p text:style-name="Standard"><text:s text:c="2"/>background-color: #e7e7e7;</text:p>
      <text:p text:style-name="Standard"><text:s text:c="2"/>color: #555;</text:p>
      <text:p text:style-name="Standard">}</text:p>
      <text:p text:style-name="Standard">@media (max-width: 767px) {</text:p>
      <text:p text:style-name="Standard"><text:s text:c="2"/>.navbar-default .navbar-nav .open .dropdown-menu &gt; li &gt; a {</text:p>
      <text:p text:style-name="Standard"><text:s text:c="4"/>color: #777;</text:p>
      <text:p text:style-name="Standard"><text:s text:c="2"/>}</text:p>
      <text:p text:style-name="Standard"><text:s text:c="2"/>.navbar-default .navbar-nav .open .dropdown-menu &gt; li &gt; a:hover,</text:p>
      <text:p text:style-name="Standard"><text:s text:c="2"/>.navbar-default .navbar-nav .open .dropdown-menu &gt; li &gt; a:focus {</text:p>
      <text:p text:style-name="Standard"><text:s text:c="4"/>color: #333;</text:p>
      <text:p text:style-name="Standard"><text:s text:c="4"/>background-color: transparent;</text:p>
      <text:p text:style-name="Standard"><text:s text:c="2"/>}</text:p>
      <text:p text:style-name="Standard"><text:s text:c="2"/>.navbar-default .navbar-nav .open .dropdown-menu &gt; .active &gt; a,</text:p>
      <text:p text:style-name="Standard"><text:s text:c="2"/>.navbar-default .navbar-nav .open .dropdown-menu &gt; .active &gt; a:hover,</text:p>
      <text:p text:style-name="Standard"><text:s text:c="2"/>.navbar-default .navbar-nav .open .dropdown-menu &gt; .active &gt; a:focus {</text:p>
      <text:p text:style-name="Standard"><text:s text:c="4"/>color: #555;</text:p>
      <text:p text:style-name="Standard"><text:s text:c="4"/>background-color: #e7e7e7;</text:p>
      <text:p text:style-name="Standard"><text:s text:c="2"/>}</text:p>
      <text:p text:style-name="Standard"><text:s text:c="2"/>.navbar-default .navbar-nav .open .dropdown-menu &gt; .disabled &gt; a,</text:p>
      <text:p text:style-name="Standard"><text:s text:c="2"/>.navbar-default .navbar-nav .open .dropdown-menu &gt; .disabled &gt; a:hover,</text:p>
      <text:p text:style-name="Standard"><text:s text:c="2"/>.navbar-default .navbar-nav .open .dropdown-menu &gt; .disabled &gt; a:focus {</text:p>
      <text:p text:style-name="Standard"><text:s text:c="4"/>color: #ccc;</text:p>
      <text:p text:style-name="Standard"><text:s text:c="4"/>background-color: transparent;</text:p>
      <text:p text:style-name="Standard"><text:s text:c="2"/>}</text:p>
      <text:p text:style-name="Standard">}</text:p>
      <text:p text:style-name="Standard">.navbar-default .navbar-link {</text:p>
      <text:p text:style-name="Standard"><text:s text:c="2"/>color: #777;</text:p>
      <text:p text:style-name="Standard">}</text:p>
      <text:p text:style-name="Standard">.navbar-default .navbar-link:hover {</text:p>
      <text:p text:style-name="Standard"><text:s text:c="2"/>color: #333;</text:p>
      <text:p text:style-name="Standard">}</text:p>
      <text:p text:style-name="Standard">.navbar-default .btn-link {</text:p>
      <text:p text:style-name="Standard"><text:s text:c="2"/>color: #777;</text:p>
      <text:p text:style-name="Standard">}</text:p>
      <text:p text:style-name="Standard">.navbar-default .btn-link:hover,</text:p>
      <text:p text:style-name="Standard">.navbar-default .btn-link:focus {</text:p>
      <text:p text:style-name="Standard"><text:s text:c="2"/>color: #333;</text:p>
      <text:p text:style-name="Standard">}</text:p>
      <text:p text:style-name="Standard"><text:soft-page-break/>.navbar-default .btn-link[disabled]:hover,</text:p>
      <text:p text:style-name="Standard">fieldset[disabled] .navbar-default .btn-link:hover,</text:p>
      <text:p text:style-name="Standard">.navbar-default .btn-link[disabled]:focus,</text:p>
      <text:p text:style-name="Standard">fieldset[disabled] .navbar-default .btn-link:focus {</text:p>
      <text:p text:style-name="Standard"><text:s text:c="2"/>color: #ccc;</text:p>
      <text:p text:style-name="Standard">}</text:p>
      <text:p text:style-name="Standard">.navbar-inverse {</text:p>
      <text:p text:style-name="Standard"><text:s text:c="2"/>background-color: #222;</text:p>
      <text:p text:style-name="Standard"><text:s text:c="2"/>border-color: #080808;</text:p>
      <text:p text:style-name="Standard">}</text:p>
      <text:p text:style-name="Standard">.navbar-inverse .navbar-brand {</text:p>
      <text:p text:style-name="Standard"><text:s text:c="2"/>color: #9d9d9d;</text:p>
      <text:p text:style-name="Standard">}</text:p>
      <text:p text:style-name="Standard">.navbar-inverse .navbar-brand:hover,</text:p>
      <text:p text:style-name="Standard">.navbar-inverse .navbar-brand:focus {</text:p>
      <text:p text:style-name="Standard"><text:s text:c="2"/>color: #fff;</text:p>
      <text:p text:style-name="Standard"><text:s text:c="2"/>background-color: transparent;</text:p>
      <text:p text:style-name="Standard">}</text:p>
      <text:p text:style-name="Standard">.navbar-inverse .navbar-text {</text:p>
      <text:p text:style-name="Standard"><text:s text:c="2"/>color: #9d9d9d;</text:p>
      <text:p text:style-name="Standard">}</text:p>
      <text:p text:style-name="Standard">.navbar-inverse .navbar-nav &gt; li &gt; a {</text:p>
      <text:p text:style-name="Standard"><text:s text:c="2"/>color: #9d9d9d;</text:p>
      <text:p text:style-name="Standard">}</text:p>
      <text:p text:style-name="Standard">.navbar-inverse .navbar-nav &gt; li &gt; a:hover,</text:p>
      <text:p text:style-name="Standard">.navbar-inverse .navbar-nav &gt; li &gt; a:focus {</text:p>
      <text:p text:style-name="Standard"><text:s text:c="2"/>color: #fff;</text:p>
      <text:p text:style-name="Standard"><text:s text:c="2"/>background-color: transparent;</text:p>
      <text:p text:style-name="Standard">}</text:p>
      <text:p text:style-name="Standard">.navbar-inverse .navbar-nav &gt; .active &gt; a,</text:p>
      <text:p text:style-name="Standard">.navbar-inverse .navbar-nav &gt; .active &gt; a:hover,</text:p>
      <text:p text:style-name="Standard">.navbar-inverse .navbar-nav &gt; .active &gt; a:focus {</text:p>
      <text:p text:style-name="Standard"><text:s text:c="2"/>color: #fff;</text:p>
      <text:p text:style-name="Standard"><text:s text:c="2"/>background-color: #080808;</text:p>
      <text:p text:style-name="Standard">}</text:p>
      <text:p text:style-name="Standard">.navbar-inverse .navbar-nav &gt; .disabled &gt; a,</text:p>
      <text:p text:style-name="Standard">.navbar-inverse .navbar-nav &gt; .disabled &gt; a:hover,</text:p>
      <text:p text:style-name="Standard">.navbar-inverse .navbar-nav &gt; .disabled &gt; a:focus {</text:p>
      <text:p text:style-name="Standard"><text:s text:c="2"/>color: #444;</text:p>
      <text:p text:style-name="Standard"><text:s text:c="2"/>background-color: transparent;</text:p>
      <text:p text:style-name="Standard">}</text:p>
      <text:p text:style-name="Standard">.navbar-inverse .navbar-toggle {</text:p>
      <text:p text:style-name="Standard"><text:s text:c="2"/>border-color: #333;</text:p>
      <text:p text:style-name="Standard">}</text:p>
      <text:p text:style-name="Standard">.navbar-inverse .navbar-toggle:hover,</text:p>
      <text:p text:style-name="Standard">.navbar-inverse .navbar-toggle:focus {</text:p>
      <text:p text:style-name="Standard"><text:s text:c="2"/>background-color: #333;</text:p>
      <text:p text:style-name="Standard">}</text:p>
      <text:p text:style-name="Standard">.navbar-inverse .navbar-toggle .icon-bar {</text:p>
      <text:p text:style-name="Standard"><text:s text:c="2"/>background-color: #fff;</text:p>
      <text:p text:style-name="Standard">}</text:p>
      <text:p text:style-name="Standard">.navbar-inverse .navbar-collapse,</text:p>
      <text:p text:style-name="Standard"><text:soft-page-break/>.navbar-inverse .navbar-form {</text:p>
      <text:p text:style-name="Standard"><text:s text:c="2"/>border-color: #101010;</text:p>
      <text:p text:style-name="Standard">}</text:p>
      <text:p text:style-name="Standard">.navbar-inverse .navbar-nav &gt; .open &gt; a,</text:p>
      <text:p text:style-name="Standard">.navbar-inverse .navbar-nav &gt; .open &gt; a:hover,</text:p>
      <text:p text:style-name="Standard">.navbar-inverse .navbar-nav &gt; .open &gt; a:focus {</text:p>
      <text:p text:style-name="Standard"><text:s text:c="2"/>background-color: #080808;</text:p>
      <text:p text:style-name="Standard"><text:s text:c="2"/>color: #fff;</text:p>
      <text:p text:style-name="Standard">}</text:p>
      <text:p text:style-name="Standard">@media (max-width: 767px) {</text:p>
      <text:p text:style-name="Standard"><text:s text:c="2"/>.navbar-inverse .navbar-nav .open .dropdown-menu &gt; .dropdown-header {</text:p>
      <text:p text:style-name="Standard"><text:s text:c="4"/>border-color: #080808;</text:p>
      <text:p text:style-name="Standard"><text:s text:c="2"/>}</text:p>
      <text:p text:style-name="Standard"><text:s text:c="2"/>.navbar-inverse .navbar-nav .open .dropdown-menu .divider {</text:p>
      <text:p text:style-name="Standard"><text:s text:c="4"/>background-color: #080808;</text:p>
      <text:p text:style-name="Standard"><text:s text:c="2"/>}</text:p>
      <text:p text:style-name="Standard"><text:s text:c="2"/>.navbar-inverse .navbar-nav .open .dropdown-menu &gt; li &gt; a {</text:p>
      <text:p text:style-name="Standard"><text:s text:c="4"/>color: #9d9d9d;</text:p>
      <text:p text:style-name="Standard"><text:s text:c="2"/>}</text:p>
      <text:p text:style-name="Standard"><text:s text:c="2"/>.navbar-inverse .navbar-nav .open .dropdown-menu &gt; li &gt; a:hover,</text:p>
      <text:p text:style-name="Standard"><text:s text:c="2"/>.navbar-inverse .navbar-nav .open .dropdown-menu &gt; li &gt; a:focus {</text:p>
      <text:p text:style-name="Standard"><text:s text:c="4"/>color: #fff;</text:p>
      <text:p text:style-name="Standard"><text:s text:c="4"/>background-color: transparent;</text:p>
      <text:p text:style-name="Standard"><text:s text:c="2"/>}</text:p>
      <text:p text:style-name="Standard"><text:s text:c="2"/>.navbar-inverse .navbar-nav .open .dropdown-menu &gt; .active &gt; a,</text:p>
      <text:p text:style-name="Standard"><text:s text:c="2"/>.navbar-inverse .navbar-nav .open .dropdown-menu &gt; .active &gt; a:hover,</text:p>
      <text:p text:style-name="Standard"><text:s text:c="2"/>.navbar-inverse .navbar-nav .open .dropdown-menu &gt; .active &gt; a:focus {</text:p>
      <text:p text:style-name="Standard"><text:s text:c="4"/>color: #fff;</text:p>
      <text:p text:style-name="Standard"><text:s text:c="4"/>background-color: #080808;</text:p>
      <text:p text:style-name="Standard"><text:s text:c="2"/>}</text:p>
      <text:p text:style-name="Standard"><text:s text:c="2"/>.navbar-inverse .navbar-nav .open .dropdown-menu &gt; .disabled &gt; a,</text:p>
      <text:p text:style-name="Standard"><text:s text:c="2"/>.navbar-inverse .navbar-nav .open .dropdown-menu &gt; .disabled &gt; a:hover,</text:p>
      <text:p text:style-name="Standard"><text:s text:c="2"/>.navbar-inverse .navbar-nav .open .dropdown-menu &gt; .disabled &gt; a:focus {</text:p>
      <text:p text:style-name="Standard"><text:s text:c="4"/>color: #444;</text:p>
      <text:p text:style-name="Standard"><text:s text:c="4"/>background-color: transparent;</text:p>
      <text:p text:style-name="Standard"><text:s text:c="2"/>}</text:p>
      <text:p text:style-name="Standard">}</text:p>
      <text:p text:style-name="Standard">.navbar-inverse .navbar-link {</text:p>
      <text:p text:style-name="Standard"><text:s text:c="2"/>color: #9d9d9d;</text:p>
      <text:p text:style-name="Standard">}</text:p>
      <text:p text:style-name="Standard">.navbar-inverse .navbar-link:hover {</text:p>
      <text:p text:style-name="Standard"><text:s text:c="2"/>color: #fff;</text:p>
      <text:p text:style-name="Standard">}</text:p>
      <text:p text:style-name="Standard">.navbar-inverse .btn-link {</text:p>
      <text:p text:style-name="Standard"><text:s text:c="2"/>color: #9d9d9d;</text:p>
      <text:p text:style-name="Standard">}</text:p>
      <text:p text:style-name="Standard">.navbar-inverse .btn-link:hover,</text:p>
      <text:p text:style-name="Standard">.navbar-inverse .btn-link:focus {</text:p>
      <text:p text:style-name="Standard"><text:s text:c="2"/>color: #fff;</text:p>
      <text:p text:style-name="Standard">}</text:p>
      <text:p text:style-name="Standard">.navbar-inverse .btn-link[disabled]:hover,</text:p>
      <text:p text:style-name="Standard">fieldset[disabled] .navbar-inverse .btn-link:hover,</text:p>
      <text:p text:style-name="Standard"><text:soft-page-break/>.navbar-inverse .btn-link[disabled]:focus,</text:p>
      <text:p text:style-name="Standard">fieldset[disabled] .navbar-inverse .btn-link:focus {</text:p>
      <text:p text:style-name="Standard"><text:s text:c="2"/>color: #444;</text:p>
      <text:p text:style-name="Standard">}</text:p>
      <text:p text:style-name="Standard">.breadcrumb {</text:p>
      <text:p text:style-name="Standard"><text:s text:c="2"/>padding: 8px 15px;</text:p>
      <text:p text:style-name="Standard"><text:s text:c="2"/>margin-bottom: 20px;</text:p>
      <text:p text:style-name="Standard"><text:s text:c="2"/>list-style: none;</text:p>
      <text:p text:style-name="Standard"><text:s text:c="2"/>background-color: #f5f5f5;</text:p>
      <text:p text:style-name="Standard"><text:s text:c="2"/>border-radius: 4px;</text:p>
      <text:p text:style-name="Standard">}</text:p>
      <text:p text:style-name="Standard">.breadcrumb &gt; li {</text:p>
      <text:p text:style-name="Standard"><text:s text:c="2"/>display: inline-block;</text:p>
      <text:p text:style-name="Standard">}</text:p>
      <text:p text:style-name="Standard">.breadcrumb &gt; li + li:before {</text:p>
      <text:p text:style-name="Standard"><text:s text:c="2"/>content: "/\00a0";</text:p>
      <text:p text:style-name="Standard"><text:s text:c="2"/>padding: 0 5px;</text:p>
      <text:p text:style-name="Standard"><text:s text:c="2"/>color: #ccc;</text:p>
      <text:p text:style-name="Standard">}</text:p>
      <text:p text:style-name="Standard">.breadcrumb &gt; .active {</text:p>
      <text:p text:style-name="Standard"><text:s text:c="2"/>color: #777777;</text:p>
      <text:p text:style-name="Standard">}</text:p>
      <text:p text:style-name="Standard">.pagination {</text:p>
      <text:p text:style-name="Standard"><text:s text:c="2"/>display: inline-block;</text:p>
      <text:p text:style-name="Standard"><text:s text:c="2"/>padding-left: 0;</text:p>
      <text:p text:style-name="Standard"><text:s text:c="2"/>margin: 20px 0;</text:p>
      <text:p text:style-name="Standard"><text:s text:c="2"/>border-radius: 4px;</text:p>
      <text:p text:style-name="Standard">}</text:p>
      <text:p text:style-name="Standard">.pagination &gt; li {</text:p>
      <text:p text:style-name="Standard"><text:s text:c="2"/>display: inline;</text:p>
      <text:p text:style-name="Standard">}</text:p>
      <text:p text:style-name="Standard">.pagination &gt; li &gt; a,</text:p>
      <text:p text:style-name="Standard">.pagination &gt; li &gt; span {</text:p>
      <text:p text:style-name="Standard"><text:s text:c="2"/>position: relative;</text:p>
      <text:p text:style-name="Standard"><text:s text:c="2"/>float: left;</text:p>
      <text:p text:style-name="Standard"><text:s text:c="2"/>padding: 6px 12px;</text:p>
      <text:p text:style-name="Standard"><text:s text:c="2"/>line-height: 1.42857143;</text:p>
      <text:p text:style-name="Standard"><text:s text:c="2"/>text-decoration: none;</text:p>
      <text:p text:style-name="Standard"><text:s text:c="2"/>color: #337ab7;</text:p>
      <text:p text:style-name="Standard"><text:s text:c="2"/>background-color: #fff;</text:p>
      <text:p text:style-name="Standard"><text:s text:c="2"/>border: 1px solid #ddd;</text:p>
      <text:p text:style-name="Standard"><text:s text:c="2"/>margin-left: -1px;</text:p>
      <text:p text:style-name="Standard">}</text:p>
      <text:p text:style-name="Standard">.pagination &gt; li:first-child &gt; a,</text:p>
      <text:p text:style-name="Standard">.pagination &gt; li:first-child &gt; span {</text:p>
      <text:p text:style-name="Standard"><text:s text:c="2"/>margin-left: 0;</text:p>
      <text:p text:style-name="Standard"><text:s text:c="2"/>border-bottom-left-radius: 4px;</text:p>
      <text:p text:style-name="Standard"><text:s text:c="2"/>border-top-left-radius: 4px;</text:p>
      <text:p text:style-name="Standard">}</text:p>
      <text:p text:style-name="Standard">.pagination &gt; li:last-child &gt; a,</text:p>
      <text:p text:style-name="Standard">.pagination &gt; li:last-child &gt; span {</text:p>
      <text:p text:style-name="Standard"><text:s text:c="2"/>border-bottom-right-radius: 4px;</text:p>
      <text:p text:style-name="Standard"><text:soft-page-break/><text:s text:c="2"/>border-top-right-radius: 4px;</text:p>
      <text:p text:style-name="Standard">}</text:p>
      <text:p text:style-name="Standard">.pagination &gt; li &gt; a:hover,</text:p>
      <text:p text:style-name="Standard">.pagination &gt; li &gt; span:hover,</text:p>
      <text:p text:style-name="Standard">.pagination &gt; li &gt; a:focus,</text:p>
      <text:p text:style-name="Standard">.pagination &gt; li &gt; span:focus {</text:p>
      <text:p text:style-name="Standard"><text:s text:c="2"/>z-index: 2;</text:p>
      <text:p text:style-name="Standard"><text:s text:c="2"/>color: #23527c;</text:p>
      <text:p text:style-name="Standard"><text:s text:c="2"/>background-color: #eeeeee;</text:p>
      <text:p text:style-name="Standard"><text:s text:c="2"/>border-color: #ddd;</text:p>
      <text:p text:style-name="Standard">}</text:p>
      <text:p text:style-name="Standard">.pagination &gt; .active &gt; a,</text:p>
      <text:p text:style-name="Standard">.pagination &gt; .active &gt; span,</text:p>
      <text:p text:style-name="Standard">.pagination &gt; .active &gt; a:hover,</text:p>
      <text:p text:style-name="Standard">.pagination &gt; .active &gt; span:hover,</text:p>
      <text:p text:style-name="Standard">.pagination &gt; .active &gt; a:focus,</text:p>
      <text:p text:style-name="Standard">.pagination &gt; .active &gt; span:focus {</text:p>
      <text:p text:style-name="Standard"><text:s text:c="2"/>z-index: 3;</text:p>
      <text:p text:style-name="Standard"><text:s text:c="2"/>color: #fff;</text:p>
      <text:p text:style-name="Standard"><text:s text:c="2"/>background-color: #337ab7;</text:p>
      <text:p text:style-name="Standard"><text:s text:c="2"/>border-color: #337ab7;</text:p>
      <text:p text:style-name="Standard"><text:s text:c="2"/>cursor: default;</text:p>
      <text:p text:style-name="Standard">}</text:p>
      <text:p text:style-name="Standard">.pagination &gt; .disabled &gt; span,</text:p>
      <text:p text:style-name="Standard">.pagination &gt; .disabled &gt; span:hover,</text:p>
      <text:p text:style-name="Standard">.pagination &gt; .disabled &gt; span:focus,</text:p>
      <text:p text:style-name="Standard">.pagination &gt; .disabled &gt; a,</text:p>
      <text:p text:style-name="Standard">.pagination &gt; .disabled &gt; a:hover,</text:p>
      <text:p text:style-name="Standard">.pagination &gt; .disabled &gt; a:focus {</text:p>
      <text:p text:style-name="Standard"><text:s text:c="2"/>color: #777777;</text:p>
      <text:p text:style-name="Standard"><text:s text:c="2"/>background-color: #fff;</text:p>
      <text:p text:style-name="Standard"><text:s text:c="2"/>border-color: #ddd;</text:p>
      <text:p text:style-name="Standard"><text:s text:c="2"/>cursor: not-allowed;</text:p>
      <text:p text:style-name="Standard">}</text:p>
      <text:p text:style-name="Standard">.pagination-lg &gt; li &gt; a,</text:p>
      <text:p text:style-name="Standard">.pagination-lg &gt; li &gt; span {</text:p>
      <text:p text:style-name="Standard"><text:s text:c="2"/>padding: 10px 16px;</text:p>
      <text:p text:style-name="Standard"><text:s text:c="2"/>font-size: 18px;</text:p>
      <text:p text:style-name="Standard"><text:s text:c="2"/>line-height: 1.3333333;</text:p>
      <text:p text:style-name="Standard">}</text:p>
      <text:p text:style-name="Standard">.pagination-lg &gt; li:first-child &gt; a,</text:p>
      <text:p text:style-name="Standard">.pagination-lg &gt; li:first-child &gt; span {</text:p>
      <text:p text:style-name="Standard"><text:s text:c="2"/>border-bottom-left-radius: 6px;</text:p>
      <text:p text:style-name="Standard"><text:s text:c="2"/>border-top-left-radius: 6px;</text:p>
      <text:p text:style-name="Standard">}</text:p>
      <text:p text:style-name="Standard">.pagination-lg &gt; li:last-child &gt; a,</text:p>
      <text:p text:style-name="Standard">.pagination-lg &gt; li:last-child &gt; span {</text:p>
      <text:p text:style-name="Standard"><text:s text:c="2"/>border-bottom-right-radius: 6px;</text:p>
      <text:p text:style-name="Standard"><text:s text:c="2"/>border-top-right-radius: 6px;</text:p>
      <text:p text:style-name="Standard">}</text:p>
      <text:p text:style-name="Standard">.pagination-sm &gt; li &gt; a,</text:p>
      <text:p text:style-name="Standard">.pagination-sm &gt; li &gt; span {</text:p>
      <text:p text:style-name="Standard"><text:soft-page-break/><text:s text:c="2"/>padding: 5px 10px;</text:p>
      <text:p text:style-name="Standard"><text:s text:c="2"/>font-size: 12px;</text:p>
      <text:p text:style-name="Standard"><text:s text:c="2"/>line-height: 1.5;</text:p>
      <text:p text:style-name="Standard">}</text:p>
      <text:p text:style-name="Standard">.pagination-sm &gt; li:first-child &gt; a,</text:p>
      <text:p text:style-name="Standard">.pagination-sm &gt; li:first-child &gt; span {</text:p>
      <text:p text:style-name="Standard"><text:s text:c="2"/>border-bottom-left-radius: 3px;</text:p>
      <text:p text:style-name="Standard"><text:s text:c="2"/>border-top-left-radius: 3px;</text:p>
      <text:p text:style-name="Standard">}</text:p>
      <text:p text:style-name="Standard">.pagination-sm &gt; li:last-child &gt; a,</text:p>
      <text:p text:style-name="Standard">.pagination-sm &gt; li:last-child &gt; span {</text:p>
      <text:p text:style-name="Standard"><text:s text:c="2"/>border-bottom-right-radius: 3px;</text:p>
      <text:p text:style-name="Standard"><text:s text:c="2"/>border-top-right-radius: 3px;</text:p>
      <text:p text:style-name="Standard">}</text:p>
      <text:p text:style-name="Standard">.pager {</text:p>
      <text:p text:style-name="Standard"><text:s text:c="2"/>padding-left: 0;</text:p>
      <text:p text:style-name="Standard"><text:s text:c="2"/>margin: 20px 0;</text:p>
      <text:p text:style-name="Standard"><text:s text:c="2"/>list-style: none;</text:p>
      <text:p text:style-name="Standard"><text:s text:c="2"/>text-align: center;</text:p>
      <text:p text:style-name="Standard">}</text:p>
      <text:p text:style-name="Standard">.pager li {</text:p>
      <text:p text:style-name="Standard"><text:s text:c="2"/>display: inline;</text:p>
      <text:p text:style-name="Standard">}</text:p>
      <text:p text:style-name="Standard">.pager li &gt; a,</text:p>
      <text:p text:style-name="Standard">.pager li &gt; span {</text:p>
      <text:p text:style-name="Standard"><text:s text:c="2"/>display: inline-block;</text:p>
      <text:p text:style-name="Standard"><text:s text:c="2"/>padding: 5px 14px;</text:p>
      <text:p text:style-name="Standard"><text:s text:c="2"/>background-color: #fff;</text:p>
      <text:p text:style-name="Standard"><text:s text:c="2"/>border: 1px solid #ddd;</text:p>
      <text:p text:style-name="Standard"><text:s text:c="2"/>border-radius: 15px;</text:p>
      <text:p text:style-name="Standard">}</text:p>
      <text:p text:style-name="Standard">.pager li &gt; a:hover,</text:p>
      <text:p text:style-name="Standard">.pager li &gt; a:focus {</text:p>
      <text:p text:style-name="Standard"><text:s text:c="2"/>text-decoration: none;</text:p>
      <text:p text:style-name="Standard"><text:s text:c="2"/>background-color: #eeeeee;</text:p>
      <text:p text:style-name="Standard">}</text:p>
      <text:p text:style-name="Standard">.pager .next &gt; a,</text:p>
      <text:p text:style-name="Standard">.pager .next &gt; span {</text:p>
      <text:p text:style-name="Standard"><text:s text:c="2"/>float: right;</text:p>
      <text:p text:style-name="Standard">}</text:p>
      <text:p text:style-name="Standard">.pager .previous &gt; a,</text:p>
      <text:p text:style-name="Standard">.pager .previous &gt; span {</text:p>
      <text:p text:style-name="Standard"><text:s text:c="2"/>float: left;</text:p>
      <text:p text:style-name="Standard">}</text:p>
      <text:p text:style-name="Standard">.pager .disabled &gt; a,</text:p>
      <text:p text:style-name="Standard">.pager .disabled &gt; a:hover,</text:p>
      <text:p text:style-name="Standard">.pager .disabled &gt; a:focus,</text:p>
      <text:p text:style-name="Standard">.pager .disabled &gt; span {</text:p>
      <text:p text:style-name="Standard"><text:s text:c="2"/>color: #777777;</text:p>
      <text:p text:style-name="Standard"><text:s text:c="2"/>background-color: #fff;</text:p>
      <text:p text:style-name="Standard"><text:s text:c="2"/>cursor: not-allowed;</text:p>
      <text:p text:style-name="Standard">}</text:p>
      <text:p text:style-name="Standard"><text:soft-page-break/>.label {</text:p>
      <text:p text:style-name="Standard"><text:s text:c="2"/>display: inline;</text:p>
      <text:p text:style-name="Standard"><text:s text:c="2"/>padding: .2em .6em .3em;</text:p>
      <text:p text:style-name="Standard"><text:s text:c="2"/>font-size: 75%;</text:p>
      <text:p text:style-name="Standard"><text:s text:c="2"/>font-weight: bold;</text:p>
      <text:p text:style-name="Standard"><text:s text:c="2"/>line-height: 1;</text:p>
      <text:p text:style-name="Standard"><text:s text:c="2"/>color: #fff;</text:p>
      <text:p text:style-name="Standard"><text:s text:c="2"/>text-align: center;</text:p>
      <text:p text:style-name="Standard"><text:s text:c="2"/>white-space: nowrap;</text:p>
      <text:p text:style-name="Standard"><text:s text:c="2"/>vertical-align: baseline;</text:p>
      <text:p text:style-name="Standard"><text:s text:c="2"/>border-radius: .25em;</text:p>
      <text:p text:style-name="Standard">}</text:p>
      <text:p text:style-name="Standard">a.label:hover,</text:p>
      <text:p text:style-name="Standard">a.label:focus {</text:p>
      <text:p text:style-name="Standard"><text:s text:c="2"/>color: #fff;</text:p>
      <text:p text:style-name="Standard"><text:s text:c="2"/>text-decoration: none;</text:p>
      <text:p text:style-name="Standard"><text:s text:c="2"/>cursor: pointer;</text:p>
      <text:p text:style-name="Standard">}</text:p>
      <text:p text:style-name="Standard">.label:empty {</text:p>
      <text:p text:style-name="Standard"><text:s text:c="2"/>display: none;</text:p>
      <text:p text:style-name="Standard">}</text:p>
      <text:p text:style-name="Standard">.btn .label {</text:p>
      <text:p text:style-name="Standard"><text:s text:c="2"/>position: relative;</text:p>
      <text:p text:style-name="Standard"><text:s text:c="2"/>top: -1px;</text:p>
      <text:p text:style-name="Standard">}</text:p>
      <text:p text:style-name="Standard">.label-default {</text:p>
      <text:p text:style-name="Standard"><text:s text:c="2"/>background-color: #777777;</text:p>
      <text:p text:style-name="Standard">}</text:p>
      <text:p text:style-name="Standard">.label-default[href]:hover,</text:p>
      <text:p text:style-name="Standard">.label-default[href]:focus {</text:p>
      <text:p text:style-name="Standard"><text:s text:c="2"/>background-color: #5e5e5e;</text:p>
      <text:p text:style-name="Standard">}</text:p>
      <text:p text:style-name="Standard">.label-primary {</text:p>
      <text:p text:style-name="Standard"><text:s text:c="2"/>background-color: #337ab7;</text:p>
      <text:p text:style-name="Standard">}</text:p>
      <text:p text:style-name="Standard">.label-primary[href]:hover,</text:p>
      <text:p text:style-name="Standard">.label-primary[href]:focus {</text:p>
      <text:p text:style-name="Standard"><text:s text:c="2"/>background-color: #286090;</text:p>
      <text:p text:style-name="Standard">}</text:p>
      <text:p text:style-name="Standard">.label-success {</text:p>
      <text:p text:style-name="Standard"><text:s text:c="2"/>background-color: #5cb85c;</text:p>
      <text:p text:style-name="Standard">}</text:p>
      <text:p text:style-name="Standard">.label-success[href]:hover,</text:p>
      <text:p text:style-name="Standard">.label-success[href]:focus {</text:p>
      <text:p text:style-name="Standard"><text:s text:c="2"/>background-color: #449d44;</text:p>
      <text:p text:style-name="Standard">}</text:p>
      <text:p text:style-name="Standard">.label-info {</text:p>
      <text:p text:style-name="Standard"><text:s text:c="2"/>background-color: #5bc0de;</text:p>
      <text:p text:style-name="Standard">}</text:p>
      <text:p text:style-name="Standard">.label-info[href]:hover,</text:p>
      <text:p text:style-name="Standard">.label-info[href]:focus {</text:p>
      <text:p text:style-name="Standard"><text:s text:c="2"/>background-color: #31b0d5;</text:p>
      <text:p text:style-name="Standard"><text:soft-page-break/>}</text:p>
      <text:p text:style-name="Standard">.label-warning {</text:p>
      <text:p text:style-name="Standard"><text:s text:c="2"/>background-color: #f0ad4e;</text:p>
      <text:p text:style-name="Standard">}</text:p>
      <text:p text:style-name="Standard">.label-warning[href]:hover,</text:p>
      <text:p text:style-name="Standard">.label-warning[href]:focus {</text:p>
      <text:p text:style-name="Standard"><text:s text:c="2"/>background-color: #ec971f;</text:p>
      <text:p text:style-name="Standard">}</text:p>
      <text:p text:style-name="Standard">.label-danger {</text:p>
      <text:p text:style-name="Standard"><text:s text:c="2"/>background-color: #d9534f;</text:p>
      <text:p text:style-name="Standard">}</text:p>
      <text:p text:style-name="Standard">.label-danger[href]:hover,</text:p>
      <text:p text:style-name="Standard">.label-danger[href]:focus {</text:p>
      <text:p text:style-name="Standard"><text:s text:c="2"/>background-color: #c9302c;</text:p>
      <text:p text:style-name="Standard">}</text:p>
      <text:p text:style-name="Standard">.badge {</text:p>
      <text:p text:style-name="Standard"><text:s text:c="2"/>display: inline-block;</text:p>
      <text:p text:style-name="Standard"><text:s text:c="2"/>min-width: 10px;</text:p>
      <text:p text:style-name="Standard"><text:s text:c="2"/>padding: 3px 7px;</text:p>
      <text:p text:style-name="Standard"><text:s text:c="2"/>font-size: 12px;</text:p>
      <text:p text:style-name="Standard"><text:s text:c="2"/>font-weight: bold;</text:p>
      <text:p text:style-name="Standard"><text:s text:c="2"/>color: #fff;</text:p>
      <text:p text:style-name="Standard"><text:s text:c="2"/>line-height: 1;</text:p>
      <text:p text:style-name="Standard"><text:s text:c="2"/>vertical-align: middle;</text:p>
      <text:p text:style-name="Standard"><text:s text:c="2"/>white-space: nowrap;</text:p>
      <text:p text:style-name="Standard"><text:s text:c="2"/>text-align: center;</text:p>
      <text:p text:style-name="Standard"><text:s text:c="2"/>background-color: #777777;</text:p>
      <text:p text:style-name="Standard"><text:s text:c="2"/>border-radius: 10px;</text:p>
      <text:p text:style-name="Standard">}</text:p>
      <text:p text:style-name="Standard">.badge:empty {</text:p>
      <text:p text:style-name="Standard"><text:s text:c="2"/>display: none;</text:p>
      <text:p text:style-name="Standard">}</text:p>
      <text:p text:style-name="Standard">.btn .badge {</text:p>
      <text:p text:style-name="Standard"><text:s text:c="2"/>position: relative;</text:p>
      <text:p text:style-name="Standard"><text:s text:c="2"/>top: -1px;</text:p>
      <text:p text:style-name="Standard">}</text:p>
      <text:p text:style-name="Standard">.btn-xs .badge,</text:p>
      <text:p text:style-name="Standard">.btn-group-xs &gt; .btn .badge {</text:p>
      <text:p text:style-name="Standard"><text:s text:c="2"/>top: 0;</text:p>
      <text:p text:style-name="Standard"><text:s text:c="2"/>padding: 1px 5px;</text:p>
      <text:p text:style-name="Standard">}</text:p>
      <text:p text:style-name="Standard">a.badge:hover,</text:p>
      <text:p text:style-name="Standard">a.badge:focus {</text:p>
      <text:p text:style-name="Standard"><text:s text:c="2"/>color: #fff;</text:p>
      <text:p text:style-name="Standard"><text:s text:c="2"/>text-decoration: none;</text:p>
      <text:p text:style-name="Standard"><text:s text:c="2"/>cursor: pointer;</text:p>
      <text:p text:style-name="Standard">}</text:p>
      <text:p text:style-name="Standard">.list-group-item.active &gt; .badge,</text:p>
      <text:p text:style-name="Standard">.nav-pills &gt; .active &gt; a &gt; .badge {</text:p>
      <text:p text:style-name="Standard"><text:s text:c="2"/>color: #337ab7;</text:p>
      <text:p text:style-name="Standard"><text:s text:c="2"/>background-color: #fff;</text:p>
      <text:p text:style-name="Standard">}</text:p>
      <text:p text:style-name="Standard"><text:soft-page-break/>.list-group-item &gt; .badge {</text:p>
      <text:p text:style-name="Standard"><text:s text:c="2"/>float: right;</text:p>
      <text:p text:style-name="Standard">}</text:p>
      <text:p text:style-name="Standard">.list-group-item &gt; .badge + .badge {</text:p>
      <text:p text:style-name="Standard"><text:s text:c="2"/>margin-right: 5px;</text:p>
      <text:p text:style-name="Standard">}</text:p>
      <text:p text:style-name="Standard">.nav-pills &gt; li &gt; a &gt; .badge {</text:p>
      <text:p text:style-name="Standard"><text:s text:c="2"/>margin-left: 3px;</text:p>
      <text:p text:style-name="Standard">}</text:p>
      <text:p text:style-name="Standard">.jumbotron {</text:p>
      <text:p text:style-name="Standard"><text:s text:c="2"/>padding-top: 30px;</text:p>
      <text:p text:style-name="Standard"><text:s text:c="2"/>padding-bottom: 30px;</text:p>
      <text:p text:style-name="Standard"><text:s text:c="2"/>margin-bottom: 30px;</text:p>
      <text:p text:style-name="Standard"><text:s text:c="2"/>color: inherit;</text:p>
      <text:p text:style-name="Standard"><text:s text:c="2"/>background-color: #eeeeee;</text:p>
      <text:p text:style-name="Standard">}</text:p>
      <text:p text:style-name="Standard">.jumbotron h1,</text:p>
      <text:p text:style-name="Standard">.jumbotron .h1 {</text:p>
      <text:p text:style-name="Standard"><text:s text:c="2"/>color: inherit;</text:p>
      <text:p text:style-name="Standard">}</text:p>
      <text:p text:style-name="Standard">.jumbotron p {</text:p>
      <text:p text:style-name="Standard"><text:s text:c="2"/>margin-bottom: 15px;</text:p>
      <text:p text:style-name="Standard"><text:s text:c="2"/>font-size: 21px;</text:p>
      <text:p text:style-name="Standard"><text:s text:c="2"/>font-weight: 200;</text:p>
      <text:p text:style-name="Standard">}</text:p>
      <text:p text:style-name="Standard">.jumbotron &gt; hr {</text:p>
      <text:p text:style-name="Standard"><text:s text:c="2"/>border-top-color: #d5d5d5;</text:p>
      <text:p text:style-name="Standard">}</text:p>
      <text:p text:style-name="Standard">.container .jumbotron,</text:p>
      <text:p text:style-name="Standard">.container-fluid .jumbotron {</text:p>
      <text:p text:style-name="Standard"><text:s text:c="2"/>border-radius: 6px;</text:p>
      <text:p text:style-name="Standard"><text:s text:c="2"/>padding-left: 15px;</text:p>
      <text:p text:style-name="Standard"><text:s text:c="2"/>padding-right: 15px;</text:p>
      <text:p text:style-name="Standard">}</text:p>
      <text:p text:style-name="Standard">.jumbotron .container {</text:p>
      <text:p text:style-name="Standard"><text:s text:c="2"/>max-width: 100%;</text:p>
      <text:p text:style-name="Standard">}</text:p>
      <text:p text:style-name="Standard">@media screen and (min-width: 768px) {</text:p>
      <text:p text:style-name="Standard"><text:s text:c="2"/>.jumbotron {</text:p>
      <text:p text:style-name="Standard"><text:s text:c="4"/>padding-top: 48px;</text:p>
      <text:p text:style-name="Standard"><text:s text:c="4"/>padding-bottom: 48px;</text:p>
      <text:p text:style-name="Standard"><text:s text:c="2"/>}</text:p>
      <text:p text:style-name="Standard"><text:s text:c="2"/>.container .jumbotron,</text:p>
      <text:p text:style-name="Standard"><text:s text:c="2"/>.container-fluid .jumbotron {</text:p>
      <text:p text:style-name="Standard"><text:s text:c="4"/>padding-left: 60px;</text:p>
      <text:p text:style-name="Standard"><text:s text:c="4"/>padding-right: 60px;</text:p>
      <text:p text:style-name="Standard"><text:s text:c="2"/>}</text:p>
      <text:p text:style-name="Standard"><text:s text:c="2"/>.jumbotron h1,</text:p>
      <text:p text:style-name="Standard"><text:s text:c="2"/>.jumbotron .h1 {</text:p>
      <text:p text:style-name="Standard"><text:s text:c="4"/>font-size: 63px;</text:p>
      <text:p text:style-name="Standard"><text:s text:c="2"/>}</text:p>
      <text:p text:style-name="Standard">}</text:p>
      <text:p text:style-name="Standard"><text:soft-page-break/>.thumbnail {</text:p>
      <text:p text:style-name="Standard"><text:s text:c="2"/>display: block;</text:p>
      <text:p text:style-name="Standard"><text:s text:c="2"/>padding: 4px;</text:p>
      <text:p text:style-name="Standard"><text:s text:c="2"/>margin-bottom: 20px;</text:p>
      <text:p text:style-name="Standard"><text:s text:c="2"/>line-height: 1.42857143;</text:p>
      <text:p text:style-name="Standard"><text:s text:c="2"/>background-color: #fff;</text:p>
      <text:p text:style-name="Standard"><text:s text:c="2"/>border: 1px solid #ddd;</text:p>
      <text:p text:style-name="Standard"><text:s text:c="2"/>border-radius: 4px;</text:p>
      <text:p text:style-name="Standard"><text:s text:c="2"/>-webkit-transition: border 0.2s ease-in-out;</text:p>
      <text:p text:style-name="Standard"><text:s text:c="2"/>-o-transition: border 0.2s ease-in-out;</text:p>
      <text:p text:style-name="Standard"><text:s text:c="2"/>transition: border 0.2s ease-in-out;</text:p>
      <text:p text:style-name="Standard">}</text:p>
      <text:p text:style-name="Standard">.thumbnail &gt; img,</text:p>
      <text:p text:style-name="Standard">.thumbnail a &gt; img {</text:p>
      <text:p text:style-name="Standard"><text:s text:c="2"/>margin-left: auto;</text:p>
      <text:p text:style-name="Standard"><text:s text:c="2"/>margin-right: auto;</text:p>
      <text:p text:style-name="Standard">}</text:p>
      <text:p text:style-name="Standard">a.thumbnail:hover,</text:p>
      <text:p text:style-name="Standard">a.thumbnail:focus,</text:p>
      <text:p text:style-name="Standard">a.thumbnail.active {</text:p>
      <text:p text:style-name="Standard"><text:s text:c="2"/>border-color: #337ab7;</text:p>
      <text:p text:style-name="Standard">}</text:p>
      <text:p text:style-name="Standard">.thumbnail .caption {</text:p>
      <text:p text:style-name="Standard"><text:s text:c="2"/>padding: 9px;</text:p>
      <text:p text:style-name="Standard"><text:s text:c="2"/>color: #333333;</text:p>
      <text:p text:style-name="Standard">}</text:p>
      <text:p text:style-name="Standard">.alert {</text:p>
      <text:p text:style-name="Standard"><text:s text:c="2"/>padding: 15px;</text:p>
      <text:p text:style-name="Standard"><text:s text:c="2"/>margin-bottom: 20px;</text:p>
      <text:p text:style-name="Standard"><text:s text:c="2"/>border: 1px solid transparent;</text:p>
      <text:p text:style-name="Standard"><text:s text:c="2"/>border-radius: 4px;</text:p>
      <text:p text:style-name="Standard">}</text:p>
      <text:p text:style-name="Standard">.alert h4 {</text:p>
      <text:p text:style-name="Standard"><text:s text:c="2"/>margin-top: 0;</text:p>
      <text:p text:style-name="Standard"><text:s text:c="2"/>color: inherit;</text:p>
      <text:p text:style-name="Standard">}</text:p>
      <text:p text:style-name="Standard">.alert .alert-link {</text:p>
      <text:p text:style-name="Standard"><text:s text:c="2"/>font-weight: bold;</text:p>
      <text:p text:style-name="Standard">}</text:p>
      <text:p text:style-name="Standard">.alert &gt; p,</text:p>
      <text:p text:style-name="Standard">.alert &gt; ul {</text:p>
      <text:p text:style-name="Standard"><text:s text:c="2"/>margin-bottom: 0;</text:p>
      <text:p text:style-name="Standard">}</text:p>
      <text:p text:style-name="Standard">.alert &gt; p + p {</text:p>
      <text:p text:style-name="Standard"><text:s text:c="2"/>margin-top: 5px;</text:p>
      <text:p text:style-name="Standard">}</text:p>
      <text:p text:style-name="Standard">.alert-dismissable,</text:p>
      <text:p text:style-name="Standard">.alert-dismissible {</text:p>
      <text:p text:style-name="Standard"><text:s text:c="2"/>padding-right: 35px;</text:p>
      <text:p text:style-name="Standard">}</text:p>
      <text:p text:style-name="Standard">.alert-dismissable .close,</text:p>
      <text:p text:style-name="Standard">.alert-dismissible .close {</text:p>
      <text:p text:style-name="Standard"><text:soft-page-break/><text:s text:c="2"/>position: relative;</text:p>
      <text:p text:style-name="Standard"><text:s text:c="2"/>top: -2px;</text:p>
      <text:p text:style-name="Standard"><text:s text:c="2"/>right: -21px;</text:p>
      <text:p text:style-name="Standard"><text:s text:c="2"/>color: inherit;</text:p>
      <text:p text:style-name="Standard">}</text:p>
      <text:p text:style-name="Standard">.alert-success {</text:p>
      <text:p text:style-name="Standard"><text:s text:c="2"/>background-color: #dff0d8;</text:p>
      <text:p text:style-name="Standard"><text:s text:c="2"/>border-color: #d6e9c6;</text:p>
      <text:p text:style-name="Standard"><text:s text:c="2"/>color: #3c763d;</text:p>
      <text:p text:style-name="Standard">}</text:p>
      <text:p text:style-name="Standard">.alert-success hr {</text:p>
      <text:p text:style-name="Standard"><text:s text:c="2"/>border-top-color: #c9e2b3;</text:p>
      <text:p text:style-name="Standard">}</text:p>
      <text:p text:style-name="Standard">.alert-success .alert-link {</text:p>
      <text:p text:style-name="Standard"><text:s text:c="2"/>color: #2b542c;</text:p>
      <text:p text:style-name="Standard">}</text:p>
      <text:p text:style-name="Standard">.alert-info {</text:p>
      <text:p text:style-name="Standard"><text:s text:c="2"/>background-color: #d9edf7;</text:p>
      <text:p text:style-name="Standard"><text:s text:c="2"/>border-color: #bce8f1;</text:p>
      <text:p text:style-name="Standard"><text:s text:c="2"/>color: #31708f;</text:p>
      <text:p text:style-name="Standard">}</text:p>
      <text:p text:style-name="Standard">.alert-info hr {</text:p>
      <text:p text:style-name="Standard"><text:s text:c="2"/>border-top-color: #a6e1ec;</text:p>
      <text:p text:style-name="Standard">}</text:p>
      <text:p text:style-name="Standard">.alert-info .alert-link {</text:p>
      <text:p text:style-name="Standard"><text:s text:c="2"/>color: #245269;</text:p>
      <text:p text:style-name="Standard">}</text:p>
      <text:p text:style-name="Standard">.alert-warning {</text:p>
      <text:p text:style-name="Standard"><text:s text:c="2"/>background-color: #fcf8e3;</text:p>
      <text:p text:style-name="Standard"><text:s text:c="2"/>border-color: #faebcc;</text:p>
      <text:p text:style-name="Standard"><text:s text:c="2"/>color: #8a6d3b;</text:p>
      <text:p text:style-name="Standard">}</text:p>
      <text:p text:style-name="Standard">.alert-warning hr {</text:p>
      <text:p text:style-name="Standard"><text:s text:c="2"/>border-top-color: #f7e1b5;</text:p>
      <text:p text:style-name="Standard">}</text:p>
      <text:p text:style-name="Standard">.alert-warning .alert-link {</text:p>
      <text:p text:style-name="Standard"><text:s text:c="2"/>color: #66512c;</text:p>
      <text:p text:style-name="Standard">}</text:p>
      <text:p text:style-name="Standard">.alert-danger {</text:p>
      <text:p text:style-name="Standard"><text:s text:c="2"/>background-color: #f2dede;</text:p>
      <text:p text:style-name="Standard"><text:s text:c="2"/>border-color: #ebccd1;</text:p>
      <text:p text:style-name="Standard"><text:s text:c="2"/>color: #a94442;</text:p>
      <text:p text:style-name="Standard">}</text:p>
      <text:p text:style-name="Standard">.alert-danger hr {</text:p>
      <text:p text:style-name="Standard"><text:s text:c="2"/>border-top-color: #e4b9c0;</text:p>
      <text:p text:style-name="Standard">}</text:p>
      <text:p text:style-name="Standard">.alert-danger .alert-link {</text:p>
      <text:p text:style-name="Standard"><text:s text:c="2"/>color: #843534;</text:p>
      <text:p text:style-name="Standard">}</text:p>
      <text:p text:style-name="Standard">@-webkit-keyframes progress-bar-stripes {</text:p>
      <text:p text:style-name="Standard"><text:s text:c="2"/>from {</text:p>
      <text:p text:style-name="Standard"><text:s text:c="4"/>background-position: 40px 0;</text:p>
      <text:p text:style-name="Standard"><text:soft-page-break/><text:s text:c="2"/>}</text:p>
      <text:p text:style-name="Standard"><text:s text:c="2"/>to {</text:p>
      <text:p text:style-name="Standard"><text:s text:c="4"/>background-position: 0 0;</text:p>
      <text:p text:style-name="Standard"><text:s text:c="2"/>}</text:p>
      <text:p text:style-name="Standard">}</text:p>
      <text:p text:style-name="Standard">@keyframes progress-bar-stripes {</text:p>
      <text:p text:style-name="Standard"><text:s text:c="2"/>from {</text:p>
      <text:p text:style-name="Standard"><text:s text:c="4"/>background-position: 40px 0;</text:p>
      <text:p text:style-name="Standard"><text:s text:c="2"/>}</text:p>
      <text:p text:style-name="Standard"><text:s text:c="2"/>to {</text:p>
      <text:p text:style-name="Standard"><text:s text:c="4"/>background-position: 0 0;</text:p>
      <text:p text:style-name="Standard"><text:s text:c="2"/>}</text:p>
      <text:p text:style-name="Standard">}</text:p>
      <text:p text:style-name="Standard">.progress {</text:p>
      <text:p text:style-name="Standard"><text:s text:c="2"/>overflow: hidden;</text:p>
      <text:p text:style-name="Standard"><text:s text:c="2"/>height: 20px;</text:p>
      <text:p text:style-name="Standard"><text:s text:c="2"/>margin-bottom: 20px;</text:p>
      <text:p text:style-name="Standard"><text:s text:c="2"/>background-color: #f5f5f5;</text:p>
      <text:p text:style-name="Standard"><text:s text:c="2"/>border-radius: 4px;</text:p>
      <text:p text:style-name="Standard"><text:s text:c="2"/>-webkit-box-shadow: inset 0 1px 2px rgba(0, 0, 0, 0.1);</text:p>
      <text:p text:style-name="Standard"><text:s text:c="2"/>box-shadow: inset 0 1px 2px rgba(0, 0, 0, 0.1);</text:p>
      <text:p text:style-name="Standard">}</text:p>
      <text:p text:style-name="Standard">.progress-bar {</text:p>
      <text:p text:style-name="Standard"><text:s text:c="2"/>float: left;</text:p>
      <text:p text:style-name="Standard"><text:s text:c="2"/>width: 0%;</text:p>
      <text:p text:style-name="Standard"><text:s text:c="2"/>height: 100%;</text:p>
      <text:p text:style-name="Standard"><text:s text:c="2"/>font-size: 12px;</text:p>
      <text:p text:style-name="Standard"><text:s text:c="2"/>line-height: 20px;</text:p>
      <text:p text:style-name="Standard"><text:s text:c="2"/>color: #fff;</text:p>
      <text:p text:style-name="Standard"><text:s text:c="2"/>text-align: center;</text:p>
      <text:p text:style-name="Standard"><text:s text:c="2"/>background-color: #337ab7;</text:p>
      <text:p text:style-name="Standard"><text:s text:c="2"/>-webkit-box-shadow: inset 0 -1px 0 rgba(0, 0, 0, 0.15);</text:p>
      <text:p text:style-name="Standard"><text:s text:c="2"/>box-shadow: inset 0 -1px 0 rgba(0, 0, 0, 0.15);</text:p>
      <text:p text:style-name="Standard"><text:s text:c="2"/>-webkit-transition: width 0.6s ease;</text:p>
      <text:p text:style-name="Standard"><text:s text:c="2"/>-o-transition: width 0.6s ease;</text:p>
      <text:p text:style-name="Standard"><text:s text:c="2"/>transition: width 0.6s ease;</text:p>
      <text:p text:style-name="Standard">}</text:p>
      <text:p text:style-name="Standard">.progress-striped .progress-bar,</text:p>
      <text:p text:style-name="Standard">.progress-bar-striped {</text:p>
      <text:p text:style-name="Standard"><text:s text:c="2"/>background-image: -webkit-linear-gradient(45deg, rgba(255, 255, 255, 0.15) 25%, transparent 25%, transparent 50%, rgba(255, 255, 255, 0.15) 50%, rgba(255, 255, 255, 0.15) 75%, transparent 75%, transparent);</text:p>
      <text:p text:style-name="Standard"><text:s text:c="2"/>background-image: -o-linear-gradient(45deg, rgba(255, 255, 255, 0.15) 25%, transparent 25%, transparent 50%, rgba(255, 255, 255, 0.15) 50%, rgba(255, 255, 255, 0.15) 75%, transparent 75%, transparent);</text:p>
      <text:p text:style-name="Standard"><text:s text:c="2"/>background-image: linear-gradient(45deg, rgba(255, 255, 255, 0.15) 25%, transparent 25%, transparent 50%, rgba(255, 255, 255, 0.15) 50%, rgba(255, 255, 255, 0.15) 75%, transparent 75%, transparent);</text:p>
      <text:p text:style-name="Standard"><text:s text:c="2"/>background-size: 40px 40px;</text:p>
      <text:p text:style-name="Standard">}</text:p>
      <text:p text:style-name="Standard">.progress.active .progress-bar,</text:p>
      <text:p text:style-name="Standard">.progress-bar.active {</text:p>
      <text:p text:style-name="Standard"><text:soft-page-break/><text:s text:c="2"/>-webkit-animation: progress-bar-stripes 2s linear infinite;</text:p>
      <text:p text:style-name="Standard"><text:s text:c="2"/>-o-animation: progress-bar-stripes 2s linear infinite;</text:p>
      <text:p text:style-name="Standard"><text:s text:c="2"/>animation: progress-bar-stripes 2s linear infinite;</text:p>
      <text:p text:style-name="Standard">}</text:p>
      <text:p text:style-name="Standard">.progress-bar-success {</text:p>
      <text:p text:style-name="Standard"><text:s text:c="2"/>background-color: #5cb85c;</text:p>
      <text:p text:style-name="Standard">}</text:p>
      <text:p text:style-name="Standard">.progress-striped .progress-bar-success {</text:p>
      <text:p text:style-name="Standard"><text:s text:c="2"/>background-image: -webkit-linear-gradient(45deg, rgba(255, 255, 255, 0.15) 25%, transparent 25%, transparent 50%, rgba(255, 255, 255, 0.15) 50%, rgba(255, 255, 255, 0.15) 75%, transparent 75%, transparent);</text:p>
      <text:p text:style-name="Standard"><text:s text:c="2"/>background-image: -o-linear-gradient(45deg, rgba(255, 255, 255, 0.15) 25%, transparent 25%, transparent 50%, rgba(255, 255, 255, 0.15) 50%, rgba(255, 255, 255, 0.15) 75%, transparent 75%, transparent);</text:p>
      <text:p text:style-name="Standard"><text:s text:c="2"/>background-image: linear-gradient(45deg, rgba(255, 255, 255, 0.15) 25%, transparent 25%, transparent 50%, rgba(255, 255, 255, 0.15) 50%, rgba(255, 255, 255, 0.15) 75%, transparent 75%, transparent);</text:p>
      <text:p text:style-name="Standard">}</text:p>
      <text:p text:style-name="Standard">.progress-bar-info {</text:p>
      <text:p text:style-name="Standard"><text:s text:c="2"/>background-color: #5bc0de;</text:p>
      <text:p text:style-name="Standard">}</text:p>
      <text:p text:style-name="Standard">.progress-striped .progress-bar-info {</text:p>
      <text:p text:style-name="Standard"><text:s text:c="2"/>background-image: -webkit-linear-gradient(45deg, rgba(255, 255, 255, 0.15) 25%, transparent 25%, transparent 50%, rgba(255, 255, 255, 0.15) 50%, rgba(255, 255, 255, 0.15) 75%, transparent 75%, transparent);</text:p>
      <text:p text:style-name="Standard"><text:s text:c="2"/>background-image: -o-linear-gradient(45deg, rgba(255, 255, 255, 0.15) 25%, transparent 25%, transparent 50%, rgba(255, 255, 255, 0.15) 50%, rgba(255, 255, 255, 0.15) 75%, transparent 75%, transparent);</text:p>
      <text:p text:style-name="Standard"><text:s text:c="2"/>background-image: linear-gradient(45deg, rgba(255, 255, 255, 0.15) 25%, transparent 25%, transparent 50%, rgba(255, 255, 255, 0.15) 50%, rgba(255, 255, 255, 0.15) 75%, transparent 75%, transparent);</text:p>
      <text:p text:style-name="Standard">}</text:p>
      <text:p text:style-name="Standard">.progress-bar-warning {</text:p>
      <text:p text:style-name="Standard"><text:s text:c="2"/>background-color: #f0ad4e;</text:p>
      <text:p text:style-name="Standard">}</text:p>
      <text:p text:style-name="Standard">.progress-striped .progress-bar-warning {</text:p>
      <text:p text:style-name="Standard"><text:s text:c="2"/>background-image: -webkit-linear-gradient(45deg, rgba(255, 255, 255, 0.15) 25%, transparent 25%, transparent 50%, rgba(255, 255, 255, 0.15) 50%, rgba(255, 255, 255, 0.15) 75%, transparent 75%, transparent);</text:p>
      <text:p text:style-name="Standard"><text:s text:c="2"/>background-image: -o-linear-gradient(45deg, rgba(255, 255, 255, 0.15) 25%, transparent 25%, transparent 50%, rgba(255, 255, 255, 0.15) 50%, rgba(255, 255, 255, 0.15) 75%, transparent 75%, transparent);</text:p>
      <text:p text:style-name="Standard"><text:s text:c="2"/>background-image: linear-gradient(45deg, rgba(255, 255, 255, 0.15) 25%, transparent 25%, transparent 50%, rgba(255, 255, 255, 0.15) 50%, rgba(255, 255, 255, 0.15) 75%, transparent 75%, transparent);</text:p>
      <text:p text:style-name="Standard">}</text:p>
      <text:p text:style-name="Standard">.progress-bar-danger {</text:p>
      <text:p text:style-name="Standard"><text:s text:c="2"/>background-color: #d9534f;</text:p>
      <text:p text:style-name="Standard">}</text:p>
      <text:p text:style-name="Standard">.progress-striped .progress-bar-danger {</text:p>
      <text:p text:style-name="Standard"><text:soft-page-break/><text:s text:c="2"/>background-image: -webkit-linear-gradient(45deg, rgba(255, 255, 255, 0.15) 25%, transparent 25%, transparent 50%, rgba(255, 255, 255, 0.15) 50%, rgba(255, 255, 255, 0.15) 75%, transparent 75%, transparent);</text:p>
      <text:p text:style-name="Standard"><text:s text:c="2"/>background-image: -o-linear-gradient(45deg, rgba(255, 255, 255, 0.15) 25%, transparent 25%, transparent 50%, rgba(255, 255, 255, 0.15) 50%, rgba(255, 255, 255, 0.15) 75%, transparent 75%, transparent);</text:p>
      <text:p text:style-name="Standard"><text:s text:c="2"/>background-image: linear-gradient(45deg, rgba(255, 255, 255, 0.15) 25%, transparent 25%, transparent 50%, rgba(255, 255, 255, 0.15) 50%, rgba(255, 255, 255, 0.15) 75%, transparent 75%, transparent);</text:p>
      <text:p text:style-name="Standard">}</text:p>
      <text:p text:style-name="Standard">.media {</text:p>
      <text:p text:style-name="Standard"><text:s text:c="2"/>margin-top: 15px;</text:p>
      <text:p text:style-name="Standard">}</text:p>
      <text:p text:style-name="Standard">.media:first-child {</text:p>
      <text:p text:style-name="Standard"><text:s text:c="2"/>margin-top: 0;</text:p>
      <text:p text:style-name="Standard">}</text:p>
      <text:p text:style-name="Standard">.media,</text:p>
      <text:p text:style-name="Standard">.media-body {</text:p>
      <text:p text:style-name="Standard"><text:s text:c="2"/>zoom: 1;</text:p>
      <text:p text:style-name="Standard"><text:s text:c="2"/>overflow: hidden;</text:p>
      <text:p text:style-name="Standard">}</text:p>
      <text:p text:style-name="Standard">.media-body {</text:p>
      <text:p text:style-name="Standard"><text:s text:c="2"/>width: 10000px;</text:p>
      <text:p text:style-name="Standard">}</text:p>
      <text:p text:style-name="Standard">.media-object {</text:p>
      <text:p text:style-name="Standard"><text:s text:c="2"/>display: block;</text:p>
      <text:p text:style-name="Standard">}</text:p>
      <text:p text:style-name="Standard">.media-object.img-thumbnail {</text:p>
      <text:p text:style-name="Standard"><text:s text:c="2"/>max-width: none;</text:p>
      <text:p text:style-name="Standard">}</text:p>
      <text:p text:style-name="Standard">.media-right,</text:p>
      <text:p text:style-name="Standard">.media &gt; .pull-right {</text:p>
      <text:p text:style-name="Standard"><text:s text:c="2"/>padding-left: 10px;</text:p>
      <text:p text:style-name="Standard">}</text:p>
      <text:p text:style-name="Standard">.media-left,</text:p>
      <text:p text:style-name="Standard">.media &gt; .pull-left {</text:p>
      <text:p text:style-name="Standard"><text:s text:c="2"/>padding-right: 10px;</text:p>
      <text:p text:style-name="Standard">}</text:p>
      <text:p text:style-name="Standard">.media-left,</text:p>
      <text:p text:style-name="Standard">.media-right,</text:p>
      <text:p text:style-name="Standard">.media-body {</text:p>
      <text:p text:style-name="Standard"><text:s text:c="2"/>display: table-cell;</text:p>
      <text:p text:style-name="Standard"><text:s text:c="2"/>vertical-align: top;</text:p>
      <text:p text:style-name="Standard">}</text:p>
      <text:p text:style-name="Standard">.media-middle {</text:p>
      <text:p text:style-name="Standard"><text:s text:c="2"/>vertical-align: middle;</text:p>
      <text:p text:style-name="Standard">}</text:p>
      <text:p text:style-name="Standard">.media-bottom {</text:p>
      <text:p text:style-name="Standard"><text:s text:c="2"/>vertical-align: bottom;</text:p>
      <text:p text:style-name="Standard">}</text:p>
      <text:p text:style-name="Standard">.media-heading {</text:p>
      <text:p text:style-name="Standard"><text:s text:c="2"/>margin-top: 0;</text:p>
      <text:p text:style-name="Standard"><text:soft-page-break/><text:s text:c="2"/>margin-bottom: 5px;</text:p>
      <text:p text:style-name="Standard">}</text:p>
      <text:p text:style-name="Standard">.media-list {</text:p>
      <text:p text:style-name="Standard"><text:s text:c="2"/>padding-left: 0;</text:p>
      <text:p text:style-name="Standard"><text:s text:c="2"/>list-style: none;</text:p>
      <text:p text:style-name="Standard">}</text:p>
      <text:p text:style-name="Standard">.list-group {</text:p>
      <text:p text:style-name="Standard"><text:s text:c="2"/>margin-bottom: 20px;</text:p>
      <text:p text:style-name="Standard"><text:s text:c="2"/>padding-left: 0;</text:p>
      <text:p text:style-name="Standard">}</text:p>
      <text:p text:style-name="Standard">.list-group-item {</text:p>
      <text:p text:style-name="Standard"><text:s text:c="2"/>position: relative;</text:p>
      <text:p text:style-name="Standard"><text:s text:c="2"/>display: block;</text:p>
      <text:p text:style-name="Standard"><text:s text:c="2"/>padding: 10px 15px;</text:p>
      <text:p text:style-name="Standard"><text:s text:c="2"/>margin-bottom: -1px;</text:p>
      <text:p text:style-name="Standard"><text:s text:c="2"/>background-color: #fff;</text:p>
      <text:p text:style-name="Standard"><text:s text:c="2"/>border: 1px solid #ddd;</text:p>
      <text:p text:style-name="Standard">}</text:p>
      <text:p text:style-name="Standard">.list-group-item:first-child {</text:p>
      <text:p text:style-name="Standard"><text:s text:c="2"/>border-top-right-radius: 4px;</text:p>
      <text:p text:style-name="Standard"><text:s text:c="2"/>border-top-left-radius: 4px;</text:p>
      <text:p text:style-name="Standard">}</text:p>
      <text:p text:style-name="Standard">.list-group-item:last-child {</text:p>
      <text:p text:style-name="Standard"><text:s text:c="2"/>margin-bottom: 0;</text:p>
      <text:p text:style-name="Standard"><text:s text:c="2"/>border-bottom-right-radius: 4px;</text:p>
      <text:p text:style-name="Standard"><text:s text:c="2"/>border-bottom-left-radius: 4px;</text:p>
      <text:p text:style-name="Standard">}</text:p>
      <text:p text:style-name="Standard">a.list-group-item,</text:p>
      <text:p text:style-name="Standard">button.list-group-item {</text:p>
      <text:p text:style-name="Standard"><text:s text:c="2"/>color: #555;</text:p>
      <text:p text:style-name="Standard">}</text:p>
      <text:p text:style-name="Standard">a.list-group-item .list-group-item-heading,</text:p>
      <text:p text:style-name="Standard">button.list-group-item .list-group-item-heading {</text:p>
      <text:p text:style-name="Standard"><text:s text:c="2"/>color: #333;</text:p>
      <text:p text:style-name="Standard">}</text:p>
      <text:p text:style-name="Standard">a.list-group-item:hover,</text:p>
      <text:p text:style-name="Standard">button.list-group-item:hover,</text:p>
      <text:p text:style-name="Standard">a.list-group-item:focus,</text:p>
      <text:p text:style-name="Standard">button.list-group-item:focus {</text:p>
      <text:p text:style-name="Standard"><text:s text:c="2"/>text-decoration: none;</text:p>
      <text:p text:style-name="Standard"><text:s text:c="2"/>color: #555;</text:p>
      <text:p text:style-name="Standard"><text:s text:c="2"/>background-color: #f5f5f5;</text:p>
      <text:p text:style-name="Standard">}</text:p>
      <text:p text:style-name="Standard">button.list-group-item {</text:p>
      <text:p text:style-name="Standard"><text:s text:c="2"/>width: 100%;</text:p>
      <text:p text:style-name="Standard"><text:s text:c="2"/>text-align: left;</text:p>
      <text:p text:style-name="Standard">}</text:p>
      <text:p text:style-name="Standard">.list-group-item.disabled,</text:p>
      <text:p text:style-name="Standard">.list-group-item.disabled:hover,</text:p>
      <text:p text:style-name="Standard">.list-group-item.disabled:focus {</text:p>
      <text:p text:style-name="Standard"><text:s text:c="2"/>background-color: #eeeeee;</text:p>
      <text:p text:style-name="Standard"><text:s text:c="2"/>color: #777777;</text:p>
      <text:p text:style-name="Standard"><text:soft-page-break/><text:s text:c="2"/>cursor: not-allowed;</text:p>
      <text:p text:style-name="Standard">}</text:p>
      <text:p text:style-name="Standard">.list-group-item.disabled .list-group-item-heading,</text:p>
      <text:p text:style-name="Standard">.list-group-item.disabled:hover .list-group-item-heading,</text:p>
      <text:p text:style-name="Standard">.list-group-item.disabled:focus .list-group-item-heading {</text:p>
      <text:p text:style-name="Standard"><text:s text:c="2"/>color: inherit;</text:p>
      <text:p text:style-name="Standard">}</text:p>
      <text:p text:style-name="Standard">.list-group-item.disabled .list-group-item-text,</text:p>
      <text:p text:style-name="Standard">.list-group-item.disabled:hover .list-group-item-text,</text:p>
      <text:p text:style-name="Standard">.list-group-item.disabled:focus .list-group-item-text {</text:p>
      <text:p text:style-name="Standard"><text:s text:c="2"/>color: #777777;</text:p>
      <text:p text:style-name="Standard">}</text:p>
      <text:p text:style-name="Standard">.list-group-item.active,</text:p>
      <text:p text:style-name="Standard">.list-group-item.active:hover,</text:p>
      <text:p text:style-name="Standard">.list-group-item.active:focus {</text:p>
      <text:p text:style-name="Standard"><text:s text:c="2"/>z-index: 2;</text:p>
      <text:p text:style-name="Standard"><text:s text:c="2"/>color: #fff;</text:p>
      <text:p text:style-name="Standard"><text:s text:c="2"/>background-color: #337ab7;</text:p>
      <text:p text:style-name="Standard"><text:s text:c="2"/>border-color: #337ab7;</text:p>
      <text:p text:style-name="Standard">}</text:p>
      <text:p text:style-name="Standard">.list-group-item.active .list-group-item-heading,</text:p>
      <text:p text:style-name="Standard">.list-group-item.active:hover .list-group-item-heading,</text:p>
      <text:p text:style-name="Standard">.list-group-item.active:focus .list-group-item-heading,</text:p>
      <text:p text:style-name="Standard">.list-group-item.active .list-group-item-heading &gt; small,</text:p>
      <text:p text:style-name="Standard">.list-group-item.active:hover .list-group-item-heading &gt; small,</text:p>
      <text:p text:style-name="Standard">.list-group-item.active:focus .list-group-item-heading &gt; small,</text:p>
      <text:p text:style-name="Standard">.list-group-item.active .list-group-item-heading &gt; .small,</text:p>
      <text:p text:style-name="Standard">.list-group-item.active:hover .list-group-item-heading &gt; .small,</text:p>
      <text:p text:style-name="Standard">.list-group-item.active:focus .list-group-item-heading &gt; .small {</text:p>
      <text:p text:style-name="Standard"><text:s text:c="2"/>color: inherit;</text:p>
      <text:p text:style-name="Standard">}</text:p>
      <text:p text:style-name="Standard">.list-group-item.active .list-group-item-text,</text:p>
      <text:p text:style-name="Standard">.list-group-item.active:hover .list-group-item-text,</text:p>
      <text:p text:style-name="Standard">.list-group-item.active:focus .list-group-item-text {</text:p>
      <text:p text:style-name="Standard"><text:s text:c="2"/>color: #c7ddef;</text:p>
      <text:p text:style-name="Standard">}</text:p>
      <text:p text:style-name="Standard">.list-group-item-success {</text:p>
      <text:p text:style-name="Standard"><text:s text:c="2"/>color: #3c763d;</text:p>
      <text:p text:style-name="Standard"><text:s text:c="2"/>background-color: #dff0d8;</text:p>
      <text:p text:style-name="Standard">}</text:p>
      <text:p text:style-name="Standard">a.list-group-item-success,</text:p>
      <text:p text:style-name="Standard">button.list-group-item-success {</text:p>
      <text:p text:style-name="Standard"><text:s text:c="2"/>color: #3c763d;</text:p>
      <text:p text:style-name="Standard">}</text:p>
      <text:p text:style-name="Standard">a.list-group-item-success .list-group-item-heading,</text:p>
      <text:p text:style-name="Standard">button.list-group-item-success .list-group-item-heading {</text:p>
      <text:p text:style-name="Standard"><text:s text:c="2"/>color: inherit;</text:p>
      <text:p text:style-name="Standard">}</text:p>
      <text:p text:style-name="Standard">a.list-group-item-success:hover,</text:p>
      <text:p text:style-name="Standard">button.list-group-item-success:hover,</text:p>
      <text:p text:style-name="Standard">a.list-group-item-success:focus,</text:p>
      <text:p text:style-name="Standard">button.list-group-item-success:focus {</text:p>
      <text:p text:style-name="Standard"><text:soft-page-break/><text:s text:c="2"/>color: #3c763d;</text:p>
      <text:p text:style-name="Standard"><text:s text:c="2"/>background-color: #d0e9c6;</text:p>
      <text:p text:style-name="Standard">}</text:p>
      <text:p text:style-name="Standard">a.list-group-item-success.active,</text:p>
      <text:p text:style-name="Standard">button.list-group-item-success.active,</text:p>
      <text:p text:style-name="Standard">a.list-group-item-success.active:hover,</text:p>
      <text:p text:style-name="Standard">button.list-group-item-success.active:hover,</text:p>
      <text:p text:style-name="Standard">a.list-group-item-success.active:focus,</text:p>
      <text:p text:style-name="Standard">button.list-group-item-success.active:focus {</text:p>
      <text:p text:style-name="Standard"><text:s text:c="2"/>color: #fff;</text:p>
      <text:p text:style-name="Standard"><text:s text:c="2"/>background-color: #3c763d;</text:p>
      <text:p text:style-name="Standard"><text:s text:c="2"/>border-color: #3c763d;</text:p>
      <text:p text:style-name="Standard">}</text:p>
      <text:p text:style-name="Standard">.list-group-item-info {</text:p>
      <text:p text:style-name="Standard"><text:s text:c="2"/>color: #31708f;</text:p>
      <text:p text:style-name="Standard"><text:s text:c="2"/>background-color: #d9edf7;</text:p>
      <text:p text:style-name="Standard">}</text:p>
      <text:p text:style-name="Standard">a.list-group-item-info,</text:p>
      <text:p text:style-name="Standard">button.list-group-item-info {</text:p>
      <text:p text:style-name="Standard"><text:s text:c="2"/>color: #31708f;</text:p>
      <text:p text:style-name="Standard">}</text:p>
      <text:p text:style-name="Standard">a.list-group-item-info .list-group-item-heading,</text:p>
      <text:p text:style-name="Standard">button.list-group-item-info .list-group-item-heading {</text:p>
      <text:p text:style-name="Standard"><text:s text:c="2"/>color: inherit;</text:p>
      <text:p text:style-name="Standard">}</text:p>
      <text:p text:style-name="Standard">a.list-group-item-info:hover,</text:p>
      <text:p text:style-name="Standard">button.list-group-item-info:hover,</text:p>
      <text:p text:style-name="Standard">a.list-group-item-info:focus,</text:p>
      <text:p text:style-name="Standard">button.list-group-item-info:focus {</text:p>
      <text:p text:style-name="Standard"><text:s text:c="2"/>color: #31708f;</text:p>
      <text:p text:style-name="Standard"><text:s text:c="2"/>background-color: #c4e3f3;</text:p>
      <text:p text:style-name="Standard">}</text:p>
      <text:p text:style-name="Standard">a.list-group-item-info.active,</text:p>
      <text:p text:style-name="Standard">button.list-group-item-info.active,</text:p>
      <text:p text:style-name="Standard">a.list-group-item-info.active:hover,</text:p>
      <text:p text:style-name="Standard">button.list-group-item-info.active:hover,</text:p>
      <text:p text:style-name="Standard">a.list-group-item-info.active:focus,</text:p>
      <text:p text:style-name="Standard">button.list-group-item-info.active:focus {</text:p>
      <text:p text:style-name="Standard"><text:s text:c="2"/>color: #fff;</text:p>
      <text:p text:style-name="Standard"><text:s text:c="2"/>background-color: #31708f;</text:p>
      <text:p text:style-name="Standard"><text:s text:c="2"/>border-color: #31708f;</text:p>
      <text:p text:style-name="Standard">}</text:p>
      <text:p text:style-name="Standard">.list-group-item-warning {</text:p>
      <text:p text:style-name="Standard"><text:s text:c="2"/>color: #8a6d3b;</text:p>
      <text:p text:style-name="Standard"><text:s text:c="2"/>background-color: #fcf8e3;</text:p>
      <text:p text:style-name="Standard">}</text:p>
      <text:p text:style-name="Standard">a.list-group-item-warning,</text:p>
      <text:p text:style-name="Standard">button.list-group-item-warning {</text:p>
      <text:p text:style-name="Standard"><text:s text:c="2"/>color: #8a6d3b;</text:p>
      <text:p text:style-name="Standard">}</text:p>
      <text:p text:style-name="Standard">a.list-group-item-warning .list-group-item-heading,</text:p>
      <text:p text:style-name="Standard">button.list-group-item-warning .list-group-item-heading {</text:p>
      <text:p text:style-name="Standard"><text:soft-page-break/><text:s text:c="2"/>color: inherit;</text:p>
      <text:p text:style-name="Standard">}</text:p>
      <text:p text:style-name="Standard">a.list-group-item-warning:hover,</text:p>
      <text:p text:style-name="Standard">button.list-group-item-warning:hover,</text:p>
      <text:p text:style-name="Standard">a.list-group-item-warning:focus,</text:p>
      <text:p text:style-name="Standard">button.list-group-item-warning:focus {</text:p>
      <text:p text:style-name="Standard"><text:s text:c="2"/>color: #8a6d3b;</text:p>
      <text:p text:style-name="Standard"><text:s text:c="2"/>background-color: #faf2cc;</text:p>
      <text:p text:style-name="Standard">}</text:p>
      <text:p text:style-name="Standard">a.list-group-item-warning.active,</text:p>
      <text:p text:style-name="Standard">button.list-group-item-warning.active,</text:p>
      <text:p text:style-name="Standard">a.list-group-item-warning.active:hover,</text:p>
      <text:p text:style-name="Standard">button.list-group-item-warning.active:hover,</text:p>
      <text:p text:style-name="Standard">a.list-group-item-warning.active:focus,</text:p>
      <text:p text:style-name="Standard">button.list-group-item-warning.active:focus {</text:p>
      <text:p text:style-name="Standard"><text:s text:c="2"/>color: #fff;</text:p>
      <text:p text:style-name="Standard"><text:s text:c="2"/>background-color: #8a6d3b;</text:p>
      <text:p text:style-name="Standard"><text:s text:c="2"/>border-color: #8a6d3b;</text:p>
      <text:p text:style-name="Standard">}</text:p>
      <text:p text:style-name="Standard">.list-group-item-danger {</text:p>
      <text:p text:style-name="Standard"><text:s text:c="2"/>color: #a94442;</text:p>
      <text:p text:style-name="Standard"><text:s text:c="2"/>background-color: #f2dede;</text:p>
      <text:p text:style-name="Standard">}</text:p>
      <text:p text:style-name="Standard">a.list-group-item-danger,</text:p>
      <text:p text:style-name="Standard">button.list-group-item-danger {</text:p>
      <text:p text:style-name="Standard"><text:s text:c="2"/>color: #a94442;</text:p>
      <text:p text:style-name="Standard">}</text:p>
      <text:p text:style-name="Standard">a.list-group-item-danger .list-group-item-heading,</text:p>
      <text:p text:style-name="Standard">button.list-group-item-danger .list-group-item-heading {</text:p>
      <text:p text:style-name="Standard"><text:s text:c="2"/>color: inherit;</text:p>
      <text:p text:style-name="Standard">}</text:p>
      <text:p text:style-name="Standard">a.list-group-item-danger:hover,</text:p>
      <text:p text:style-name="Standard">button.list-group-item-danger:hover,</text:p>
      <text:p text:style-name="Standard">a.list-group-item-danger:focus,</text:p>
      <text:p text:style-name="Standard">button.list-group-item-danger:focus {</text:p>
      <text:p text:style-name="Standard"><text:s text:c="2"/>color: #a94442;</text:p>
      <text:p text:style-name="Standard"><text:s text:c="2"/>background-color: #ebcccc;</text:p>
      <text:p text:style-name="Standard">}</text:p>
      <text:p text:style-name="Standard">a.list-group-item-danger.active,</text:p>
      <text:p text:style-name="Standard">button.list-group-item-danger.active,</text:p>
      <text:p text:style-name="Standard">a.list-group-item-danger.active:hover,</text:p>
      <text:p text:style-name="Standard">button.list-group-item-danger.active:hover,</text:p>
      <text:p text:style-name="Standard">a.list-group-item-danger.active:focus,</text:p>
      <text:p text:style-name="Standard">button.list-group-item-danger.active:focus {</text:p>
      <text:p text:style-name="Standard"><text:s text:c="2"/>color: #fff;</text:p>
      <text:p text:style-name="Standard"><text:s text:c="2"/>background-color: #a94442;</text:p>
      <text:p text:style-name="Standard"><text:s text:c="2"/>border-color: #a94442;</text:p>
      <text:p text:style-name="Standard">}</text:p>
      <text:p text:style-name="Standard">.list-group-item-heading {</text:p>
      <text:p text:style-name="Standard"><text:s text:c="2"/>margin-top: 0;</text:p>
      <text:p text:style-name="Standard"><text:s text:c="2"/>margin-bottom: 5px;</text:p>
      <text:p text:style-name="Standard">}</text:p>
      <text:p text:style-name="Standard"><text:soft-page-break/>.list-group-item-text {</text:p>
      <text:p text:style-name="Standard"><text:s text:c="2"/>margin-bottom: 0;</text:p>
      <text:p text:style-name="Standard"><text:s text:c="2"/>line-height: 1.3;</text:p>
      <text:p text:style-name="Standard">}</text:p>
      <text:p text:style-name="Standard">.panel {</text:p>
      <text:p text:style-name="Standard"><text:s text:c="2"/>margin-bottom: 20px;</text:p>
      <text:p text:style-name="Standard"><text:s text:c="2"/>background-color: #fff;</text:p>
      <text:p text:style-name="Standard"><text:s text:c="2"/>border: 1px solid transparent;</text:p>
      <text:p text:style-name="Standard"><text:s text:c="2"/>border-radius: 4px;</text:p>
      <text:p text:style-name="Standard"><text:s text:c="2"/>-webkit-box-shadow: 0 1px 1px rgba(0, 0, 0, 0.05);</text:p>
      <text:p text:style-name="Standard"><text:s text:c="2"/>box-shadow: 0 1px 1px rgba(0, 0, 0, 0.05);</text:p>
      <text:p text:style-name="Standard">}</text:p>
      <text:p text:style-name="Standard">.panel-body {</text:p>
      <text:p text:style-name="Standard"><text:s text:c="2"/>padding: 15px;</text:p>
      <text:p text:style-name="Standard">}</text:p>
      <text:p text:style-name="Standard">.panel-heading {</text:p>
      <text:p text:style-name="Standard"><text:s text:c="2"/>padding: 10px 15px;</text:p>
      <text:p text:style-name="Standard"><text:s text:c="2"/>border-bottom: 1px solid transparent;</text:p>
      <text:p text:style-name="Standard"><text:s text:c="2"/>border-top-right-radius: 3px;</text:p>
      <text:p text:style-name="Standard"><text:s text:c="2"/>border-top-left-radius: 3px;</text:p>
      <text:p text:style-name="Standard">}</text:p>
      <text:p text:style-name="Standard">.panel-heading &gt; .dropdown .dropdown-toggle {</text:p>
      <text:p text:style-name="Standard"><text:s text:c="2"/>color: inherit;</text:p>
      <text:p text:style-name="Standard">}</text:p>
      <text:p text:style-name="Standard">.panel-title {</text:p>
      <text:p text:style-name="Standard"><text:s text:c="2"/>margin-top: 0;</text:p>
      <text:p text:style-name="Standard"><text:s text:c="2"/>margin-bottom: 0;</text:p>
      <text:p text:style-name="Standard"><text:s text:c="2"/>font-size: 16px;</text:p>
      <text:p text:style-name="Standard"><text:s text:c="2"/>color: inherit;</text:p>
      <text:p text:style-name="Standard">}</text:p>
      <text:p text:style-name="Standard">.panel-title &gt; a,</text:p>
      <text:p text:style-name="Standard">.panel-title &gt; small,</text:p>
      <text:p text:style-name="Standard">.panel-title &gt; .small,</text:p>
      <text:p text:style-name="Standard">.panel-title &gt; small &gt; a,</text:p>
      <text:p text:style-name="Standard">.panel-title &gt; .small &gt; a {</text:p>
      <text:p text:style-name="Standard"><text:s text:c="2"/>color: inherit;</text:p>
      <text:p text:style-name="Standard">}</text:p>
      <text:p text:style-name="Standard">.panel-footer {</text:p>
      <text:p text:style-name="Standard"><text:s text:c="2"/>padding: 10px 15px;</text:p>
      <text:p text:style-name="Standard"><text:s text:c="2"/>background-color: #f5f5f5;</text:p>
      <text:p text:style-name="Standard"><text:s text:c="2"/>border-top: 1px solid #ddd;</text:p>
      <text:p text:style-name="Standard"><text:s text:c="2"/>border-bottom-right-radius: 3px;</text:p>
      <text:p text:style-name="Standard"><text:s text:c="2"/>border-bottom-left-radius: 3px;</text:p>
      <text:p text:style-name="Standard">}</text:p>
      <text:p text:style-name="Standard">.panel &gt; .list-group,</text:p>
      <text:p text:style-name="Standard">.panel &gt; .panel-collapse &gt; .list-group {</text:p>
      <text:p text:style-name="Standard"><text:s text:c="2"/>margin-bottom: 0;</text:p>
      <text:p text:style-name="Standard">}</text:p>
      <text:p text:style-name="Standard">.panel &gt; .list-group .list-group-item,</text:p>
      <text:p text:style-name="Standard">.panel &gt; .panel-collapse &gt; .list-group .list-group-item {</text:p>
      <text:p text:style-name="Standard"><text:s text:c="2"/>border-width: 1px 0;</text:p>
      <text:p text:style-name="Standard"><text:s text:c="2"/>border-radius: 0;</text:p>
      <text:p text:style-name="Standard"><text:soft-page-break/>}</text:p>
      <text:p text:style-name="Standard">.panel &gt; .list-group:first-child .list-group-item:first-child,</text:p>
      <text:p text:style-name="Standard">.panel &gt; .panel-collapse &gt; .list-group:first-child .list-group-item:first-child {</text:p>
      <text:p text:style-name="Standard"><text:s text:c="2"/>border-top: 0;</text:p>
      <text:p text:style-name="Standard"><text:s text:c="2"/>border-top-right-radius: 3px;</text:p>
      <text:p text:style-name="Standard"><text:s text:c="2"/>border-top-left-radius: 3px;</text:p>
      <text:p text:style-name="Standard">}</text:p>
      <text:p text:style-name="Standard">.panel &gt; .list-group:last-child .list-group-item:last-child,</text:p>
      <text:p text:style-name="Standard">.panel &gt; .panel-collapse &gt; .list-group:last-child .list-group-item:last-child {</text:p>
      <text:p text:style-name="Standard"><text:s text:c="2"/>border-bottom: 0;</text:p>
      <text:p text:style-name="Standard"><text:s text:c="2"/>border-bottom-right-radius: 3px;</text:p>
      <text:p text:style-name="Standard"><text:s text:c="2"/>border-bottom-left-radius: 3px;</text:p>
      <text:p text:style-name="Standard">}</text:p>
      <text:p text:style-name="Standard">.panel &gt; .panel-heading + .panel-collapse &gt; .list-group .list-group-item:first-child {</text:p>
      <text:p text:style-name="Standard"><text:s text:c="2"/>border-top-right-radius: 0;</text:p>
      <text:p text:style-name="Standard"><text:s text:c="2"/>border-top-left-radius: 0;</text:p>
      <text:p text:style-name="Standard">}</text:p>
      <text:p text:style-name="Standard">.panel-heading + .list-group .list-group-item:first-child {</text:p>
      <text:p text:style-name="Standard"><text:s text:c="2"/>border-top-width: 0;</text:p>
      <text:p text:style-name="Standard">}</text:p>
      <text:p text:style-name="Standard">.list-group + .panel-footer {</text:p>
      <text:p text:style-name="Standard"><text:s text:c="2"/>border-top-width: 0;</text:p>
      <text:p text:style-name="Standard">}</text:p>
      <text:p text:style-name="Standard">.panel &gt; .table,</text:p>
      <text:p text:style-name="Standard">.panel &gt; .table-responsive &gt; .table,</text:p>
      <text:p text:style-name="Standard">.panel &gt; .panel-collapse &gt; .table {</text:p>
      <text:p text:style-name="Standard"><text:s text:c="2"/>margin-bottom: 0;</text:p>
      <text:p text:style-name="Standard">}</text:p>
      <text:p text:style-name="Standard">.panel &gt; .table caption,</text:p>
      <text:p text:style-name="Standard">.panel &gt; .table-responsive &gt; .table caption,</text:p>
      <text:p text:style-name="Standard">.panel &gt; .panel-collapse &gt; .table caption {</text:p>
      <text:p text:style-name="Standard"><text:s text:c="2"/>padding-left: 15px;</text:p>
      <text:p text:style-name="Standard"><text:s text:c="2"/>padding-right: 15px;</text:p>
      <text:p text:style-name="Standard">}</text:p>
      <text:p text:style-name="Standard">.panel &gt; .table:first-child,</text:p>
      <text:p text:style-name="Standard">.panel &gt; .table-responsive:first-child &gt; .table:first-child {</text:p>
      <text:p text:style-name="Standard"><text:s text:c="2"/>border-top-right-radius: 3px;</text:p>
      <text:p text:style-name="Standard"><text:s text:c="2"/>border-top-left-radius: 3px;</text:p>
      <text:p text:style-name="Standard">}</text:p>
      <text:p text:style-name="Standard">.panel &gt; .table:first-child &gt; thead:first-child &gt; tr:first-child,</text:p>
      <text:p text:style-name="Standard">.panel &gt; .table-responsive:first-child &gt; .table:first-child &gt; thead:first-child &gt; tr:first-child,</text:p>
      <text:p text:style-name="Standard">.panel &gt; .table:first-child &gt; tbody:first-child &gt; tr:first-child,</text:p>
      <text:p text:style-name="Standard">.panel &gt; .table-responsive:first-child &gt; .table:first-child &gt; tbody:first-child &gt; tr:first-child {</text:p>
      <text:p text:style-name="Standard"><text:s text:c="2"/>border-top-left-radius: 3px;</text:p>
      <text:p text:style-name="Standard"><text:s text:c="2"/>border-top-right-radius: 3px;</text:p>
      <text:p text:style-name="Standard">}</text:p>
      <text:p text:style-name="Standard">.panel &gt; .table:first-child &gt; thead:first-child &gt; tr:first-child td:first-child,</text:p>
      <text:p text:style-name="Standard">.panel &gt; .table-responsive:first-child &gt; .table:first-child &gt; thead:first-child &gt; tr:first-child td:first-child,</text:p>
      <text:p text:style-name="Standard">.panel &gt; .table:first-child &gt; tbody:first-child &gt; tr:first-child td:first-child,</text:p>
      <text:p text:style-name="Standard">.panel &gt; .table-responsive:first-child &gt; .table:first-child &gt; tbody:first-child &gt; tr:first-child td:first-child,</text:p>
      <text:p text:style-name="Standard"><text:soft-page-break/>.panel &gt; .table:first-child &gt; thead:first-child &gt; tr:first-child th:first-child,</text:p>
      <text:p text:style-name="Standard">.panel &gt; .table-responsive:first-child &gt; .table:first-child &gt; thead:first-child &gt; tr:first-child th:first-child,</text:p>
      <text:p text:style-name="Standard">.panel &gt; .table:first-child &gt; tbody:first-child &gt; tr:first-child th:first-child,</text:p>
      <text:p text:style-name="Standard">.panel &gt; .table-responsive:first-child &gt; .table:first-child &gt; tbody:first-child &gt; tr:first-child th:first-child {</text:p>
      <text:p text:style-name="Standard"><text:s text:c="2"/>border-top-left-radius: 3px;</text:p>
      <text:p text:style-name="Standard">}</text:p>
      <text:p text:style-name="Standard">.panel &gt; .table:first-child &gt; thead:first-child &gt; tr:first-child td:last-child,</text:p>
      <text:p text:style-name="Standard">.panel &gt; .table-responsive:first-child &gt; .table:first-child &gt; thead:first-child &gt; tr:first-child td:last-child,</text:p>
      <text:p text:style-name="Standard">.panel &gt; .table:first-child &gt; tbody:first-child &gt; tr:first-child td:last-child,</text:p>
      <text:p text:style-name="Standard">.panel &gt; .table-responsive:first-child &gt; .table:first-child &gt; tbody:first-child &gt; tr:first-child td:last-child,</text:p>
      <text:p text:style-name="Standard">.panel &gt; .table:first-child &gt; thead:first-child &gt; tr:first-child th:last-child,</text:p>
      <text:p text:style-name="Standard">.panel &gt; .table-responsive:first-child &gt; .table:first-child &gt; thead:first-child &gt; tr:first-child th:last-child,</text:p>
      <text:p text:style-name="Standard">.panel &gt; .table:first-child &gt; tbody:first-child &gt; tr:first-child th:last-child,</text:p>
      <text:p text:style-name="Standard">.panel &gt; .table-responsive:first-child &gt; .table:first-child &gt; tbody:first-child &gt; tr:first-child th:last-child {</text:p>
      <text:p text:style-name="Standard"><text:s text:c="2"/>border-top-right-radius: 3px;</text:p>
      <text:p text:style-name="Standard">}</text:p>
      <text:p text:style-name="Standard">.panel &gt; .table:last-child,</text:p>
      <text:p text:style-name="Standard">.panel &gt; .table-responsive:last-child &gt; .table:last-child {</text:p>
      <text:p text:style-name="Standard"><text:s text:c="2"/>border-bottom-right-radius: 3px;</text:p>
      <text:p text:style-name="Standard"><text:s text:c="2"/>border-bottom-left-radius: 3px;</text:p>
      <text:p text:style-name="Standard">}</text:p>
      <text:p text:style-name="Standard">.panel &gt; .table:last-child &gt; tbody:last-child &gt; tr:last-child,</text:p>
      <text:p text:style-name="Standard">.panel &gt; .table-responsive:last-child &gt; .table:last-child &gt; tbody:last-child &gt; tr:last-child,</text:p>
      <text:p text:style-name="Standard">.panel &gt; .table:last-child &gt; tfoot:last-child &gt; tr:last-child,</text:p>
      <text:p text:style-name="Standard">.panel &gt; .table-responsive:last-child &gt; .table:last-child &gt; tfoot:last-child &gt; tr:last-child {</text:p>
      <text:p text:style-name="Standard"><text:s text:c="2"/>border-bottom-left-radius: 3px;</text:p>
      <text:p text:style-name="Standard"><text:s text:c="2"/>border-bottom-right-radius: 3px;</text:p>
      <text:p text:style-name="Standard">}</text:p>
      <text:p text:style-name="Standard">.panel &gt; .table:last-child &gt; tbody:last-child &gt; tr:last-child td:first-child,</text:p>
      <text:p text:style-name="Standard">.panel &gt; .table-responsive:last-child &gt; .table:last-child &gt; tbody:last-child &gt; tr:last-child td:first-child,</text:p>
      <text:p text:style-name="Standard">.panel &gt; .table:last-child &gt; tfoot:last-child &gt; tr:last-child td:first-child,</text:p>
      <text:p text:style-name="Standard">.panel &gt; .table-responsive:last-child &gt; .table:last-child &gt; tfoot:last-child &gt; tr:last-child td:first-child,</text:p>
      <text:p text:style-name="Standard">.panel &gt; .table:last-child &gt; tbody:last-child &gt; tr:last-child th:first-child,</text:p>
      <text:p text:style-name="Standard">.panel &gt; .table-responsive:last-child &gt; .table:last-child &gt; tbody:last-child &gt; tr:last-child th:first-child,</text:p>
      <text:p text:style-name="Standard">.panel &gt; .table:last-child &gt; tfoot:last-child &gt; tr:last-child th:first-child,</text:p>
      <text:p text:style-name="Standard">.panel &gt; .table-responsive:last-child &gt; .table:last-child &gt; tfoot:last-child &gt; tr:last-child th:first-child {</text:p>
      <text:p text:style-name="Standard"><text:s text:c="2"/>border-bottom-left-radius: 3px;</text:p>
      <text:p text:style-name="Standard">}</text:p>
      <text:p text:style-name="Standard">.panel &gt; .table:last-child &gt; tbody:last-child &gt; tr:last-child td:last-child,</text:p>
      <text:p text:style-name="Standard">.panel &gt; .table-responsive:last-child &gt; .table:last-child &gt; tbody:last-child &gt; tr:last-child td:last-child,</text:p>
      <text:p text:style-name="Standard">.panel &gt; .table:last-child &gt; tfoot:last-child &gt; tr:last-child td:last-child,</text:p>
      <text:p text:style-name="Standard">.panel &gt; .table-responsive:last-child &gt; .table:last-child &gt; tfoot:last-child &gt; tr:last-child td:last-child,</text:p>
      <text:p text:style-name="Standard">.panel &gt; .table:last-child &gt; tbody:last-child &gt; tr:last-child th:last-child,</text:p>
      <text:p text:style-name="Standard">.panel &gt; .table-responsive:last-child &gt; .table:last-child &gt; tbody:last-child &gt; tr:last-child th:last-child,</text:p>
      <text:p text:style-name="Standard">.panel &gt; .table:last-child &gt; tfoot:last-child &gt; tr:last-child th:last-child,</text:p>
      <text:p text:style-name="Standard">.panel &gt; .table-responsive:last-child &gt; .table:last-child &gt; tfoot:last-child &gt; tr:last-child th:last-child {</text:p>
      <text:p text:style-name="Standard"><text:soft-page-break/><text:s text:c="2"/>border-bottom-right-radius: 3px;</text:p>
      <text:p text:style-name="Standard">}</text:p>
      <text:p text:style-name="Standard">.panel &gt; .panel-body + .table,</text:p>
      <text:p text:style-name="Standard">.panel &gt; .panel-body + .table-responsive,</text:p>
      <text:p text:style-name="Standard">.panel &gt; .table + .panel-body,</text:p>
      <text:p text:style-name="Standard">.panel &gt; .table-responsive + .panel-body {</text:p>
      <text:p text:style-name="Standard"><text:s text:c="2"/>border-top: 1px solid #ddd;</text:p>
      <text:p text:style-name="Standard">}</text:p>
      <text:p text:style-name="Standard">.panel &gt; .table &gt; tbody:first-child &gt; tr:first-child th,</text:p>
      <text:p text:style-name="Standard">.panel &gt; .table &gt; tbody:first-child &gt; tr:first-child td {</text:p>
      <text:p text:style-name="Standard"><text:s text:c="2"/>border-top: 0;</text:p>
      <text:p text:style-name="Standard">}</text:p>
      <text:p text:style-name="Standard">.panel &gt; .table-bordered,</text:p>
      <text:p text:style-name="Standard">.panel &gt; .table-responsive &gt; .table-bordered {</text:p>
      <text:p text:style-name="Standard"><text:s text:c="2"/>border: 0;</text:p>
      <text:p text:style-name="Standard">}</text:p>
      <text:p text:style-name="Standard">.panel &gt; .table-bordered &gt; thead &gt; tr &gt; th:first-child,</text:p>
      <text:p text:style-name="Standard">.panel &gt; .table-responsive &gt; .table-bordered &gt; thead &gt; tr &gt; th:first-child,</text:p>
      <text:p text:style-name="Standard">.panel &gt; .table-bordered &gt; tbody &gt; tr &gt; th:first-child,</text:p>
      <text:p text:style-name="Standard">.panel &gt; .table-responsive &gt; .table-bordered &gt; tbody &gt; tr &gt; th:first-child,</text:p>
      <text:p text:style-name="Standard">.panel &gt; .table-bordered &gt; tfoot &gt; tr &gt; th:first-child,</text:p>
      <text:p text:style-name="Standard">.panel &gt; .table-responsive &gt; .table-bordered &gt; tfoot &gt; tr &gt; th:first-child,</text:p>
      <text:p text:style-name="Standard">.panel &gt; .table-bordered &gt; thead &gt; tr &gt; td:first-child,</text:p>
      <text:p text:style-name="Standard">.panel &gt; .table-responsive &gt; .table-bordered &gt; thead &gt; tr &gt; td:first-child,</text:p>
      <text:p text:style-name="Standard">.panel &gt; .table-bordered &gt; tbody &gt; tr &gt; td:first-child,</text:p>
      <text:p text:style-name="Standard">.panel &gt; .table-responsive &gt; .table-bordered &gt; tbody &gt; tr &gt; td:first-child,</text:p>
      <text:p text:style-name="Standard">.panel &gt; .table-bordered &gt; tfoot &gt; tr &gt; td:first-child,</text:p>
      <text:p text:style-name="Standard">.panel &gt; .table-responsive &gt; .table-bordered &gt; tfoot &gt; tr &gt; td:first-child {</text:p>
      <text:p text:style-name="Standard"><text:s text:c="2"/>border-left: 0;</text:p>
      <text:p text:style-name="Standard">}</text:p>
      <text:p text:style-name="Standard">.panel &gt; .table-bordered &gt; thead &gt; tr &gt; th:last-child,</text:p>
      <text:p text:style-name="Standard">.panel &gt; .table-responsive &gt; .table-bordered &gt; thead &gt; tr &gt; th:last-child,</text:p>
      <text:p text:style-name="Standard">.panel &gt; .table-bordered &gt; tbody &gt; tr &gt; th:last-child,</text:p>
      <text:p text:style-name="Standard">.panel &gt; .table-responsive &gt; .table-bordered &gt; tbody &gt; tr &gt; th:last-child,</text:p>
      <text:p text:style-name="Standard">.panel &gt; .table-bordered &gt; tfoot &gt; tr &gt; th:last-child,</text:p>
      <text:p text:style-name="Standard">.panel &gt; .table-responsive &gt; .table-bordered &gt; tfoot &gt; tr &gt; th:last-child,</text:p>
      <text:p text:style-name="Standard">.panel &gt; .table-bordered &gt; thead &gt; tr &gt; td:last-child,</text:p>
      <text:p text:style-name="Standard">.panel &gt; .table-responsive &gt; .table-bordered &gt; thead &gt; tr &gt; td:last-child,</text:p>
      <text:p text:style-name="Standard">.panel &gt; .table-bordered &gt; tbody &gt; tr &gt; td:last-child,</text:p>
      <text:p text:style-name="Standard">.panel &gt; .table-responsive &gt; .table-bordered &gt; tbody &gt; tr &gt; td:last-child,</text:p>
      <text:p text:style-name="Standard">.panel &gt; .table-bordered &gt; tfoot &gt; tr &gt; td:last-child,</text:p>
      <text:p text:style-name="Standard">.panel &gt; .table-responsive &gt; .table-bordered &gt; tfoot &gt; tr &gt; td:last-child {</text:p>
      <text:p text:style-name="Standard"><text:s text:c="2"/>border-right: 0;</text:p>
      <text:p text:style-name="Standard">}</text:p>
      <text:p text:style-name="Standard">.panel &gt; .table-bordered &gt; thead &gt; tr:first-child &gt; td,</text:p>
      <text:p text:style-name="Standard">.panel &gt; .table-responsive &gt; .table-bordered &gt; thead &gt; tr:first-child &gt; td,</text:p>
      <text:p text:style-name="Standard">.panel &gt; .table-bordered &gt; tbody &gt; tr:first-child &gt; td,</text:p>
      <text:p text:style-name="Standard">.panel &gt; .table-responsive &gt; .table-bordered &gt; tbody &gt; tr:first-child &gt; td,</text:p>
      <text:p text:style-name="Standard">.panel &gt; .table-bordered &gt; thead &gt; tr:first-child &gt; th,</text:p>
      <text:p text:style-name="Standard">.panel &gt; .table-responsive &gt; .table-bordered &gt; thead &gt; tr:first-child &gt; th,</text:p>
      <text:p text:style-name="Standard">.panel &gt; .table-bordered &gt; tbody &gt; tr:first-child &gt; th,</text:p>
      <text:p text:style-name="Standard">.panel &gt; .table-responsive &gt; .table-bordered &gt; tbody &gt; tr:first-child &gt; th {</text:p>
      <text:p text:style-name="Standard"><text:soft-page-break/><text:s text:c="2"/>border-bottom: 0;</text:p>
      <text:p text:style-name="Standard">}</text:p>
      <text:p text:style-name="Standard">.panel &gt; .table-bordered &gt; tbody &gt; tr:last-child &gt; td,</text:p>
      <text:p text:style-name="Standard">.panel &gt; .table-responsive &gt; .table-bordered &gt; tbody &gt; tr:last-child &gt; td,</text:p>
      <text:p text:style-name="Standard">.panel &gt; .table-bordered &gt; tfoot &gt; tr:last-child &gt; td,</text:p>
      <text:p text:style-name="Standard">.panel &gt; .table-responsive &gt; .table-bordered &gt; tfoot &gt; tr:last-child &gt; td,</text:p>
      <text:p text:style-name="Standard">.panel &gt; .table-bordered &gt; tbody &gt; tr:last-child &gt; th,</text:p>
      <text:p text:style-name="Standard">.panel &gt; .table-responsive &gt; .table-bordered &gt; tbody &gt; tr:last-child &gt; th,</text:p>
      <text:p text:style-name="Standard">.panel &gt; .table-bordered &gt; tfoot &gt; tr:last-child &gt; th,</text:p>
      <text:p text:style-name="Standard">.panel &gt; .table-responsive &gt; .table-bordered &gt; tfoot &gt; tr:last-child &gt; th {</text:p>
      <text:p text:style-name="Standard"><text:s text:c="2"/>border-bottom: 0;</text:p>
      <text:p text:style-name="Standard">}</text:p>
      <text:p text:style-name="Standard">.panel &gt; .table-responsive {</text:p>
      <text:p text:style-name="Standard"><text:s text:c="2"/>border: 0;</text:p>
      <text:p text:style-name="Standard"><text:s text:c="2"/>margin-bottom: 0;</text:p>
      <text:p text:style-name="Standard">}</text:p>
      <text:p text:style-name="Standard">.panel-group {</text:p>
      <text:p text:style-name="Standard"><text:s text:c="2"/>margin-bottom: 20px;</text:p>
      <text:p text:style-name="Standard">}</text:p>
      <text:p text:style-name="Standard">.panel-group .panel {</text:p>
      <text:p text:style-name="Standard"><text:s text:c="2"/>margin-bottom: 0;</text:p>
      <text:p text:style-name="Standard"><text:s text:c="2"/>border-radius: 4px;</text:p>
      <text:p text:style-name="Standard">}</text:p>
      <text:p text:style-name="Standard">.panel-group .panel + .panel {</text:p>
      <text:p text:style-name="Standard"><text:s text:c="2"/>margin-top: 5px;</text:p>
      <text:p text:style-name="Standard">}</text:p>
      <text:p text:style-name="Standard">.panel-group .panel-heading {</text:p>
      <text:p text:style-name="Standard"><text:s text:c="2"/>border-bottom: 0;</text:p>
      <text:p text:style-name="Standard">}</text:p>
      <text:p text:style-name="Standard">.panel-group .panel-heading + .panel-collapse &gt; .panel-body,</text:p>
      <text:p text:style-name="Standard">.panel-group .panel-heading + .panel-collapse &gt; .list-group {</text:p>
      <text:p text:style-name="Standard"><text:s text:c="2"/>border-top: 1px solid #ddd;</text:p>
      <text:p text:style-name="Standard">}</text:p>
      <text:p text:style-name="Standard">.panel-group .panel-footer {</text:p>
      <text:p text:style-name="Standard"><text:s text:c="2"/>border-top: 0;</text:p>
      <text:p text:style-name="Standard">}</text:p>
      <text:p text:style-name="Standard">.panel-group .panel-footer + .panel-collapse .panel-body {</text:p>
      <text:p text:style-name="Standard"><text:s text:c="2"/>border-bottom: 1px solid #ddd;</text:p>
      <text:p text:style-name="Standard">}</text:p>
      <text:p text:style-name="Standard">.panel-default {</text:p>
      <text:p text:style-name="Standard"><text:s text:c="2"/>border-color: #ddd;</text:p>
      <text:p text:style-name="Standard">}</text:p>
      <text:p text:style-name="Standard">.panel-default &gt; .panel-heading {</text:p>
      <text:p text:style-name="Standard"><text:s text:c="2"/>color: #333333;</text:p>
      <text:p text:style-name="Standard"><text:s text:c="2"/>background-color: #f5f5f5;</text:p>
      <text:p text:style-name="Standard"><text:s text:c="2"/>border-color: #ddd;</text:p>
      <text:p text:style-name="Standard">}</text:p>
      <text:p text:style-name="Standard">.panel-default &gt; .panel-heading + .panel-collapse &gt; .panel-body {</text:p>
      <text:p text:style-name="Standard"><text:s text:c="2"/>border-top-color: #ddd;</text:p>
      <text:p text:style-name="Standard">}</text:p>
      <text:p text:style-name="Standard">.panel-default &gt; .panel-heading .badge {</text:p>
      <text:p text:style-name="Standard"><text:s text:c="2"/>color: #f5f5f5;</text:p>
      <text:p text:style-name="Standard"><text:soft-page-break/><text:s text:c="2"/>background-color: #333333;</text:p>
      <text:p text:style-name="Standard">}</text:p>
      <text:p text:style-name="Standard">.panel-default &gt; .panel-footer + .panel-collapse &gt; .panel-body {</text:p>
      <text:p text:style-name="Standard"><text:s text:c="2"/>border-bottom-color: #ddd;</text:p>
      <text:p text:style-name="Standard">}</text:p>
      <text:p text:style-name="Standard">.panel-primary {</text:p>
      <text:p text:style-name="Standard"><text:s text:c="2"/>border-color: #337ab7;</text:p>
      <text:p text:style-name="Standard">}</text:p>
      <text:p text:style-name="Standard">.panel-primary &gt; .panel-heading {</text:p>
      <text:p text:style-name="Standard"><text:s text:c="2"/>color: #fff;</text:p>
      <text:p text:style-name="Standard"><text:s text:c="2"/>background-color: #337ab7;</text:p>
      <text:p text:style-name="Standard"><text:s text:c="2"/>border-color: #337ab7;</text:p>
      <text:p text:style-name="Standard">}</text:p>
      <text:p text:style-name="Standard">.panel-primary &gt; .panel-heading + .panel-collapse &gt; .panel-body {</text:p>
      <text:p text:style-name="Standard"><text:s text:c="2"/>border-top-color: #337ab7;</text:p>
      <text:p text:style-name="Standard">}</text:p>
      <text:p text:style-name="Standard">.panel-primary &gt; .panel-heading .badge {</text:p>
      <text:p text:style-name="Standard"><text:s text:c="2"/>color: #337ab7;</text:p>
      <text:p text:style-name="Standard"><text:s text:c="2"/>background-color: #fff;</text:p>
      <text:p text:style-name="Standard">}</text:p>
      <text:p text:style-name="Standard">.panel-primary &gt; .panel-footer + .panel-collapse &gt; .panel-body {</text:p>
      <text:p text:style-name="Standard"><text:s text:c="2"/>border-bottom-color: #337ab7;</text:p>
      <text:p text:style-name="Standard">}</text:p>
      <text:p text:style-name="Standard">.panel-success {</text:p>
      <text:p text:style-name="Standard"><text:s text:c="2"/>border-color: #d6e9c6;</text:p>
      <text:p text:style-name="Standard">}</text:p>
      <text:p text:style-name="Standard">.panel-success &gt; .panel-heading {</text:p>
      <text:p text:style-name="Standard"><text:s text:c="2"/>color: #3c763d;</text:p>
      <text:p text:style-name="Standard"><text:s text:c="2"/>background-color: #dff0d8;</text:p>
      <text:p text:style-name="Standard"><text:s text:c="2"/>border-color: #d6e9c6;</text:p>
      <text:p text:style-name="Standard">}</text:p>
      <text:p text:style-name="Standard">.panel-success &gt; .panel-heading + .panel-collapse &gt; .panel-body {</text:p>
      <text:p text:style-name="Standard"><text:s text:c="2"/>border-top-color: #d6e9c6;</text:p>
      <text:p text:style-name="Standard">}</text:p>
      <text:p text:style-name="Standard">.panel-success &gt; .panel-heading .badge {</text:p>
      <text:p text:style-name="Standard"><text:s text:c="2"/>color: #dff0d8;</text:p>
      <text:p text:style-name="Standard"><text:s text:c="2"/>background-color: #3c763d;</text:p>
      <text:p text:style-name="Standard">}</text:p>
      <text:p text:style-name="Standard">.panel-success &gt; .panel-footer + .panel-collapse &gt; .panel-body {</text:p>
      <text:p text:style-name="Standard"><text:s text:c="2"/>border-bottom-color: #d6e9c6;</text:p>
      <text:p text:style-name="Standard">}</text:p>
      <text:p text:style-name="Standard">.panel-info {</text:p>
      <text:p text:style-name="Standard"><text:s text:c="2"/>border-color: #bce8f1;</text:p>
      <text:p text:style-name="Standard">}</text:p>
      <text:p text:style-name="Standard">.panel-info &gt; .panel-heading {</text:p>
      <text:p text:style-name="Standard"><text:s text:c="2"/>color: #31708f;</text:p>
      <text:p text:style-name="Standard"><text:s text:c="2"/>background-color: #d9edf7;</text:p>
      <text:p text:style-name="Standard"><text:s text:c="2"/>border-color: #bce8f1;</text:p>
      <text:p text:style-name="Standard">}</text:p>
      <text:p text:style-name="Standard">.panel-info &gt; .panel-heading + .panel-collapse &gt; .panel-body {</text:p>
      <text:p text:style-name="Standard"><text:s text:c="2"/>border-top-color: #bce8f1;</text:p>
      <text:p text:style-name="Standard">}</text:p>
      <text:p text:style-name="Standard"><text:soft-page-break/>.panel-info &gt; .panel-heading .badge {</text:p>
      <text:p text:style-name="Standard"><text:s text:c="2"/>color: #d9edf7;</text:p>
      <text:p text:style-name="Standard"><text:s text:c="2"/>background-color: #31708f;</text:p>
      <text:p text:style-name="Standard">}</text:p>
      <text:p text:style-name="Standard">.panel-info &gt; .panel-footer + .panel-collapse &gt; .panel-body {</text:p>
      <text:p text:style-name="Standard"><text:s text:c="2"/>border-bottom-color: #bce8f1;</text:p>
      <text:p text:style-name="Standard">}</text:p>
      <text:p text:style-name="Standard">.panel-warning {</text:p>
      <text:p text:style-name="Standard"><text:s text:c="2"/>border-color: #faebcc;</text:p>
      <text:p text:style-name="Standard">}</text:p>
      <text:p text:style-name="Standard">.panel-warning &gt; .panel-heading {</text:p>
      <text:p text:style-name="Standard"><text:s text:c="2"/>color: #8a6d3b;</text:p>
      <text:p text:style-name="Standard"><text:s text:c="2"/>background-color: #fcf8e3;</text:p>
      <text:p text:style-name="Standard"><text:s text:c="2"/>border-color: #faebcc;</text:p>
      <text:p text:style-name="Standard">}</text:p>
      <text:p text:style-name="Standard">.panel-warning &gt; .panel-heading + .panel-collapse &gt; .panel-body {</text:p>
      <text:p text:style-name="Standard"><text:s text:c="2"/>border-top-color: #faebcc;</text:p>
      <text:p text:style-name="Standard">}</text:p>
      <text:p text:style-name="Standard">.panel-warning &gt; .panel-heading .badge {</text:p>
      <text:p text:style-name="Standard"><text:s text:c="2"/>color: #fcf8e3;</text:p>
      <text:p text:style-name="Standard"><text:s text:c="2"/>background-color: #8a6d3b;</text:p>
      <text:p text:style-name="Standard">}</text:p>
      <text:p text:style-name="Standard">.panel-warning &gt; .panel-footer + .panel-collapse &gt; .panel-body {</text:p>
      <text:p text:style-name="Standard"><text:s text:c="2"/>border-bottom-color: #faebcc;</text:p>
      <text:p text:style-name="Standard">}</text:p>
      <text:p text:style-name="Standard">.panel-danger {</text:p>
      <text:p text:style-name="Standard"><text:s text:c="2"/>border-color: #ebccd1;</text:p>
      <text:p text:style-name="Standard">}</text:p>
      <text:p text:style-name="Standard">.panel-danger &gt; .panel-heading {</text:p>
      <text:p text:style-name="Standard"><text:s text:c="2"/>color: #a94442;</text:p>
      <text:p text:style-name="Standard"><text:s text:c="2"/>background-color: #f2dede;</text:p>
      <text:p text:style-name="Standard"><text:s text:c="2"/>border-color: #ebccd1;</text:p>
      <text:p text:style-name="Standard">}</text:p>
      <text:p text:style-name="Standard">.panel-danger &gt; .panel-heading + .panel-collapse &gt; .panel-body {</text:p>
      <text:p text:style-name="Standard"><text:s text:c="2"/>border-top-color: #ebccd1;</text:p>
      <text:p text:style-name="Standard">}</text:p>
      <text:p text:style-name="Standard">.panel-danger &gt; .panel-heading .badge {</text:p>
      <text:p text:style-name="Standard"><text:s text:c="2"/>color: #f2dede;</text:p>
      <text:p text:style-name="Standard"><text:s text:c="2"/>background-color: #a94442;</text:p>
      <text:p text:style-name="Standard">}</text:p>
      <text:p text:style-name="Standard">.panel-danger &gt; .panel-footer + .panel-collapse &gt; .panel-body {</text:p>
      <text:p text:style-name="Standard"><text:s text:c="2"/>border-bottom-color: #ebccd1;</text:p>
      <text:p text:style-name="Standard">}</text:p>
      <text:p text:style-name="Standard">.embed-responsive {</text:p>
      <text:p text:style-name="Standard"><text:s text:c="2"/>position: relative;</text:p>
      <text:p text:style-name="Standard"><text:s text:c="2"/>display: block;</text:p>
      <text:p text:style-name="Standard"><text:s text:c="2"/>height: 0;</text:p>
      <text:p text:style-name="Standard"><text:s text:c="2"/>padding: 0;</text:p>
      <text:p text:style-name="Standard"><text:s text:c="2"/>overflow: hidden;</text:p>
      <text:p text:style-name="Standard">}</text:p>
      <text:p text:style-name="Standard">.embed-responsive .embed-responsive-item,</text:p>
      <text:p text:style-name="Standard">.embed-responsive iframe,</text:p>
      <text:p text:style-name="Standard"><text:soft-page-break/>.embed-responsive embed,</text:p>
      <text:p text:style-name="Standard">.embed-responsive object,</text:p>
      <text:p text:style-name="Standard">.embed-responsive video {</text:p>
      <text:p text:style-name="Standard"><text:s text:c="2"/>position: absolute;</text:p>
      <text:p text:style-name="Standard"><text:s text:c="2"/>top: 0;</text:p>
      <text:p text:style-name="Standard"><text:s text:c="2"/>left: 0;</text:p>
      <text:p text:style-name="Standard"><text:s text:c="2"/>bottom: 0;</text:p>
      <text:p text:style-name="Standard"><text:s text:c="2"/>height: 100%;</text:p>
      <text:p text:style-name="Standard"><text:s text:c="2"/>width: 100%;</text:p>
      <text:p text:style-name="Standard"><text:s text:c="2"/>border: 0;</text:p>
      <text:p text:style-name="Standard">}</text:p>
      <text:p text:style-name="Standard">.embed-responsive-16by9 {</text:p>
      <text:p text:style-name="Standard"><text:s text:c="2"/>padding-bottom: 56.25%;</text:p>
      <text:p text:style-name="Standard">}</text:p>
      <text:p text:style-name="Standard">.embed-responsive-4by3 {</text:p>
      <text:p text:style-name="Standard"><text:s text:c="2"/>padding-bottom: 75%;</text:p>
      <text:p text:style-name="Standard">}</text:p>
      <text:p text:style-name="Standard">.well {</text:p>
      <text:p text:style-name="Standard"><text:s text:c="2"/>min-height: 20px;</text:p>
      <text:p text:style-name="Standard"><text:s text:c="2"/>padding: 19px;</text:p>
      <text:p text:style-name="Standard"><text:s text:c="2"/>margin-bottom: 20px;</text:p>
      <text:p text:style-name="Standard"><text:s text:c="2"/>background-color: #f5f5f5;</text:p>
      <text:p text:style-name="Standard"><text:s text:c="2"/>border: 1px solid #e3e3e3;</text:p>
      <text:p text:style-name="Standard"><text:s text:c="2"/>border-radius: 4px;</text:p>
      <text:p text:style-name="Standard"><text:s text:c="2"/>-webkit-box-shadow: inset 0 1px 1px rgba(0, 0, 0, 0.05);</text:p>
      <text:p text:style-name="Standard"><text:s text:c="2"/>box-shadow: inset 0 1px 1px rgba(0, 0, 0, 0.05);</text:p>
      <text:p text:style-name="Standard">}</text:p>
      <text:p text:style-name="Standard">.well blockquote {</text:p>
      <text:p text:style-name="Standard"><text:s text:c="2"/>border-color: #ddd;</text:p>
      <text:p text:style-name="Standard"><text:s text:c="2"/>border-color: rgba(0, 0, 0, 0.15);</text:p>
      <text:p text:style-name="Standard">}</text:p>
      <text:p text:style-name="Standard">.well-lg {</text:p>
      <text:p text:style-name="Standard"><text:s text:c="2"/>padding: 24px;</text:p>
      <text:p text:style-name="Standard"><text:s text:c="2"/>border-radius: 6px;</text:p>
      <text:p text:style-name="Standard">}</text:p>
      <text:p text:style-name="Standard">.well-sm {</text:p>
      <text:p text:style-name="Standard"><text:s text:c="2"/>padding: 9px;</text:p>
      <text:p text:style-name="Standard"><text:s text:c="2"/>border-radius: 3px;</text:p>
      <text:p text:style-name="Standard">}</text:p>
      <text:p text:style-name="Standard">.close {</text:p>
      <text:p text:style-name="Standard"><text:s text:c="2"/>float: right;</text:p>
      <text:p text:style-name="Standard"><text:s text:c="2"/>font-size: 21px;</text:p>
      <text:p text:style-name="Standard"><text:s text:c="2"/>font-weight: bold;</text:p>
      <text:p text:style-name="Standard"><text:s text:c="2"/>line-height: 1;</text:p>
      <text:p text:style-name="Standard"><text:s text:c="2"/>color: #000;</text:p>
      <text:p text:style-name="Standard"><text:s text:c="2"/>text-shadow: 0 1px 0 #fff;</text:p>
      <text:p text:style-name="Standard"><text:s text:c="2"/>opacity: 0.2;</text:p>
      <text:p text:style-name="Standard"><text:s text:c="2"/>filter: alpha(opacity=20);</text:p>
      <text:p text:style-name="Standard">}</text:p>
      <text:p text:style-name="Standard">.close:hover,</text:p>
      <text:p text:style-name="Standard">.close:focus {</text:p>
      <text:p text:style-name="Standard"><text:s text:c="2"/>color: #000;</text:p>
      <text:p text:style-name="Standard"><text:soft-page-break/><text:s text:c="2"/>text-decoration: none;</text:p>
      <text:p text:style-name="Standard"><text:s text:c="2"/>cursor: pointer;</text:p>
      <text:p text:style-name="Standard"><text:s text:c="2"/>opacity: 0.5;</text:p>
      <text:p text:style-name="Standard"><text:s text:c="2"/>filter: alpha(opacity=50);</text:p>
      <text:p text:style-name="Standard">}</text:p>
      <text:p text:style-name="Standard">button.close {</text:p>
      <text:p text:style-name="Standard"><text:s text:c="2"/>padding: 0;</text:p>
      <text:p text:style-name="Standard"><text:s text:c="2"/>cursor: pointer;</text:p>
      <text:p text:style-name="Standard"><text:s text:c="2"/>background: transparent;</text:p>
      <text:p text:style-name="Standard"><text:s text:c="2"/>border: 0;</text:p>
      <text:p text:style-name="Standard"><text:s text:c="2"/>-webkit-appearance: none;</text:p>
      <text:p text:style-name="Standard">}</text:p>
      <text:p text:style-name="Standard">.modal-open {</text:p>
      <text:p text:style-name="Standard"><text:s text:c="2"/>overflow: hidden;</text:p>
      <text:p text:style-name="Standard">}</text:p>
      <text:p text:style-name="Standard">.modal {</text:p>
      <text:p text:style-name="Standard"><text:s text:c="2"/>display: none;</text:p>
      <text:p text:style-name="Standard"><text:s text:c="2"/>overflow: hidden;</text:p>
      <text:p text:style-name="Standard"><text:s text:c="2"/>position: fixed;</text:p>
      <text:p text:style-name="Standard"><text:s text:c="2"/>top: 0;</text:p>
      <text:p text:style-name="Standard"><text:s text:c="2"/>right: 0;</text:p>
      <text:p text:style-name="Standard"><text:s text:c="2"/>bottom: 0;</text:p>
      <text:p text:style-name="Standard"><text:s text:c="2"/>left: 0;</text:p>
      <text:p text:style-name="Standard"><text:s text:c="2"/>z-index: 1050;</text:p>
      <text:p text:style-name="Standard"><text:s text:c="2"/>-webkit-overflow-scrolling: touch;</text:p>
      <text:p text:style-name="Standard"><text:s text:c="2"/>outline: 0;</text:p>
      <text:p text:style-name="Standard">}</text:p>
      <text:p text:style-name="Standard">.modal.fade .modal-dialog {</text:p>
      <text:p text:style-name="Standard"><text:s text:c="2"/>-webkit-transform: translate(0, -25%);</text:p>
      <text:p text:style-name="Standard"><text:s text:c="2"/>-ms-transform: translate(0, -25%);</text:p>
      <text:p text:style-name="Standard"><text:s text:c="2"/>-o-transform: translate(0, -25%);</text:p>
      <text:p text:style-name="Standard"><text:s text:c="2"/>transform: translate(0, -25%);</text:p>
      <text:p text:style-name="Standard"><text:s text:c="2"/>-webkit-transition: -webkit-transform 0.3s ease-out;</text:p>
      <text:p text:style-name="Standard"><text:s text:c="2"/>-moz-transition: -moz-transform 0.3s ease-out;</text:p>
      <text:p text:style-name="Standard"><text:s text:c="2"/>-o-transition: -o-transform 0.3s ease-out;</text:p>
      <text:p text:style-name="Standard"><text:s text:c="2"/>transition: transform 0.3s ease-out;</text:p>
      <text:p text:style-name="Standard">}</text:p>
      <text:p text:style-name="Standard">.modal.in .modal-dialog {</text:p>
      <text:p text:style-name="Standard"><text:s text:c="2"/>-webkit-transform: translate(0, 0);</text:p>
      <text:p text:style-name="Standard"><text:s text:c="2"/>-ms-transform: translate(0, 0);</text:p>
      <text:p text:style-name="Standard"><text:s text:c="2"/>-o-transform: translate(0, 0);</text:p>
      <text:p text:style-name="Standard"><text:s text:c="2"/>transform: translate(0, 0);</text:p>
      <text:p text:style-name="Standard">}</text:p>
      <text:p text:style-name="Standard">.modal-open .modal {</text:p>
      <text:p text:style-name="Standard"><text:s text:c="2"/>overflow-x: hidden;</text:p>
      <text:p text:style-name="Standard"><text:s text:c="2"/>overflow-y: auto;</text:p>
      <text:p text:style-name="Standard">}</text:p>
      <text:p text:style-name="Standard">.modal-dialog {</text:p>
      <text:p text:style-name="Standard"><text:s text:c="2"/>position: relative;</text:p>
      <text:p text:style-name="Standard"><text:s text:c="2"/>width: auto;</text:p>
      <text:p text:style-name="Standard"><text:s text:c="2"/>margin: 10px;</text:p>
      <text:p text:style-name="Standard">}</text:p>
      <text:p text:style-name="Standard"><text:soft-page-break/>.modal-content {</text:p>
      <text:p text:style-name="Standard"><text:s text:c="2"/>position: relative;</text:p>
      <text:p text:style-name="Standard"><text:s text:c="2"/>background-color: #fff;</text:p>
      <text:p text:style-name="Standard"><text:s text:c="2"/>border: 1px solid #999;</text:p>
      <text:p text:style-name="Standard"><text:s text:c="2"/>border: 1px solid rgba(0, 0, 0, 0.2);</text:p>
      <text:p text:style-name="Standard"><text:s text:c="2"/>border-radius: 6px;</text:p>
      <text:p text:style-name="Standard"><text:s text:c="2"/>-webkit-box-shadow: 0 3px 9px rgba(0, 0, 0, 0.5);</text:p>
      <text:p text:style-name="Standard"><text:s text:c="2"/>box-shadow: 0 3px 9px rgba(0, 0, 0, 0.5);</text:p>
      <text:p text:style-name="Standard"><text:s text:c="2"/>background-clip: padding-box;</text:p>
      <text:p text:style-name="Standard"><text:s text:c="2"/>outline: 0;</text:p>
      <text:p text:style-name="Standard">}</text:p>
      <text:p text:style-name="Standard">.modal-backdrop {</text:p>
      <text:p text:style-name="Standard"><text:s text:c="2"/>position: fixed;</text:p>
      <text:p text:style-name="Standard"><text:s text:c="2"/>top: 0;</text:p>
      <text:p text:style-name="Standard"><text:s text:c="2"/>right: 0;</text:p>
      <text:p text:style-name="Standard"><text:s text:c="2"/>bottom: 0;</text:p>
      <text:p text:style-name="Standard"><text:s text:c="2"/>left: 0;</text:p>
      <text:p text:style-name="Standard"><text:s text:c="2"/>z-index: 1040;</text:p>
      <text:p text:style-name="Standard"><text:s text:c="2"/>background-color: #000;</text:p>
      <text:p text:style-name="Standard">}</text:p>
      <text:p text:style-name="Standard">.modal-backdrop.fade {</text:p>
      <text:p text:style-name="Standard"><text:s text:c="2"/>opacity: 0;</text:p>
      <text:p text:style-name="Standard"><text:s text:c="2"/>filter: alpha(opacity=0);</text:p>
      <text:p text:style-name="Standard">}</text:p>
      <text:p text:style-name="Standard">.modal-backdrop.in {</text:p>
      <text:p text:style-name="Standard"><text:s text:c="2"/>opacity: 0.5;</text:p>
      <text:p text:style-name="Standard"><text:s text:c="2"/>filter: alpha(opacity=50);</text:p>
      <text:p text:style-name="Standard">}</text:p>
      <text:p text:style-name="Standard">.modal-header {</text:p>
      <text:p text:style-name="Standard"><text:s text:c="2"/>padding: 15px;</text:p>
      <text:p text:style-name="Standard"><text:s text:c="2"/>border-bottom: 1px solid #e5e5e5;</text:p>
      <text:p text:style-name="Standard">}</text:p>
      <text:p text:style-name="Standard">.modal-header .close {</text:p>
      <text:p text:style-name="Standard"><text:s text:c="2"/>margin-top: -2px;</text:p>
      <text:p text:style-name="Standard">}</text:p>
      <text:p text:style-name="Standard">.modal-title {</text:p>
      <text:p text:style-name="Standard"><text:s text:c="2"/>margin: 0;</text:p>
      <text:p text:style-name="Standard"><text:s text:c="2"/>line-height: 1.42857143;</text:p>
      <text:p text:style-name="Standard">}</text:p>
      <text:p text:style-name="Standard">.modal-body {</text:p>
      <text:p text:style-name="Standard"><text:s text:c="2"/>position: relative;</text:p>
      <text:p text:style-name="Standard"><text:s text:c="2"/>padding: 15px;</text:p>
      <text:p text:style-name="Standard">}</text:p>
      <text:p text:style-name="Standard">.modal-footer {</text:p>
      <text:p text:style-name="Standard"><text:s text:c="2"/>padding: 15px;</text:p>
      <text:p text:style-name="Standard"><text:s text:c="2"/>text-align: right;</text:p>
      <text:p text:style-name="Standard"><text:s text:c="2"/>border-top: 1px solid #e5e5e5;</text:p>
      <text:p text:style-name="Standard">}</text:p>
      <text:p text:style-name="Standard">.modal-footer .btn + .btn {</text:p>
      <text:p text:style-name="Standard"><text:s text:c="2"/>margin-left: 5px;</text:p>
      <text:p text:style-name="Standard"><text:s text:c="2"/>margin-bottom: 0;</text:p>
      <text:p text:style-name="Standard">}</text:p>
      <text:p text:style-name="Standard"><text:soft-page-break/>.modal-footer .btn-group .btn + .btn {</text:p>
      <text:p text:style-name="Standard"><text:s text:c="2"/>margin-left: -1px;</text:p>
      <text:p text:style-name="Standard">}</text:p>
      <text:p text:style-name="Standard">.modal-footer .btn-block + .btn-block {</text:p>
      <text:p text:style-name="Standard"><text:s text:c="2"/>margin-left: 0;</text:p>
      <text:p text:style-name="Standard">}</text:p>
      <text:p text:style-name="Standard">.modal-scrollbar-measure {</text:p>
      <text:p text:style-name="Standard"><text:s text:c="2"/>position: absolute;</text:p>
      <text:p text:style-name="Standard"><text:s text:c="2"/>top: -9999px;</text:p>
      <text:p text:style-name="Standard"><text:s text:c="2"/>width: 50px;</text:p>
      <text:p text:style-name="Standard"><text:s text:c="2"/>height: 50px;</text:p>
      <text:p text:style-name="Standard"><text:s text:c="2"/>overflow: scroll;</text:p>
      <text:p text:style-name="Standard">}</text:p>
      <text:p text:style-name="Standard">@media (min-width: 768px) {</text:p>
      <text:p text:style-name="Standard"><text:s text:c="2"/>.modal-dialog {</text:p>
      <text:p text:style-name="Standard"><text:s text:c="4"/>width: 600px;</text:p>
      <text:p text:style-name="Standard"><text:s text:c="4"/>margin: 30px auto;</text:p>
      <text:p text:style-name="Standard"><text:s text:c="2"/>}</text:p>
      <text:p text:style-name="Standard"><text:s text:c="2"/>.modal-content {</text:p>
      <text:p text:style-name="Standard"><text:s text:c="4"/>-webkit-box-shadow: 0 5px 15px rgba(0, 0, 0, 0.5);</text:p>
      <text:p text:style-name="Standard"><text:s text:c="4"/>box-shadow: 0 5px 15px rgba(0, 0, 0, 0.5);</text:p>
      <text:p text:style-name="Standard"><text:s text:c="2"/>}</text:p>
      <text:p text:style-name="Standard"><text:s text:c="2"/>.modal-sm {</text:p>
      <text:p text:style-name="Standard"><text:s text:c="4"/>width: 300px;</text:p>
      <text:p text:style-name="Standard"><text:s text:c="2"/>}</text:p>
      <text:p text:style-name="Standard">}</text:p>
      <text:p text:style-name="Standard">@media (min-width: 992px) {</text:p>
      <text:p text:style-name="Standard"><text:s text:c="2"/>.modal-lg {</text:p>
      <text:p text:style-name="Standard"><text:s text:c="4"/>width: 900px;</text:p>
      <text:p text:style-name="Standard"><text:s text:c="2"/>}</text:p>
      <text:p text:style-name="Standard">}</text:p>
      <text:p text:style-name="Standard">.tooltip {</text:p>
      <text:p text:style-name="Standard"><text:s text:c="2"/>position: absolute;</text:p>
      <text:p text:style-name="Standard"><text:s text:c="2"/>z-index: 1070;</text:p>
      <text:p text:style-name="Standard"><text:s text:c="2"/>display: block;</text:p>
      <text:p text:style-name="Standard"><text:s text:c="2"/>font-family: "Helvetica Neue", Helvetica, Arial, sans-serif;</text:p>
      <text:p text:style-name="Standard"><text:s text:c="2"/>font-style: normal;</text:p>
      <text:p text:style-name="Standard"><text:s text:c="2"/>font-weight: normal;</text:p>
      <text:p text:style-name="Standard"><text:s text:c="2"/>letter-spacing: normal;</text:p>
      <text:p text:style-name="Standard"><text:s text:c="2"/>line-break: auto;</text:p>
      <text:p text:style-name="Standard"><text:s text:c="2"/>line-height: 1.42857143;</text:p>
      <text:p text:style-name="Standard"><text:s text:c="2"/>text-align: left;</text:p>
      <text:p text:style-name="Standard"><text:s text:c="2"/>text-align: start;</text:p>
      <text:p text:style-name="Standard"><text:s text:c="2"/>text-decoration: none;</text:p>
      <text:p text:style-name="Standard"><text:s text:c="2"/>text-shadow: none;</text:p>
      <text:p text:style-name="Standard"><text:s text:c="2"/>text-transform: none;</text:p>
      <text:p text:style-name="Standard"><text:s text:c="2"/>white-space: normal;</text:p>
      <text:p text:style-name="Standard"><text:s text:c="2"/>word-break: normal;</text:p>
      <text:p text:style-name="Standard"><text:s text:c="2"/>word-spacing: normal;</text:p>
      <text:p text:style-name="Standard"><text:s text:c="2"/>word-wrap: normal;</text:p>
      <text:p text:style-name="Standard"><text:s text:c="2"/>font-size: 12px;</text:p>
      <text:p text:style-name="Standard"><text:s text:c="2"/>opacity: 0;</text:p>
      <text:p text:style-name="Standard"><text:soft-page-break/><text:s text:c="2"/>filter: alpha(opacity=0);</text:p>
      <text:p text:style-name="Standard">}</text:p>
      <text:p text:style-name="Standard">.tooltip.in {</text:p>
      <text:p text:style-name="Standard"><text:s text:c="2"/>opacity: 0.9;</text:p>
      <text:p text:style-name="Standard"><text:s text:c="2"/>filter: alpha(opacity=90);</text:p>
      <text:p text:style-name="Standard">}</text:p>
      <text:p text:style-name="Standard">.tooltip.top {</text:p>
      <text:p text:style-name="Standard"><text:s text:c="2"/>margin-top: -3px;</text:p>
      <text:p text:style-name="Standard"><text:s text:c="2"/>padding: 5px 0;</text:p>
      <text:p text:style-name="Standard">}</text:p>
      <text:p text:style-name="Standard">.tooltip.right {</text:p>
      <text:p text:style-name="Standard"><text:s text:c="2"/>margin-left: 3px;</text:p>
      <text:p text:style-name="Standard"><text:s text:c="2"/>padding: 0 5px;</text:p>
      <text:p text:style-name="Standard">}</text:p>
      <text:p text:style-name="Standard">.tooltip.bottom {</text:p>
      <text:p text:style-name="Standard"><text:s text:c="2"/>margin-top: 3px;</text:p>
      <text:p text:style-name="Standard"><text:s text:c="2"/>padding: 5px 0;</text:p>
      <text:p text:style-name="Standard">}</text:p>
      <text:p text:style-name="Standard">.tooltip.left {</text:p>
      <text:p text:style-name="Standard"><text:s text:c="2"/>margin-left: -3px;</text:p>
      <text:p text:style-name="Standard"><text:s text:c="2"/>padding: 0 5px;</text:p>
      <text:p text:style-name="Standard">}</text:p>
      <text:p text:style-name="Standard">.tooltip-inner {</text:p>
      <text:p text:style-name="Standard"><text:s text:c="2"/>max-width: 200px;</text:p>
      <text:p text:style-name="Standard"><text:s text:c="2"/>padding: 3px 8px;</text:p>
      <text:p text:style-name="Standard"><text:s text:c="2"/>color: #fff;</text:p>
      <text:p text:style-name="Standard"><text:s text:c="2"/>text-align: center;</text:p>
      <text:p text:style-name="Standard"><text:s text:c="2"/>background-color: #000;</text:p>
      <text:p text:style-name="Standard"><text:s text:c="2"/>border-radius: 4px;</text:p>
      <text:p text:style-name="Standard">}</text:p>
      <text:p text:style-name="Standard">.tooltip-arrow {</text:p>
      <text:p text:style-name="Standard"><text:s text:c="2"/>position: absolute;</text:p>
      <text:p text:style-name="Standard"><text:s text:c="2"/>width: 0;</text:p>
      <text:p text:style-name="Standard"><text:s text:c="2"/>height: 0;</text:p>
      <text:p text:style-name="Standard"><text:s text:c="2"/>border-color: transparent;</text:p>
      <text:p text:style-name="Standard"><text:s text:c="2"/>border-style: solid;</text:p>
      <text:p text:style-name="Standard">}</text:p>
      <text:p text:style-name="Standard">.tooltip.top .tooltip-arrow {</text:p>
      <text:p text:style-name="Standard"><text:s text:c="2"/>bottom: 0;</text:p>
      <text:p text:style-name="Standard"><text:s text:c="2"/>left: 50%;</text:p>
      <text:p text:style-name="Standard"><text:s text:c="2"/>margin-left: -5px;</text:p>
      <text:p text:style-name="Standard"><text:s text:c="2"/>border-width: 5px 5px 0;</text:p>
      <text:p text:style-name="Standard"><text:s text:c="2"/>border-top-color: #000;</text:p>
      <text:p text:style-name="Standard">}</text:p>
      <text:p text:style-name="Standard">.tooltip.top-left .tooltip-arrow {</text:p>
      <text:p text:style-name="Standard"><text:s text:c="2"/>bottom: 0;</text:p>
      <text:p text:style-name="Standard"><text:s text:c="2"/>right: 5px;</text:p>
      <text:p text:style-name="Standard"><text:s text:c="2"/>margin-bottom: -5px;</text:p>
      <text:p text:style-name="Standard"><text:s text:c="2"/>border-width: 5px 5px 0;</text:p>
      <text:p text:style-name="Standard"><text:s text:c="2"/>border-top-color: #000;</text:p>
      <text:p text:style-name="Standard">}</text:p>
      <text:p text:style-name="Standard">.tooltip.top-right .tooltip-arrow {</text:p>
      <text:p text:style-name="Standard"><text:soft-page-break/><text:s text:c="2"/>bottom: 0;</text:p>
      <text:p text:style-name="Standard"><text:s text:c="2"/>left: 5px;</text:p>
      <text:p text:style-name="Standard"><text:s text:c="2"/>margin-bottom: -5px;</text:p>
      <text:p text:style-name="Standard"><text:s text:c="2"/>border-width: 5px 5px 0;</text:p>
      <text:p text:style-name="Standard"><text:s text:c="2"/>border-top-color: #000;</text:p>
      <text:p text:style-name="Standard">}</text:p>
      <text:p text:style-name="Standard">.tooltip.right .tooltip-arrow {</text:p>
      <text:p text:style-name="Standard"><text:s text:c="2"/>top: 50%;</text:p>
      <text:p text:style-name="Standard"><text:s text:c="2"/>left: 0;</text:p>
      <text:p text:style-name="Standard"><text:s text:c="2"/>margin-top: -5px;</text:p>
      <text:p text:style-name="Standard"><text:s text:c="2"/>border-width: 5px 5px 5px 0;</text:p>
      <text:p text:style-name="Standard"><text:s text:c="2"/>border-right-color: #000;</text:p>
      <text:p text:style-name="Standard">}</text:p>
      <text:p text:style-name="Standard">.tooltip.left .tooltip-arrow {</text:p>
      <text:p text:style-name="Standard"><text:s text:c="2"/>top: 50%;</text:p>
      <text:p text:style-name="Standard"><text:s text:c="2"/>right: 0;</text:p>
      <text:p text:style-name="Standard"><text:s text:c="2"/>margin-top: -5px;</text:p>
      <text:p text:style-name="Standard"><text:s text:c="2"/>border-width: 5px 0 5px 5px;</text:p>
      <text:p text:style-name="Standard"><text:s text:c="2"/>border-left-color: #000;</text:p>
      <text:p text:style-name="Standard">}</text:p>
      <text:p text:style-name="Standard">.tooltip.bottom .tooltip-arrow {</text:p>
      <text:p text:style-name="Standard"><text:s text:c="2"/>top: 0;</text:p>
      <text:p text:style-name="Standard"><text:s text:c="2"/>left: 50%;</text:p>
      <text:p text:style-name="Standard"><text:s text:c="2"/>margin-left: -5px;</text:p>
      <text:p text:style-name="Standard"><text:s text:c="2"/>border-width: 0 5px 5px;</text:p>
      <text:p text:style-name="Standard"><text:s text:c="2"/>border-bottom-color: #000;</text:p>
      <text:p text:style-name="Standard">}</text:p>
      <text:p text:style-name="Standard">.tooltip.bottom-left .tooltip-arrow {</text:p>
      <text:p text:style-name="Standard"><text:s text:c="2"/>top: 0;</text:p>
      <text:p text:style-name="Standard"><text:s text:c="2"/>right: 5px;</text:p>
      <text:p text:style-name="Standard"><text:s text:c="2"/>margin-top: -5px;</text:p>
      <text:p text:style-name="Standard"><text:s text:c="2"/>border-width: 0 5px 5px;</text:p>
      <text:p text:style-name="Standard"><text:s text:c="2"/>border-bottom-color: #000;</text:p>
      <text:p text:style-name="Standard">}</text:p>
      <text:p text:style-name="Standard">.tooltip.bottom-right .tooltip-arrow {</text:p>
      <text:p text:style-name="Standard"><text:s text:c="2"/>top: 0;</text:p>
      <text:p text:style-name="Standard"><text:s text:c="2"/>left: 5px;</text:p>
      <text:p text:style-name="Standard"><text:s text:c="2"/>margin-top: -5px;</text:p>
      <text:p text:style-name="Standard"><text:s text:c="2"/>border-width: 0 5px 5px;</text:p>
      <text:p text:style-name="Standard"><text:s text:c="2"/>border-bottom-color: #000;</text:p>
      <text:p text:style-name="Standard">}</text:p>
      <text:p text:style-name="Standard">.popover {</text:p>
      <text:p text:style-name="Standard"><text:s text:c="2"/>position: absolute;</text:p>
      <text:p text:style-name="Standard"><text:s text:c="2"/>top: 0;</text:p>
      <text:p text:style-name="Standard"><text:s text:c="2"/>left: 0;</text:p>
      <text:p text:style-name="Standard"><text:s text:c="2"/>z-index: 1060;</text:p>
      <text:p text:style-name="Standard"><text:s text:c="2"/>display: none;</text:p>
      <text:p text:style-name="Standard"><text:s text:c="2"/>max-width: 276px;</text:p>
      <text:p text:style-name="Standard"><text:s text:c="2"/>padding: 1px;</text:p>
      <text:p text:style-name="Standard"><text:s text:c="2"/>font-family: "Helvetica Neue", Helvetica, Arial, sans-serif;</text:p>
      <text:p text:style-name="Standard"><text:s text:c="2"/>font-style: normal;</text:p>
      <text:p text:style-name="Standard"><text:s text:c="2"/>font-weight: normal;</text:p>
      <text:p text:style-name="Standard"><text:soft-page-break/><text:s text:c="2"/>letter-spacing: normal;</text:p>
      <text:p text:style-name="Standard"><text:s text:c="2"/>line-break: auto;</text:p>
      <text:p text:style-name="Standard"><text:s text:c="2"/>line-height: 1.42857143;</text:p>
      <text:p text:style-name="Standard"><text:s text:c="2"/>text-align: left;</text:p>
      <text:p text:style-name="Standard"><text:s text:c="2"/>text-align: start;</text:p>
      <text:p text:style-name="Standard"><text:s text:c="2"/>text-decoration: none;</text:p>
      <text:p text:style-name="Standard"><text:s text:c="2"/>text-shadow: none;</text:p>
      <text:p text:style-name="Standard"><text:s text:c="2"/>text-transform: none;</text:p>
      <text:p text:style-name="Standard"><text:s text:c="2"/>white-space: normal;</text:p>
      <text:p text:style-name="Standard"><text:s text:c="2"/>word-break: normal;</text:p>
      <text:p text:style-name="Standard"><text:s text:c="2"/>word-spacing: normal;</text:p>
      <text:p text:style-name="Standard"><text:s text:c="2"/>word-wrap: normal;</text:p>
      <text:p text:style-name="Standard"><text:s text:c="2"/>font-size: 14px;</text:p>
      <text:p text:style-name="Standard"><text:s text:c="2"/>background-color: #fff;</text:p>
      <text:p text:style-name="Standard"><text:s text:c="2"/>background-clip: padding-box;</text:p>
      <text:p text:style-name="Standard"><text:s text:c="2"/>border: 1px solid #ccc;</text:p>
      <text:p text:style-name="Standard"><text:s text:c="2"/>border: 1px solid rgba(0, 0, 0, 0.2);</text:p>
      <text:p text:style-name="Standard"><text:s text:c="2"/>border-radius: 6px;</text:p>
      <text:p text:style-name="Standard"><text:s text:c="2"/>-webkit-box-shadow: 0 5px 10px rgba(0, 0, 0, 0.2);</text:p>
      <text:p text:style-name="Standard"><text:s text:c="2"/>box-shadow: 0 5px 10px rgba(0, 0, 0, 0.2);</text:p>
      <text:p text:style-name="Standard">}</text:p>
      <text:p text:style-name="Standard">.popover.top {</text:p>
      <text:p text:style-name="Standard"><text:s text:c="2"/>margin-top: -10px;</text:p>
      <text:p text:style-name="Standard">}</text:p>
      <text:p text:style-name="Standard">.popover.right {</text:p>
      <text:p text:style-name="Standard"><text:s text:c="2"/>margin-left: 10px;</text:p>
      <text:p text:style-name="Standard">}</text:p>
      <text:p text:style-name="Standard">.popover.bottom {</text:p>
      <text:p text:style-name="Standard"><text:s text:c="2"/>margin-top: 10px;</text:p>
      <text:p text:style-name="Standard">}</text:p>
      <text:p text:style-name="Standard">.popover.left {</text:p>
      <text:p text:style-name="Standard"><text:s text:c="2"/>margin-left: -10px;</text:p>
      <text:p text:style-name="Standard">}</text:p>
      <text:p text:style-name="Standard">.popover-title {</text:p>
      <text:p text:style-name="Standard"><text:s text:c="2"/>margin: 0;</text:p>
      <text:p text:style-name="Standard"><text:s text:c="2"/>padding: 8px 14px;</text:p>
      <text:p text:style-name="Standard"><text:s text:c="2"/>font-size: 14px;</text:p>
      <text:p text:style-name="Standard"><text:s text:c="2"/>background-color: #f7f7f7;</text:p>
      <text:p text:style-name="Standard"><text:s text:c="2"/>border-bottom: 1px solid #ebebeb;</text:p>
      <text:p text:style-name="Standard"><text:s text:c="2"/>border-radius: 5px 5px 0 0;</text:p>
      <text:p text:style-name="Standard">}</text:p>
      <text:p text:style-name="Standard">.popover-content {</text:p>
      <text:p text:style-name="Standard"><text:s text:c="2"/>padding: 9px 14px;</text:p>
      <text:p text:style-name="Standard">}</text:p>
      <text:p text:style-name="Standard">.popover &gt; .arrow,</text:p>
      <text:p text:style-name="Standard">.popover &gt; .arrow:after {</text:p>
      <text:p text:style-name="Standard"><text:s text:c="2"/>position: absolute;</text:p>
      <text:p text:style-name="Standard"><text:s text:c="2"/>display: block;</text:p>
      <text:p text:style-name="Standard"><text:s text:c="2"/>width: 0;</text:p>
      <text:p text:style-name="Standard"><text:s text:c="2"/>height: 0;</text:p>
      <text:p text:style-name="Standard"><text:s text:c="2"/>border-color: transparent;</text:p>
      <text:p text:style-name="Standard"><text:s text:c="2"/>border-style: solid;</text:p>
      <text:p text:style-name="Standard"><text:soft-page-break/>}</text:p>
      <text:p text:style-name="Standard">.popover &gt; .arrow {</text:p>
      <text:p text:style-name="Standard"><text:s text:c="2"/>border-width: 11px;</text:p>
      <text:p text:style-name="Standard">}</text:p>
      <text:p text:style-name="Standard">.popover &gt; .arrow:after {</text:p>
      <text:p text:style-name="Standard"><text:s text:c="2"/>border-width: 10px;</text:p>
      <text:p text:style-name="Standard"><text:s text:c="2"/>content: "";</text:p>
      <text:p text:style-name="Standard">}</text:p>
      <text:p text:style-name="Standard">.popover.top &gt; .arrow {</text:p>
      <text:p text:style-name="Standard"><text:s text:c="2"/>left: 50%;</text:p>
      <text:p text:style-name="Standard"><text:s text:c="2"/>margin-left: -11px;</text:p>
      <text:p text:style-name="Standard"><text:s text:c="2"/>border-bottom-width: 0;</text:p>
      <text:p text:style-name="Standard"><text:s text:c="2"/>border-top-color: #999999;</text:p>
      <text:p text:style-name="Standard"><text:s text:c="2"/>border-top-color: rgba(0, 0, 0, 0.25);</text:p>
      <text:p text:style-name="Standard"><text:s text:c="2"/>bottom: -11px;</text:p>
      <text:p text:style-name="Standard">}</text:p>
      <text:p text:style-name="Standard">.popover.top &gt; .arrow:after {</text:p>
      <text:p text:style-name="Standard"><text:s text:c="2"/>content: " ";</text:p>
      <text:p text:style-name="Standard"><text:s text:c="2"/>bottom: 1px;</text:p>
      <text:p text:style-name="Standard"><text:s text:c="2"/>margin-left: -10px;</text:p>
      <text:p text:style-name="Standard"><text:s text:c="2"/>border-bottom-width: 0;</text:p>
      <text:p text:style-name="Standard"><text:s text:c="2"/>border-top-color: #fff;</text:p>
      <text:p text:style-name="Standard">}</text:p>
      <text:p text:style-name="Standard">.popover.right &gt; .arrow {</text:p>
      <text:p text:style-name="Standard"><text:s text:c="2"/>top: 50%;</text:p>
      <text:p text:style-name="Standard"><text:s text:c="2"/>left: -11px;</text:p>
      <text:p text:style-name="Standard"><text:s text:c="2"/>margin-top: -11px;</text:p>
      <text:p text:style-name="Standard"><text:s text:c="2"/>border-left-width: 0;</text:p>
      <text:p text:style-name="Standard"><text:s text:c="2"/>border-right-color: #999999;</text:p>
      <text:p text:style-name="Standard"><text:s text:c="2"/>border-right-color: rgba(0, 0, 0, 0.25);</text:p>
      <text:p text:style-name="Standard">}</text:p>
      <text:p text:style-name="Standard">.popover.right &gt; .arrow:after {</text:p>
      <text:p text:style-name="Standard"><text:s text:c="2"/>content: " ";</text:p>
      <text:p text:style-name="Standard"><text:s text:c="2"/>left: 1px;</text:p>
      <text:p text:style-name="Standard"><text:s text:c="2"/>bottom: -10px;</text:p>
      <text:p text:style-name="Standard"><text:s text:c="2"/>border-left-width: 0;</text:p>
      <text:p text:style-name="Standard"><text:s text:c="2"/>border-right-color: #fff;</text:p>
      <text:p text:style-name="Standard">}</text:p>
      <text:p text:style-name="Standard">.popover.bottom &gt; .arrow {</text:p>
      <text:p text:style-name="Standard"><text:s text:c="2"/>left: 50%;</text:p>
      <text:p text:style-name="Standard"><text:s text:c="2"/>margin-left: -11px;</text:p>
      <text:p text:style-name="Standard"><text:s text:c="2"/>border-top-width: 0;</text:p>
      <text:p text:style-name="Standard"><text:s text:c="2"/>border-bottom-color: #999999;</text:p>
      <text:p text:style-name="Standard"><text:s text:c="2"/>border-bottom-color: rgba(0, 0, 0, 0.25);</text:p>
      <text:p text:style-name="Standard"><text:s text:c="2"/>top: -11px;</text:p>
      <text:p text:style-name="Standard">}</text:p>
      <text:p text:style-name="Standard">.popover.bottom &gt; .arrow:after {</text:p>
      <text:p text:style-name="Standard"><text:s text:c="2"/>content: " ";</text:p>
      <text:p text:style-name="Standard"><text:s text:c="2"/>top: 1px;</text:p>
      <text:p text:style-name="Standard"><text:s text:c="2"/>margin-left: -10px;</text:p>
      <text:p text:style-name="Standard"><text:s text:c="2"/>border-top-width: 0;</text:p>
      <text:p text:style-name="Standard"><text:s text:c="2"/>border-bottom-color: #fff;</text:p>
      <text:p text:style-name="Standard"><text:soft-page-break/>}</text:p>
      <text:p text:style-name="Standard">.popover.left &gt; .arrow {</text:p>
      <text:p text:style-name="Standard"><text:s text:c="2"/>top: 50%;</text:p>
      <text:p text:style-name="Standard"><text:s text:c="2"/>right: -11px;</text:p>
      <text:p text:style-name="Standard"><text:s text:c="2"/>margin-top: -11px;</text:p>
      <text:p text:style-name="Standard"><text:s text:c="2"/>border-right-width: 0;</text:p>
      <text:p text:style-name="Standard"><text:s text:c="2"/>border-left-color: #999999;</text:p>
      <text:p text:style-name="Standard"><text:s text:c="2"/>border-left-color: rgba(0, 0, 0, 0.25);</text:p>
      <text:p text:style-name="Standard">}</text:p>
      <text:p text:style-name="Standard">.popover.left &gt; .arrow:after {</text:p>
      <text:p text:style-name="Standard"><text:s text:c="2"/>content: " ";</text:p>
      <text:p text:style-name="Standard"><text:s text:c="2"/>right: 1px;</text:p>
      <text:p text:style-name="Standard"><text:s text:c="2"/>border-right-width: 0;</text:p>
      <text:p text:style-name="Standard"><text:s text:c="2"/>border-left-color: #fff;</text:p>
      <text:p text:style-name="Standard"><text:s text:c="2"/>bottom: -10px;</text:p>
      <text:p text:style-name="Standard">}</text:p>
      <text:p text:style-name="Standard">.carousel {</text:p>
      <text:p text:style-name="Standard"><text:s text:c="2"/>position: relative;</text:p>
      <text:p text:style-name="Standard">}</text:p>
      <text:p text:style-name="Standard">.carousel-inner {</text:p>
      <text:p text:style-name="Standard"><text:s text:c="2"/>position: relative;</text:p>
      <text:p text:style-name="Standard"><text:s text:c="2"/>overflow: hidden;</text:p>
      <text:p text:style-name="Standard"><text:s text:c="2"/>width: 100%;</text:p>
      <text:p text:style-name="Standard">}</text:p>
      <text:p text:style-name="Standard">.carousel-inner &gt; .item {</text:p>
      <text:p text:style-name="Standard"><text:s text:c="2"/>display: none;</text:p>
      <text:p text:style-name="Standard"><text:s text:c="2"/>position: relative;</text:p>
      <text:p text:style-name="Standard"><text:s text:c="2"/>-webkit-transition: 0.6s ease-in-out left;</text:p>
      <text:p text:style-name="Standard"><text:s text:c="2"/>-o-transition: 0.6s ease-in-out left;</text:p>
      <text:p text:style-name="Standard"><text:s text:c="2"/>transition: 0.6s ease-in-out left;</text:p>
      <text:p text:style-name="Standard">}</text:p>
      <text:p text:style-name="Standard">.carousel-inner &gt; .item &gt; img,</text:p>
      <text:p text:style-name="Standard">.carousel-inner &gt; .item &gt; a &gt; img {</text:p>
      <text:p text:style-name="Standard"><text:s text:c="2"/>line-height: 1;</text:p>
      <text:p text:style-name="Standard">}</text:p>
      <text:p text:style-name="Standard">@media all and (transform-3d), (-webkit-transform-3d) {</text:p>
      <text:p text:style-name="Standard"><text:s text:c="2"/>.carousel-inner &gt; .item {</text:p>
      <text:p text:style-name="Standard"><text:s text:c="4"/>-webkit-transition: -webkit-transform 0.6s ease-in-out;</text:p>
      <text:p text:style-name="Standard"><text:s text:c="4"/>-moz-transition: -moz-transform 0.6s ease-in-out;</text:p>
      <text:p text:style-name="Standard"><text:s text:c="4"/>-o-transition: -o-transform 0.6s ease-in-out;</text:p>
      <text:p text:style-name="Standard"><text:s text:c="4"/>transition: transform 0.6s ease-in-out;</text:p>
      <text:p text:style-name="Standard"><text:s text:c="4"/>-webkit-backface-visibility: hidden;</text:p>
      <text:p text:style-name="Standard"><text:s text:c="4"/>-moz-backface-visibility: hidden;</text:p>
      <text:p text:style-name="Standard"><text:s text:c="4"/>backface-visibility: hidden;</text:p>
      <text:p text:style-name="Standard"><text:s text:c="4"/>-webkit-perspective: 1000px;</text:p>
      <text:p text:style-name="Standard"><text:s text:c="4"/>-moz-perspective: 1000px;</text:p>
      <text:p text:style-name="Standard"><text:s text:c="4"/>perspective: 1000px;</text:p>
      <text:p text:style-name="Standard"><text:s text:c="2"/>}</text:p>
      <text:p text:style-name="Standard"><text:s text:c="2"/>.carousel-inner &gt; .item.next,</text:p>
      <text:p text:style-name="Standard"><text:s text:c="2"/>.carousel-inner &gt; .item.active.right {</text:p>
      <text:p text:style-name="Standard"><text:s text:c="4"/>-webkit-transform: translate3d(100%, 0, 0);</text:p>
      <text:p text:style-name="Standard"><text:s text:c="4"/>transform: translate3d(100%, 0, 0);</text:p>
      <text:p text:style-name="Standard"><text:soft-page-break/><text:s text:c="4"/>left: 0;</text:p>
      <text:p text:style-name="Standard"><text:s text:c="2"/>}</text:p>
      <text:p text:style-name="Standard"><text:s text:c="2"/>.carousel-inner &gt; .item.prev,</text:p>
      <text:p text:style-name="Standard"><text:s text:c="2"/>.carousel-inner &gt; .item.active.left {</text:p>
      <text:p text:style-name="Standard"><text:s text:c="4"/>-webkit-transform: translate3d(-100%, 0, 0);</text:p>
      <text:p text:style-name="Standard"><text:s text:c="4"/>transform: translate3d(-100%, 0, 0);</text:p>
      <text:p text:style-name="Standard"><text:s text:c="4"/>left: 0;</text:p>
      <text:p text:style-name="Standard"><text:s text:c="2"/>}</text:p>
      <text:p text:style-name="Standard"><text:s text:c="2"/>.carousel-inner &gt; .item.next.left,</text:p>
      <text:p text:style-name="Standard"><text:s text:c="2"/>.carousel-inner &gt; .item.prev.right,</text:p>
      <text:p text:style-name="Standard"><text:s text:c="2"/>.carousel-inner &gt; .item.active {</text:p>
      <text:p text:style-name="Standard"><text:s text:c="4"/>-webkit-transform: translate3d(0, 0, 0);</text:p>
      <text:p text:style-name="Standard"><text:s text:c="4"/>transform: translate3d(0, 0, 0);</text:p>
      <text:p text:style-name="Standard"><text:s text:c="4"/>left: 0;</text:p>
      <text:p text:style-name="Standard"><text:s text:c="2"/>}</text:p>
      <text:p text:style-name="Standard">}</text:p>
      <text:p text:style-name="Standard">.carousel-inner &gt; .active,</text:p>
      <text:p text:style-name="Standard">.carousel-inner &gt; .next,</text:p>
      <text:p text:style-name="Standard">.carousel-inner &gt; .prev {</text:p>
      <text:p text:style-name="Standard"><text:s text:c="2"/>display: block;</text:p>
      <text:p text:style-name="Standard">}</text:p>
      <text:p text:style-name="Standard">.carousel-inner &gt; .active {</text:p>
      <text:p text:style-name="Standard"><text:s text:c="2"/>left: 0;</text:p>
      <text:p text:style-name="Standard">}</text:p>
      <text:p text:style-name="Standard">.carousel-inner &gt; .next,</text:p>
      <text:p text:style-name="Standard">.carousel-inner &gt; .prev {</text:p>
      <text:p text:style-name="Standard"><text:s text:c="2"/>position: absolute;</text:p>
      <text:p text:style-name="Standard"><text:s text:c="2"/>top: 0;</text:p>
      <text:p text:style-name="Standard"><text:s text:c="2"/>width: 100%;</text:p>
      <text:p text:style-name="Standard">}</text:p>
      <text:p text:style-name="Standard">.carousel-inner &gt; .next {</text:p>
      <text:p text:style-name="Standard"><text:s text:c="2"/>left: 100%;</text:p>
      <text:p text:style-name="Standard">}</text:p>
      <text:p text:style-name="Standard">.carousel-inner &gt; .prev {</text:p>
      <text:p text:style-name="Standard"><text:s text:c="2"/>left: -100%;</text:p>
      <text:p text:style-name="Standard">}</text:p>
      <text:p text:style-name="Standard">.carousel-inner &gt; .next.left,</text:p>
      <text:p text:style-name="Standard">.carousel-inner &gt; .prev.right {</text:p>
      <text:p text:style-name="Standard"><text:s text:c="2"/>left: 0;</text:p>
      <text:p text:style-name="Standard">}</text:p>
      <text:p text:style-name="Standard">.carousel-inner &gt; .active.left {</text:p>
      <text:p text:style-name="Standard"><text:s text:c="2"/>left: -100%;</text:p>
      <text:p text:style-name="Standard">}</text:p>
      <text:p text:style-name="Standard">.carousel-inner &gt; .active.right {</text:p>
      <text:p text:style-name="Standard"><text:s text:c="2"/>left: 100%;</text:p>
      <text:p text:style-name="Standard">}</text:p>
      <text:p text:style-name="Standard">.carousel-control {</text:p>
      <text:p text:style-name="Standard"><text:s text:c="2"/>position: absolute;</text:p>
      <text:p text:style-name="Standard"><text:s text:c="2"/>top: 0;</text:p>
      <text:p text:style-name="Standard"><text:s text:c="2"/>left: 0;</text:p>
      <text:p text:style-name="Standard"><text:s text:c="2"/>bottom: 0;</text:p>
      <text:p text:style-name="Standard"><text:s text:c="2"/>width: 15%;</text:p>
      <text:p text:style-name="Standard"><text:soft-page-break/><text:s text:c="2"/>opacity: 0.5;</text:p>
      <text:p text:style-name="Standard"><text:s text:c="2"/>filter: alpha(opacity=50);</text:p>
      <text:p text:style-name="Standard"><text:s text:c="2"/>font-size: 20px;</text:p>
      <text:p text:style-name="Standard"><text:s text:c="2"/>color: #fff;</text:p>
      <text:p text:style-name="Standard"><text:s text:c="2"/>text-align: center;</text:p>
      <text:p text:style-name="Standard"><text:s text:c="2"/>text-shadow: 0 1px 2px rgba(0, 0, 0, 0.6);</text:p>
      <text:p text:style-name="Standard"><text:s text:c="2"/>background-color: rgba(0, 0, 0, 0);</text:p>
      <text:p text:style-name="Standard">}</text:p>
      <text:p text:style-name="Standard">.carousel-control.left {</text:p>
      <text:p text:style-name="Standard"><text:s text:c="2"/>background-image: -webkit-linear-gradient(left, rgba(0, 0, 0, 0.5) 0%, rgba(0, 0, 0, 0.0001) 100%);</text:p>
      <text:p text:style-name="Standard"><text:s text:c="2"/>background-image: -o-linear-gradient(left, rgba(0, 0, 0, 0.5) 0%, rgba(0, 0, 0, 0.0001) 100%);</text:p>
      <text:p text:style-name="Standard"><text:s text:c="2"/>background-image: linear-gradient(to right, rgba(0, 0, 0, 0.5) 0%, rgba(0, 0, 0, 0.0001) 100%);</text:p>
      <text:p text:style-name="Standard"><text:s text:c="2"/>background-repeat: repeat-x;</text:p>
      <text:p text:style-name="Standard"><text:s text:c="2"/>filter: progid:DXImageTransform.Microsoft.gradient(startColorstr='#80000000', endColorstr='#00000000', GradientType=1);</text:p>
      <text:p text:style-name="Standard">}</text:p>
      <text:p text:style-name="Standard">.carousel-control.right {</text:p>
      <text:p text:style-name="Standard"><text:s text:c="2"/>left: auto;</text:p>
      <text:p text:style-name="Standard"><text:s text:c="2"/>right: 0;</text:p>
      <text:p text:style-name="Standard"><text:s text:c="2"/>background-image: -webkit-linear-gradient(left, rgba(0, 0, 0, 0.0001) 0%, rgba(0, 0, 0, 0.5) 100%);</text:p>
      <text:p text:style-name="Standard"><text:s text:c="2"/>background-image: -o-linear-gradient(left, rgba(0, 0, 0, 0.0001) 0%, rgba(0, 0, 0, 0.5) 100%);</text:p>
      <text:p text:style-name="Standard"><text:s text:c="2"/>background-image: linear-gradient(to right, rgba(0, 0, 0, 0.0001) 0%, rgba(0, 0, 0, 0.5) 100%);</text:p>
      <text:p text:style-name="Standard"><text:s text:c="2"/>background-repeat: repeat-x;</text:p>
      <text:p text:style-name="Standard"><text:s text:c="2"/>filter: progid:DXImageTransform.Microsoft.gradient(startColorstr='#00000000', endColorstr='#80000000', GradientType=1);</text:p>
      <text:p text:style-name="Standard">}</text:p>
      <text:p text:style-name="Standard">.carousel-control:hover,</text:p>
      <text:p text:style-name="Standard">.carousel-control:focus {</text:p>
      <text:p text:style-name="Standard"><text:s text:c="2"/>outline: 0;</text:p>
      <text:p text:style-name="Standard"><text:s text:c="2"/>color: #fff;</text:p>
      <text:p text:style-name="Standard"><text:s text:c="2"/>text-decoration: none;</text:p>
      <text:p text:style-name="Standard"><text:s text:c="2"/>opacity: 0.9;</text:p>
      <text:p text:style-name="Standard"><text:s text:c="2"/>filter: alpha(opacity=90);</text:p>
      <text:p text:style-name="Standard">}</text:p>
      <text:p text:style-name="Standard">.carousel-control .icon-prev,</text:p>
      <text:p text:style-name="Standard">.carousel-control .icon-next,</text:p>
      <text:p text:style-name="Standard">.carousel-control .glyphicon-chevron-left,</text:p>
      <text:p text:style-name="Standard">.carousel-control .glyphicon-chevron-right {</text:p>
      <text:p text:style-name="Standard"><text:s text:c="2"/>position: absolute;</text:p>
      <text:p text:style-name="Standard"><text:s text:c="2"/>top: 50%;</text:p>
      <text:p text:style-name="Standard"><text:s text:c="2"/>margin-top: -10px;</text:p>
      <text:p text:style-name="Standard"><text:s text:c="2"/>z-index: 5;</text:p>
      <text:p text:style-name="Standard"><text:s text:c="2"/>display: inline-block;</text:p>
      <text:p text:style-name="Standard">}</text:p>
      <text:p text:style-name="Standard">.carousel-control .icon-prev,</text:p>
      <text:p text:style-name="Standard">.carousel-control .glyphicon-chevron-left {</text:p>
      <text:p text:style-name="Standard"><text:s text:c="2"/>left: 50%;</text:p>
      <text:p text:style-name="Standard"><text:s text:c="2"/>margin-left: -10px;</text:p>
      <text:p text:style-name="Standard">}</text:p>
      <text:p text:style-name="Standard">.carousel-control .icon-next,</text:p>
      <text:p text:style-name="Standard">.carousel-control .glyphicon-chevron-right {</text:p>
      <text:p text:style-name="Standard"><text:s text:c="2"/>right: 50%;</text:p>
      <text:p text:style-name="Standard"><text:soft-page-break/><text:s text:c="2"/>margin-right: -10px;</text:p>
      <text:p text:style-name="Standard">}</text:p>
      <text:p text:style-name="Standard">.carousel-control .icon-prev,</text:p>
      <text:p text:style-name="Standard">.carousel-control .icon-next {</text:p>
      <text:p text:style-name="Standard"><text:s text:c="2"/>width: 20px;</text:p>
      <text:p text:style-name="Standard"><text:s text:c="2"/>height: 20px;</text:p>
      <text:p text:style-name="Standard"><text:s text:c="2"/>line-height: 1;</text:p>
      <text:p text:style-name="Standard"><text:s text:c="2"/>font-family: serif;</text:p>
      <text:p text:style-name="Standard">}</text:p>
      <text:p text:style-name="Standard">.carousel-control .icon-prev:before {</text:p>
      <text:p text:style-name="Standard"><text:s text:c="2"/>content: '\2039';</text:p>
      <text:p text:style-name="Standard">}</text:p>
      <text:p text:style-name="Standard">.carousel-control .icon-next:before {</text:p>
      <text:p text:style-name="Standard"><text:s text:c="2"/>content: '\203a';</text:p>
      <text:p text:style-name="Standard">}</text:p>
      <text:p text:style-name="Standard">.carousel-indicators {</text:p>
      <text:p text:style-name="Standard"><text:s text:c="2"/>position: absolute;</text:p>
      <text:p text:style-name="Standard"><text:s text:c="2"/>bottom: 10px;</text:p>
      <text:p text:style-name="Standard"><text:s text:c="2"/>left: 50%;</text:p>
      <text:p text:style-name="Standard"><text:s text:c="2"/>z-index: 15;</text:p>
      <text:p text:style-name="Standard"><text:s text:c="2"/>width: 60%;</text:p>
      <text:p text:style-name="Standard"><text:s text:c="2"/>margin-left: -30%;</text:p>
      <text:p text:style-name="Standard"><text:s text:c="2"/>padding-left: 0;</text:p>
      <text:p text:style-name="Standard"><text:s text:c="2"/>list-style: none;</text:p>
      <text:p text:style-name="Standard"><text:s text:c="2"/>text-align: center;</text:p>
      <text:p text:style-name="Standard">}</text:p>
      <text:p text:style-name="Standard">.carousel-indicators li {</text:p>
      <text:p text:style-name="Standard"><text:s text:c="2"/>display: inline-block;</text:p>
      <text:p text:style-name="Standard"><text:s text:c="2"/>width: 10px;</text:p>
      <text:p text:style-name="Standard"><text:s text:c="2"/>height: 10px;</text:p>
      <text:p text:style-name="Standard"><text:s text:c="2"/>margin: 1px;</text:p>
      <text:p text:style-name="Standard"><text:s text:c="2"/>text-indent: -999px;</text:p>
      <text:p text:style-name="Standard"><text:s text:c="2"/>border: 1px solid #fff;</text:p>
      <text:p text:style-name="Standard"><text:s text:c="2"/>border-radius: 10px;</text:p>
      <text:p text:style-name="Standard"><text:s text:c="2"/>cursor: pointer;</text:p>
      <text:p text:style-name="Standard"><text:s text:c="2"/>background-color: #000 \9;</text:p>
      <text:p text:style-name="Standard"><text:s text:c="2"/>background-color: rgba(0, 0, 0, 0);</text:p>
      <text:p text:style-name="Standard">}</text:p>
      <text:p text:style-name="Standard">.carousel-indicators .active {</text:p>
      <text:p text:style-name="Standard"><text:s text:c="2"/>margin: 0;</text:p>
      <text:p text:style-name="Standard"><text:s text:c="2"/>width: 12px;</text:p>
      <text:p text:style-name="Standard"><text:s text:c="2"/>height: 12px;</text:p>
      <text:p text:style-name="Standard"><text:s text:c="2"/>background-color: #fff;</text:p>
      <text:p text:style-name="Standard">}</text:p>
      <text:p text:style-name="Standard">.carousel-caption {</text:p>
      <text:p text:style-name="Standard"><text:s text:c="2"/>position: absolute;</text:p>
      <text:p text:style-name="Standard"><text:s text:c="2"/>left: 15%;</text:p>
      <text:p text:style-name="Standard"><text:s text:c="2"/>right: 15%;</text:p>
      <text:p text:style-name="Standard"><text:s text:c="2"/>bottom: 20px;</text:p>
      <text:p text:style-name="Standard"><text:s text:c="2"/>z-index: 10;</text:p>
      <text:p text:style-name="Standard"><text:s text:c="2"/>padding-top: 20px;</text:p>
      <text:p text:style-name="Standard"><text:s text:c="2"/>padding-bottom: 20px;</text:p>
      <text:p text:style-name="Standard"><text:soft-page-break/><text:s text:c="2"/>color: #fff;</text:p>
      <text:p text:style-name="Standard"><text:s text:c="2"/>text-align: center;</text:p>
      <text:p text:style-name="Standard"><text:s text:c="2"/>text-shadow: 0 1px 2px rgba(0, 0, 0, 0.6);</text:p>
      <text:p text:style-name="Standard">}</text:p>
      <text:p text:style-name="Standard">.carousel-caption .btn {</text:p>
      <text:p text:style-name="Standard"><text:s text:c="2"/>text-shadow: none;</text:p>
      <text:p text:style-name="Standard">}</text:p>
      <text:p text:style-name="Standard">@media screen and (min-width: 768px) {</text:p>
      <text:p text:style-name="Standard"><text:s text:c="2"/>.carousel-control .glyphicon-chevron-left,</text:p>
      <text:p text:style-name="Standard"><text:s text:c="2"/>.carousel-control .glyphicon-chevron-right,</text:p>
      <text:p text:style-name="Standard"><text:s text:c="2"/>.carousel-control .icon-prev,</text:p>
      <text:p text:style-name="Standard"><text:s text:c="2"/>.carousel-control .icon-next {</text:p>
      <text:p text:style-name="Standard"><text:s text:c="4"/>width: 30px;</text:p>
      <text:p text:style-name="Standard"><text:s text:c="4"/>height: 30px;</text:p>
      <text:p text:style-name="Standard"><text:s text:c="4"/>margin-top: -10px;</text:p>
      <text:p text:style-name="Standard"><text:s text:c="4"/>font-size: 30px;</text:p>
      <text:p text:style-name="Standard"><text:s text:c="2"/>}</text:p>
      <text:p text:style-name="Standard"><text:s text:c="2"/>.carousel-control .glyphicon-chevron-left,</text:p>
      <text:p text:style-name="Standard"><text:s text:c="2"/>.carousel-control .icon-prev {</text:p>
      <text:p text:style-name="Standard"><text:s text:c="4"/>margin-left: -10px;</text:p>
      <text:p text:style-name="Standard"><text:s text:c="2"/>}</text:p>
      <text:p text:style-name="Standard"><text:s text:c="2"/>.carousel-control .glyphicon-chevron-right,</text:p>
      <text:p text:style-name="Standard"><text:s text:c="2"/>.carousel-control .icon-next {</text:p>
      <text:p text:style-name="Standard"><text:s text:c="4"/>margin-right: -10px;</text:p>
      <text:p text:style-name="Standard"><text:s text:c="2"/>}</text:p>
      <text:p text:style-name="Standard"><text:s text:c="2"/>.carousel-caption {</text:p>
      <text:p text:style-name="Standard"><text:s text:c="4"/>left: 20%;</text:p>
      <text:p text:style-name="Standard"><text:s text:c="4"/>right: 20%;</text:p>
      <text:p text:style-name="Standard"><text:s text:c="4"/>padding-bottom: 30px;</text:p>
      <text:p text:style-name="Standard"><text:s text:c="2"/>}</text:p>
      <text:p text:style-name="Standard"><text:s text:c="2"/>.carousel-indicators {</text:p>
      <text:p text:style-name="Standard"><text:s text:c="4"/>bottom: 20px;</text:p>
      <text:p text:style-name="Standard"><text:s text:c="2"/>}</text:p>
      <text:p text:style-name="Standard">}</text:p>
      <text:p text:style-name="Standard">.clearfix:before,</text:p>
      <text:p text:style-name="Standard">.clearfix:after,</text:p>
      <text:p text:style-name="Standard">.dl-horizontal dd:before,</text:p>
      <text:p text:style-name="Standard">.dl-horizontal dd:after,</text:p>
      <text:p text:style-name="Standard">.container:before,</text:p>
      <text:p text:style-name="Standard">.container:after,</text:p>
      <text:p text:style-name="Standard">.container-fluid:before,</text:p>
      <text:p text:style-name="Standard">.container-fluid:after,</text:p>
      <text:p text:style-name="Standard">.row:before,</text:p>
      <text:p text:style-name="Standard">.row:after,</text:p>
      <text:p text:style-name="Standard">.form-horizontal .form-group:before,</text:p>
      <text:p text:style-name="Standard">.form-horizontal .form-group:after,</text:p>
      <text:p text:style-name="Standard">.btn-toolbar:before,</text:p>
      <text:p text:style-name="Standard">.btn-toolbar:after,</text:p>
      <text:p text:style-name="Standard">.btn-group-vertical &gt; .btn-group:before,</text:p>
      <text:p text:style-name="Standard">.btn-group-vertical &gt; .btn-group:after,</text:p>
      <text:p text:style-name="Standard">.nav:before,</text:p>
      <text:p text:style-name="Standard">.nav:after,</text:p>
      <text:p text:style-name="Standard"><text:soft-page-break/>.navbar:before,</text:p>
      <text:p text:style-name="Standard">.navbar:after,</text:p>
      <text:p text:style-name="Standard">.navbar-header:before,</text:p>
      <text:p text:style-name="Standard">.navbar-header:after,</text:p>
      <text:p text:style-name="Standard">.navbar-collapse:before,</text:p>
      <text:p text:style-name="Standard">.navbar-collapse:after,</text:p>
      <text:p text:style-name="Standard">.pager:before,</text:p>
      <text:p text:style-name="Standard">.pager:after,</text:p>
      <text:p text:style-name="Standard">.panel-body:before,</text:p>
      <text:p text:style-name="Standard">.panel-body:after,</text:p>
      <text:p text:style-name="Standard">.modal-header:before,</text:p>
      <text:p text:style-name="Standard">.modal-header:after,</text:p>
      <text:p text:style-name="Standard">.modal-footer:before,</text:p>
      <text:p text:style-name="Standard">.modal-footer:after {</text:p>
      <text:p text:style-name="Standard"><text:s text:c="2"/>content: " ";</text:p>
      <text:p text:style-name="Standard"><text:s text:c="2"/>display: table;</text:p>
      <text:p text:style-name="Standard">}</text:p>
      <text:p text:style-name="Standard">.clearfix:after,</text:p>
      <text:p text:style-name="Standard">.dl-horizontal dd:after,</text:p>
      <text:p text:style-name="Standard">.container:after,</text:p>
      <text:p text:style-name="Standard">.container-fluid:after,</text:p>
      <text:p text:style-name="Standard">.row:after,</text:p>
      <text:p text:style-name="Standard">.form-horizontal .form-group:after,</text:p>
      <text:p text:style-name="Standard">.btn-toolbar:after,</text:p>
      <text:p text:style-name="Standard">.btn-group-vertical &gt; .btn-group:after,</text:p>
      <text:p text:style-name="Standard">.nav:after,</text:p>
      <text:p text:style-name="Standard">.navbar:after,</text:p>
      <text:p text:style-name="Standard">.navbar-header:after,</text:p>
      <text:p text:style-name="Standard">.navbar-collapse:after,</text:p>
      <text:p text:style-name="Standard">.pager:after,</text:p>
      <text:p text:style-name="Standard">.panel-body:after,</text:p>
      <text:p text:style-name="Standard">.modal-header:after,</text:p>
      <text:p text:style-name="Standard">.modal-footer:after {</text:p>
      <text:p text:style-name="Standard"><text:s text:c="2"/>clear: both;</text:p>
      <text:p text:style-name="Standard">}</text:p>
      <text:p text:style-name="Standard">.center-block {</text:p>
      <text:p text:style-name="Standard"><text:s text:c="2"/>display: block;</text:p>
      <text:p text:style-name="Standard"><text:s text:c="2"/>margin-left: auto;</text:p>
      <text:p text:style-name="Standard"><text:s text:c="2"/>margin-right: auto;</text:p>
      <text:p text:style-name="Standard">}</text:p>
      <text:p text:style-name="Standard">.pull-right {</text:p>
      <text:p text:style-name="Standard"><text:s text:c="2"/>float: right !important;</text:p>
      <text:p text:style-name="Standard">}</text:p>
      <text:p text:style-name="Standard">.pull-left {</text:p>
      <text:p text:style-name="Standard"><text:s text:c="2"/>float: left !important;</text:p>
      <text:p text:style-name="Standard">}</text:p>
      <text:p text:style-name="Standard">.hide {</text:p>
      <text:p text:style-name="Standard"><text:s text:c="2"/>display: none !important;</text:p>
      <text:p text:style-name="Standard">}</text:p>
      <text:p text:style-name="Standard">.show {</text:p>
      <text:p text:style-name="Standard"><text:s text:c="2"/>display: block !important;</text:p>
      <text:p text:style-name="Standard">}</text:p>
      <text:p text:style-name="Standard"><text:soft-page-break/>.invisible {</text:p>
      <text:p text:style-name="Standard"><text:s text:c="2"/>visibility: hidden;</text:p>
      <text:p text:style-name="Standard">}</text:p>
      <text:p text:style-name="Standard">.text-hide {</text:p>
      <text:p text:style-name="Standard"><text:s text:c="2"/>font: 0/0 a;</text:p>
      <text:p text:style-name="Standard"><text:s text:c="2"/>color: transparent;</text:p>
      <text:p text:style-name="Standard"><text:s text:c="2"/>text-shadow: none;</text:p>
      <text:p text:style-name="Standard"><text:s text:c="2"/>background-color: transparent;</text:p>
      <text:p text:style-name="Standard"><text:s text:c="2"/>border: 0;</text:p>
      <text:p text:style-name="Standard">}</text:p>
      <text:p text:style-name="Standard">.hidden {</text:p>
      <text:p text:style-name="Standard"><text:s text:c="2"/>display: none !important;</text:p>
      <text:p text:style-name="Standard">}</text:p>
      <text:p text:style-name="Standard">.affix {</text:p>
      <text:p text:style-name="Standard"><text:s text:c="2"/>position: fixed;</text:p>
      <text:p text:style-name="Standard">}</text:p>
      <text:p text:style-name="Standard">@-ms-viewport {</text:p>
      <text:p text:style-name="Standard"><text:s text:c="2"/>width: device-width;</text:p>
      <text:p text:style-name="Standard">}</text:p>
      <text:p text:style-name="Standard">.visible-xs,</text:p>
      <text:p text:style-name="Standard">.visible-sm,</text:p>
      <text:p text:style-name="Standard">.visible-md,</text:p>
      <text:p text:style-name="Standard">.visible-lg {</text:p>
      <text:p text:style-name="Standard"><text:s text:c="2"/>display: none !important;</text:p>
      <text:p text:style-name="Standard">}</text:p>
      <text:p text:style-name="Standard">.visible-xs-block,</text:p>
      <text:p text:style-name="Standard">.visible-xs-inline,</text:p>
      <text:p text:style-name="Standard">.visible-xs-inline-block,</text:p>
      <text:p text:style-name="Standard">.visible-sm-block,</text:p>
      <text:p text:style-name="Standard">.visible-sm-inline,</text:p>
      <text:p text:style-name="Standard">.visible-sm-inline-block,</text:p>
      <text:p text:style-name="Standard">.visible-md-block,</text:p>
      <text:p text:style-name="Standard">.visible-md-inline,</text:p>
      <text:p text:style-name="Standard">.visible-md-inline-block,</text:p>
      <text:p text:style-name="Standard">.visible-lg-block,</text:p>
      <text:p text:style-name="Standard">.visible-lg-inline,</text:p>
      <text:p text:style-name="Standard">.visible-lg-inline-block {</text:p>
      <text:p text:style-name="Standard"><text:s text:c="2"/>display: none !important;</text:p>
      <text:p text:style-name="Standard">}</text:p>
      <text:p text:style-name="Standard">@media (max-width: 767px) {</text:p>
      <text:p text:style-name="Standard"><text:s text:c="2"/>.visible-xs {</text:p>
      <text:p text:style-name="Standard"><text:s text:c="4"/>display: block !important;</text:p>
      <text:p text:style-name="Standard"><text:s text:c="2"/>}</text:p>
      <text:p text:style-name="Standard"><text:s text:c="2"/>table.visible-xs {</text:p>
      <text:p text:style-name="Standard"><text:s text:c="4"/>display: table !important;</text:p>
      <text:p text:style-name="Standard"><text:s text:c="2"/>}</text:p>
      <text:p text:style-name="Standard"><text:s text:c="2"/>tr.visible-xs {</text:p>
      <text:p text:style-name="Standard"><text:s text:c="4"/>display: table-row !important;</text:p>
      <text:p text:style-name="Standard"><text:s text:c="2"/>}</text:p>
      <text:p text:style-name="Standard"><text:s text:c="2"/>th.visible-xs,</text:p>
      <text:p text:style-name="Standard"><text:s text:c="2"/>td.visible-xs {</text:p>
      <text:p text:style-name="Standard"><text:s text:c="4"/>display: table-cell !important;</text:p>
      <text:p text:style-name="Standard"><text:soft-page-break/><text:s text:c="2"/>}</text:p>
      <text:p text:style-name="Standard">}</text:p>
      <text:p text:style-name="Standard">@media (max-width: 767px) {</text:p>
      <text:p text:style-name="Standard"><text:s text:c="2"/>.visible-xs-block {</text:p>
      <text:p text:style-name="Standard"><text:s text:c="4"/>display: block !important;</text:p>
      <text:p text:style-name="Standard"><text:s text:c="2"/>}</text:p>
      <text:p text:style-name="Standard">}</text:p>
      <text:p text:style-name="Standard">@media (max-width: 767px) {</text:p>
      <text:p text:style-name="Standard"><text:s text:c="2"/>.visible-xs-inline {</text:p>
      <text:p text:style-name="Standard"><text:s text:c="4"/>display: inline !important;</text:p>
      <text:p text:style-name="Standard"><text:s text:c="2"/>}</text:p>
      <text:p text:style-name="Standard">}</text:p>
      <text:p text:style-name="Standard">@media (max-width: 767px) {</text:p>
      <text:p text:style-name="Standard"><text:s text:c="2"/>.visible-xs-inline-block {</text:p>
      <text:p text:style-name="Standard"><text:s text:c="4"/>display: inline-block !important;</text:p>
      <text:p text:style-name="Standard"><text:s text:c="2"/>}</text:p>
      <text:p text:style-name="Standard">}</text:p>
      <text:p text:style-name="Standard">@media (min-width: 768px) and (max-width: 991px) {</text:p>
      <text:p text:style-name="Standard"><text:s text:c="2"/>.visible-sm {</text:p>
      <text:p text:style-name="Standard"><text:s text:c="4"/>display: block !important;</text:p>
      <text:p text:style-name="Standard"><text:s text:c="2"/>}</text:p>
      <text:p text:style-name="Standard"><text:s text:c="2"/>table.visible-sm {</text:p>
      <text:p text:style-name="Standard"><text:s text:c="4"/>display: table !important;</text:p>
      <text:p text:style-name="Standard"><text:s text:c="2"/>}</text:p>
      <text:p text:style-name="Standard"><text:s text:c="2"/>tr.visible-sm {</text:p>
      <text:p text:style-name="Standard"><text:s text:c="4"/>display: table-row !important;</text:p>
      <text:p text:style-name="Standard"><text:s text:c="2"/>}</text:p>
      <text:p text:style-name="Standard"><text:s text:c="2"/>th.visible-sm,</text:p>
      <text:p text:style-name="Standard"><text:s text:c="2"/>td.visible-sm {</text:p>
      <text:p text:style-name="Standard"><text:s text:c="4"/>display: table-cell !important;</text:p>
      <text:p text:style-name="Standard"><text:s text:c="2"/>}</text:p>
      <text:p text:style-name="Standard">}</text:p>
      <text:p text:style-name="Standard">@media (min-width: 768px) and (max-width: 991px) {</text:p>
      <text:p text:style-name="Standard"><text:s text:c="2"/>.visible-sm-block {</text:p>
      <text:p text:style-name="Standard"><text:s text:c="4"/>display: block !important;</text:p>
      <text:p text:style-name="Standard"><text:s text:c="2"/>}</text:p>
      <text:p text:style-name="Standard">}</text:p>
      <text:p text:style-name="Standard">@media (min-width: 768px) and (max-width: 991px) {</text:p>
      <text:p text:style-name="Standard"><text:s text:c="2"/>.visible-sm-inline {</text:p>
      <text:p text:style-name="Standard"><text:s text:c="4"/>display: inline !important;</text:p>
      <text:p text:style-name="Standard"><text:s text:c="2"/>}</text:p>
      <text:p text:style-name="Standard">}</text:p>
      <text:p text:style-name="Standard">@media (min-width: 768px) and (max-width: 991px) {</text:p>
      <text:p text:style-name="Standard"><text:s text:c="2"/>.visible-sm-inline-block {</text:p>
      <text:p text:style-name="Standard"><text:s text:c="4"/>display: inline-block !important;</text:p>
      <text:p text:style-name="Standard"><text:s text:c="2"/>}</text:p>
      <text:p text:style-name="Standard">}</text:p>
      <text:p text:style-name="Standard">@media (min-width: 992px) and (max-width: 1199px) {</text:p>
      <text:p text:style-name="Standard"><text:s text:c="2"/>.visible-md {</text:p>
      <text:p text:style-name="Standard"><text:s text:c="4"/>display: block !important;</text:p>
      <text:p text:style-name="Standard"><text:s text:c="2"/>}</text:p>
      <text:p text:style-name="Standard"><text:s text:c="2"/>table.visible-md {</text:p>
      <text:p text:style-name="Standard"><text:soft-page-break/><text:s text:c="4"/>display: table !important;</text:p>
      <text:p text:style-name="Standard"><text:s text:c="2"/>}</text:p>
      <text:p text:style-name="Standard"><text:s text:c="2"/>tr.visible-md {</text:p>
      <text:p text:style-name="Standard"><text:s text:c="4"/>display: table-row !important;</text:p>
      <text:p text:style-name="Standard"><text:s text:c="2"/>}</text:p>
      <text:p text:style-name="Standard"><text:s text:c="2"/>th.visible-md,</text:p>
      <text:p text:style-name="Standard"><text:s text:c="2"/>td.visible-md {</text:p>
      <text:p text:style-name="Standard"><text:s text:c="4"/>display: table-cell !important;</text:p>
      <text:p text:style-name="Standard"><text:s text:c="2"/>}</text:p>
      <text:p text:style-name="Standard">}</text:p>
      <text:p text:style-name="Standard">@media (min-width: 992px) and (max-width: 1199px) {</text:p>
      <text:p text:style-name="Standard"><text:s text:c="2"/>.visible-md-block {</text:p>
      <text:p text:style-name="Standard"><text:s text:c="4"/>display: block !important;</text:p>
      <text:p text:style-name="Standard"><text:s text:c="2"/>}</text:p>
      <text:p text:style-name="Standard">}</text:p>
      <text:p text:style-name="Standard">@media (min-width: 992px) and (max-width: 1199px) {</text:p>
      <text:p text:style-name="Standard"><text:s text:c="2"/>.visible-md-inline {</text:p>
      <text:p text:style-name="Standard"><text:s text:c="4"/>display: inline !important;</text:p>
      <text:p text:style-name="Standard"><text:s text:c="2"/>}</text:p>
      <text:p text:style-name="Standard">}</text:p>
      <text:p text:style-name="Standard">@media (min-width: 992px) and (max-width: 1199px) {</text:p>
      <text:p text:style-name="Standard"><text:s text:c="2"/>.visible-md-inline-block {</text:p>
      <text:p text:style-name="Standard"><text:s text:c="4"/>display: inline-block !important;</text:p>
      <text:p text:style-name="Standard"><text:s text:c="2"/>}</text:p>
      <text:p text:style-name="Standard">}</text:p>
      <text:p text:style-name="Standard">@media (min-width: 1200px) {</text:p>
      <text:p text:style-name="Standard"><text:s text:c="2"/>.visible-lg {</text:p>
      <text:p text:style-name="Standard"><text:s text:c="4"/>display: block !important;</text:p>
      <text:p text:style-name="Standard"><text:s text:c="2"/>}</text:p>
      <text:p text:style-name="Standard"><text:s text:c="2"/>table.visible-lg {</text:p>
      <text:p text:style-name="Standard"><text:s text:c="4"/>display: table !important;</text:p>
      <text:p text:style-name="Standard"><text:s text:c="2"/>}</text:p>
      <text:p text:style-name="Standard"><text:s text:c="2"/>tr.visible-lg {</text:p>
      <text:p text:style-name="Standard"><text:s text:c="4"/>display: table-row !important;</text:p>
      <text:p text:style-name="Standard"><text:s text:c="2"/>}</text:p>
      <text:p text:style-name="Standard"><text:s text:c="2"/>th.visible-lg,</text:p>
      <text:p text:style-name="Standard"><text:s text:c="2"/>td.visible-lg {</text:p>
      <text:p text:style-name="Standard"><text:s text:c="4"/>display: table-cell !important;</text:p>
      <text:p text:style-name="Standard"><text:s text:c="2"/>}</text:p>
      <text:p text:style-name="Standard">}</text:p>
      <text:p text:style-name="Standard">@media (min-width: 1200px) {</text:p>
      <text:p text:style-name="Standard"><text:s text:c="2"/>.visible-lg-block {</text:p>
      <text:p text:style-name="Standard"><text:s text:c="4"/>display: block !important;</text:p>
      <text:p text:style-name="Standard"><text:s text:c="2"/>}</text:p>
      <text:p text:style-name="Standard">}</text:p>
      <text:p text:style-name="Standard">@media (min-width: 1200px) {</text:p>
      <text:p text:style-name="Standard"><text:s text:c="2"/>.visible-lg-inline {</text:p>
      <text:p text:style-name="Standard"><text:s text:c="4"/>display: inline !important;</text:p>
      <text:p text:style-name="Standard"><text:s text:c="2"/>}</text:p>
      <text:p text:style-name="Standard">}</text:p>
      <text:p text:style-name="Standard">@media (min-width: 1200px) {</text:p>
      <text:p text:style-name="Standard"><text:s text:c="2"/>.visible-lg-inline-block {</text:p>
      <text:p text:style-name="Standard"><text:soft-page-break/><text:s text:c="4"/>display: inline-block !important;</text:p>
      <text:p text:style-name="Standard"><text:s text:c="2"/>}</text:p>
      <text:p text:style-name="Standard">}</text:p>
      <text:p text:style-name="Standard">@media (max-width: 767px) {</text:p>
      <text:p text:style-name="Standard"><text:s text:c="2"/>.hidden-xs {</text:p>
      <text:p text:style-name="Standard"><text:s text:c="4"/>display: none !important;</text:p>
      <text:p text:style-name="Standard"><text:s text:c="2"/>}</text:p>
      <text:p text:style-name="Standard">}</text:p>
      <text:p text:style-name="Standard">@media (min-width: 768px) and (max-width: 991px) {</text:p>
      <text:p text:style-name="Standard"><text:s text:c="2"/>.hidden-sm {</text:p>
      <text:p text:style-name="Standard"><text:s text:c="4"/>display: none !important;</text:p>
      <text:p text:style-name="Standard"><text:s text:c="2"/>}</text:p>
      <text:p text:style-name="Standard">}</text:p>
      <text:p text:style-name="Standard">@media (min-width: 992px) and (max-width: 1199px) {</text:p>
      <text:p text:style-name="Standard"><text:s text:c="2"/>.hidden-md {</text:p>
      <text:p text:style-name="Standard"><text:s text:c="4"/>display: none !important;</text:p>
      <text:p text:style-name="Standard"><text:s text:c="2"/>}</text:p>
      <text:p text:style-name="Standard">}</text:p>
      <text:p text:style-name="Standard">@media (min-width: 1200px) {</text:p>
      <text:p text:style-name="Standard"><text:s text:c="2"/>.hidden-lg {</text:p>
      <text:p text:style-name="Standard"><text:s text:c="4"/>display: none !important;</text:p>
      <text:p text:style-name="Standard"><text:s text:c="2"/>}</text:p>
      <text:p text:style-name="Standard">}</text:p>
      <text:p text:style-name="Standard">.visible-print {</text:p>
      <text:p text:style-name="Standard"><text:s text:c="2"/>display: none !important;</text:p>
      <text:p text:style-name="Standard">}</text:p>
      <text:p text:style-name="Standard">@media print {</text:p>
      <text:p text:style-name="Standard"><text:s text:c="2"/>.visible-print {</text:p>
      <text:p text:style-name="Standard"><text:s text:c="4"/>display: block !important;</text:p>
      <text:p text:style-name="Standard"><text:s text:c="2"/>}</text:p>
      <text:p text:style-name="Standard"><text:s text:c="2"/>table.visible-print {</text:p>
      <text:p text:style-name="Standard"><text:s text:c="4"/>display: table !important;</text:p>
      <text:p text:style-name="Standard"><text:s text:c="2"/>}</text:p>
      <text:p text:style-name="Standard"><text:s text:c="2"/>tr.visible-print {</text:p>
      <text:p text:style-name="Standard"><text:s text:c="4"/>display: table-row !important;</text:p>
      <text:p text:style-name="Standard"><text:s text:c="2"/>}</text:p>
      <text:p text:style-name="Standard"><text:s text:c="2"/>th.visible-print,</text:p>
      <text:p text:style-name="Standard"><text:s text:c="2"/>td.visible-print {</text:p>
      <text:p text:style-name="Standard"><text:s text:c="4"/>display: table-cell !important;</text:p>
      <text:p text:style-name="Standard"><text:s text:c="2"/>}</text:p>
      <text:p text:style-name="Standard">}</text:p>
      <text:p text:style-name="Standard">.visible-print-block {</text:p>
      <text:p text:style-name="Standard"><text:s text:c="2"/>display: none !important;</text:p>
      <text:p text:style-name="Standard">}</text:p>
      <text:p text:style-name="Standard">@media print {</text:p>
      <text:p text:style-name="Standard"><text:s text:c="2"/>.visible-print-block {</text:p>
      <text:p text:style-name="Standard"><text:s text:c="4"/>display: block !important;</text:p>
      <text:p text:style-name="Standard"><text:s text:c="2"/>}</text:p>
      <text:p text:style-name="Standard">}</text:p>
      <text:p text:style-name="Standard">.visible-print-inline {</text:p>
      <text:p text:style-name="Standard"><text:s text:c="2"/>display: none !important;</text:p>
      <text:p text:style-name="Standard">}</text:p>
      <text:p text:style-name="Standard"><text:soft-page-break/>@media print {</text:p>
      <text:p text:style-name="Standard"><text:s text:c="2"/>.visible-print-inline {</text:p>
      <text:p text:style-name="Standard"><text:s text:c="4"/>display: inline !important;</text:p>
      <text:p text:style-name="Standard"><text:s text:c="2"/>}</text:p>
      <text:p text:style-name="Standard">}</text:p>
      <text:p text:style-name="Standard">.visible-print-inline-block {</text:p>
      <text:p text:style-name="Standard"><text:s text:c="2"/>display: none !important;</text:p>
      <text:p text:style-name="Standard">}</text:p>
      <text:p text:style-name="Standard">@media print {</text:p>
      <text:p text:style-name="Standard"><text:s text:c="2"/>.visible-print-inline-block {</text:p>
      <text:p text:style-name="Standard"><text:s text:c="4"/>display: inline-block !important;</text:p>
      <text:p text:style-name="Standard"><text:s text:c="2"/>}</text:p>
      <text:p text:style-name="Standard">}</text:p>
      <text:p text:style-name="Standard">@media print {</text:p>
      <text:p text:style-name="Standard"><text:s text:c="2"/>.hidden-print {</text:p>
      <text:p text:style-name="Standard"><text:s text:c="4"/>display: none !important;</text:p>
      <text:p text:style-name="Standard"><text:s text:c="2"/>}</text:p>
      <text:p text:style-name="Standard">}</text:p>
      <text:p text:style-name="Standard">/*# sourceMappingURL=bootstrap.css.map *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3T14:15:11.269665728</meta:creation-date>
    <dc:date>2020-06-23T14:15:27.764763893</dc:date>
    <meta:editing-duration>PT19S</meta:editing-duration>
    <meta:editing-cycles>1</meta:editing-cycles>
    <meta:document-statistic meta:table-count="0" meta:image-count="0" meta:object-count="0" meta:page-count="131" meta:paragraph-count="6724" meta:word-count="15988" meta:character-count="137914" meta:non-whitespace-character-count="120906"/>
    <meta:generator>LibreOffice/6.0.7.3$Linux_X86_64 LibreOffice_project/00m0$Build-3</meta:generator>
  </office:meta>
</office:document-meta>
</file>